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7.4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229.61pt"/>
    </style:style>
    <style:style style:name="co4" style:family="table-column">
      <style:table-column-properties fo:break-before="auto" style:column-width="89.01pt"/>
    </style:style>
    <style:style style:name="co5" style:family="table-column">
      <style:table-column-properties fo:break-before="auto" style:column-width="159.99pt"/>
    </style:style>
    <style:style style:name="co6" style:family="table-column">
      <style:table-column-properties fo:break-before="auto" style:column-width="216.34pt"/>
    </style:style>
    <style:style style:name="co7" style:family="table-column">
      <style:table-column-properties fo:break-before="auto" style:column-width="212.51pt"/>
    </style:style>
    <style:style style:name="co8" style:family="table-column">
      <style:table-column-properties fo:break-before="auto" style:column-width="480.39pt"/>
    </style:style>
    <style:style style:name="co9" style:family="table-column">
      <style:table-column-properties fo:break-before="auto" style:column-width="1414.5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VF gene</text:p>
          </table:table-cell>
          <table:table-cell office:value-type="string" calcext:value-type="string">
            <text:p>VFO ID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Uniprot</text:p>
          </table:table-cell>
          <table:table-cell office:value-type="string" calcext:value-type="string">
            <text:p>Categor(y/ies)</text:p>
          </table:table-cell>
          <table:table-cell office:value-type="string" calcext:value-type="string">
            <text:p>Sub Categor(y/ies)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Ref Genome</text:p>
          </table:table-cell>
          <table:table-cell office:value-type="string" calcext:value-type="string">
            <text:p>Sequence</text:p>
          </table:table-cell>
        </table:table-row>
        <table:table-row table:style-name="ro1">
          <table:table-cell office:value-type="string" calcext:value-type="string">
            <text:p>agn43</text:p>
          </table:table-cell>
          <table:table-cell office:value-type="float" office:value="3000001" calcext:value-type="float">
            <text:p>3000001</text:p>
          </table:table-cell>
          <table:table-cell table:number-columns-repeated="2"/>
          <table:table-cell office:value-type="string" calcext:value-type="string">
            <text:p>Autotransporter</text:p>
          </table:table-cell>
          <table:table-cell office:value-type="string" calcext:value-type="string">
            <text:p>Antigen 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da</text:p>
          </table:table-cell>
          <table:table-cell office:value-type="float" office:value="3000002" calcext:value-type="float">
            <text:p>3000002</text:p>
          </table:table-cell>
          <table:table-cell table:number-columns-repeated="2"/>
          <table:table-cell office:value-type="string" calcext:value-type="string">
            <text:p>Autotransporter</text:p>
          </table:table-cell>
          <table:table-cell office:value-type="string" calcext:value-type="string">
            <text:p>Adhesin involved in diffuse adher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tA</text:p>
          </table:table-cell>
          <table:table-cell office:value-type="float" office:value="3000003" calcext:value-type="float">
            <text:p>3000003</text:p>
          </table:table-cell>
          <table:table-cell table:number-columns-repeated="2"/>
          <table:table-cell office:value-type="string" calcext:value-type="string">
            <text:p>Toxins</text:p>
          </table:table-cell>
          <table:table-cell office:value-type="string" calcext:value-type="string">
            <text:p>Cytolethal distending 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tB</text:p>
          </table:table-cell>
          <table:table-cell office:value-type="float" office:value="3000004" calcext:value-type="float">
            <text:p>3000004</text:p>
          </table:table-cell>
          <table:table-cell table:number-columns-repeated="2"/>
          <table:table-cell office:value-type="string" calcext:value-type="string">
            <text:p>Toxins</text:p>
          </table:table-cell>
          <table:table-cell office:value-type="string" calcext:value-type="string">
            <text:p>Cytolethal distending 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tC</text:p>
          </table:table-cell>
          <table:table-cell office:value-type="float" office:value="3000005" calcext:value-type="float">
            <text:p>3000005</text:p>
          </table:table-cell>
          <table:table-cell table:number-columns-repeated="2"/>
          <table:table-cell office:value-type="string" calcext:value-type="string">
            <text:p>Toxins</text:p>
          </table:table-cell>
          <table:table-cell office:value-type="string" calcext:value-type="string">
            <text:p>Cytolethal distending 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sD</text:p>
          </table:table-cell>
          <table:table-cell office:value-type="float" office:value="3000006" calcext:value-type="float">
            <text:p>3000006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sD2</text:p>
          </table:table-cell>
          <table:table-cell office:value-type="float" office:value="3000007" calcext:value-type="float">
            <text:p>3000007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sF</text:p>
          </table:table-cell>
          <table:table-cell office:value-type="float" office:value="3000008" calcext:value-type="float">
            <text:p>3000008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sT</text:p>
          </table:table-cell>
          <table:table-cell office:value-type="float" office:value="3000009" calcext:value-type="float">
            <text:p>3000009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A</text:p>
          </table:table-cell>
          <table:table-cell office:value-type="float" office:value="3000010" calcext:value-type="float">
            <text:p>3000010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Hemin upt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S</text:p>
          </table:table-cell>
          <table:table-cell office:value-type="float" office:value="3000011" calcext:value-type="float">
            <text:p>3000011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Hemin upt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T</text:p>
          </table:table-cell>
          <table:table-cell office:value-type="float" office:value="3000012" calcext:value-type="float">
            <text:p>3000012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Hemin upt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U</text:p>
          </table:table-cell>
          <table:table-cell office:value-type="float" office:value="3000013" calcext:value-type="float">
            <text:p>3000013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Hemin upt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W</text:p>
          </table:table-cell>
          <table:table-cell office:value-type="float" office:value="3000014" calcext:value-type="float">
            <text:p>3000014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Hemin upt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X</text:p>
          </table:table-cell>
          <table:table-cell office:value-type="float" office:value="3000015" calcext:value-type="float">
            <text:p>3000015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Hemin upt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Y</text:p>
          </table:table-cell>
          <table:table-cell office:value-type="float" office:value="3000016" calcext:value-type="float">
            <text:p>3000016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Hemin upt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f</text:p>
          </table:table-cell>
          <table:table-cell office:value-type="float" office:value="3000017" calcext:value-type="float">
            <text:p>3000017</text:p>
          </table:table-cell>
          <table:table-cell table:number-columns-repeated="2"/>
          <table:table-cell office:value-type="string" calcext:value-type="string">
            <text:p>Non-LEE encoded TTSS effectors</text:p>
          </table:table-cell>
          <table:table-cell office:value-type="string" calcext:value-type="string">
            <text:p>Cell-cycle-inhibitory factor Ci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nf1</text:p>
          </table:table-cell>
          <table:table-cell office:value-type="float" office:value="3000018" calcext:value-type="float">
            <text:p>3000018</text:p>
          </table:table-cell>
          <table:table-cell table:number-columns-repeated="2"/>
          <table:table-cell office:value-type="string" calcext:value-type="string">
            <text:p>Toxins</text:p>
          </table:table-cell>
          <table:table-cell office:value-type="string" calcext:value-type="string">
            <text:p>Cytotoxic necrotizing fa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</text:p>
          </table:table-cell>
          <table:table-cell office:value-type="float" office:value="3000019" calcext:value-type="float">
            <text:p>3000019</text:p>
          </table:table-cell>
          <table:table-cell office:value-type="string" calcext:value-type="string">
            <text:p>intimin adherence prote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/>
          <table:table-cell office:value-type="string" calcext:value-type="string">
            <text:p>Escherichia coli O157:H7 EDL933 (EHEC)</text:p>
          </table:table-cell>
          <table:table-cell/>
        </table:table-row>
        <table:table-row table:style-name="ro1">
          <table:table-cell office:value-type="string" calcext:value-type="string">
            <text:p>ecpA</text:p>
          </table:table-cell>
          <table:table-cell office:value-type="float" office:value="3000020" calcext:value-type="float">
            <text:p>3000020</text:p>
          </table:table-cell>
          <table:table-cell office:value-type="string" calcext:value-type="string">
            <text:p>hypothetical prote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E. coli common pilus (ECP)</text:p>
          </table:table-cell>
          <table:table-cell/>
          <table:table-cell office:value-type="string" calcext:value-type="string">
            <text:p>Escherichia coli O157:H7 EDL933 (EHEC)</text:p>
          </table:table-cell>
          <table:table-cell/>
        </table:table-row>
        <table:table-row table:style-name="ro1">
          <table:table-cell office:value-type="string" calcext:value-type="string">
            <text:p>ecpB</text:p>
          </table:table-cell>
          <table:table-cell office:value-type="float" office:value="3000021" calcext:value-type="float">
            <text:p>3000021</text:p>
          </table:table-cell>
          <table:table-cell office:value-type="string" calcext:value-type="string">
            <text:p>hypothetical prote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E. coli common pilus (ECP)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ecpC</text:p>
          </table:table-cell>
          <table:table-cell office:value-type="float" office:value="3000022" calcext:value-type="float">
            <text:p>3000022</text:p>
          </table:table-cell>
          <table:table-cell office:value-type="string" calcext:value-type="string">
            <text:p>putative enzyme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E. coli common pilus (ECP)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ecpD</text:p>
          </table:table-cell>
          <table:table-cell office:value-type="float" office:value="3000023" calcext:value-type="float">
            <text:p>3000023</text:p>
          </table:table-cell>
          <table:table-cell office:value-type="string" calcext:value-type="string">
            <text:p>putative receptor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E. coli common pilus (ECP)</text:p>
          </table:table-cell>
          <table:table-cell/>
          <table:table-cell office:value-type="string" calcext:value-type="string">
            <text:p>Escherichia coli O157:H7 EDL933 (EHEC)</text:p>
          </table:table-cell>
          <table:table-cell/>
        </table:table-row>
        <table:table-row table:style-name="ro1">
          <table:table-cell office:value-type="string" calcext:value-type="string">
            <text:p>ecpE</text:p>
          </table:table-cell>
          <table:table-cell office:value-type="float" office:value="3000024" calcext:value-type="float">
            <text:p>3000024</text:p>
          </table:table-cell>
          <table:table-cell office:value-type="string" calcext:value-type="string">
            <text:p>hypothetical prote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E. coli common pilus (ECP)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ecpR</text:p>
          </table:table-cell>
          <table:table-cell office:value-type="float" office:value="3000025" calcext:value-type="float">
            <text:p>3000025</text:p>
          </table:table-cell>
          <table:table-cell office:value-type="string" calcext:value-type="string">
            <text:p>putative regulator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E. coli common pilus (ECP)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escC</text:p>
          </table:table-cell>
          <table:table-cell office:value-type="float" office:value="3000026" calcext:value-type="float">
            <text:p>3000026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D</text:p>
          </table:table-cell>
          <table:table-cell office:value-type="float" office:value="3000027" calcext:value-type="float">
            <text:p>3000027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F</text:p>
          </table:table-cell>
          <table:table-cell office:value-type="float" office:value="3000028" calcext:value-type="float">
            <text:p>3000028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J</text:p>
          </table:table-cell>
          <table:table-cell office:value-type="float" office:value="3000029" calcext:value-type="float">
            <text:p>3000029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N</text:p>
          </table:table-cell>
          <table:table-cell office:value-type="float" office:value="3000030" calcext:value-type="float">
            <text:p>3000030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R</text:p>
          </table:table-cell>
          <table:table-cell office:value-type="float" office:value="3000031" calcext:value-type="float">
            <text:p>3000031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S</text:p>
          </table:table-cell>
          <table:table-cell office:value-type="float" office:value="3000032" calcext:value-type="float">
            <text:p>3000032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T</text:p>
          </table:table-cell>
          <table:table-cell office:value-type="float" office:value="3000033" calcext:value-type="float">
            <text:p>3000033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U</text:p>
          </table:table-cell>
          <table:table-cell office:value-type="float" office:value="3000034" calcext:value-type="float">
            <text:p>3000034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V</text:p>
          </table:table-cell>
          <table:table-cell office:value-type="float" office:value="3000035" calcext:value-type="float">
            <text:p>3000035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A</text:p>
          </table:table-cell>
          <table:table-cell office:value-type="float" office:value="3000036" calcext:value-type="float">
            <text:p>3000036</text:p>
          </table:table-cell>
          <table:table-cell office:value-type="string" calcext:value-type="string">
            <text:p>secreted protein EspA</text:p>
          </table:table-cell>
          <table:table-cell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espB</text:p>
          </table:table-cell>
          <table:table-cell office:value-type="float" office:value="3000037" calcext:value-type="float">
            <text:p>3000037</text:p>
          </table:table-cell>
          <table:table-cell office:value-type="string" calcext:value-type="string">
            <text:p>secreted protein EspB</text:p>
          </table:table-cell>
          <table:table-cell/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espD</text:p>
          </table:table-cell>
          <table:table-cell office:value-type="float" office:value="3000038" calcext:value-type="float">
            <text:p>3000038</text:p>
          </table:table-cell>
          <table:table-cell office:value-type="string" calcext:value-type="string">
            <text:p>secreted protein EspD</text:p>
          </table:table-cell>
          <table:table-cell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espF</text:p>
          </table:table-cell>
          <table:table-cell office:value-type="float" office:value="3000039" calcext:value-type="float">
            <text:p>3000039</text:p>
          </table:table-cell>
          <table:table-cell office:value-type="string" calcext:value-type="string">
            <text:p>EspF</text:p>
          </table:table-cell>
          <table:table-cell/>
          <table:table-cell office:value-type="string" calcext:value-type="string">
            <text:p>LEE-encoded TTSS effectors</text:p>
          </table:table-cell>
          <table:table-cell office:value-type="string" calcext:value-type="string">
            <text:p>EspF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espFu/tccP</text:p>
          </table:table-cell>
          <table:table-cell office:value-type="float" office:value="3000040" calcext:value-type="float">
            <text:p>3000040</text:p>
          </table:table-cell>
          <table:table-cell table:number-columns-repeated="2"/>
          <table:table-cell office:value-type="string" calcext:value-type="string">
            <text:p>Non-LEE encoded TTSS effectors</text:p>
          </table:table-cell>
          <table:table-cell office:value-type="string" calcext:value-type="string">
            <text:p>EspFu/TccP (Tir cytoskeleton coupling protei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G</text:p>
          </table:table-cell>
          <table:table-cell office:value-type="float" office:value="3000041" calcext:value-type="float">
            <text:p>3000041</text:p>
          </table:table-cell>
          <table:table-cell office:value-type="string" calcext:value-type="string">
            <text:p>EspG</text:p>
          </table:table-cell>
          <table:table-cell/>
          <table:table-cell office:value-type="string" calcext:value-type="string">
            <text:p>LEE-encoded TTSS effectors</text:p>
          </table:table-cell>
          <table:table-cell office:value-type="string" calcext:value-type="string">
            <text:p>EspG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espG2</text:p>
          </table:table-cell>
          <table:table-cell office:value-type="float" office:value="3000042" calcext:value-type="float">
            <text:p>3000042</text:p>
          </table:table-cell>
          <table:table-cell table:number-columns-repeated="2"/>
          <table:table-cell office:value-type="string" calcext:value-type="string">
            <text:p>Non-LEE encoded TTSS effectors</text:p>
          </table:table-cell>
          <table:table-cell office:value-type="string" calcext:value-type="string">
            <text:p>EspG2 (EPEC EspC island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H</text:p>
          </table:table-cell>
          <table:table-cell office:value-type="float" office:value="3000043" calcext:value-type="float">
            <text:p>3000043</text:p>
          </table:table-cell>
          <table:table-cell office:value-type="string" calcext:value-type="string">
            <text:p>EspH</text:p>
          </table:table-cell>
          <table:table-cell/>
          <table:table-cell office:value-type="string" calcext:value-type="string">
            <text:p>LEE-encoded TTSS effectors</text:p>
          </table:table-cell>
          <table:table-cell office:value-type="string" calcext:value-type="string">
            <text:p>EspH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espJ</text:p>
          </table:table-cell>
          <table:table-cell office:value-type="float" office:value="3000044" calcext:value-type="float">
            <text:p>3000044</text:p>
          </table:table-cell>
          <table:table-cell table:number-columns-repeated="2"/>
          <table:table-cell office:value-type="string" calcext:value-type="string">
            <text:p>Non-LEE encoded TTSS effectors</text:p>
          </table:table-cell>
          <table:table-cell office:value-type="string" calcext:value-type="string">
            <text:p>Esp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P</text:p>
          </table:table-cell>
          <table:table-cell office:value-type="float" office:value="3000045" calcext:value-type="float">
            <text:p>3000045</text:p>
          </table:table-cell>
          <table:table-cell office:value-type="string" calcext:value-type="string">
            <text:p>putative exoprotein-precursor</text:p>
          </table:table-cell>
          <table:table-cell/>
          <table:table-cell office:value-type="string" calcext:value-type="string">
            <text:p>Autotransporter</text:p>
          </table:table-cell>
          <table:table-cell office:value-type="string" calcext:value-type="string">
            <text:p>EspP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fimA</text:p>
          </table:table-cell>
          <table:table-cell office:value-type="float" office:value="3000046" calcext:value-type="float">
            <text:p>3000046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Type 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mB</text:p>
          </table:table-cell>
          <table:table-cell office:value-type="float" office:value="3000047" calcext:value-type="float">
            <text:p>3000047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Type 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mC</text:p>
          </table:table-cell>
          <table:table-cell office:value-type="float" office:value="3000048" calcext:value-type="float">
            <text:p>3000048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Type 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mD</text:p>
          </table:table-cell>
          <table:table-cell office:value-type="float" office:value="3000049" calcext:value-type="float">
            <text:p>3000049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Type 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mE</text:p>
          </table:table-cell>
          <table:table-cell office:value-type="float" office:value="3000050" calcext:value-type="float">
            <text:p>3000050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Type 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mF</text:p>
          </table:table-cell>
          <table:table-cell office:value-type="float" office:value="3000051" calcext:value-type="float">
            <text:p>3000051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Type 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mG</text:p>
          </table:table-cell>
          <table:table-cell office:value-type="float" office:value="3000052" calcext:value-type="float">
            <text:p>3000052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Type 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mH</text:p>
          </table:table-cell>
          <table:table-cell office:value-type="float" office:value="3000053" calcext:value-type="float">
            <text:p>3000053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Type 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mI</text:p>
          </table:table-cell>
          <table:table-cell office:value-type="float" office:value="3000054" calcext:value-type="float">
            <text:p>3000054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Type 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A</text:p>
          </table:table-cell>
          <table:table-cell office:value-type="float" office:value="3000055" calcext:value-type="float">
            <text:p>3000055</text:p>
          </table:table-cell>
          <table:table-cell office:value-type="string" calcext:value-type="string">
            <text:p>F1C major fimbrial subunit precursor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F1C fimbriae</text:p>
          </table:table-cell>
          <table:table-cell/>
          <table:table-cell office:value-type="string" calcext:value-type="string">
            <text:p>Escherichia coli CFT073 (UPEC) </text:p>
          </table:table-cell>
          <table:table-cell/>
        </table:table-row>
        <table:table-row table:style-name="ro1">
          <table:table-cell office:value-type="string" calcext:value-type="string">
            <text:p>focC</text:p>
          </table:table-cell>
          <table:table-cell office:value-type="float" office:value="3000056" calcext:value-type="float">
            <text:p>3000056</text:p>
          </table:table-cell>
          <table:table-cell office:value-type="string" calcext:value-type="string">
            <text:p>F1C periplasmic chaperone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F1C fimbriae</text:p>
          </table:table-cell>
          <table:table-cell/>
          <table:table-cell office:value-type="string" calcext:value-type="string">
            <text:p>Escherichia coli CFT073 (UPEC) </text:p>
          </table:table-cell>
          <table:table-cell/>
        </table:table-row>
        <table:table-row table:style-name="ro1">
          <table:table-cell office:value-type="string" calcext:value-type="string">
            <text:p>focD</text:p>
          </table:table-cell>
          <table:table-cell office:value-type="float" office:value="3000057" calcext:value-type="float">
            <text:p>3000057</text:p>
          </table:table-cell>
          <table:table-cell office:value-type="string" calcext:value-type="string">
            <text:p>F1C fimbrial usher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F1C fimbriae</text:p>
          </table:table-cell>
          <table:table-cell/>
          <table:table-cell office:value-type="string" calcext:value-type="string">
            <text:p>Escherichia coli CFT073 (UPEC) </text:p>
          </table:table-cell>
          <table:table-cell/>
        </table:table-row>
        <table:table-row table:style-name="ro1">
          <table:table-cell office:value-type="string" calcext:value-type="string">
            <text:p>focF</text:p>
          </table:table-cell>
          <table:table-cell office:value-type="float" office:value="3000058" calcext:value-type="float">
            <text:p>3000058</text:p>
          </table:table-cell>
          <table:table-cell office:value-type="string" calcext:value-type="string">
            <text:p>F1C minor fimbrial subunit F precursor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F1C fimbriae</text:p>
          </table:table-cell>
          <table:table-cell/>
          <table:table-cell office:value-type="string" calcext:value-type="string">
            <text:p>Escherichia coli CFT073 (UPEC) </text:p>
          </table:table-cell>
          <table:table-cell/>
        </table:table-row>
        <table:table-row table:style-name="ro1">
          <table:table-cell office:value-type="string" calcext:value-type="string">
            <text:p>focG</text:p>
          </table:table-cell>
          <table:table-cell office:value-type="float" office:value="3000059" calcext:value-type="float">
            <text:p>3000059</text:p>
          </table:table-cell>
          <table:table-cell office:value-type="string" calcext:value-type="string">
            <text:p>F1C minor fimbrial subunit protein G presursor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F1C fimbriae</text:p>
          </table:table-cell>
          <table:table-cell/>
          <table:table-cell office:value-type="string" calcext:value-type="string">
            <text:p>Escherichia coli CFT073 (UPEC) </text:p>
          </table:table-cell>
          <table:table-cell/>
        </table:table-row>
        <table:table-row table:style-name="ro1">
          <table:table-cell office:value-type="string" calcext:value-type="string">
            <text:p>focH</text:p>
          </table:table-cell>
          <table:table-cell office:value-type="float" office:value="3000060" calcext:value-type="float">
            <text:p>3000060</text:p>
          </table:table-cell>
          <table:table-cell office:value-type="string" calcext:value-type="string">
            <text:p>F1C Putative fimbrial adhesin precursor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F1C fimbriae</text:p>
          </table:table-cell>
          <table:table-cell/>
          <table:table-cell office:value-type="string" calcext:value-type="string">
            <text:p>Escherichia coli CFT073 (UPEC) </text:p>
          </table:table-cell>
          <table:table-cell/>
        </table:table-row>
        <table:table-row table:style-name="ro1">
          <table:table-cell office:value-type="string" calcext:value-type="string">
            <text:p>focI</text:p>
          </table:table-cell>
          <table:table-cell office:value-type="float" office:value="3000061" calcext:value-type="float">
            <text:p>3000061</text:p>
          </table:table-cell>
          <table:table-cell office:value-type="string" calcext:value-type="string">
            <text:p>Putative minor F1C fimbrial subunit precursor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F1C fimbriae</text:p>
          </table:table-cell>
          <table:table-cell/>
          <table:table-cell office:value-type="string" calcext:value-type="string">
            <text:p>Escherichia coli CFT073 (UPEC) </text:p>
          </table:table-cell>
          <table:table-cell/>
        </table:table-row>
        <table:table-row table:style-name="ro1">
          <table:table-cell office:value-type="string" calcext:value-type="string">
            <text:p>fyuA</text:p>
          </table:table-cell>
          <table:table-cell office:value-type="float" office:value="3000062" calcext:value-type="float">
            <text:p>3000062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Yersinia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rA</text:p>
          </table:table-cell>
          <table:table-cell office:value-type="float" office:value="3000063" calcext:value-type="float">
            <text:p>3000063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rR</text:p>
          </table:table-cell>
          <table:table-cell office:value-type="float" office:value="3000064" calcext:value-type="float">
            <text:p>3000064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yA</text:p>
          </table:table-cell>
          <table:table-cell office:value-type="float" office:value="3000065" calcext:value-type="float">
            <text:p>3000065</text:p>
          </table:table-cell>
          <table:table-cell office:value-type="string" calcext:value-type="string">
            <text:p>hemolysin toxin protein</text:p>
          </table:table-cell>
          <table:table-cell/>
          <table:table-cell office:value-type="string" calcext:value-type="string">
            <text:p>Toxins</text:p>
          </table:table-cell>
          <table:table-cell office:value-type="string" calcext:value-type="string">
            <text:p>Alpha-hemolysin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hlyB</text:p>
          </table:table-cell>
          <table:table-cell office:value-type="float" office:value="3000066" calcext:value-type="float">
            <text:p>3000066</text:p>
          </table:table-cell>
          <table:table-cell office:value-type="string" calcext:value-type="string">
            <text:p>hemolysin transport protein</text:p>
          </table:table-cell>
          <table:table-cell/>
          <table:table-cell office:value-type="string" calcext:value-type="string">
            <text:p>Toxins</text:p>
          </table:table-cell>
          <table:table-cell office:value-type="string" calcext:value-type="string">
            <text:p>Alpha-hemolysin</text:p>
          </table:table-cell>
          <table:table-cell/>
          <table:table-cell office:value-type="string" calcext:value-type="string">
            <text:p>Escherichia coli O157:H7 EDL933 (EHEC)</text:p>
          </table:table-cell>
          <table:table-cell/>
        </table:table-row>
        <table:table-row table:style-name="ro1">
          <table:table-cell office:value-type="string" calcext:value-type="string">
            <text:p>hlyC</text:p>
          </table:table-cell>
          <table:table-cell office:value-type="float" office:value="3000067" calcext:value-type="float">
            <text:p>3000067</text:p>
          </table:table-cell>
          <table:table-cell office:value-type="string" calcext:value-type="string">
            <text:p>hemolysin transport protein</text:p>
          </table:table-cell>
          <table:table-cell/>
          <table:table-cell office:value-type="string" calcext:value-type="string">
            <text:p>Toxins</text:p>
          </table:table-cell>
          <table:table-cell office:value-type="string" calcext:value-type="string">
            <text:p>Alpha-hemolysin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hlyD</text:p>
          </table:table-cell>
          <table:table-cell office:value-type="float" office:value="3000068" calcext:value-type="float">
            <text:p>3000068</text:p>
          </table:table-cell>
          <table:table-cell office:value-type="string" calcext:value-type="string">
            <text:p>hemolysin transport protein</text:p>
          </table:table-cell>
          <table:table-cell/>
          <table:table-cell office:value-type="string" calcext:value-type="string">
            <text:p>Toxins</text:p>
          </table:table-cell>
          <table:table-cell office:value-type="string" calcext:value-type="string">
            <text:p>Alpha-hemolysin</text:p>
          </table:table-cell>
          <table:table-cell/>
          <table:table-cell office:value-type="string" calcext:value-type="string">
            <text:p>Escherichia coli O157:H7 EDL933 (EHEC)</text:p>
          </table:table-cell>
          <table:table-cell/>
        </table:table-row>
        <table:table-row table:style-name="ro1">
          <table:table-cell office:value-type="string" calcext:value-type="string">
            <text:p>ibeA</text:p>
          </table:table-cell>
          <table:table-cell office:value-type="float" office:value="3000069" calcext:value-type="float">
            <text:p>3000069</text:p>
          </table:table-cell>
          <table:table-cell table:number-columns-repeated="2"/>
          <table:table-cell office:value-type="string" calcext:value-type="string">
            <text:p>Invasion</text:p>
          </table:table-cell>
          <table:table-cell office:value-type="string" calcext:value-type="string">
            <text:p>Invasion of brain endothelial cel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eA</text:p>
          </table:table-cell>
          <table:table-cell office:value-type="float" office:value="3000070" calcext:value-type="float">
            <text:p>3000070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Iron-regulated ele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oB</text:p>
          </table:table-cell>
          <table:table-cell office:value-type="float" office:value="3000071" calcext:value-type="float">
            <text:p>3000071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Salmochel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oC</text:p>
          </table:table-cell>
          <table:table-cell office:value-type="float" office:value="3000072" calcext:value-type="float">
            <text:p>3000072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Salmochel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oD</text:p>
          </table:table-cell>
          <table:table-cell office:value-type="float" office:value="3000073" calcext:value-type="float">
            <text:p>3000073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Salmochel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oE</text:p>
          </table:table-cell>
          <table:table-cell office:value-type="float" office:value="3000074" calcext:value-type="float">
            <text:p>3000074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Salmochel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oN</text:p>
          </table:table-cell>
          <table:table-cell office:value-type="float" office:value="3000075" calcext:value-type="float">
            <text:p>3000075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Salmochel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p1</text:p>
          </table:table-cell>
          <table:table-cell office:value-type="float" office:value="3000076" calcext:value-type="float">
            <text:p>3000076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Yersinia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p2</text:p>
          </table:table-cell>
          <table:table-cell office:value-type="float" office:value="3000077" calcext:value-type="float">
            <text:p>3000077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Yersinia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ucA</text:p>
          </table:table-cell>
          <table:table-cell office:value-type="float" office:value="3000078" calcext:value-type="float">
            <text:p>3000078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Aero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ucB</text:p>
          </table:table-cell>
          <table:table-cell office:value-type="float" office:value="3000079" calcext:value-type="float">
            <text:p>3000079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Aero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ucC</text:p>
          </table:table-cell>
          <table:table-cell office:value-type="float" office:value="3000080" calcext:value-type="float">
            <text:p>3000080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Aero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ucD</text:p>
          </table:table-cell>
          <table:table-cell office:value-type="float" office:value="3000081" calcext:value-type="float">
            <text:p>3000081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Aero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utA</text:p>
          </table:table-cell>
          <table:table-cell office:value-type="float" office:value="3000082" calcext:value-type="float">
            <text:p>3000082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Aero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</text:p>
          </table:table-cell>
          <table:table-cell office:value-type="float" office:value="3000083" calcext:value-type="float">
            <text:p>3000083</text:p>
          </table:table-cell>
          <table:table-cell office:value-type="string" calcext:value-type="string">
            <text:p>Ler</text:p>
          </table:table-cell>
          <table:table-cell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/>
          <table:table-cell office:value-type="string" calcext:value-type="string">
            <text:p>Escherichia coli O157:H7 EDL933 (EHEC)</text:p>
          </table:table-cell>
          <table:table-cell/>
        </table:table-row>
        <table:table-row table:style-name="ro1">
          <table:table-cell office:value-type="string" calcext:value-type="string">
            <text:p>map</text:p>
          </table:table-cell>
          <table:table-cell office:value-type="float" office:value="3000084" calcext:value-type="float">
            <text:p>3000084</text:p>
          </table:table-cell>
          <table:table-cell table:number-columns-repeated="2"/>
          <table:table-cell office:value-type="string" calcext:value-type="string">
            <text:p>LEE-encoded TTSS effectors</text:p>
          </table:table-cell>
          <table:table-cell office:value-type="string" calcext:value-type="string">
            <text:p>Mitochondria-associated protein M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leA/espI</text:p>
          </table:table-cell>
          <table:table-cell office:value-type="float" office:value="3000085" calcext:value-type="float">
            <text:p>3000085</text:p>
          </table:table-cell>
          <table:table-cell office:value-type="string" calcext:value-type="string">
            <text:p>NleA encoded by cryptic prophage CP-933P</text:p>
          </table:table-cell>
          <table:table-cell/>
          <table:table-cell office:value-type="string" calcext:value-type="string">
            <text:p>Non-LEE encoded TTSS effectors</text:p>
          </table:table-cell>
          <table:table-cell office:value-type="string" calcext:value-type="string">
            <text:p>NleA/EspI</text:p>
          </table:table-cell>
          <table:table-cell/>
          <table:table-cell office:value-type="string" calcext:value-type="string">
            <text:p>Escherichia coli O157:H7 EDL933 (EHEC)</text:p>
          </table:table-cell>
          <table:table-cell/>
        </table:table-row>
        <table:table-row table:style-name="ro1">
          <table:table-cell office:value-type="string" calcext:value-type="string">
            <text:p>nleC</text:p>
          </table:table-cell>
          <table:table-cell office:value-type="float" office:value="3000086" calcext:value-type="float">
            <text:p>3000086</text:p>
          </table:table-cell>
          <table:table-cell office:value-type="string" calcext:value-type="string">
            <text:p>NleC encoded by prophage CP-933K</text:p>
          </table:table-cell>
          <table:table-cell/>
          <table:table-cell office:value-type="string" calcext:value-type="string">
            <text:p>Non-LEE encoded TTSS effectors</text:p>
          </table:table-cell>
          <table:table-cell office:value-type="string" calcext:value-type="string">
            <text:p>NleC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nleD</text:p>
          </table:table-cell>
          <table:table-cell office:value-type="float" office:value="3000087" calcext:value-type="float">
            <text:p>3000087</text:p>
          </table:table-cell>
          <table:table-cell office:value-type="string" calcext:value-type="string">
            <text:p>NleD encoded by prophage CP-933K</text:p>
          </table:table-cell>
          <table:table-cell/>
          <table:table-cell office:value-type="string" calcext:value-type="string">
            <text:p>Non-LEE encoded TTSS effectors</text:p>
          </table:table-cell>
          <table:table-cell office:value-type="string" calcext:value-type="string">
            <text:p>NleD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paa</text:p>
          </table:table-cell>
          <table:table-cell office:value-type="float" office:value="3000088" calcext:value-type="float">
            <text:p>3000088</text:p>
          </table:table-cell>
          <table:table-cell office:value-type="string" calcext:value-type="string">
            <text:p>Paa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Porcine attaching-effacing associated protein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papA</text:p>
          </table:table-cell>
          <table:table-cell office:value-type="float" office:value="3000089" calcext:value-type="float">
            <text:p>3000089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B</text:p>
          </table:table-cell>
          <table:table-cell office:value-type="float" office:value="3000090" calcext:value-type="float">
            <text:p>3000090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C</text:p>
          </table:table-cell>
          <table:table-cell office:value-type="float" office:value="3000091" calcext:value-type="float">
            <text:p>3000091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D</text:p>
          </table:table-cell>
          <table:table-cell office:value-type="float" office:value="3000092" calcext:value-type="float">
            <text:p>3000092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E</text:p>
          </table:table-cell>
          <table:table-cell office:value-type="float" office:value="3000093" calcext:value-type="float">
            <text:p>3000093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F</text:p>
          </table:table-cell>
          <table:table-cell office:value-type="float" office:value="3000094" calcext:value-type="float">
            <text:p>3000094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G</text:p>
          </table:table-cell>
          <table:table-cell office:value-type="float" office:value="3000095" calcext:value-type="float">
            <text:p>3000095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H</text:p>
          </table:table-cell>
          <table:table-cell office:value-type="float" office:value="3000096" calcext:value-type="float">
            <text:p>3000096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I</text:p>
          </table:table-cell>
          <table:table-cell office:value-type="float" office:value="3000097" calcext:value-type="float">
            <text:p>3000097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J</text:p>
          </table:table-cell>
          <table:table-cell office:value-type="float" office:value="3000098" calcext:value-type="float">
            <text:p>3000098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K</text:p>
          </table:table-cell>
          <table:table-cell office:value-type="float" office:value="3000099" calcext:value-type="float">
            <text:p>3000099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X</text:p>
          </table:table-cell>
          <table:table-cell office:value-type="float" office:value="3000100" calcext:value-type="float">
            <text:p>3000100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</text:p>
          </table:table-cell>
          <table:table-cell office:value-type="float" office:value="3000101" calcext:value-type="float">
            <text:p>3000101</text:p>
          </table:table-cell>
          <table:table-cell table:number-columns-repeated="2"/>
          <table:table-cell office:value-type="string" calcext:value-type="string">
            <text:p>Autotransporter</text:p>
          </table:table-cell>
          <table:table-cell office:value-type="string" calcext:value-type="string">
            <text:p>P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</text:p>
          </table:table-cell>
          <table:table-cell office:value-type="float" office:value="3000102" calcext:value-type="float">
            <text:p>3000102</text:p>
          </table:table-cell>
          <table:table-cell table:number-columns-repeated="2"/>
          <table:table-cell office:value-type="string" calcext:value-type="string">
            <text:p>Autotransporter</text:p>
          </table:table-cell>
          <table:table-cell office:value-type="string" calcext:value-type="string">
            <text:p>S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L</text:p>
          </table:table-cell>
          <table:table-cell office:value-type="float" office:value="3000103" calcext:value-type="float">
            <text:p>3000103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Q</text:p>
          </table:table-cell>
          <table:table-cell office:value-type="float" office:value="3000104" calcext:value-type="float">
            <text:p>3000104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Z</text:p>
          </table:table-cell>
          <table:table-cell office:value-type="float" office:value="3000105" calcext:value-type="float">
            <text:p>3000105</text:p>
          </table:table-cell>
          <table:table-cell table:number-columns-repeated="2"/>
          <table:table-cell office:value-type="string" calcext:value-type="string">
            <text:p>LEE-encoded TTSS effectors</text:p>
          </table:table-cell>
          <table:table-cell office:value-type="string" calcext:value-type="string">
            <text:p>Sep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aA</text:p>
          </table:table-cell>
          <table:table-cell office:value-type="float" office:value="3000106" calcext:value-type="float">
            <text:p>3000106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S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aB</text:p>
          </table:table-cell>
          <table:table-cell office:value-type="float" office:value="3000107" calcext:value-type="float">
            <text:p>3000107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S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aC</text:p>
          </table:table-cell>
          <table:table-cell office:value-type="float" office:value="3000108" calcext:value-type="float">
            <text:p>3000108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S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aD</text:p>
          </table:table-cell>
          <table:table-cell office:value-type="float" office:value="3000109" calcext:value-type="float">
            <text:p>3000109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S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aE</text:p>
          </table:table-cell>
          <table:table-cell office:value-type="float" office:value="3000110" calcext:value-type="float">
            <text:p>3000110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S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aF</text:p>
          </table:table-cell>
          <table:table-cell office:value-type="float" office:value="3000111" calcext:value-type="float">
            <text:p>3000111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S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aG</text:p>
          </table:table-cell>
          <table:table-cell office:value-type="float" office:value="3000112" calcext:value-type="float">
            <text:p>3000112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S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aH</text:p>
          </table:table-cell>
          <table:table-cell office:value-type="float" office:value="3000113" calcext:value-type="float">
            <text:p>3000113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S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aS</text:p>
          </table:table-cell>
          <table:table-cell office:value-type="float" office:value="3000114" calcext:value-type="float">
            <text:p>3000114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S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tA</text:p>
          </table:table-cell>
          <table:table-cell office:value-type="float" office:value="3000115" calcext:value-type="float">
            <text:p>3000115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Iron/managanease trans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tB</text:p>
          </table:table-cell>
          <table:table-cell office:value-type="float" office:value="3000116" calcext:value-type="float">
            <text:p>3000116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Iron/managanease trans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tC</text:p>
          </table:table-cell>
          <table:table-cell office:value-type="float" office:value="3000117" calcext:value-type="float">
            <text:p>3000117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Iron/managanease trans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tD</text:p>
          </table:table-cell>
          <table:table-cell office:value-type="float" office:value="3000118" calcext:value-type="float">
            <text:p>3000118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Iron/managanease trans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x1A</text:p>
          </table:table-cell>
          <table:table-cell office:value-type="float" office:value="3000119" calcext:value-type="float">
            <text:p>3000119</text:p>
          </table:table-cell>
          <table:table-cell office:value-type="string" calcext:value-type="string">
            <text:p>shiga-like toxin 1 subunit A encoded within prophage CP-933V</text:p>
          </table:table-cell>
          <table:table-cell/>
          <table:table-cell office:value-type="string" calcext:value-type="string">
            <text:p>Toxins</text:p>
          </table:table-cell>
          <table:table-cell office:value-type="string" calcext:value-type="string">
            <text:p>Shiga-like toxin</text:p>
          </table:table-cell>
          <table:table-cell/>
          <table:table-cell office:value-type="string" calcext:value-type="string">
            <text:p>Escherichia coli O157:H7 EDL933 (EHEC)</text:p>
          </table:table-cell>
          <table:table-cell/>
        </table:table-row>
        <table:table-row table:style-name="ro1">
          <table:table-cell office:value-type="string" calcext:value-type="string">
            <text:p>stx1B</text:p>
          </table:table-cell>
          <table:table-cell office:value-type="float" office:value="3000120" calcext:value-type="float">
            <text:p>3000120</text:p>
          </table:table-cell>
          <table:table-cell office:value-type="string" calcext:value-type="string">
            <text:p>shiga-like toxin 1 subunit B encoded within prophage CP-933V</text:p>
          </table:table-cell>
          <table:table-cell/>
          <table:table-cell office:value-type="string" calcext:value-type="string">
            <text:p>Toxins</text:p>
          </table:table-cell>
          <table:table-cell office:value-type="string" calcext:value-type="string">
            <text:p>Shiga-like toxin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stx2A</text:p>
          </table:table-cell>
          <table:table-cell office:value-type="float" office:value="3000121" calcext:value-type="float">
            <text:p>3000121</text:p>
          </table:table-cell>
          <table:table-cell office:value-type="string" calcext:value-type="string">
            <text:p>shiga-like toxin II A subunit encoded by bacteriophage BP-933W</text:p>
          </table:table-cell>
          <table:table-cell/>
          <table:table-cell office:value-type="string" calcext:value-type="string">
            <text:p>Toxins</text:p>
          </table:table-cell>
          <table:table-cell office:value-type="string" calcext:value-type="string">
            <text:p>Shiga-like toxin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stx2B</text:p>
          </table:table-cell>
          <table:table-cell office:value-type="float" office:value="3000122" calcext:value-type="float">
            <text:p>3000122</text:p>
          </table:table-cell>
          <table:table-cell office:value-type="string" calcext:value-type="string">
            <text:p>shiga-like toxin II B subunit encoded by bacteriophage BP-933W</text:p>
          </table:table-cell>
          <table:table-cell/>
          <table:table-cell office:value-type="string" calcext:value-type="string">
            <text:p>Toxins</text:p>
          </table:table-cell>
          <table:table-cell office:value-type="string" calcext:value-type="string">
            <text:p>Shiga-like toxin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tia</text:p>
          </table:table-cell>
          <table:table-cell office:value-type="float" office:value="3000123" calcext:value-type="float">
            <text:p>3000123</text:p>
          </table:table-cell>
          <table:table-cell table:number-columns-repeated="2"/>
          <table:table-cell office:value-type="string" calcext:value-type="string">
            <text:p>Invasion</text:p>
          </table:table-cell>
          <table:table-cell office:value-type="string" calcext:value-type="string">
            <text:p>Tia/He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r</text:p>
          </table:table-cell>
          <table:table-cell office:value-type="float" office:value="3000124" calcext:value-type="float">
            <text:p>3000124</text:p>
          </table:table-cell>
          <table:table-cell office:value-type="string" calcext:value-type="string">
            <text:p>putative translocated intimin receptor protein</text:p>
          </table:table-cell>
          <table:table-cell/>
          <table:table-cell office:value-type="string" calcext:value-type="string">
            <text:p>LEE-encoded TTSS effectors</text:p>
          </table:table-cell>
          <table:table-cell office:value-type="string" calcext:value-type="string">
            <text:p>Tir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toxB</text:p>
          </table:table-cell>
          <table:table-cell office:value-type="float" office:value="3000125" calcext:value-type="float">
            <text:p>3000125</text:p>
          </table:table-cell>
          <table:table-cell office:value-type="string" calcext:value-type="string">
            <text:p>ToxB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ToxB</text:p>
          </table:table-cell>
          <table:table-cell/>
          <table:table-cell office:value-type="string" calcext:value-type="string">
            <text:p>Escherichia coli O157:H7 EDL933 (EHEC)</text:p>
          </table:table-cell>
          <table:table-cell/>
        </table:table-row>
        <table:table-row table:style-name="ro1">
          <table:table-cell office:value-type="string" calcext:value-type="string">
            <text:p>tsh</text:p>
          </table:table-cell>
          <table:table-cell office:value-type="float" office:value="3000126" calcext:value-type="float">
            <text:p>3000126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Temperature-sensitive hemagglutin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t</text:p>
          </table:table-cell>
          <table:table-cell office:value-type="float" office:value="3000127" calcext:value-type="float">
            <text:p>3000127</text:p>
          </table:table-cell>
          <table:table-cell table:number-columns-repeated="2"/>
          <table:table-cell office:value-type="string" calcext:value-type="string">
            <text:p>Autotransporter</text:p>
          </table:table-cell>
          <table:table-cell office:value-type="string" calcext:value-type="string">
            <text:p>Vacuolating autotransporter ge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tA</text:p>
          </table:table-cell>
          <table:table-cell office:value-type="float" office:value="3000128" calcext:value-type="float">
            <text:p>3000128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Yersinia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tE</text:p>
          </table:table-cell>
          <table:table-cell office:value-type="float" office:value="3000129" calcext:value-type="float">
            <text:p>3000129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Yersinia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tP</text:p>
          </table:table-cell>
          <table:table-cell office:value-type="float" office:value="3000130" calcext:value-type="float">
            <text:p>3000130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Yersinia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tQ</text:p>
          </table:table-cell>
          <table:table-cell office:value-type="float" office:value="3000131" calcext:value-type="float">
            <text:p>3000131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Yersinia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tS</text:p>
          </table:table-cell>
          <table:table-cell office:value-type="float" office:value="3000132" calcext:value-type="float">
            <text:p>3000132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Yersinia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tT</text:p>
          </table:table-cell>
          <table:table-cell office:value-type="float" office:value="3000133" calcext:value-type="float">
            <text:p>3000133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Yersinia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tU</text:p>
          </table:table-cell>
          <table:table-cell office:value-type="float" office:value="3000134" calcext:value-type="float">
            <text:p>3000134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Yersinia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tX</text:p>
          </table:table-cell>
          <table:table-cell office:value-type="float" office:value="3000135" calcext:value-type="float">
            <text:p>3000135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Yersinia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X1</text:p>
          </table:table-cell>
          <table:table-cell office:value-type="float" office:value="3000136" calcext:value-type="float">
            <text:p>3000136</text:p>
          </table:table-cell>
          <table:table-cell office:value-type="string" calcext:value-type="string">
            <text:p>COG1357; Pentapeptide repeats containing protein [Function unknown]</text:p>
          </table:table-cell>
          <table:table-cell office:value-type="string" calcext:value-type="string">
            <text:p>Q8XA51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24962-23115 Escherichia coli O157:H7 str. Sakai chromosome, complete genome</text:p>
          </table:table-cell>
          <table:table-cell office:value-type="string" calcext:value-type="string">
            <text:p>TTAAGACCACTCTATTTTTGAATTAAATTCCTATATACTTTAACCATTCATAAATATCTCCTCATTAGACCTTGTAAATTATTAACAGCAATCAACACAGGTTAAATACCTATTTATATTGTACTTCTTAAAATTAATGAGCGATTTTTGATAGTAGTCACATTCACTCATAAATTAAATTAATAAAAATTCATCAACTTCAAGGACTGATAATGACAGATGGTATCTCAACTTCGCCACATTGTCTTTATAAATCAAATATAGTAGATGATGTAATAATAAATAAAACAAGACAAAATGAGTTAGTAAAAGTGTTTTGCGAGTATAAAACAGAGTTCTTAATTTTGTTTGATGACTTTTTCAGAAGCCAGGATTTGCCTAAACCATCTCCAGTCCTCCATCATTTTTTTCAATATACTCATCTGAGAGATGCACATTTTTATAGATGTAAACTCATAGAACATACAGTTCAATTTTCTTTTTTTAAACACAAAGGCATCACATTACTTAGATTGGATGTTTTTGATGACAGAACAAGCGAATGTCTTTCTGAAGAGATTAAGATATATCAAGAATGCCATGAAAAATTTATTAAATTTTTAAAGGCAAACTTCAATCAGGAAATATACCCAGAGCTATACACTCCTGAAATATTTTATGAGGCCTGCAGAAATCTCCAGTCATTTTATGATCATCAGGAGACGTCACAAAACGCTAAGTACAGTGCAATAGTCAAGAAAAAAAGTTATTTTAATAAGGAAATCAGAAATCTAATAAAAAAGAATATTTATCCTGAGCTATACAATGAGCAATGCAATAAAATCCCCGCCTCATCGACAGATGATAACCAGAAAATAACATGGCAGAATTTTAAAACTAGCAATGCGGCATATTCACAACTATGTGAAAAATTATCTTTATTAAAAAGCTCGCCCAGTCGGTTAATAGAGAAATCAGCTTACTGCTCAAATGAAAACATGATCACCGATAAATTTGATGTTGTCTTTTCTTACTGCGGAGATAATGTAAAGGAATTTATACTTTTATTACCCTATAATAAATCGCTGGAGATGCATGAACTTAACGAGCAAAACATCCAGTATTTGACTGCCCTTAATATTAATATACATAAACTGTTGCTATCAAATATAACAATAGAAAAGAGCAACCTTTCATATGGGTATTATTTTGGTTGTGTATTATCCAATATATCATGTTTTGAAAGCGACTTATCAAACACCATCTTTTCAAATGGAGAAATAAACAACCTCTTCATTAAAAAAAGCAACATATTTGGAACATCGTTCACTAATACCATGATAAAAAATTTGCGCTGTGAAGATATTATGCCTGGCCGATGGACCACTCAACTTGTCAATAAGCACTTAGGTTACAGATACACAGGAGTATTCAAAACCCTGGCAAGTATTGATGACAAACCGTCCCGTTTCGAAATTTTGATACCATTGGTACAAACTTTAGTTCGCGACAATGTAAAGCTAAATAATGATGTGTATAAAGAACTGAAAAAGTTTATGCACGATTACGACAAAACATCCCCAGAAATGAGAAAATACCTTCAGAGCATCAACGAGTCTATGTTCCTTATGAAAAAAATATCTCATCAAGATTAAAACACCCCAAAAAAGAAGTAATTTCAGAATGAAATTACCTGTGATAATTATTAATTAACTGCAGAGAAATAAAAAATAATCTGAAGCATGCTCTGAAACATCCTACTCTGTCACTCTAATGATGGCACCTTGCTCTTCTTATAAAGAAGGGAATAATTAAGAATATTAAATTTTCAAACTTTCATCAACTTCACATCAAGAAATTAAAAAATTT</text:p>
          </table:table-cell>
        </table:table-row>
        <table:table-row table:style-name="ro1">
          <table:table-cell office:value-type="string" calcext:value-type="string">
            <text:p>espY1</text:p>
          </table:table-cell>
          <table:table-cell office:value-type="float" office:value="3000137" calcext:value-type="float">
            <text:p>3000137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A11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63335-64313 Escherichia coli O157:H7 str. Sakai chromosome, complete genome</text:p>
          </table:table-cell>
          <table:table-cell office:value-type="string" calcext:value-type="string">
            <text:p>ATTATATTTTTACGTCTTAAAAATAAAAAACACATATCTGAATGAGCGATTTTTGAAAGTATATTTATTCAGAGCGCGCATCATGAGTTTTTAACTCAATGCGAGGCTATTACCATGAAAGTATCAGTTCCAGGCATGCCGGCTACACTTTTAAATATGAGCAATAACGATATTTATAAGATGGTGAGCGGGGACAAGATGGACATGAAGATGAATATCTTTCAACGCTTGTGGGAGACGTTACGTCATCTGTTCTGGTCAGATAAACAGACTGAGGCTTATAAACTTCTGTTCAATTTCGTGAATAAAAAGGCTGGCAACATCAACGCCTCAAAATACTTTACTGGGGCTGTCAACGAGAATGAGAAAGAAAAGTTTATCCATAGTCTGGAATTATTCAATGAACTCAAAACATGCGCAAAAAATCCGGATGAGATGGTCGCAAAGGGCAATATGAGCTGGGTCGCACAGACCTTCGGTGATATCGAGTTAAGTGTCACTTTTTTTATTGAAAATAAGGAGATATGTACTCAGACGTTGCAGCTGCATAAAGGCCCAGGTAACTTGGGCGTTGATCTTAGAGAGGCTTACCTTCCCGGCGTTGACATGAGGGATTGTTACCTTGGTCTCAAAACAATGAAAGGTCACAATAAAGTCCTTTACTTGGAACCTGGGTGGAATGCTAACCTGGACGGTGCTACCCTGGACGGTGCTACCCTGGACGGTGCTACCGTGGACGGTGCTACCCACCTATATGATGAGGTAATTATTATTAATAAAATCACCCCCAAAAAAATTGATACTGAAGAAGTTGCTACTAAACAAAGTACTGCTGAACAAATTACTGACAACGCAATTATTGAATGAGCCAGAATAAGCTAAGGTTGAAGGGGCTGGAACGCCCCTTCAACCTTAGCAGTAGCGTGGGATGATTTCACAATTAGAAAGACCTGCATGATGAGCTAGAGAAGAGGCTAGT</text:p>
          </table:table-cell>
        </table:table-row>
        <table:table-row table:style-name="ro1">
          <table:table-cell office:value-type="string" calcext:value-type="string">
            <text:p>espY2</text:p>
          </table:table-cell>
          <table:table-cell office:value-type="float" office:value="3000138" calcext:value-type="float">
            <text:p>3000138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A03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80585-81324 Escherichia coli O157:H7 str. Sakai chromosome, complete genome</text:p>
          </table:table-cell>
          <table:table-cell office:value-type="string" calcext:value-type="string">
            <text:p>GTTTATTGCGTGAATGAGCGATTTTTGACAGTATTCTTATTCAGGACGCTTATTCTGAGTTTTTTATTCAGAGTGGAGCTATCAGCATGAAAGTAAGAAACCCAGAACAGATTAGTATCCCTGCTAGTAATACCACTAAAGATCCAGGCCTTACTAATTCTCAGATTATCAGGATGGCTAACTTGGTCAAAAAGACCGAGAATATGAATATCTTTGAAGAGCTATGGGAGACGTTACGCAATCTCTTCCAGTCAGATAAACATTCCCAGACTGCGGCAAGGCAAATTCTGAAGGATGCATTTTATTTCCAGAATAGTGATGACTACTCAAAATACTTTACCGGGGCTGTCGACGGGAAGGCGCGTGATAAGTTAACTCACTGGCTGATAAAATTTAATGAACTCAAAGAATACGCAAAAGATCCGGAAAATATGGCCGCGAAGGCCTCACTCTCGCCAGAAGGTACGTTATGCGTCAGTTTTTTTATTGGCGATGAGGCGATATTTACTCTGGAGTTGCAGCTGAAAAAGAGCACCAGGACCGGGGGGATTGATCTGAGTAATGCTTACTTTAACGGGGTTGTCATTTGTGGTATTGACTGTCTCGAGGTTGACCTGAGCAATGCTGAAACGAACAATAGCCGTTGGTATGACTGACCTGCGCGAGGTTAACCTGAAAAAGCTGACCTTTCCGGCCAGAACAAGGCTAGACTGCGCCGTTATTGATTAACTCAGAATATG</text:p>
          </table:table-cell>
        </table:table-row>
        <table:table-row table:style-name="ro1">
          <table:table-cell office:value-type="string" calcext:value-type="string">
            <text:p>espY3</text:p>
          </table:table-cell>
          <table:table-cell office:value-type="float" office:value="3000139" calcext:value-type="float">
            <text:p>3000139</text:p>
          </table:table-cell>
          <table:table-cell office:value-type="string" calcext:value-type="string">
            <text:p>Pentapeptide repeats containing protein [Function unknown]</text:p>
          </table:table-cell>
          <table:table-cell office:value-type="string" calcext:value-type="string">
            <text:p>Q8XE85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503343-501300 Escherichia coli O157:H7 str. Sakai chromosome, complete genome</text:p>
          </table:table-cell>
          <table:table-cell office:value-type="string" calcext:value-type="string">
            <text:p>AGTAAATTTCGCTTTTCACCCATTTTATCTGCTGAATTCCCCATCGTCTGCGATGATGGGGACAACGTACCTCCCATCACCTTCTGTAACCATAATCCACCTCTGCAAGAGAAATTCTTCGTGAATGAGTTTGCAGCTATTCATCGTCTTCATCCCTTTGAGCGATTTTTGATAGTTTCTCCAGGTAATATCCCCTAAAACTGTCTTATTTAGTCAACGTAAGAGGATTACAATCATGATGAAAACCATCACCAAACAACCGATCCTGTTTACTGATGTACCGGTTGCAGATTTAAGAAACTCAATGAAGCAAGATTTAAATCAAAATCTTATTGAAAGGCTGTGGAACAAAATTCGTGATTTTTTTCTGGACAGTGATAAACAAAAGGCATTTAAATCGATTCATAAATACATCAATACATTGTCAGTTCTAAATTATAATTCAGCGTTAACTCCAGATCCCAACTTTAATATAGATGCAACGTCAGATTTAGACTCATATTTAAAGCTGGATTTTGATCGCCTCTCGCCCAAACAAAAACAGACCACGCTTTGTTGTTTCTGGAATAAAATTGCATCCTCATTGCCAGAGCCATACAACAGTACCATCAAACATAACATTATTTTTTATAAAGACGGAGAAAATCTGATGATACGTGGAACTATCTCTATTGTTAACGAGGTAGTAAAGACTTATTCACTCCCAATAGAAAAGGATGACAATGGATATTACGATTTCAGCGGTCTATATCTAGCACACAGCAATATTTCCGGTAAAGATCCCAATAAAGATCCCGATATAGATTTCGGTATAGATATGGGAAACTGTAACTGCTCAAATGTCAACTTCGAACATACTTATTTTTATGGCGTCAAGTTTACAAATGCGAATTGTACAAATGCGAATTTTAACAATTGTAGATTTAAGAAATGCGACCTGACAAATATGAATTGCACTGGCGCAATTCTTGATAATGCGATGATATATGGTAAAGAAAAAGAACCTGAGATGCAATATCCAGAAGCAGATCAAATAATACAAAGGATAACTTATCAGAAATCAGATGGGAATGAAACGAAAGGGATGATTCTAACTAACTGCTCCTGTGTGAAAACCACTTTCAATTGGGCAGATTTATCAGAAAGTGATTGCCAAAATGTGGACTTTAGCGAGGCTAATCTTTCAAACACTATTCTTCCTGACATCGTCAGGATGAAAGGCACGAAACTTTACCGTACCGACCTTTTTAATCCGATATTAAAAACAGAAGCAGAATCAACAGAAGAAAAAGACATTAGCCCATTAGCAAAAATTATTCTTGACTATATTGAATCAGATAAAAACCCTGAGTCATTAAACTTTGAAGAAAAATCAACAGTTATTAAAATAAAACAAGATATCGATAATTTTATTTTCTACAATCAGCATTTAAAGAAAATATTCAATCGCGCAATGAATCTTCAAGAAAAAATAAGCAGGAAAAAGTATAATGAATTTTTTAAATATATACAAGCAGAAGCCAAACAATATTTCAAAGACCAGTATAAACTAACAAAAAATGATTATTTGAAGAAAGTACCTTTAACTGCACAATTAATTGCAAAATACAAAATGGATGATCAATTGGACCAACTTTTGGTTACCCGTGAAATTCAAGATGAAATAAAATCAAAGATTCAAGACAAAATAGATGAACTTTCTAAAAATTTATTCAACACTATGACCGAAACCATTGAGAATAATTTTGATGATATTTTTCGTCAACAGTCAGAGAATATGAGCAATTATTATGAGTTCGTCGACTGACGATATTTCAGTGTCATTGAATTATGAGTGACAAAGATACACCTTGAAATATCGCCGCATAGTATATTCGGCGATGTCGGGTTTTACTTTAACAGAGTGCCCCAAAATTGGGGCACTGTTCATTTATAAATCAAACCGGGTGGTCTGGAATCGCCTACACCTCCCGGTCAATGGCATTTAAAGAATACCCAGCGGCCAGTGATGACCGATAAAGTACAGGATGCCTGCGGAAATCAC</text:p>
          </table:table-cell>
        </table:table-row>
        <table:table-row table:style-name="ro1">
          <table:table-cell office:value-type="string" calcext:value-type="string">
            <text:p>nleB2-1</text:p>
          </table:table-cell>
          <table:table-cell office:value-type="float" office:value="3000140" calcext:value-type="float">
            <text:p>3000140</text:p>
          </table:table-cell>
          <table:table-cell office:value-type="string" calcext:value-type="string">
            <text:p>non-LEE encoded effector protein NleB; Provisional</text:p>
          </table:table-cell>
          <table:table-cell office:value-type="string" calcext:value-type="string">
            <text:p>Q8X837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924473-925747 Escherichia coli O157:H7 str. Sakai chromosome, complete genome</text:p>
          </table:table-cell>
          <table:table-cell office:value-type="string" calcext:value-type="string">
            <text:p>GCTCCGGTTTTTGTTGTCATGTCCGGTGGATGTTTGTTAGGAAAGCAAAGATGGCAAAACTGCTGGAGGTTTTGTGGTTGAGTATGCCAATATAATTAATAGATTAAAGAGTTAGTTGTGAAGAAAATATGGATAAACAGGACGACGAATGCTTTCACCGATAAGGACAACTTTCCATAACTCAGTAAATATAGTGCAGAGTTCACCCTGTCAAACGGTTTCTTTTGCAGGAAAGGAATATGAGTTAAAGGTCATTGATGAAAAAACGCCTATTCTTTTTCAGTGGTTTGAACCTAATCCTGAACGATATAAGAAAGATGAGGTTCCAATAGTTAATACTAAGCAGCATCCCTATTTAGATAATGTCACAAATGCGGCAAGGATAGAGAGTGATCGTATGATAGGTATTTTTGTTGATGGCGATTTTTCAGTCAACCAAAAGACTGCTTTTTCAAAATTGGAACGAGATTTTGAAAATGTAATGATAATCTATCGGGAAGATGTTGACTTCAGTATGTATGACAGAAAACTATCAGATATTTATCATGATATTATATGTGAACAAAGGTTACGAACTGAAGACAAAAGAGATGAATACTTGTTGAATCTGTTAGAGAAAGAGCTGAGGGAAATTTCAAAGGCGCAGGATTCTTTGATTTCTATGTATGCAAAGAAAAGAAATCATGCATGGTTTGATTTCTTCAGAAATTTAGCCTTATTAAAAGCAGGAGAGATATTCAGGTGCACATATAATACAAAGAATCACGGTATTTCATTCGGGGAGGGGTGTATCTATCTTGATATGGATATGATACTTACAGGTAAGCTTGGTACAATATATGCTCCTGATGGAATTTCAATGCATGTGGATCGTCGTAATGATAGTGTAAATATTGAAAATAGTGCAATAATTGTTAACCGTAGTAATCATCCTGCTCTACTTGAGGGACTTTCTTTTATGCATAGTAAAGTAGATGCTCATCCATATTATGATGGTTTGGGGAAAGGAGTTAAGAAATATTTTAATTTTACACCATTACATAATTATAATCATTTTTGTGACTTTATTGAGTTTAACCACCCTAATATAATCATGAACACAAGTCAGTATACATGCAGTTCATGGTAAATGAATTTGATATAGTTTATTTTGTTGTAATAAATGATTTGCAGGGTATTAGATATAAACATGAAAATTCCCTCATTACAGTCCAACTTCAACTTTTCCGCCCCGGCAGGATACTCTGCTCCCATTGCTCCTAATCGTGCTGAAAA</text:p>
          </table:table-cell>
        </table:table-row>
        <table:table-row table:style-name="ro1">
          <table:table-cell office:value-type="string" calcext:value-type="string">
            <text:p>nleC</text:p>
          </table:table-cell>
          <table:table-cell office:value-type="float" office:value="3000141" calcext:value-type="float">
            <text:p>3000141</text:p>
          </table:table-cell>
          <table:table-cell office:value-type="string" calcext:value-type="string">
            <text:p>Peptidase_M85; NFkB-p65-degrading zinc protease</text:p>
          </table:table-cell>
          <table:table-cell office:value-type="string" calcext:value-type="string">
            <text:p>Q8X834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925512-926802 Escherichia coli O157:H7 str. Sakai chromosome, complete genome</text:p>
          </table:table-cell>
          <table:table-cell office:value-type="string" calcext:value-type="string">
            <text:p>CATAATTATAATCATTTTTGTGACTTTATTGAGTTTAACCACCCTAATATAATCATGAACACAAGTCAGTATACATGCAGTTCATGGTAAATGAATTTGATATAGTTTATTTTGTTGTAATAAATGATTTGCAGGGTATTAGATATAAACATGAAAATTCCCTCATTACAGTCCAACTTCAACTTTTCCGCCCCGGCAGGATACTCTGCTCCCATTGCTCCTAATCGTGCTGAAAATGCCTATGCGGATTACGTTTTGGATATAGGTAAGCGAATACCACTTTCCGCAGCAGATTTAAGCAACGTATACGAAAGTGTAATACGCGCCGTCCATGACAGCCGTAGCAGGCTTATCGATCAGCATACAGTCGATATGATCGGCAACACTGTACTTGATGCTTTGAGCCGATCACAGACATTTCGTGATGCCGTAAGCTATGGCATTCATAATGAGAAGGTACACATTGGTTGCATTAAATACAGAAACGAATACGAGCTTAACGAAGAATCTTCTGTCAAAATTGATGATATTCAATCACTAACCTGTAACGAATTATATGAATATGATGTCGGGCAAGAGCCAATTTTCCCCATTTGCGAAGCAGGAGAAAACGATAACGAAGAGCCTTATGTCAGTTTTAGTGTTGCGCCAGATACTGACTCTTATGAGATGCCATCGTGGCAGGAAGGACTGATTCACGAGATTATTCATCATGTTACTGGATCTAGCGATCCATCTGGAGATAGTAATATAGAGTTAGGACCCACCGAGATTCTCGCACGTCGTGTCGCTCAAGAACTGGGATGGAGTGTTCCCGACTTCAAAGGATATGCAGAGCCAGAACGTGAAGCTCATCTTAGGCTACGTAACCTGAATGCCCTTCGACAGGCTGCCATGAGGCATGAAGAGAATGAGAGGGCTTTCTTCGAAAGGCTGGGTACGATCAGTGACCGATATGAGGCGAGTCCTGATTTCACAGAGTATTCCGCTGTGTCTAACATAGGATACGGATTTATCCAGCAACATGATTTTCCTGGATTGGCTATCAACGATAATTTACAGGATGCAAATCAGATCCAACTGTATCATGGCGCCCCTTATATTTTTACATTTGGGGATGTGGACAAACACAATCAGCAATGATTCGTCTTTGCAGTGACATAAGGTTACTATTCATACATTTTAACGGAGTTGATGATGGGTAATCGTGCAACATTGTATGTAAAGGCAATTCCCCTAATTTTACTGTAGTAAGTGAACATGGCCGGAACGAGACTATCAGCATCATCGG</text:p>
          </table:table-cell>
        </table:table-row>
        <table:table-row table:style-name="ro1">
          <table:table-cell office:value-type="string" calcext:value-type="string">
            <text:p>nleH1-1</text:p>
          </table:table-cell>
          <table:table-cell office:value-type="float" office:value="3000142" calcext:value-type="float">
            <text:p>3000142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831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927349-928494 Escherichia coli O157:H7 str. Sakai chromosome, complete genome</text:p>
          </table:table-cell>
          <table:table-cell office:value-type="string" calcext:value-type="string">
            <text:p>TTGATGGGATGCTGGAAGGATGAATTAGTTGCCAGATACAAAAAGCAAGAGTTCATTTCTAATTTTTGTTGCCATGTTAGGGGGGATGTTTGTTAAGGAAATTTAGATGGGTTTATTTTGAAGGTTGAAATGTATGTTATCGCCATATTCTGTAAATTTGGGATGTTCATGGAATTCTTTAACCAGAAACCTGACTTCGCCTGATAATCGTGTTTTATCCTCTGTAAGGGATGCTGCCGTTCATTCTGATAATGGGGCGCAAGTAAAGGTTGGCAACAGAACATATCGTGTTGTTGCCACCGATAATAAGTTTTGCGTTACAAGAGAAAGTCATAGTGGTTGTTTTACTAATCTGTTGCACAGGCTGGGATGGCCTAAGGGGGAGATTAGCAGGAAAATTGAGGTCATGCTGAATGCATCACCAGTGAGCGCTGCTATGGAAAGAGGCATTGTTCATTCGAACAGACCTGATTTACCTCCTGTTGATTATGCACCGCCAGAGTTACCGAGTGTGGACTATAACAGGTTGTCAGTACCTGGTAATGTTATTGGCAAAGGGGGGAACGCTGTAGTATATGAAGATGCTGAGGATGCAACAAAAGTCCTGAAGATGTTTACTACATCTCAAAGCAATGAAGAGGTGACAAGCGAAGTTCGTTGCTTCAACCAATATTATGGTGCCGGGAGTGCAGAAAAAATATATGGCAATAATGGTGATATTATTGGTATTAGAATGGATAAAATAAATGGAGAATCGCTTTTAAATATTTCGTCCTTGCCAGCACAGGCTGAGCATGCTATTTACGATATGTTTGATAGACTGGAGCAAAAAGGAATTCTTTTTGTCGATACAACAGAGACAAATGTCTTATATGACCGCGCGAAGAATGAGTTTAATCCAATAGATATATCATCTTATAATGTTTCCGACCGTTCATGGAGTGAAAGTCAAATAATGCAATCTTATCATGGCGGAAAGCAAGATCTTATTAGTGTGGTATTAAGTAAAATTTAGTAATTTTATCCAGTGTAGTGGATTTGTTGCATGGATGGAGTTGGTAACAAATTGTGTGGTTGGCAATTCTTGGCGGATCACGGAAATGGGCAATGTCGCTGAGGACTGGCAAATGGCTATGATCCGCTTTA</text:p>
          </table:table-cell>
        </table:table-row>
        <table:table-row table:style-name="ro1">
          <table:table-cell office:value-type="string" calcext:value-type="string">
            <text:p>nleD</text:p>
          </table:table-cell>
          <table:table-cell office:value-type="float" office:value="3000143" calcext:value-type="float">
            <text:p>3000143</text:p>
          </table:table-cell>
          <table:table-cell office:value-type="string" calcext:value-type="string">
            <text:p>beta_clamp; Beta clamp domain. The beta subunit (processivity factor) of DNA polymerase III holoenzyme, refered to as the beta clamp, forms a ring shaped dimer that encircles dsDNA (sliding clamp) in bacteria. </text:p>
          </table:table-cell>
          <table:table-cell office:value-type="string" calcext:value-type="string">
            <text:p>Q7AGE0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928488-929396 Escherichia coli O157:H7 str. Sakai chromosome, complete genome</text:p>
          </table:table-cell>
          <table:table-cell office:value-type="string" calcext:value-type="string">
            <text:p>CGCTTTATTATCGGGTTTGGTGACCGCCTTGACGGTCACTTTTAAAAAAATCATTTTCACAGAGTGGTAAACAGGCTGCTAATAAGTAGCATTCTCAGGAGTCCTGATGCGCCCTACGTCCCTCAACTTGGTATTACATCAGTCATCAAGGTCGAGCTCAATGTCAGATACAGATATCGAGTCTCTTGTAAAAGCATCGAGCGTTCAATGGATAAAAAATAATCCGCAACTTCGTTTCCAGGGGACTGATCATAATATATATCAGCAGATTGAAGCAGCACTCGATAAGATTGGCTCTACAGAGACAGGGCGTGTACTCCTGAATGCTATTGAATCAATATCCCGACTTAAATCAGAAACAGTGGTAATACACCTCAACTCTTCCAGACTAGGAGTTATGGCACATAGAGATATAGATGCTGAGAACCATCGGGGGACTGGTTCCGATTTTCACTGTAATCTGAATGCAGTTGAATATCCCTGTGGGGAGGGGATTAGCGTGGTGGACTTTCATGCGACTATTGTTTTTCATGAGTTGCTCCATGTTTTCCACAATTTAAATGGGGAGCGTTTGAAAGTTGAGAGTTCCCGAGCAGAATCACAAAAATACTCTCCACTTTTACTCGAAGAAGCCAGGACTGTTGGGTTGGGGGCTTTTTCAGAGGAGGTGCTTTCAGAAAATAAATTCCACGAAGAGATTGGGATGCCCCGTAGAACCTCCTACCCGCACGACTCAGCTCTTATTCATGATGACAATACAGTGAGTCTGGGATTCCAACAGGTAAGACTGCATCCATTGCTTTAGCTGTGTTTCTTGTGCTGAATATATATTGGTGGGGCAAACGGAGGCACACAAAACTTTGCACTGGATTGCAAGGCTTTGTGCTATTCCGATAGTGGTTCAGGTGG</text:p>
          </table:table-cell>
        </table:table-row>
        <table:table-row table:style-name="ro1">
          <table:table-cell office:value-type="string" calcext:value-type="string">
            <text:p>espX2</text:p>
          </table:table-cell>
          <table:table-cell office:value-type="float" office:value="3000144" calcext:value-type="float">
            <text:p>3000144</text:p>
          </table:table-cell>
          <table:table-cell office:value-type="string" calcext:value-type="string">
            <text:p>SopA_C; SopA-like catalytic domain; central domain</text:p>
          </table:table-cell>
          <table:table-cell office:value-type="string" calcext:value-type="string">
            <text:p>Q7AGC6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954911-957527 Escherichia coli O157:H7 str. Sakai chromosome, complete genome</text:p>
          </table:table-cell>
          <table:table-cell office:value-type="string" calcext:value-type="string">
            <text:p>TGATTTTATTATTTTCATTGTCTATAGTGTATCCGACTATCTCCCTAAGCAAAATAAAGTGTGCAGTCGTTTCATTACCGTATATCTTTAGTAGTTCTAATAAACTATCAAAAATCGCTCATTTCAGCTTATTGATAGAAAGATTGATTGCCAGTCTGTTTAGAGCCGTACAGCAGCAAACTTTCATAACCAGGTTGATCCTGAATTTGCAGTACGAAAAGTTAAAAATGAGCGATTTCTGTAAGACTCCCCATTTTGCCAGGCTTATGATTCGCAGATCATTCAAGTGCAAAGGAGCGATGTATGGATTGTTCAAAATGCAATGGTTATGCGACGATGTTATTAAATATGGTGCAGGGTTCTGACCCGGTTAATTTACTGGAATTACATGGTTTCCTTGAACATTTCGCATATTATGTTTCATTTGGCAAATTTAATGCTGGCCACCAGCGCTATAATGCATTTAAAAAATTCGTCAGTGAGATTTCGGAGATCAGCGCAAATGATATCAATATGACGATTAAAACCGGGCAATCCAGACATGAAAATGTGATCTCTATAAATATGAATGATGCAATTCCTCGTGATGAGAAAGGGATCACCGTTAGAATAGATAATATTAATGGAAAGAAAAACAACTCTAATTCATCAGATGTTTTTATTCCTTATGTAAATACATTTCCCGACCTCAAAAATAAAATACTCAGGATGAAAATTGAACTGACTGAAGGTAGTGGTTTTTCTAAAAGTCTTTCTGACAGTCAGATTGAGATGCATATTCTGAGGACTGTTAATTCGCTAAATGTTGGCGAGAAATTGAATGATGATAATCTTGCAGATCATTCTATATTCACTAACGAATTCTCTGTTATTATTCCGCCATCCTATTATGATGCAACTTCTGCAGTAAACGCTAATAATATTGTGAGAGAAAAACTATTTGAAAGTGATAGTAAAGTTAAAGATATCGTCGATGATATGTCTAATCATGACGTGGAGAGCGAAAAAGATATATTTGTAATCGGGGGGATGATAGAAAAACTGAATTCTCTGGCAGACGAATCTTTCAATGATAGTACTGATAACATACAAACAGTAAAAGATCTGTTAACGCAATTAACTGATGGCATGGAGCTCTTCGCGCTGCGGGACATAGTGGCATTCCCATCAACCATAATAGCAAAATTAATAAAATCCCCACTTAATAGCGATCATGAACTTGTTATGCGCGCACTGGATACGTATCTGTGCTACTTCAGAAATAAAAATCTGAATAACAATGCGGAAATAATTAACTTTTTCCATGCCCTCTTTTTAAAGAGACCAGAGTTGATGGTTGCTGAAAATTATAGATTTATTCAATTTATTGATTTGCTTTTTGAAAACGGAAATGTTGAAGAGAAAAACTTAGCATTTGACCTTTATCACAATTATCTTTCATTATCTGAAATAAAACAATTCGTTACTGAAGAAATTAAATTGAATTTCAATGAGCAGCAAGGATTGTTAGATAAAGATAATAAATGTTATATCCTGTTATCATCCGATAACTCTGGGCGAGTAATGCGCTTATCGCACCAGGCGTTAATCTCAATGCTTGAGCCAGAGGTTAAGAAAAAGACTATCTGGAATAATTACTCTATTTATCCATCTTTGCAGGATACCCATGAAGTTGTCAGAGATGATCCAGAAACGATTTGTATGCGTGCATTTCCTTTATTTGCAAAAGGATGGGAATATGCGCAGAAAAATAAGAAACATCAATTGATCCTCAATGCTCTTGGATTCAAAGGTTATATTCGTGATATATTTATGTCAGCAATAATGCGAAAAACAGATTTTGTGCTCGAATGCAATAATCAACCGACAGAACTTAATTCATCATTTTCCTCTTTGATGAACGATTCAGATCAATGGCAACAGCATACTCTGAAAGATAAACATTACGCTAATCTATTAACGATGCTGGATCTCAATGATGCCAGTGAAAGTGATAAGTCTAAAATATTTTTCTGCCTGTCTGCCGTATTTGCAAATATTTCTCACAGTAATGTCTTTAACGGTATTCCTGATGCGTCAAAAACTTTAAAACGTTATGCATTTGCTTTATTGGCGAAAGCTCATTCTTTAGATGAAAGTATGATAAGCAATCAAACTTTTAATACATACAAAACGGTATTGCTTGATTTCAATAATCTGTCTAATGAAGAGGCCAACCAGTTGCGCATAAGTTCGTTATATCGTGATATGGTCCGCTATGCACAATATCGTTTTTCTAAAGTTTTATCCGAGTGGACGCCAGACGCATGGCTGTAAAGATCGCAGCAGAATAATGGCATTGATGGCCCTGGCTCAGGCCAGGGTCGGCAATACCGGTTCCTGCGAAGCGATGACGGCGGCAATTGTAACCACGAAATGCGGTATCACTTGCTGTTTTCTGCCCTGAAGACTGGCGCTCACTGTGCCGTCGAATTTTCAATCAAATATATTGCGAGAGGGCGTGTTTGCGAGCCGCTTTCCAGAAACAGAAAAACCATTACCCCTGAAAACCGAAAAATGCCACAATATTGGCTGTTTATACAGTATTTCAGGTTTTCTCATGGCATTAACCGCCGCG</text:p>
          </table:table-cell>
        </table:table-row>
        <table:table-row table:style-name="ro1">
          <table:table-cell office:value-type="string" calcext:value-type="string">
            <text:p>espF2-1</text:p>
          </table:table-cell>
          <table:table-cell office:value-type="float" office:value="3000145" calcext:value-type="float">
            <text:p>3000145</text:p>
          </table:table-cell>
          <table:table-cell office:value-type="string" calcext:value-type="string">
            <text:p>EspF; EspF protein repeat</text:p>
          </table:table-cell>
          <table:table-cell office:value-type="string" calcext:value-type="string">
            <text:p>Q8X2U1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1209904-1209165 Escherichia coli O157:H7 str. Sakai chromosome, complete genome</text:p>
          </table:table-cell>
          <table:table-cell office:value-type="string" calcext:value-type="string">
            <text:p>AACGCTTTACATCGGCCTCTACCTGATGTAGCTCAGCGTCTGGTGCAGCATCTTGCAGAGCATGGCATTCAACCAGCCCGGAGTATGGCTGAACATATTCCTCCGGCACCTAACTGGCCTGCGCCACCACCGCCAGTACAAAATGAACAATCAAGACCTCTGCCTGATGTGGCTCAGCGTCTGATGCAGCATCTTGCAGAGCATGGCATTCAACCAGCCCGGAATATGGCTGAACATATTCCTCCGGCACCTAACTGGCCTGCGCCAACGCCGCCAGTACAAAATGAACAATCAAGACCTTTGCCTGATGTGGCTCAGCGTCTGATGCAGCATCTTGCAGAGCATGGCATTCAACCAGCCCGGAATATGGCTGAACATATTCCTCCGGCACCTAACTGGCCTGCGCCAACGCCGCCAGTACAAAATGAACAATCAAGACCTTTGCCTGATGTGGCTCAGCGTCTGATGCAGCATCTTGCAGAGCATGGCATTCAACCAGCCCGGAATATGGCTGAACATATTCCTCCGGCACCTAACTGGCCTGCGCCAACGCCGCCAGTACAAAATGAACAATCAAGACCTTTGCCTGATGTGGCTCAGCGTCTGATGCAGCATCTTGCAGAGCATGGCATTAATACATCTAAGCGCTCGTGATTATAATATAATTACCTATATTAGCTCTGACCTGACAGTTACCGGTTATTTATACAGGTATCTGTCAGATTACATCTAACCAACAA</text:p>
          </table:table-cell>
        </table:table-row>
        <table:table-row table:style-name="ro1">
          <table:table-cell office:value-type="string" calcext:value-type="string">
            <text:p>espV</text:p>
          </table:table-cell>
          <table:table-cell office:value-type="float" office:value="3000146" calcext:value-type="float">
            <text:p>3000146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C43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1210667-1210431 Escherichia coli O157:H7 str. Sakai chromosome, complete genome</text:p>
          </table:table-cell>
          <table:table-cell office:value-type="string" calcext:value-type="string">
            <text:p>TTTTTATTCGGATGAGATTATCGGTCATGAGCGGAACCTCAGGTTCCTCGTCTGATGCCGCTCTTGCAACACGTTACGCTGCCGAGTATTTTTGTAAAACATGGACTGCTCCAGGCCTGAACCAGGCAGAAGGATACAAAGCCATCTCAGATCTGTCGCATCACTATTTTCGTGCAGAAGGCTCTAGCCCTCCCCAATCTTTTTTGTGACACCCTGTTTCACTGAACATGAAGACAC</text:p>
          </table:table-cell>
        </table:table-row>
        <table:table-row table:style-name="ro1">
          <table:table-cell office:value-type="string" calcext:value-type="string">
            <text:p>espX7</text:p>
          </table:table-cell>
          <table:table-cell office:value-type="float" office:value="3000147" calcext:value-type="float">
            <text:p>3000147</text:p>
          </table:table-cell>
          <table:table-cell office:value-type="string" calcext:value-type="string">
            <text:p>E3 ubiquitin-protein ligase SopA; Provisional</text:p>
          </table:table-cell>
          <table:table-cell office:value-type="string" calcext:value-type="string">
            <text:p>Q8X5G6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1578810-1581862 Escherichia coli O157:H7 str. Sakai chromosome, complete genome</text:p>
          </table:table-cell>
          <table:table-cell office:value-type="string" calcext:value-type="string">
            <text:p>CCTTCACGGGGATTTACAACGATTTGGCCGCCGCCTCAGCCTGTACGTGAACACGGCAGCGGAAGCCATCCGTGCCCTGTCGCTGCAGATGCCGGGATTCCGCCGTCAGATGAACGAAGGCTGGTACCAGACACGTATTCCGACAGCTTCACAAAACCGGAGTCCGGCTCCGGTTTTTGTTGTCATGTCCGGGGAATATTTGTTAGATAAAAAAGAGGAGATAATTCAATAGGGAGTTAAATTAATGCCGATAAATCTGACATCTTATTTGTGGGTACAGGGACAGAAAGTTGTCCCGGCAGTTGTGTTTTCTAATTTTACTTTAGTGGACTAAGTAAAAAGGAGTGAGATAAATGCTGCCCACTACAAATATCTCTGTAAATTCTGGAGTAATATCTTTTGAAAGTCCTGTAGATTCACCATCTAACGAGGATGTTGAAGTTGCCCTCGAAAAGTGGTGTGCTGAGGGAGAATTTAGCGAAAATCGTCATGAGGTTGCATCAAAAATACTTGATGTTATAAGTACTAATGGAGAGACTTTATCAATCAGTGAGCCAATAACAACATTACCAGACTTGCTTCCAGGTTCTCTGAAAGAACTGGTTTTGAATGGATGTACAGAGCTTAAATCAATAAACTGCTTACCCCCCAACTTATCTTCATTAAGTATGGTTGGATGCTCATCATTAGAGGTTATAAATTGCAGCATACCTGAAAATGTCATTAATTTATCTTTATGCCATTGTAGTTCTTTGAAACATATAGAAGGTTCCTTTCCTGAGGCACTCAGAAATTCCGTATATTTAAATGGCTGTAATTCATTAAATGAATCGCAATGTCAATTCCTTGCATATGATGTCAGTCAAGGCCGTGCCTGCCTGAGCAAAGCTGAGCTTACTGCTGACTTAATTTGGTTGTCAGCTAACCGAACGGGTGAAGAGTCTGCTGAAGAATTGAATTACTCTGGATGTGACTTGTCAGGTCTAAGTCTTGTAGGGCTGAATTTATCATCAGTAAATTTTTCTGGAGCAGTGCTTGATGATACAGATCTCAGGATGAGTGATTTGTCTCAGGCTGTATTGGAAAACTGTTCTTTTAAAAACTCGATTTTGAATGAATGTAATTTTTGTTATGCTAATTTATCTAATTGTATTATTAGGGCTTTGTTTGAAAACTCTAATTTCAGCAATTCCAATCTTAAAAATGCATCATTTAAAGGATCTTCATATATACAATATCCTCCAATTTTGAACGAGGCTGATTTAACAGGAGCTATTATAATTCCTGGAATGGTTTTAAGTGGTGCTATCTTAGGTGATGTAAAGGAGCTCTTTAGTGAAAAAAGTAATACCATTAATCTAGGAGGGTGTTACATAGATCTATCTGACATACAGGAAAATATATTATCTGTGTTGGATAACTATACAAAATCAAATAAATCAATTTTATTGACTATGAATACATCTGATGATAAGTATAACCATGATAAAGTAAGGGCCGCTGAAGAACTTATCAAAAAAATATCTCTTGACGAATTAGCGGCGTTCCGGCCCTATGTTAAGATGTCTTTGGCTGATTCATTTAGTATTCATCCTTATTTGAACAACGCAAATATACAGCAATGGCTCGAGCCTATATGTGATGACTTTTTTGATACTATAATGTCTTGGTTTAATAATTCAATAATGATGTATATGGAGAATGGTAGTTTATTGCAGGCAGGGATGTATTTTGAGCGACATCCAGGTGCGATGGTATCTTATAATAGTTCCTTTATACAAATTGTAATGAATGGTTCACGGCGTGATGGAATGCAGGAACGATTTAGGGAACTCTATGAAGTATATTTAAAAAATGAAAAAGTTTATCCTGTCACACAGCAGAGTGATTTTGGATTGTGCGATGGCTCTGGGAAGCCTGACTGGGATGATGATTCCGATTTGGCTTATAACTGGGTTTTGTTATCATCACAGGATGATGGTATGGCAATGATGTGTTCTTTGAGTCATATGGTTGATATGTTATCTCCTAATACATCAACTAATTGGATGTCCTTTTTTTTATATAAGGATGGAGAAGTTCAAAATACATTTGGGTATTCATTGAGCAATCTTTTTTCTGAATCATTTCCAATTTTCAGTATTCCTTATCATAAAGCTTTTTCCCAGAATTTCGTTTCTGGTATTCTGGATATACTCATTTCTGATAATGAACTCAAAGAGAGATTTATTGAGGCACTTAATTCCAATAAATCAGATTATAAAATGATTGCTGATGATCAGCAAAGGAAACTTGCCTGTGTCTGGAATCCCTTTCTTGATGGTTGGGAACTGAACGCTCAGCATGTAGATATGATTATGGGGAGCCATGTATTGAAAGATATGCCACTAAGAAAACAGGCTGAAATATTATTTTGTTTAGGGGGGGTTTTCTGTAAATACTCATCGAGTGATATGTTTGGTACAGAGTATGATTCTCCTGAGATTCTACGGAGATATGCAAATGGATTGATTGAACAAGCTTATAAAACAGATCCTCAGGTATTTGGCTCAGTTTATTATTACAATGATATTTTAGACAGGCTACAAGGAAGAAATAATGTTTTTACTTGTACCGCTGTGCTGACTGATATGCTAACGGAGCATGCAAAAGAATCTTTTCCTGAAATATTTTCATTGTATTATCCTGTTGCGTGGCGTTGATTTAGAGACCATGGATGAATATTATTGTAACACTGTCTTTTTAGGTTTGCACATGTTCAGTGGGAACATTTATTGCTCCGTTGTTATTATGTCTTGGTTTAGTGGCATGAGCCGAATGTTCTTAAAATTTACAGTGTCGAAGATGAAAGAGTACGATAGAACTCGTTGTGATTCGATTTGTCTGATATGGTGGTAATATATGAATAGGATACTGCATATATCGTAGTGCTTGAGGATGTTGATTAGGGCATATGATTTTTATATTTTTCTTGAGCAACGTTTTAAGGGAAAATTTACATATGACAACTTTGTCTGAAGAGTATCTTTGTTGTCAGTATTTTTTTGAATGTG</text:p>
          </table:table-cell>
        </table:table-row>
        <table:table-row table:style-name="ro1">
          <table:table-cell office:value-type="string" calcext:value-type="string">
            <text:p>espN</text:p>
          </table:table-cell>
          <table:table-cell office:value-type="float" office:value="3000148" calcext:value-type="float">
            <text:p>3000148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5G5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1581591-1586012 Escherichia coli O157:H7 str. Sakai chromosome, complete genome</text:p>
          </table:table-cell>
          <table:table-cell office:value-type="string" calcext:value-type="string">
            <text:p>GTTGTTATTATGTCTTGGTTTAGTGGCATGAGCCGAATGTTCTTAAAATTTACAGTGTCGAAGATGAAAGAGTACGATAGAACTCGTTGTGATTCGATTTGTCTGATATGGTGGTAATATATGAATAGGATACTGCATATATCGTAGTGCTTGAGGATGTTGATTAGGGCATATGATTTTTATATTTTTCTTGAGCAACGTTTTAAGGGAAAATTTACATATGACAACTTTGTCTGAAGAGTATCTTTGTTGTCAGTATTTTTTTGAATGTGATAATTGATTTTGTTTTGCTGTGAATGGTCACTATAGATGAAATATGATTTTAATTACAACGAAAATTATGTTCGTTATTTCTGGGCAAATCGTGGAGAATCATATTTTATGAATTGATATTCAGATTAATATGTTTTTGTTACTATAGTAATATGGCGTAATTAATGATTGTTTTGAAAAGACTCTCAACTGGTGTTTATTCATTGAATAGTGCGTTATAAGAGGAAGTGGAATTTTAATGAAAATAACAAACTATATACTGCCAACAAGTCGTACTCATGGTTCATTCTCAACTATAAAATCATGGGACACAATGAATTATATTAAACATTTAATCAGACATACAAATGACCCTATATTTGAAGAACAATTTTATAAAATAACACAATCTCATATTGACTTTGACAAAAGAGCTAAAGATGAAAAAAATGACACCATTAACATTTATGATAACTTTTTCTATTCATCTAATGATGATCTTGATTCTAAAATTAGAAGTATGTTAAATAATTTATATGAGAAAAGCTTAACTTTCCGAAGAATAATTAATTATTATGTGAAGGAAATAAACTTAAGTGATTATGGCTTTCTAAAATGTAAGATTTTACCAGCATATGCTTATAACTATGAGATGGAAAATGATGCCCCCCCAAAAATACTAATTCCAATTGACCATAATTTAAATTTTATTGATGCAAAATATAATGGAGAAACTTATCGGGGAAATGAAGAGTTTGCTATTAATCTTTTTCTGCAGCATATATTACATAATGACATACAAGAACAAACATCGATAGACTTATACACGAGCATAATAAATAAAGAGTTGGATAGCAATAGAAAATCATACAATAATGAAATTTTTAACAATTTCTCTTTTGATAAGTCTGTAAAGTTGAATTCATATAACTATATTGCAGATGATATAGAGCAAGTAATCGATAAAGGAAGCAAAGTTCAATTGGAGGTATATAATTTATTATCCGAAGAAAAGATATTTGAACATAAAATTATGAATAATTGGACAAGGAGCATAAAAAATATATTGACGACATATTTGTTTATGTCATCAGGAGCGGTGACAGCCAGAAATGTTCAAACCTTTTCTCCAACAATAAATAATGAGTCAAGGATTCGATTGCCGAGAGCATTGCCAGTAGGCCATCCATATCCTGAGGAACATAAGGCTTCTGGTTTCTCCCCTTTTATGATGGGGGGGCTGAGTGGTGATATTCTTCCGGAAATTTTAACGGGGAATGGACCATCTATATTTTTTAACGGAAAACATAATAACCAACATGATGGAGCTTTTGGAAAAATAATAGATTTTACCCAAAATGGAAATAAAATAAGTGCAAAAGATAAAGAAATAATAAAAAGATATATTTTTGATAAGATCAATGTTTTGATTAAAGAGTATTTCATTAGAACTGGTAAAAATTCTCATACCCCATTTGAAGTTTTTATAAAGGAGCGATTATTTAATCAATATGATATTTTTAAAACATTGGCTAGAGATATATTGGCACACCCATTAGTAATATATGATGCGGGTTACAAAAATTATCATGAGTCATTAAATGCTGCTATTGCAATAAACTCTAGACCATTACAAGAAATACATTATGGTGATGTTTTATATCATTATCATAAAAATGACATCTCTTTGGGAGTAGATACTCTTTACGGGAGGGAAAGTTTTGATATTGTACTGGATGCAATGAACGTATATAGAAAAAGCAAAAAAATGAGAGTTATTTCCAATAATGAGATGAAAAAAAGCATTAAAATATCTGAATTAGTTATCCATAATATTATAAAGAAAGGATTGACTAATTGTTTGCTTAAAAAGGATGTTCTTAATGCCAGATATGATCTTATTAGAGATATTCTTCGATATTCTTTAAATATACGACAGGGAATTAAACATGATGATGTTAATAGAATAGCGGAAAATATAATAAAAAAGTATGGTATAACTGAGGGTATGAATCCTAAACCTAGGAATGCCAGAATATCTAAAGAATTGCTTTTATTAGCTGTTGATAGACAGATTGAGTGGGCGAAAAAACATTTTATAACAAAAGATGTATTGGAAAATGTTGTGTCAAAATGTGATTTATCATCTATCTTTAATGTTAATAAAGTGCTTCAGAATACTATTCTTGAGTTTGTCCATGAAATTAATAATATATCATCTGCTCGCTGGATGTCAAAATCAGAAAAGAATAATAAACAAAAAGAGGCAATAGAAAAGTTCAAAAAAGAAGTATCCCATATGAATGGCGGGCAGCAGTTTATTTGGGGGTTTGATAAGGTTATTCAAGAAGGCTTAAGTGGATTGATTGAGTTAAGTATCGATATTAATGATAGTACAAATCATCGTGATAAGTCTTCTCTTTCTCCTGATGGGAGAGCTGTGTTACATTTTTTAGGTACAATTTGGAATATGGCGATGGGAGCTGTACCTGGTTATAATGCATTGTCTGGTGTAAGTAGCATTTTACATAGTGCTATAGTAAAAGAATCTAGCAATATCTGTGATTATATTCAGGGGGCTGTACGTATTGGAATGGACTTTGTTCCAGGCACTCGCTCTGACTTACATAGCCGTTCGCTGCAGATAAAATATGAGGCTTTGAAGCATATAGAAAAAAACATTAATGATAATATTATTTATCATCCGAGTAATAATGCTAATTTCTATTCTGTAATTGAGTCAATTGATGGTAATGACTTTATATATAACGAAAAACAATCTAAAATATTAGAAATGAAACAGGATCGTGGGGGGAATAGATATAGTGCAGTAGATCTTAACTCTTCTAAGTATGGGTATTATGAGAAAGTTGGCGGTGGTTTTTATAGATATATAGAATCCTTTAACCCCATATCTTCAGAGACACCAAATAAAATAGTCTACAAGGGGGAATCAGTAGATTTAACTAAGGAGCCAAATTCGGAATTATATTCAGGTAGGTATTCTATAAATAACAAACAGGTTAATGTTTATTTCTTTCGTGACGCTGATGGTACATTTTATAAATCAGAAGGTCTTCATGGTGGGGGAGTTATTAGATACATAGATAAACCGTATTCTCAGTTAAGAGAAGGAGATATTGGGTATGATGAGGATTTGTTGGATATATACGATGATTCTCCGGTGCTTGAAGACACGTTGCCTGCTTTATCTTCTGAAATAGTACCAACTCCAGAACATAGTATTAAACAAATTTATTCGAAAATTAAGGAGGGGCACATAGAACTGTCCGATTCAGACATCATATTGTGTCGCGGCACAACCGGTATTCAAGCTGAAAATATCGTTGAATATAAAACTGCTGGAGGGCTTCCTGATTCAAATCCAAATGTAAAAGCACCAGATGAATATATGGCACAACAGCAGGTACGTATTGGAAGAATATTGCCTGAATACACATCGGATCTTAGCGTTGCTGATCGGTTTAGTCGTGAGCATTATCTAATAGTTGTTAAAGTAAAGGCAAAATATATCACACGAGGAAGTGTTACAGAGAGTGGTTGGGTTATAGATAAGACCGCACCTGTTGAACCACTTGCGATAATTGATAGAACTTTTGGTATGAAGGAAAATATCTCAATGGTAAATGCATCGAAATAGTTTTTTTACAATCTATGTCCTGCCTCCTCTGGTAAAAACGATGCTACATCTTGGAGATGTTGCACGGCAGTACGGTGTTGACCGATATGTAGTGAAGTACACATCGGTCAACGAATTACCATTGTCAGCAATATCATCCTGATAAACTCAGTACTCGTGAGCCGCTTGATGACGGGCGGAATAGCCCAAAAGGTAAACGATCCGCATGGCAGTCCGTCGGAAAGCTGCTGCTTCATACGACCGCTTAAACCGTCAGTTAGTGTCAGTATCGCTGAAGATCAGCTTCTTTTGCTGATTTACTCTGTTTTTACCTGCCCTGATGAAATACTCTTTAATCATAACATTGATTATATCGAAAATATATTTTTTGCTATCATTAAGAATATTTATATGTGGAACCGGAGTATTTTGGACGGTAGTCTTTCCACTCTGGTGTATCTAATATTCTTTCTGCTGGTATCTCTTTGCCATGCAGATAAAATTTTATGTTTTTCATTATTTGGCTGTTG</text:p>
          </table:table-cell>
        </table:table-row>
        <table:table-row table:style-name="ro1">
          <table:table-cell office:value-type="string" calcext:value-type="string">
            <text:p>espO1-1</text:p>
          </table:table-cell>
          <table:table-cell office:value-type="float" office:value="3000149" calcext:value-type="float">
            <text:p>3000149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3G1</text:p>
          </table:table-cell>
          <table:table-cell office:value-type="string" calcext:value-type="string">
            <text:p>Non-LEE encoded TTSS effectors</text:p>
          </table:table-cell>
          <table:table-cell office:value-type="string" calcext:value-type="string">
            <text:p>espO1-1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1588127-1587770 Escherichia coli O157:H7 str. Sakai chromosome, complete genome</text:p>
          </table:table-cell>
          <table:table-cell office:value-type="string" calcext:value-type="string">
            <text:p>ATAGCATAAAAACACTTTTCATGGAGCAAAGGAGAAAACAATGCCATTTTCAATCAAAAACAGATTTTCAAGTTCACAAGTACATTACCCGGAAATATCCGGTCCCATAAAAGACAAGCCAGCGTCAAAGAACTGCATACTTACATCAACAACATGTAATGTAGATAGCTATACAGTGTACCAAAAAAAAGCCTGTAGTTTTGACATGCGCCCACCCGGCGCAGGAGAAAGAACCCCAAAACTAAAACTCTCAGTTACTGAGATGACATGGCTATCTAAAACTATAGAAACAGAGATACACAACACAAAAGAATAGCAACCACTTACCAGAGAACACAAAAAGCCACAGACCCGAAAC</text:p>
          </table:table-cell>
        </table:table-row>
        <table:table-row table:style-name="ro1">
          <table:table-cell office:value-type="string" calcext:value-type="string">
            <text:p>espK</text:p>
          </table:table-cell>
          <table:table-cell office:value-type="float" office:value="3000150" calcext:value-type="float">
            <text:p>3000150</text:p>
          </table:table-cell>
          <table:table-cell office:value-type="string" calcext:value-type="string">
            <text:p>type III secretion protein GogB; Provisional</text:p>
          </table:table-cell>
          <table:table-cell office:value-type="string" calcext:value-type="string">
            <text:p>Q8X782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1589712-1587943 Escherichia coli O157:H7 str. Sakai chromosome, complete genome</text:p>
          </table:table-cell>
          <table:table-cell office:value-type="string" calcext:value-type="string">
            <text:p>TAAAAATGAGCAATCCTAATCCATGCATGACGGACTGGAGAAAGTATTCGCAAAAGTTAAAATCAACAGTCTGTTGGTTTTGAGATATAACTCTCTTTTCTAATATTGACACCTTGGCTTTGCTGGTTGTTAAAATTAGCTTGTTGATTAGTAGTATGGATAGAACTTACTCTGTTATTTATTTCTAAAAATGGAATTTATCAATGCTTCCTACATCGCAATTACGACCGACCGGGACATTCTGCTCCTATTCCGCTGAAACATCAGCAGACATCAAAAGCGAAATCACACCAATTCAGATAGAAGAAGCGCGGGCCAGTGGTCGTTTATATATCAAAGATTGTGATATTGAGTATCTGCCACAGTTACCAAACGAAATAACATCAGTTACAATCGAAAACTGCAACAACCTGACAACCCTTACAGGATTGCCGGTTAATACACAAAACCTCTCCGTCATTAACTGTGAAAAATTACAAATCACAGACATGCCATCAACCGTAAAAAATCTACATATTGAATTAACTGATTCACCATTTATACATTTCATATCTGAAGGCATCGAGTGCCTGACGGTTTGCCACTGCTATATATCTGGAGTGCCAGAGAGTGTCCGCTACCTTGAAATAAAAGGTAGCGCCACAGACAGCATAAAAAATGTTCCAAACGGGTTATCATCTCTCAGCATCAATAGCTATAACCCGGAGAATCAGGCCAGAATTGACAACCTGATATCACCGTCACTGAAGACGCTATCGCTGACTGGATGTAGCAATATTATACTGCCGGAGAAACTTCCGGAGAGTGTGACATCGGTAACCATTCATGCGGAGCAGAAAACCACGTGGAACATCGGTGTTGAAGGGATGCCTGATGGGCTGGATCTTGATTTACAAAATGTACTACTCTCTCCAGATGTAGTTAAAGCAAAAAACATCACCTTTCAGGGCAACGCTCTGGATGTGGCCTTACACTTTCGCGAGGGAGACATTGTCTATGGACTATCTTCACCCAGAGAAAAACTTGTCAACAGCATTAAACTAGTTAACGACTTTTCCAAAAAAGATATTATAACTCAGAATACGTTAACAAACGCAGTATGGGACCCCAGAACACCTCGCAAATATAAGCAAGATCCACTTATCAAAAGAGCATTAAATGAACACGAAAGAGGAATAAAATTTAAACAACACTTAAAGAATCACAATAATTATAATGTTACCATGGCCGACCTTTCCGTATACAATCGCGACAAATTATGGGCAAAAACAAGCAAGGCCGGCCTAGAGTTTCAGACATTAACACGCAATAAAACGGTTATTTTTTGTGCGGATGAGCTTGTCAACTCACTCAAACTCATAGCTAACAAGTCAGAGGGCTATGGCCAGAGTATTACCGCCAGCGAATTACGATGGATTTACCGTAATAAAGACAACAACCAAATAATGAAAAACATAAAATTTTATCTACATGGCAAAGAGATACCAGCAGAAAGAATATTAGATACACCAGAATGGAAAGACTATCGTCCAAAATACTCTGGTTCCACATATAAATATTCTTAATGATACCAACTTATAACGGAATAGCATAAAAACACTTTTCATGGAGCAAAGGAGAAAACAATGCCATTTTCAATCAAAAACAGATTTTCAAGTTCACAAGTACATTACCCGGAAATATCCGGTCCCATAAAAGACAAGCCAGCGTCAAAGAACTGCATACTTACATCAACAACATGTAATGTAGATAGCTATACAGTGTACCAAA</text:p>
          </table:table-cell>
        </table:table-row>
        <table:table-row table:style-name="ro1">
          <table:table-cell office:value-type="string" calcext:value-type="string">
            <text:p>nleA</text:p>
          </table:table-cell>
          <table:table-cell office:value-type="float" office:value="3000151" calcext:value-type="float">
            <text:p>3000151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AJ5</text:p>
          </table:table-cell>
          <table:table-cell office:value-type="string" calcext:value-type="string">
            <text:p>Non-LEE encoded TTSS effectors</text:p>
          </table:table-cell>
          <table:table-cell office:value-type="string" calcext:value-type="string">
            <text:p>NleA/EspI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1803064-1801341 Escherichia coli O157:H7 str. Sakai chromosome, complete genome</text:p>
          </table:table-cell>
          <table:table-cell office:value-type="string" calcext:value-type="string">
            <text:p>AACAGAAACATTTATAATTTATTTTAAGTGTTCAAGCGATAAACTGGTAAATTTAACAACTTAATTTTGAGATCTAAGTCACATCAATCAAGCATTCAAACAGTTATATATTAAAGCTGTCCACATCGGATATGTGACACTAATAGTATCAATGGATTGATATTATTAATGGATATAAACATGTAATAAGGATTTATTATGAACATTCAACCGACCATACAATCTGGAATCACCTCACAAAACAATCAACATCATCAAACAGAACAAATACCCTCTACACAAATACCGCAATCCGAATTACCTCTAGGATGCCAAGCTGGATTTGTTGTTAATATTCCAGATGATATACAGCAACATGCACCGGAATGCGGTGAAACAACAGCTCTACTGAGCTTGATAAAAGATAAAGGTCTGCTCTCAGGGCTAGACGAATATATAGCTCCTCACCTTGAAGAAGGATCCATAGGAAAAAAAACATTGGATATGTTTGGTTTATTCAATGTTACCCAAATGGCATTAGAGATACCTAGTTCCGTTTCAGGCATCTCTGGTAAATATGGTGTCCAGCTAAACATTGTAAAACCAGATATTCATCCTACATCAGGTAATTATTTTTTACAGATATTCCCTCTGCATGATGAAATAGGTTTTAATTTTAAAGACCTTCCTGGCCCGTTAAAAAATGCATTAAGCAACAGTAATATATCAACCACTGCAGTGTCGACTATTGCATCGACTGGAACATCAGCCACTACTTCGACGGTAACCACCGAGCCAAAAGACCCAATACCATGGTTTGGATTAACAGCTCAAGTGGTTCGTAATCATGGTGTAGAACTTCCTATAGTCAAAACTGAAAATGGATGGAAGCTTGTTGGAGAAACACCACTTACTCCTGATGGGCCGAAAGCAAATTACACGGAGGAGTGGGTTATCAGACCGGGAGAAGCAGATTTTAAATATGGTGCATCTCCATTACAGGCAACTCTAGGGCTGGAGTTTGGCGCACATTTCAAGTGGGATTTAGATAACCCTAATACTAAATATGCCGTTCTTACCAATGCTGCCGCAAATGCGCTTGGTGCTTTAGGGGGATTTGCAGTATCCAGATTTGCTAGTACAGATCCAATGTTAAGTCCTCATATCGGTGCAATGGTTGGGCAAGCAGCAGGGCATGCCATACAGTATAATACCCCTGGATTAAAGCCAGACACTATTTTATGGTGGGCTGGTGCGACACTGGGGGCTGCCGATTTAAACAAGGCCGAGTTTGAAGTAGCTAGATTCACTGACTATCCTCGTATATGGTGGCACGCAAGAGAAGGAGCTATTTTCCCCAATAAAGCAGATATTGAACATGCCACAGGTGCTGATATACGCGCAATGGAAGAAGGTATCCCTGTTGGACAGCGGCATCCAAATCCAGAGGATGTGGTAATCGATATCGAAAGCAATGGCTTACCACATCATAATCCATCAAATCATGTTGATATCTTTGATATAATCCAAGAAACAAGAGTCTAAGCTTTAACTTGTTTATTTTAAAATAATAGCTGAAATGGATGGCAGCTATTATTAATAAGGATTAATATATTTTTTCTAAAATACCCCACAAAATAAACACATCATAAAAATTCTAAATACACACACCTAATCTCAAAAAAAACAAACTTACTATTTGACTTGGATTATGTTTTTAATCCAATATTTTCCGACAACATCTC</text:p>
          </table:table-cell>
        </table:table-row>
        <table:table-row table:style-name="ro1">
          <table:table-cell office:value-type="string" calcext:value-type="string">
            <text:p>nleH1-2</text:p>
          </table:table-cell>
          <table:table-cell office:value-type="float" office:value="3000152" calcext:value-type="float">
            <text:p>3000152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AL6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1804555-1805740 Escherichia coli O157:H7 str. Sakai chromosome, complete genome</text:p>
          </table:table-cell>
          <table:table-cell office:value-type="string" calcext:value-type="string">
            <text:p>GGAAGTGGGAAAATATTGGCGAAATGAAGTAACCCGATAGCTTCACAAAAACCGGAGTCCGGCTCCGGTTTTTGTTGTCATGTATGGGGGATGTCTGTTAGGAATAATTAGATAGGTTTATTTTGAAGGTTGAAATGTATGTTATCGCCCTCTTCTATAAATTTGGGATGTTCATGGAATTCTTTAACCAGAAACCTGACTTCGCCTGATAATCGTGTTTTATCCTCTGTAAGGGATGCTGCTGTTCACTCTGATAGCGGGACGCAAGTAACGGTTGGCAACAGAACATATCGTGTTGTGGTCACTGATAATAAGTTTTGCGTTACAAGAGAAAGTCATAGTGGTTGTTTTACTAATCTGTTGCACAGGTTGGGATGGCCTAAGGGAGAGATTAGCAGAAAAATTGAGGCTATGCTGAATACATCGCCAGTGAGCACGACTATAGAAAGAGGCTCTGTTCATTCGAACAGACCTGATTTACCTCCAGTGGATTATGCGCAGCCGGAGTTACCTCCAGCGGATTATACTCAATCAGAGTTGCCGAGGGTTAGCAACAATAAATCACCCGTGCCAGGTAATGTTATTGGTAAAGGTGGTAATGCTGTCGTGTATGAAGATATGGAAGATACAACAAAAGTGTTGAAGATGTTTACTATATCTCAAAGCCATGAAGAGGTGACAAGCGAAGTTCGTTGTTTCAATCAGTATTATGGTTCCGGGAGTGCAGAGAAAATATATAATGATAATGGAAATGTTATTGGTATTAGAATGAATAAAATAAATGGGGAATCTCTTTTGGATATTCCATCATTACCAGCACAAGCTGAACAGGCTATTTACGATATGTTTGACAGACTGGAGAAAAAAGGAATTCTTTTTGTTGATACAACAGAAACAAATGTTTTATATGATCGTATGAGAAATGAATTTAATCCAATAGATATATCATCTTATAATGTTTCTGATATTTCATGGAGTGAACATCAAGTCATGCAATCTTATCACGGAGGAAAGCTGGATCTTATTAGTGTAGTATTAAGTAAGATATAATATTTTTATCCAGATATATTAGTTGCAATAATATTTATGGATTTATTTGTTAAGGGGGTTTTGATATGTTACCAACAAGTGGTTCTTCAGCAAATCTTTATTCATGGATGTATGTATCAGGAAGAGGTAACCCTTC</text:p>
          </table:table-cell>
        </table:table-row>
        <table:table-row table:style-name="ro1">
          <table:table-cell office:value-type="string" calcext:value-type="string">
            <text:p>nleF</text:p>
          </table:table-cell>
          <table:table-cell office:value-type="float" office:value="3000153" calcext:value-type="float">
            <text:p>3000153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AL7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1805584-1806323 Escherichia coli O157:H7 str. Sakai chromosome, complete genome</text:p>
          </table:table-cell>
          <table:table-cell office:value-type="string" calcext:value-type="string">
            <text:p>GTAGTATTAAGTAAGATATAATATTTTTATCCAGATATATTAGTTGCAATAATATTTATGGATTTATTTGTTAAGGGGGTTTTGATATGTTACCAACAAGTGGTTCTTCAGCAAATCTTTATTCATGGATGTATGTATCAGGAAGAGGTAACCCTTCGACTCCGGAATCAGTAAGTGAGCTTAATCATAATCACTTTCTTTCTCCTGAATTACAAGATAAACTTGATGTTATGGTCTCTATATATTCATGTGCCAGAAATAATAATGAGCTTGAGGAAATTTTTCAAGAGCTAAGTGCTTTTGTAAGTGGGCTGATGGATAAGAGAAATAGTGTATTTGAGGTGAGAAATGAAAATACTGATGAGGTTGTCGGAGCGCTGAGGGCGGGAATGACGATAGAGGACAGGGATAGTTATATCAGGGATCTTTTTTTTCTGCATTCATTGAAAGTAAAAATTGAGGAAAGTAGACAAGGCAAAGAAGATTCGAAATGTAAAGTTTATAATCTGCTATGTCCGCATCACTCTTCAGAGCTATATGGTGATCTACGAGCAATGAAATGCCTCGTGGAAGGATGCAGTGATGATTTTAATCCTTTTGATATTATTAGGGTACCAGATCTTACTTACAACAAAGGATCTTTACAATGTGGATGATTAGAGGCCTGTGAGCCTGTTTAGGATTCTGTGTAAATGCCTTTTCTTAAAAGTGACCGTCAAGACGGTCACCAAACTCGATAA</text:p>
          </table:table-cell>
        </table:table-row>
        <table:table-row table:style-name="ro1">
          <table:table-cell office:value-type="string" calcext:value-type="string">
            <text:p>espO1-2</text:p>
          </table:table-cell>
          <table:table-cell office:value-type="float" office:value="3000154" calcext:value-type="float">
            <text:p>3000154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2S4</text:p>
          </table:table-cell>
          <table:table-cell office:value-type="string" calcext:value-type="string">
            <text:p>Non-LEE encoded TTSS effectors</text:p>
          </table:table-cell>
          <table:table-cell office:value-type="string" calcext:value-type="string">
            <text:p>espO1-2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1810176-1809814 Escherichia coli O157:H7 str. Sakai chromosome, complete genome</text:p>
          </table:table-cell>
          <table:table-cell office:value-type="string" calcext:value-type="string">
            <text:p>TAAATTGCACTATAAGAGAAAGACATAATGTGAGGATAAAAATGCCATTTTCAATAAAAAGTATTTTTTCAGGACACACTTGGCATCAACCTGAAATATCTAGGCCTATAGCAGATAAATCATCTACTAAAAATTGTATCTTAGACTCAACAACATGCAATGTAGATGGCTTTACAGTGTTTAACAGAAGATCCTGTAGTTTTGATATGCGTCCTCCCGGAAGCGCAGACAGAACTCCACAACTGAGGTTATCAATATCAGAAGTCGCATGGATGTCAAAAATAATAGAGACAGAGACAAATAATACAAACAAATCATAGCTATTAGCCCAGAAAAGAGTTGGTACACTAGCCATGAATAACT</text:p>
          </table:table-cell>
        </table:table-row>
        <table:table-row table:style-name="ro1">
          <table:table-cell office:value-type="string" calcext:value-type="string">
            <text:p>nleG</text:p>
          </table:table-cell>
          <table:table-cell office:value-type="float" office:value="3000155" calcext:value-type="float">
            <text:p>3000155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Q8XAN6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1811589-1810748 Escherichia coli O157:H7 str. Sakai chromosome, complete genome</text:p>
          </table:table-cell>
          <table:table-cell office:value-type="string" calcext:value-type="string">
            <text:p>AAAATTTAATTTTTTGTTTGAATCCTATCACATATTTAGTATCTTGACTCCTGTCACCAATATGGTTCAATAACATAGACTAAAGAGGGAGAAAATATGCCTGTCATATTAAACTTTTCGAGTGAAAGAGTATTGTCTGAAAGTGAACTGGAGGCTTTACGTCATGTCGGAAGAGTTAGTCAGAGTGAACAGCTTGTTGTGAGAGGCCGCACTATGAGACTTCATCATATTTCATTTATGGACAGTTTTAGCGTGGAACCGGTTTCCGGCGGACTGTTGGATCGCCTTAGTGCAAGAGGGCATCGCCTTCTCGCAGAAAATCTGGAGATACAGCTTAACAGAGGCCATACTTTTTTGCAGGCATTCCGTTTATATATGGAACAGAGCCGTGCAACCCCATGTACGCGCCAAAACGTCAGTAGTGCAATACAAAACAAAATTAACTCTCATGCATTTACTGTTAGTCATCAAGACTTTTCCTGTCATGAACAACACCTGAATTGCCCGATAACATTATGCATTCCTGAAACTGGTGTTTTTGTCAGAAATGCAAAAAACTCAGAAATATGTTCATTATATGACCACAATGCACTCACTGAACTTATCCGACGCAACGCTCCACACCCTCTCAGCCGTGAACCCTTTGTTCCGGAAATGATTGTCAGCAAAGATGAATGCCATTTTAATCTAATAGAACAATATTTTTGCATATTAGCCACACAAAATATATGCACTAGAATTTGACTGTATGGTTCGATTTAAATGTTGCAAAATTAATTTTACTAGTTATTGCCATCTATTTCATACTCCCTAATTCTTGATACAATCTGTCTGTCAAAATA</text:p>
          </table:table-cell>
        </table:table-row>
        <table:table-row table:style-name="ro1">
          <table:table-cell office:value-type="string" calcext:value-type="string">
            <text:p>espM1</text:p>
          </table:table-cell>
          <table:table-cell office:value-type="float" office:value="3000156" calcext:value-type="float">
            <text:p>3000156</text:p>
          </table:table-cell>
          <table:table-cell office:value-type="string" calcext:value-type="string">
            <text:p>IpaB/EvcA family</text:p>
          </table:table-cell>
          <table:table-cell office:value-type="string" calcext:value-type="string">
            <text:p>Q8X4Q6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1811587-1812355 Escherichia coli O157:H7 str. Sakai chromosome, complete genome</text:p>
          </table:table-cell>
          <table:table-cell office:value-type="string" calcext:value-type="string">
            <text:p>TTTGAACGAATGCTATTTACACATGTATTTTTTTAATTAAAATGATTGTATACAATTTTTGTAAGCAAATTTTAATGAAAAGGATTTGTTATGCCAGTAAATGCGACAGGTGTGTCCTTCAGCTCTTTTGGTATCAGTTATCATAAAGATAATTCTTTCCGGGGCACCATCCGTGGGAAGAATGATGAGGTCGTGAAGTGTTCAATGGGAGAGCGCTCTATCCGCTTTAATGTTAACAAATTTAGCGGCTGTATACTGGAGACGGTAAGCAGGCAGAGTACTAAAGATATTCATGGATGGGTAAGTGATGAACGGACAGTATATCCGTCAAGGGTTATCAACCAAGAGATTGATAATTGCTGCCTTCAAAAAAATGCAAAAATTTCTTCTGAAGAGAGGAAAATGGTCTTTTCTCTTGTAAGTAAGGAGTTTGAACTAACTCTTGATGTTAAAGCGGCACAAAGTTCTATTAATCATATAATAATAGGAAATGCTTCTTTTGGCAAAAAAATGGATGCTCTTTGCGATGGTATGAGCCGAGCTGTAAAAAACAGTACAACAGATTACATAGCAAACGTGCTTGCAGACAAGTTTTATCAGAAACATATCGCCCCGGGTGTTGATATTGTAAAACTACGAAATGAAATCCCAGGTTATATGAGTCGTGTTATACAGGGGTAAGGTTGGAGGAGGCTATGCGCCAGTATCATTGGTTTTCATCCTGTAAAAAGATATGAGTAAAATATACAACAGGCGTTACACTATATGT</text:p>
          </table:table-cell>
        </table:table-row>
        <table:table-row table:style-name="ro1">
          <table:table-cell office:value-type="string" calcext:value-type="string">
            <text:p>nleG2-2</text:p>
          </table:table-cell>
          <table:table-cell office:value-type="float" office:value="3000157" calcext:value-type="float">
            <text:p>3000157</text:p>
          </table:table-cell>
          <table:table-cell office:value-type="string" calcext:value-type="string">
            <text:p>Protein of unknown function </text:p>
          </table:table-cell>
          <table:table-cell office:value-type="string" calcext:value-type="string">
            <text:p>Q8X4X1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1970040-1970787 Escherichia coli O157:H7 str. Sakai chromosome, complete genome</text:p>
          </table:table-cell>
          <table:table-cell office:value-type="string" calcext:value-type="string">
            <text:p>CCTGCTCTGGTTTTTGTTGTCACGTATGGGGGATGTTTGTTACAGCTATTTAAGTCTGGAGTTCAAATTAAAATAGGGAGCTTTGTTATGCCATTAACCTCAGATATTAGATCACATTCATTTAATCTTGGGGTGGAGGTTGTTCGTGCCCGAATTGTAGCCAATGGGCGCGGAGATATTACAGTCGGTGGTGAAACTGTCAGTATTGTGTATGATTCTACTAATGGGCGCTTTTCATCCAGTGGCGGTAATGGCGGATTGCTTTCTGAGTTATTGCTTTTGGGATTTAATAGTGGTCCTCGAGCCCTTGGTGAGAGAATGCTAAGTATGCTTTCGGACTCAGGTGAAGCACAATCGCAAGAGAGTATTCAGAACAAAATATCTCAATGTAAGTTTTCTGTTTGTCCAGAGAGACTTCAGTGCCCGCTTGAGGCTATTCAATGTCCAATTACACTGGAGCAGCCTGAAAAAGGTATTTTTGTGAAGAATTCAGATGGTTCAGATGTATGTACTTTATTTGATGCCGCTGCATTTTCTCGTTTGGTTGGTGAAGGCTTACCCCACCCACTGACCCGGGAACCAATAACGGCATCAATAATTGTAAAACATGAAGAATGCATTTATGACGATACCAGAGGAAACTTCGTTATAAAGGGTAATTGAAATGAACATTACCCTTTATTTTATTTAATGAAACATCCTGCAAACTGATATGAATTACTGAATGAGGTTTTTATGCCTGTTACCA</text:p>
          </table:table-cell>
        </table:table-row>
        <table:table-row table:style-name="ro1">
          <table:table-cell office:value-type="string" calcext:value-type="string">
            <text:p>nleG6-1</text:p>
          </table:table-cell>
          <table:table-cell office:value-type="float" office:value="3000158" calcext:value-type="float">
            <text:p>3000158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Q8X4X2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1970680-1971497 Escherichia coli O157:H7 str. Sakai chromosome, complete genome</text:p>
          </table:table-cell>
          <table:table-cell office:value-type="string" calcext:value-type="string">
            <text:p>ACTTCGTTATAAAGGGTAATTGAAATGAACATTACCCTTTATTTTATTTAATGAAACATCCTGCAAACTGATATGAATTACTGAATGAGGTTTTTATGCCTGTTACCACCTTAAGTATCCCAAGTATATCTCAATTATCTCCTGCAGGAGTACAGTCTTTGCAGGATGCTGCCAGACTTGAAAGTGGAATAAGAATATCCATTGGTAGTGGCCAATATTCTGTTCACTATGTCCAGCTACTGGATGGATTTTCAGTTGAACCGGTGAGAGGAGGCTTACTGGATAGGCTATTGGGGCGTGAGCATCGAATGGAGAGAAGGGCTGTGGCTCTGGAAAGGCAATTAAATGGAGGTGTCGATTTTTTAAGTAGTGTTAATAACTATTTTCAGAGTGTCATGGCAGAACACAGAGAAAATAAAACAAGTAATAAAATATTAATGGAAAAAATAAATTCTTGTTTATTTAGACCTGATTCTAATCACTTTTCTTGCCCGGAGTCATTTTTGACATGCCCGATAACGCTGGACACACCTGAGACTGGGGTGTTCATGAGAAACTCACGAGGTGCTGAGATATGCTCTCTATATGATAAGGACGCGTTAGTGCAACTTGTTGAAACTGGTGGAGCTCATCCTCTGAGTCGAGAACCTATAACAGAATCAATGATTATGAGAAAAGATGAATGTCACTTTGATACAAAAAGAGAAGCTTTTTGTTGTAAGTGATAATTAATGATATAAATGTAGTTTTATGTACTTTTATTTTTTACTAAAGCAAAATTAAGTTATTAAAATGGAGGGAGAGGAATGCCTGTAGAT</text:p>
          </table:table-cell>
        </table:table-row>
        <table:table-row table:style-name="ro1">
          <table:table-cell office:value-type="string" calcext:value-type="string">
            <text:p>nleG5-1</text:p>
          </table:table-cell>
          <table:table-cell office:value-type="float" office:value="3000159" calcext:value-type="float">
            <text:p>3000159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Q8X4X3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1971389-1972222 Escherichia coli O157:H7 str. Sakai chromosome, complete genome</text:p>
          </table:table-cell>
          <table:table-cell office:value-type="string" calcext:value-type="string">
            <text:p>TTTTTGTTGTAAGTGATAATTAATGATATAAATGTAGTTTTATGTACTTTTATTTTTTACTAAAGCAAAATTAAGTTATTAAAATGGAGGGAGAGGAATGCCTGTAGATTTAACGCCTTATATTTTACCTGGGGTTAGTTTTTTGTCTGACATTCCTCAAGAAACCTTGTCTGAGATACGTAATCAGACTATTCGTGGAGAAGCTCAAATAAGACTGGGTGAGTTGATGGTGTCAATACGACCTATGCAGGTAAATGGATATTTTATGGGAAGTCTTAACCAGGATGGTTTATCGAATGATAATATCCAGATTGGCCTTCAATATATAGAACATATTGAACGTACACTTAATCATGGTAGTTTGACAAGCCGTGAAGTTACAGTACTGCGTGAAATTGAGATGCTCGAAAATATGGATTTGCTTTCTAACTACCAGTTAGAGGAGTTGTTAGATAAAATTGAAGTATGTGCATTTAATGTGGAGCATGCACAATTGCAAGTGCCAGAGAGCTTACGAACATGCCCTGTTACATTATGTGAACCAGAAGATGGGGTATTTATGAGGAATTCAATGAATTCAAATGTTTGTATGTTGTATGATAAAATGGCATTAATACATCTTGTTAAAACAAGGGCGGCTCATCCTTTGAGCAGGGAATCAATCGCAGTTTCAATGATTGTAGGAAGAGATAATTGTGCTTTTGACCCTGACAGAGGTAACTTCGTTTTAAAAAATTAAGGTAGCAATGGCGGGTTAACTTTTCGTAAAATGAAATTAATTCTCGGTACGGCATGTAAAACGCGGCACCTCGTATGCAAGAACGTGCCGCGGTT</text:p>
          </table:table-cell>
        </table:table-row>
        <table:table-row table:style-name="ro1">
          <table:table-cell office:value-type="string" calcext:value-type="string">
            <text:p>espR1</text:p>
          </table:table-cell>
          <table:table-cell office:value-type="float" office:value="3000160" calcext:value-type="float">
            <text:p>3000160</text:p>
          </table:table-cell>
          <table:table-cell office:value-type="string" calcext:value-type="string">
            <text:p>Leucine-rich repeat (LRR) protein [Function unknown]</text:p>
          </table:table-cell>
          <table:table-cell office:value-type="string" calcext:value-type="string">
            <text:p>Q8X9Y4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2065049-2063412 Escherichia coli O157:H7 str. Sakai chromosome, complete genome</text:p>
          </table:table-cell>
          <table:table-cell office:value-type="string" calcext:value-type="string">
            <text:p>TCGGGACTCAAGGACCCAACGGGCACACCCGTCTGTTATTATATTCATAATGAGAGTAAACCTTCCTTAGGTTATGGTCCAACATCCAATAATTGGTTAAGCCAATCCTTTACAACAGAGTTATAAAACACATCCTGGTTTATCAAGGGTGATAAATCAGAAAAACATTGTATTACTATGGAGCAGTTATGAAATTCCCTTCAATATTTAACAAAATAAAACCACAATCCATACAGCAACATCCAGAAAAAAATCAACTTAACTGGATGCTCGAATTAAATAAATGGAAAGAAGAACGTATACTTACAGGTGAAATCCATCGTCCGGAATGTCGAAACGAAGCCGCTAAAAGGATAAACTGTGCTTTTTTGTCGAAACAGAATGACATTGATTTATCAGGACTTAATTTATCTACTCAACCACCAGGGCTGCAAAACTTCACCTCTATCAATCTTGATAATAACCAACTCACACATTTTGATGCAACCAACTACGATAGACTCGTAAAACTTAGTCTGAATAGTAACACTCTTGAGTCAATAAATATTCATCAAGGCAGAAATGTAAGCATTACACATATATCTATGAATAATAATTGTCTCAGAAATATTGATATAGATAGGCTTTCATCAATTACTTATTTTAGTGCGGCACATAATAAACTAGAGTTTGTGCAATTAGAATCTTGCGAATGGCTGCAATACCTGAATCTCAGCCATAATCAATTAACTGATATTGTTACAGGAAATAAAGAAGAACTCTTACTGCTGGATCTATCCCATAATAAACTAGCAAGTTTACACAATGCCTTATTTCCCAACTTAAATACGTTACTTATCAACAACAACTTGCTTTCTGAAATTAAAATGTTTTATAGCAACTTCTGCAAAGTTCAGACATTAAACGCTGCTAACAATCAGTTGGAAAAAATAAACCTTCATTTCCTGACTTATCTTTCATCTATCAAAAGTTTAAGGCTGGACAATAATAAAATAACTCGCATTGATACTGAGAACACATCCGATATTAGAAGTTTATTCCCCATAATAAAGAAGAGCGAAAGCTTAAATTTTTTAAATATTTCTGGCGAGAACAATTGCCCTACTATCCAGCTCATGTTATTTAATTTGTTTTCCCCAGCACTTAAGCTTAATACTGGCCTGGCAATTCTTTCGCCTGGTGCATTTGAAGATCACTCTGACGGATTAGATGTGGATAACGAATTGTTTCACTATACTATTAATAAAGCATATACCCCATATAATATACATACTTATAAAACAGAAGAAGTTGTAAACCAGAGGAATATAAAAATTAAAAATATGACCTTAGATGAAATAAACAATACTTATTGTAATAACGATTATTACAATGAGGCAATAAGAGAGGAACCGATAGACTTTCTGGACAGATCGTTTTCCTCCAGCTCATGGCCTTTTTATCACTAATTCTATAAGTGTCTGGTCTTGTTAAAAATATAGTTAATATACAACCCTTTGGATTCATCATCTGAAGGGTTGAATCATGACATGCGTACATAGCTTAACCCCGTTTAATGGTTAGCTTGTTAGTTACATTTAGTAACACATAACTGGCTGCTTAATCCCCATTCTGCCCCCGCGGTTACGCTTTCTTATC</text:p>
          </table:table-cell>
        </table:table-row>
        <table:table-row table:style-name="ro1">
          <table:table-cell office:value-type="string" calcext:value-type="string">
            <text:p>espR2</text:p>
          </table:table-cell>
          <table:table-cell office:value-type="float" office:value="3000161" calcext:value-type="float">
            <text:p>3000161</text:p>
          </table:table-cell>
          <table:table-cell office:value-type="string" calcext:value-type="string">
            <text:p>IpaH-like protein</text:p>
          </table:table-cell>
          <table:table-cell office:value-type="string" calcext:value-type="string">
            <text:p>Q8X4Z5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2066256-2064924 Escherichia coli O157:H7 str. Sakai chromosome, complete genome</text:p>
          </table:table-cell>
          <table:table-cell office:value-type="string" calcext:value-type="string">
            <text:p>TGGTCATTCACCTCAATTAATATTATTCCATACCCCCGGGGACATCTTACTATAATATTTATTGATGAGTGATTATGACCAATATTAATACAGCTTGTGTAAAAAATAATGCCAGTTATCAATTTAATAACGCATTACCTAACAAAGAAACCATCTCCAGCAATTTTTGTGAACGACTAGAACAATGGGGTAATAAGTCGCTTAATAATGGTGAAGAAAGAGCAATTGCCGTGGAGCGAATTAAAGAAGCTTACAATTCGAACATGGCATCTCTTGATTTGTCATATCTTGATTTGAGTGAGTTACCGCCTATCCCCTCGACAGTTAATACGTTAAATCTGGAAAACAATTGTCTAACTTGTCTTGACTTTACTGACAATGCCAGTCTCGTTAATATCAACCTCAGCTTTAATAAAATTAACACGATAACCTTTCCAAATGAATCAAATCTGGAAAACATTTATATTGATCATAATAATCTGGAAAGTTTAGATTTAAAAAATCAGCATTCATTGGTTAATCTGGAAGCGCAAAATAATAATCTAAAAAAATTAATATTTCTGATAGTTATAAACTGAAATTTCTTAATCTTGATTATAACAAGCTAGCATCGCTGGATGTCTCCCGGCAAGAGTCTCTGATTGAGTTAAGTGCCCATCACAATATGATCACTGACCTTATATTACACAATCATCCCAGGATGAAAACAATCACTTTAAACGACAACCATATTGCACATTTAAACACCAAAACTACTACAAAACTTGAATATTTAAACTTAAGCAATAACAATTTATTGCCAACCAATGACATTGATCAACTAATATCATCAAAACATCTTTGGCATGTATTAGTTAACGGCATCAACAATGATTCACTTGCACAAATGCAGTACTGGACTGCAGTAAGAAATATAATTGATGACACTAATGAAGTGACCATTGATTTATCTTATAATCTGGCAATCACAAATATCGATACCAGTGATGAACATCTTGTAGAAGTAAGCGATAATTCAGAAGGTAATTATATAAAAGACAATGACTCAATGTCTATTCGTTATAGATCAAAATATTATTCCAGAGATTCCGCCTTAATAGAAGAAGAAACAATATTTTCTGACGCAGAACTAAAAGCTATTCTGCCTATGCGTCGCATGTACGGGGTTAGTGACTATAAGTCAAATTCCTCTTCTCTATCCTCACACTCGGGACTCAAGGACCCAACGGGCACACCCGTCTGTTATTATATTCATAATGAGAGTAAACCTTCCTTAGGTTATGGTCCAACATCCAATAATTGGTTAAGCCAATCCTTTACAACAGAGTTATAA</text:p>
          </table:table-cell>
        </table:table-row>
        <table:table-row table:style-name="ro1">
          <table:table-cell office:value-type="string" calcext:value-type="string">
            <text:p>nleG5-2</text:p>
          </table:table-cell>
          <table:table-cell office:value-type="float" office:value="3000162" calcext:value-type="float">
            <text:p>3000162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Q8X507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2159454-2158621 Escherichia coli O157:H7 str. Sakai chromosome, complete genome</text:p>
          </table:table-cell>
          <table:table-cell office:value-type="string" calcext:value-type="string">
            <text:p>TTTGTTGTAAGTGATAATTAATGCTATAAATATAGTTTTGTGTATTTTTATTTTTTACTAAAGCAAAATTAAATTATTAAAATGGAGGGAGAGGAATGCCTGTAGATTTAACGCCTTATATTTTACCTGGGGTTAGTTTTTTGTCTGACATTCCTCAAGAAACCTTGTCTGAGATACGTAATCAGACTATTCGTGGAGAAGCTCAAGTAAGACTGGGTGAGTTGATGGTGTCAATACGACCTATGCAGGTAAATGGATATTTTATGGGAAGTCTTAACCAGGATGGTTTATCGAATGATAACATCCAGATTGGCCTTCAATATATAGAACATATTGAACGTACACTTAATCATGGTAGTTTGACAAGCCGTGAAGTTACAGTACTGCGTGAAATTGAGATGCTCGAAAATATGGAATTGCTTTCTAACTACCAGTTAGAGGAGTTGTTAGATAAAATTGAAGTATGTGCATTTAATGTGGAGCATGCACAATTGCAAGTGCCAGAGAGCTTACGAACATGCCCTGTTACATTATGTGAACCAGAAGATGGGGTATTTATGAGGAATTCAATGAATTCAAATGTTTGTATGTTGTATGATAAAATGTCATTAATATATCTTGTTAAAACAAGGGCGGCTCATCCTTTGAGCAGGGAATCAATCGCAGTTTCAATGATTGTAGGAAGAGATAATTGTGCTTTTGACTCTGACAGAGGTAACTTCGTTTTAAAAAATTAAGATAGCAATGGCGGGTTAACTTTTCGTAAAATGAAATTAATTCTCGGTACAGCATGTAAAACGCGGCACCTCGTATGCAAGAACGTGCTGCGGTTGG</text:p>
          </table:table-cell>
        </table:table-row>
        <table:table-row table:style-name="ro1">
          <table:table-cell office:value-type="string" calcext:value-type="string">
            <text:p>nleG6-2</text:p>
          </table:table-cell>
          <table:table-cell office:value-type="float" office:value="3000163" calcext:value-type="float">
            <text:p>3000163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Q7ADX5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2160163-2159346 Escherichia coli O157:H7 str. Sakai chromosome, complete genome</text:p>
          </table:table-cell>
          <table:table-cell office:value-type="string" calcext:value-type="string">
            <text:p>TTCATTATAAAGGGTAATTGAAATGAACATTACCATTTATTTTATTTAATGAAACATCCTGCAAACTGATATGAATTACTGAATGAGGTTTTTATGCCTGTTACCACCTTAAGTATCCCAAGTATATCTCAATTATCTCCTGCAAGAGTACAGTCTTTGCAGGATGCAGCCAGACTTGAAAGTGGAATAAGAATATCCATTGGTAGTGGCCAATATTCTGTTCACTATGTCCAACTACTGGATGGATTTTCAGTTGAACCGGTGAGAGGAGGCTTACTGGATAGGCTATTGGGGCGTGAGCATCGAATGGATAGAAGGGCTGTGGCTCTGGAAAGGCAATTAAATGGAGGTGTCGATTTTTTAAGTAGTGTTAATAACTATTTTCAGAGTGTCATGGCAGAACACAGAGAAAATAAAACAGGTAATAAAATATTAATGGAAAAAATAAATTCTTGTGTATTTGGAACGGATTCTAATCACTTTTCTTGCCCGGAGTCATTTTTGACATGCCCGATAACGCTGGACACACCTGAGACTGGAGTGTTCATGAGAAACTCACGAGGTGCTGAGATATGCTCTCTATATGATAAGGATGCGTTAGTGCAACTTGTTGAAACTGGTGGAACTCATCCTCTGAGTCGAGAACCTATAACAGAATCAATGATTATGAGAAAAGACGAATGTCACTTTGATGCAAAAAGAGAAGCTTTTTGTTGTAAGTGATAATTAATGCTATAAATATAGTTTTGTGTATTTTTATTTTTTACTAAAGCAAAATTAAATTATTAAAATGGAGGGAGAGGAATGCCTGTAGATTT</text:p>
          </table:table-cell>
        </table:table-row>
        <table:table-row table:style-name="ro1">
          <table:table-cell office:value-type="string" calcext:value-type="string">
            <text:p>nleG2-3</text:p>
          </table:table-cell>
          <table:table-cell office:value-type="float" office:value="3000164" calcext:value-type="float">
            <text:p>3000164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Q8X509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2160803-2160056 Escherichia coli O157:H7 str. Sakai chromosome, complete genome</text:p>
          </table:table-cell>
          <table:table-cell office:value-type="string" calcext:value-type="string">
            <text:p>GCTCCGGTTTTTTGTTGTCACGTATGGGGGATGTTTGTTACAGCTATTTAAGTCTGGAGTTCAAATTAAAATAGGGAGCTTTGTTATGCCATTAACCTCAGATATTAGATCACATTCATTTAATCTTGGGGTGGAGGTTGTTCGTGCCCGAATTGTAGCCAATGGGCGCGGAGATATTACAGTCGGTGGTGAAACTGTCAGTATTGTGTATGATTCTACTAATGGGCGCTTTTCATCCAGTGGCGGTAATGGCGGATTGCTTTCTGAGTTATTGCTTTTGGGATTTAATAGTGGTCCTCGAGCCCTTGGTGAGAGAATGCTAAGTATGCTTTCGGACTCAGGTGAAGCACAATCGCAAGAGAGTATTCAGAACAAAATATCTCAATGTAAGTTTTCTGTTTGTCCAGAGAGACTTCAGTGCCCGCTTGAGGCTATTCAGTGTCCAATTACACTGGAGCAGCCTGAAAAAGGTATTTTTGTGAAGAATTCAGATGGTTCAGATGTATGTACTTTATTTGATGCCGCTGCATTTTCTCGTTTGGTTGGTGAAGGCTTACCCCACCCACTGACCCGGGAACCAATAACGGCATCAATAATTGTAAAACATGAAGAATGCATTTATGACGATACCAGAGGAAACTTCATTATAAAGGGTAATTGAAATGAACATTACCATTTATTTTATTTAATGAAACATCCTGCAAACTGATATGAATTACTGAATGAGGTTTTTATGCCTGTTACCACC</text:p>
          </table:table-cell>
        </table:table-row>
        <table:table-row table:style-name="ro1">
          <table:table-cell office:value-type="string" calcext:value-type="string">
            <text:p>nleG7</text:p>
          </table:table-cell>
          <table:table-cell office:value-type="float" office:value="3000165" calcext:value-type="float">
            <text:p>3000165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Q8X395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2209931-2209448 Escherichia coli O157:H7 str. Sakai chromosome, complete genome</text:p>
          </table:table-cell>
          <table:table-cell office:value-type="string" calcext:value-type="string">
            <text:p>CCTGGAACAGCAGATCAACAACGGACGAAGTTTTGCACAAATATCTCAGGATTTTATGCTTCAATTATCTTCAAATATAGGATGGAAAAAAGGGGCCGAAAACGCCCTTAAAAATAAAATCCATTCTCATTCATTTGTTGTAAATCCTGATGAATTCTCTTGCGACACACAATTTCTTAAGTGCCCAATAACATTATGCGTTCCAGAAAAAGGGGTTTTTGTCAAGAATGCACTGAACTCCAACATATGCACTCTTTATGATAAGTCTGCGTTCATGAATCTCACAAGAGAACATCTACCCCACCCTCTCAGCAGGGAAAAGATAGTAAAAGAAATGATTATTGAAAGGAATATGTGTTATTTTGACACCATAAGTCAGCATTTCATAATTATGGATGCAGACCAACAGAAACAGCATTGTAAATAAAATGTAATAATTACATACTATTAGTGATTCTCATGCATCGTAAGCGGCTCGCCAGAA</text:p>
          </table:table-cell>
        </table:table-row>
        <table:table-row table:style-name="ro1">
          <table:table-cell office:value-type="string" calcext:value-type="string">
            <text:p>nleG3</text:p>
          </table:table-cell>
          <table:table-cell office:value-type="float" office:value="3000166" calcext:value-type="float">
            <text:p>3000166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394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2210596-2210140 Escherichia coli O157:H7 str. Sakai chromosome, complete genome</text:p>
          </table:table-cell>
          <table:table-cell office:value-type="string" calcext:value-type="string">
            <text:p>TCTGTATGAAGGAATATGGTAATGCCTGGATTAGTATCATATATATCATCGACTTCATTCGCGAATGAGATGGCGGAGATGCGTCAGCAGGTAATGGAAGGGCAGATTGGTGGATTTCTCCTGGGAGGGGAGAGAGTTAGAGTTTCTTATTTATTTCAATTGCATTAATATCTTGAATGGATTACATAGAGTTAATGTATCCAGTACTCCCTATTCTCTTGCATATAATACATGTTGCAACTTACATCTCAGCGCTATGAAAAAACACCACCTCTCTCTTTATGAAATTCTGGATTTACCAAGCGCTAATTTATCATTTCAATCTACCTTTAAGTATTGCATTTATCTCCCTACGAGGTCATACTTTAGGAAGTTAAATATGAATGATAATATACCTACAGCGCGAAATCACAAACAATCGACTTGTATTACAGAAAAAACATGCCTATATTTTTAA</text:p>
          </table:table-cell>
        </table:table-row>
        <table:table-row table:style-name="ro1">
          <table:table-cell office:value-type="string" calcext:value-type="string">
            <text:p>nleG2-4</text:p>
          </table:table-cell>
          <table:table-cell office:value-type="float" office:value="3000167" calcext:value-type="float">
            <text:p>3000167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Q8X393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2211450-2210789 Escherichia coli O157:H7 str. Sakai chromosome, complete genome</text:p>
          </table:table-cell>
          <table:table-cell office:value-type="string" calcext:value-type="string">
            <text:p>AGTTTTGTCATGCCGTTAACATCAGCTATTGCATCCAATTCATTTTCCACCTGAATGCAGGTTCTTCGTGCTCAAATGGCCGCCAGTGGCGGTGGAGAAATTACAGTAGGCGGGCAGACGGTCCGTATCACATATAGTGAAACGGATGGTCGCTTTCTGGCGAGTGGGGGCAATAACAGTTTGCTTTCTGGATTATTACTTACAGGGCTTAATGGTGGTCCTGAAGCGCTCAGGGATATAATGTTAAGAATGGTTTCAGGTTCAGGTAACACACAATCACATGGTGATATTGAGGGGAAAATATCACAATGTAAGTTTTCTGTTAATACGGAGAGCCTTCAGTGTCCATCCGAGGCGGTTCGATGCCCAATTATACTGGATAAACCAGAAGAAGGTGTGTTTGTTAAAAATTCAGAAGGTTCTTTGGTTTGTACCTTATTTGATTCGGTTTCTTTTTCTCATTTGGTTCGCGACGGTGGGAAGCACCCGCTAACACGAGAACCAATAACGTCATCAATGATTGTAAGTCAAGAACAATGTATTTATGACCAAACCAAAGGAAACTTTGTCATAAAGGATAAGTGAAATAAATATTACCCAAGCTATATGTTAACTGCCAGTTGCTTATATGAAATGCTACAGATGTTCAGGGTATAAGGATG</text:p>
          </table:table-cell>
        </table:table-row>
        <table:table-row table:style-name="ro1">
          <table:table-cell office:value-type="string" calcext:value-type="string">
            <text:p>espL1</text:p>
          </table:table-cell>
          <table:table-cell office:value-type="float" office:value="3000168" calcext:value-type="float">
            <text:p>3000168</text:p>
          </table:table-cell>
          <table:table-cell office:value-type="string" calcext:value-type="string">
            <text:p>ShET2 enterotoxin, N-terminal region</text:p>
          </table:table-cell>
          <table:table-cell office:value-type="string" calcext:value-type="string">
            <text:p>Q7ADG2</text:p>
          </table:table-cell>
          <table:table-cell office:value-type="string" calcext:value-type="string">
            <text:p>Effector, Toxin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2402520-2404988 Escherichia coli O157:H7 str. Sakai chromosome, complete genome</text:p>
          </table:table-cell>
          <table:table-cell office:value-type="string" calcext:value-type="string">
            <text:p>TAGTGAGTACACCAGCAAAACGCTTAAAGAACAACTGATAACATCACGGAGCGTCTGAAAGGTTTACTGCGAGCGAATTTACAGCAGCATAAACTGAATCCAGCAAAGTTCGTTGCGTGATTTGGCGGTACTATTTAAACGATCATAAGATTAATGACGAAGTGGTCATATCACAATGATAAAAGTGACACAATTCTTATAGCAATTTTTCGTGCACATTTCGTTCTGGCGATAATAATTAATCATCATACTCAAAACCTCCAGACATATATAAGGCGAATAGATTATGAGTCAAAACGACATTATTATCAGAACTCATTATAAGTCTCCTCATAGAATGCACATCGATAGCGACATACCAACGCCTTCATCAGAGCCTATTAATCAATTTGCGCCCCAACTCATCACCCTACTTGATACCTCTGACTTAAGTTCGATGCTGTCATACTGTGTTACTCAGGAATTTACCGCAAACTGTCGAAAAATATCACAAAATTGTTATTCCACTGCCCTTTTTACCATTAACTTTGCCACTTCACCCATCCATGCAGAAAATATATTCATTACATTACACTATAAAAAAGAAATCATTTCCTTATTACTGGAAACCACGCCTATTAAAGCTAACCATTTGCGAAGCATACTGGATTATATTGAACAGGAACAGTTAACTGCCGAAAATCGTAACCATTGTATGAAACTGTCTAAAAAAATCCATAGAGAAAAAACTATACAACCAACAGTAAATCTCAATGGTAGTGCATTTTTTTCGCAATCTCCTTCTGACGCTATTTTTTGTCGCCATCTGTCATTGCAATACGCACTTGATTCATTGAGAAATGGAAAAGGCAAGGTCAACCTGATTAAACATTACTCCTCCGTTGAATCCATACAGCAGCATGTCCCCTTAGTCCGGGACGCGGAGTTCAGAGCATTACTTCGCCATCCTCCTGCAGGGAGTCGCGTTATCGCGAGTAAGGATTTTGGCTTCGCTTTAGATATTTTCTTCTGTCGAATGATGGCAAACAATGTCAGTCATATGTCTGCGATTTTATATATAGACAATCATACTTTGTCAGTAAGGCTACGAATAAAGCAGTCGGCGTATGGGCAATTAAATTATGTTGTGTCCGTTTACGACCCGAACGATACCAACGTTGCCGTCAGAGGCACCCACAGGACAGCACGGGGCTTTCTCTCGCTTGATAAGTTCATCAGTTCAGGTCCCGATGCTCAGACCTGGGCTGATAGGTATGTTCGCAACTGTGCAATTGCTATTCTGCCCCTATTACCTGAGGGAGTTCCAGGGGCTATTTTCACGGGTATCGCGACACGAATGCCATTTGCCCCTATACATCCATCGGCAATGTTGTTAATAATGGCCACAGGCCAGACTCAACAGCTTATTACATTATTCAGACAGTTGCCCATACTCCCTGAAAAAGAAATCATTGAAATAATAACTGCGCAGAATAGCATTGGTACACCTGCTTTATTTTTGGCTATGATGAACGGACATACTGACAACGTGAAAATATTTATGCAAGAAATTCAGTCACTGGTAGATAATCACATCATTCATGAAGATAATCTGGTTAAATTGTTGCAAACTAAAAGTGCTAACGAAACACCTGGACTTTATATCTCCATGTTGTATGGATTCGATGAGATAATCGATATCTTTCTGAATGCATTAACCACTCCTATAGCACAAGAGCTTTTAAACAAAAAACTGGTGATGAGTATTTTAGCCATGAAAATACATGATGGTGAGCCAGGATTATACGCCGCAATGGAAAATAATCACCCTTTGTGTGTCACACGGTTCCTCTCTAAAATTAATGGCATCGCCTTTAAATACAAGTTGAGCAAAGCTAACATCATGGATTTATTAAAAGGCGCTACAGCACAGGGAACCCCTGCATTATACATCGCTATGAGCAAGGGTAATGAAGACGTCGTGTTATCTTATATATCGACGCTGGGTGCTTTTGCAAAAAAACATTCTTTTAGTCAACATCAGTTATTTACACTGTTGGCTGCTAAAAATCATGACAACATGTCAGCTGTTCATATAGCCATTCATCATAATCATTATAAAACTGTAGAAACATATTATGCTGCTATAAATGTAATCAGCCAAAGCATGAGTTTTAGTGCTGATGAATTAAAGACGTATTTATAACCAGCTATTTACGATATTTATATATCGATACATAATTTTATTTTTTCATAAAACGCAGAAACAGTGATCAGGTGTACAACGCCACCCGACGGCTGTAATAACAAAAAATCCCTTGATGCCTGTCCCTTTTGTTACACTCCGTTATCACGCACAAGAGATATGCAGGACACTGGTATGCCGACTAAACGCTTTGATAAAAAACACTGGAAGATGGTGGTGGTGCTACTGGCAATCTGTGGCGCTATGTTGTTGCTACGTTGGGCAGCAATGATTTGGGGCTGAGC</text:p>
          </table:table-cell>
        </table:table-row>
        <table:table-row table:style-name="ro1">
          <table:table-cell office:value-type="string" calcext:value-type="string">
            <text:p>espJ</text:p>
          </table:table-cell>
          <table:table-cell office:value-type="float" office:value="3000169" calcext:value-type="float">
            <text:p>3000169</text:p>
          </table:table-cell>
          <table:table-cell office:value-type="string" calcext:value-type="string">
            <text:p>AvrPphF-ORF-2; AvrPphF-ORF-2</text:p>
          </table:table-cell>
          <table:table-cell office:value-type="string" calcext:value-type="string">
            <text:p>Q8XB62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2668474-2669323 Escherichia coli O157:H7 str. Sakai chromosome, complete genome</text:p>
          </table:table-cell>
          <table:table-cell office:value-type="string" calcext:value-type="string">
            <text:p>CACTTGACAAACACTCATGATAATTGTAATAAAATATATAAGGCTATAATACAATACTGTCAATCAATATTTCATTTATATGAGAAAAAGGCATTTATAATGTCAATTATAAAAAACTGCTTATCATTAATTAACAATGCATTAAATATACAAAAAACATCATATTCTCTGACCAAAATGGAGCAGGCAGGGAAGTTGTTAAATAGAAAAATAACTCCAGAAAATACTCCTCCAATGTTGTTATCATACAGAAATGCAGATTTAACGCAAGAAAAAAACATTACAGAAAGAGTTTTATCCATATTTAAAATAAAACGAGATTTTGTTGCTGTAAGAATCCAAAACAATCAGTTTACTGATTTGAAAAACAAAAAAATTCAAGGCCATCAAAACACAGTTGCCAGTGTCATGGATTGGTATAATCCCCAAAAAAATGCTTTGGGTATAACTATGGGTACACCAAGAAAATCGGCCGATATAGCAAAAGAAGAGCACAGAAATGCACTAAATTTCATGATAATGGAAAAAAACACATTTCATGAAAAAATCTTAAACAGCAATGACAATTTGCAAAAATCATACAGCAAAACAGAAGACAGTAGTTGGGTCGCAGCTTCTGTCGGCTCTCTTCTAGATAAAGGAGCAAAAGTATATCCCGATACATCATGCTCTCTGAGACTGGGAGAACCATTCATCTTTACGCTGCCAGAATCAGTTAGAGTCGATGTTGACATATATCCTCTCAAAAAATAATCTTAAAGGTATTGACATATAAGAAATAATTAAGTGTATTCACATTAGACTAGTCGCTTAAGAGTAGATTTTTGGCATTTTGGGAAGATCAGCGGGA</text:p>
          </table:table-cell>
        </table:table-row>
        <table:table-row table:style-name="ro1">
          <table:table-cell office:value-type="string" calcext:value-type="string">
            <text:p>tccP</text:p>
          </table:table-cell>
          <table:table-cell office:value-type="float" office:value="3000170" calcext:value-type="float">
            <text:p>3000170</text:p>
          </table:table-cell>
          <table:table-cell office:value-type="string" calcext:value-type="string">
            <text:p>EspF protein repeat</text:p>
          </table:table-cell>
          <table:table-cell office:value-type="string" calcext:value-type="string">
            <text:p>P0DJ88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2669398-2670715 Escherichia coli O157:H7 str. Sakai chromosome, complete genome</text:p>
          </table:table-cell>
          <table:table-cell office:value-type="string" calcext:value-type="string">
            <text:p>GCAGTCGAAAAGCAAAACATACGTTTTCTTTTTAACAATAATTGATGAGTATTGCATCGAGTGTCATTTATACATCGCCGCATTTATTTGCCACTATAAAAAGGCTGATTACATATCTATCGGAGAACTAAAATTACTTATAAGGTAATCTGCATGATTAACAATGTTTCTTCACTTTTTCCAACCGTCAACCGCAATATTACAGCTGTATATAAAAAAAGCAGCTTCTCTGTATCACCACAGAAAATCACATTAAATCCTGTAAAAATCAGCTCACCTTTTTCACCAAGCAGTAGCTCCATCAGCGCAACAACTCTCTTTCGAGCCCCAAACGCCCATTCGGCATCATTTCATCGACAGTCTACTGCTGAAAGTTCGTTACATCAACAACTTCCTAATGTGAGGCAGCGCCTGATACAACATCTTGCAGAGCATGGCATTAAACCTGCCCGGAGTATGGCTGAACATATTCCTCCGGCACCTAACTGGCCTGCGCCACCACCGCCAGTACAAAATGAACAATCAAGACCTCTGCCTGATGTGGCTCAGCGTCTGGTGCAGCATCTTGCAGAGCATGGCATTCAACCAGCCCGGAATATGGCTGAACATATTCCTCCGGCACCTAACTGGCCTGCGCCACCACTGCCAGTACAAAATGAACAATCAAGACCTCTGCCTGATGTGGCTCAGCGTCTGGTGCAGCATCTTGCAGAGCATGGCATTCAACCAGCCCGGAGTATGGCTGAACATATTCCTCCGGCACCTAACTGGCCTGCGCCACCACCGCCAGTACAAAATGAACAATCAAGACCTCTGCCTGATGTGGCTCAGCGTCTGATGCAGCATCTTGCAGAGCATGGCATTCAACCAGCCCGGAATATGGCTGAACATATTCCTCCGGCACCTAACTGGCCTGCGCCAACGCCGCCAGTACAAAATGAACAATCAAGACCTTTGCCTGATGTGGCTCAGCGTCTGATGCAGCATCTTGCAGAGCATGGCATTCAACCAGCCCGGAATATGGCTGAACATATTCCTCCGGCACCTAACTGGCCTGCGCCAACGCCGCCAGTACAAAATGAACAATCAAGACCTTTGCCTGATGTGGCTCAGCGTCTGATGCAGCATCTTGCAGAGCATGGCATTAATACATCTAAGCGCTCGTGATTATAATATAATTACCTATATTAGCTCTGACCTGACAGTTACCGGTTATTTATACAGGTATCTGTCAGATTACATCTAACCAACAAAAAACCGGAGCCGGACTCCGGTTTTGTGAAGCTGTCGGGTTACTTCATCCCGCCAATATTTTCCC</text:p>
          </table:table-cell>
        </table:table-row>
        <table:table-row table:style-name="ro1">
          <table:table-cell office:value-type="string" calcext:value-type="string">
            <text:p>espM2</text:p>
          </table:table-cell>
          <table:table-cell office:value-type="float" office:value="3000171" calcext:value-type="float">
            <text:p>3000171</text:p>
          </table:table-cell>
          <table:table-cell office:value-type="string" calcext:value-type="string">
            <text:p>chaperone-like protein; IpaB/EvcA family</text:p>
          </table:table-cell>
          <table:table-cell office:value-type="string" calcext:value-type="string">
            <text:p>Q8X4W3</text:p>
          </table:table-cell>
          <table:table-cell office:value-type="string" calcext:value-type="string">
            <text:p>Non-LEE encoded TTSS effectors</text:p>
          </table:table-cell>
          <table:table-cell office:value-type="string" calcext:value-type="string">
            <text:p>EspM2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3477661-3476893 Escherichia coli O157:H7 str. Sakai chromosome, complete genome</text:p>
          </table:table-cell>
          <table:table-cell office:value-type="string" calcext:value-type="string">
            <text:p>TAGAATATTATTGCATGCATGTTTTTTCTGGCTACAATAAACGCAAGTATGCAATATTGTAAACACTTTTTTATAAAAAGGAATTATAATGCCGATGAATACTACAGGTATGTCTTTCAGCTCTTTTGGTATAAGTTGCCATAGAGAGAACTCCTTCAGGAACTCTTTCCGAGGGAAGAATGATGAGGTCGTAAAATGTTCAATTGGAGAACGGACTATTAGCTTTTCTGTTCGCAAATTTAGCGGCAATATACTGGAAACGGTGAGAAGGCAGAGTACTAAAGATATTGATGAGTGGATAAAAGATGAACGGATAGTATATCCCTCAAGGGTGATCAACCAGGAGATTGATAATTACTGTTTTCAAAAAAATGCAAAAATTTCCACTGAAGAGAGGCAAAGAGTCTTTTTTCTTGTGAGCCAGGAGAATCAACTAACCCTTGATGTTAAGGCAGCACAAAGTTCTATTAATCATGTAATAATGGGGAGTGCTTCTTTTGGCAAGAAAATGGATGCTCTTTGTGATGGTATGAGCCGGGATGTAAAAAATCGTACATCAGATACCATAGCAAACTTGCTTGCGGACAAGTTTTACCAGAAACATATCGATTCGGATATTGATATTGTAAAACTACGAAATGATATCCCAGATTATTTGATGCGTGCTATACAGGGATGAGGCTAGAGGAGAGGACTGCTTCAGCATCATCGGCTTCGGACCAGTAAAAGAGACGCAGAAAATGCACAACGGCACCACACGCCATGCATG</text:p>
          </table:table-cell>
        </table:table-row>
        <table:table-row table:style-name="ro1">
          <table:table-cell office:value-type="string" calcext:value-type="string">
            <text:p>nleG8-2</text:p>
          </table:table-cell>
          <table:table-cell office:value-type="float" office:value="3000172" calcext:value-type="float">
            <text:p>3000172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Q8X9A7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3477657-3478503 Escherichia coli O157:H7 str. Sakai chromosome, complete genome</text:p>
          </table:table-cell>
          <table:table-cell office:value-type="string" calcext:value-type="string">
            <text:p>TTCTATTAAAAATTGTATTGTTTTATTCACATATCATGAGCGGCATGTTGATTCTTGTTACCAATATAGTTCACAATATGGATTAAAAAGGATAATAATATGCCAGTCATATTAAATTTTTCTAATGGAAGTGTATTGCCGGAAAATGAGCTGGAGGCTTTACGACATATAGCAAGAAGCAACCAGAATGACACTATTACTATAGGAGGCCGTAATATGAGGCTTCATTATATCCAGTTTATGGATGGTTTTAGTGTTGAGCCTATTCTTGGTGGACTTTGGGACCATCTTGGGGCAAGAGAGGCTCATCATCTCGCAGACCGCCTGACAAGACAACTTAACGGAGGTAACACTTTTCTGCAGGCATACAGCTTATATCTGGAGCAGAGGCAAGCTGCCCCGCTTGTGCAGGAGAGCGTCATAAAAACACTACTAGATCGAATAAATTCGAATGCATTTCCCGTTAGTTTACAAGACTTTTCCTGTACTGAGGAACATCTTAATTGTCCGATAACGCTACATATTCCTGAGACAGGTGTTTTTGTCAGAAATGCTCGAAATTCAGAAATATGTGCATTATATGATCAGGAAGCATTGACTGAACTTATCCTGCGTAACGCTCTCCACCCCCTCAGCCGTGACCCCTTTGCTCCAGAAATGATTATAAGCAAAGACAAGTGTCATTTTAATATAACAAAACAATGTTTTTACGCATTACCCATATACCCACTTCAACAAAACAGTATTTAAAAATAAAAGCACAATATAAGAAGCATATTTTCAATAAGTTAATCACCATATAACAAACATATAGCGAGGAGACTATTTATGCCCAAAATATCATCAG</text:p>
          </table:table-cell>
        </table:table-row>
        <table:table-row table:style-name="ro1">
          <table:table-cell office:value-type="string" calcext:value-type="string">
            <text:p>espW</text:p>
          </table:table-cell>
          <table:table-cell office:value-type="float" office:value="3000173" calcext:value-type="float">
            <text:p>3000173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9A5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3478325-3479701 Escherichia coli O157:H7 str. Sakai chromosome, complete genome</text:p>
          </table:table-cell>
          <table:table-cell office:value-type="string" calcext:value-type="string">
            <text:p>CAAAGACAAGTGTCATTTTAATATAACAAAACAATGTTTTTACGCATTACCCATATACCCACTTCAACAAAACAGTATTTAAAAATAAAAGCACAATATAAGAAGCATATTTTCAATAAGTTAATCACCATATAACAAACATATAGCGAGGAGACTATTTATGCCCAAAATATCATCAGTTGTATCATCATGTTACCATCTGTTCAGTGAACATCAACAACTTTCAAATGAAACAACAATGACGAACCCCGTCTCCAGAAGAATTGTTCATAAAGAATATGGTATATCTTTAAAATCCGTTCCTGTATGGTTGGCTACAGCTAAAACTCCCCTTGCTCTACTCAATGGCAGACATACAAGAAGTCACTCATTTATTATTGCAGGGACCCCAGGAATGGGAAGCAGGAGCGGAGCCCAATACTATGCCATAAACAGTGATGATAAACGCTCCCGAATAGACATTGACTCTTTATTTTTAAAAAAGTTAAATAATGTGCGAAATCAAAATAAATTTCCAATCGATGTAAAAGAAACGGTTATAAAACTACAAGGGCAAAAATTCACATGCATTGAAGATTTTTATAAAAGGTATAATGAAACCAGGTTAAAGGCCAATACCAATATCCAACAAGAACAAATTGCAGATGAAGTAAAATCACTTACATATTTGATTCCTTCAGAAAAAAAAGAGATGTGGATATATAAAAACAATGGAAAAGATAATGCAAAACCAAACTTAGGAGAGCGAGACGTAAGAATGTTCGAAAATATTAGTTCTGATGATACAGATAAGATAACAGGAAGGAAATTTTCAGAGTTAGGTGAGTATCTTTATTCAGGGAATGTAATAAAACTCAGTCAGTTATCAATTCGTTACTTACCCAATATCAGCTCAATCTCATTAATAGAGACAAAACAGAGTTTGTTGCTACATCGATTGTATTCAGATGAAGTACTTCAGAGAAATGGAACGCTTATCCCGACACCACTACATGAAGAAAAATCAATTCCAGCTGACAATATAAAAACAATGCTCAACAACATACCGACTTACAAAATGTTACCGCCATTCACAGAAACACAAGGTAATTGTTCTTCTGGCGCAGCCACGTTTTTACGCAAATCAGGCGCCGAAGAAAAAGATATTCTTGCATGTAGCCCCCGAAATTATGGGCTGCATCATAACATAAAAACATGGGACCCCTTGGTTAGAAATTAAGGATCCAAATATTATATATTTCATATAAAGCAAGAAAAAAATATTGTCTGAATAATTGTTCAGACAATATATCCTTACATGGCACTATTATAATAAACTATTAATATAAAAACACACCAACAAAAAAAATTAAGCATCACTTGCAACAAAGGATTCTT</text:p>
          </table:table-cell>
        </table:table-row>
        <table:table-row table:style-name="ro1">
          <table:table-cell office:value-type="string" calcext:value-type="string">
            <text:p>nleG6-3</text:p>
          </table:table-cell>
          <table:table-cell office:value-type="float" office:value="3000174" calcext:value-type="float">
            <text:p>3000174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Q7ABH4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3480157-3479609 Escherichia coli O157:H7 str. Sakai chromosome, complete genome</text:p>
          </table:table-cell>
          <table:table-cell office:value-type="string" calcext:value-type="string">
            <text:p>AACAGGTGTCTGGAAATATAGGGGCAAATCTACTGGATAGGCTATTGGGGCGTGAGAATCGAATGGAGAGAAGGGCTGTGGCTCTGGAAAGGCAATTAAATGGAGGTGTCGATTTTTTAAGGAGTGTTAATAACTATTTTCAGAGTGTCATGGCAGAACACAGAGAAAATAAAACAAGTAATAAAATATTAATGGAAAAAATAAATTCCTGTGTATTTGGAACGGATTCTAATCACTTTTCTTGCCCGGAGTCATTTTTGACATGCCCGATAACGCTGGACACACCTGCGAATGGAGTGTTCATGAGAAACTCACAAGGTGCTGAGATATGCTCTCTATATGATAAGGACACGTTAGTGCAACTTGTTGAAACTGGTGGAGCTCATCCTCTGAGTCGAGAACCTATAACAGAATCAATGATTATGAGAAAAGACGAATGTCACTTTGATTCAAAAAAAGAATCCTTTGTTGCAAGTGATGCTTAATTTTTTTTGTTGGTGTGTTTTTATATTAATAGTTTATTATAATAGTGCCATGTAAGGATATATT</text:p>
          </table:table-cell>
        </table:table-row>
        <table:table-row table:style-name="ro1">
          <table:table-cell office:value-type="string" calcext:value-type="string">
            <text:p>espL2</text:p>
          </table:table-cell>
          <table:table-cell office:value-type="float" office:value="3000175" calcext:value-type="float">
            <text:p>3000175</text:p>
          </table:table-cell>
          <table:table-cell office:value-type="string" calcext:value-type="string">
            <text:p>ShET2 enterotoxin, N-terminal region</text:p>
          </table:table-cell>
          <table:table-cell office:value-type="string" calcext:value-type="string">
            <text:p>Q7AAV1</text:p>
          </table:table-cell>
          <table:table-cell office:value-type="string" calcext:value-type="string">
            <text:p>Effector,Toxin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3861109-3863252 Escherichia coli O157:H7 str. Sakai chromosome, complete genome</text:p>
          </table:table-cell>
          <table:table-cell office:value-type="string" calcext:value-type="string">
            <text:p>TGGACTTATCTCTATACGCCGAAAATAAATGCCATAAGTGAGCATTTTAACCGAACACTGAGGGAACAATTTATTGAGTTTAATGAAGAATTGCTCTTTGAATAGCTGAATATGTTCAATCTGAAACTGGCTGAGTATCTGGTACTGTACAACAGTAAAATTCTTCATAAATCGTTTAAACTACAAAAATCAGTAGAATATATTATTTCCACTGTCAGGCGGAAAATTTATAGAAAGGATACAAACATATGCCAATAATAAACAAATCGGCATCAAATTATGTTGAATATATTTCAAAAAACAATCCCCCTTATTTATCAAAAAAGAGAGATGCCAGTATAAATCTAAATGGAAAGGTTAGTGATTGCAATGGGGAAATCATATGGTGTCGACATATAGCATCATATTGGAGTGAGTTTTTTTGTAGTAATTCAGGAAAGATAGACTACGAAACATTTTCATCCCCTCAATTATTAAGCAAAGCTATTGTAATTCAGGAAAACAAGGGGACAAATAATATTAAGGGTGATGTGTATTTTGTTGAAAATGAATCTTGGGGAAGCGTTATATATAACCTTTTTCTTCAACTTGAGAAAGAGAATAAATCTCACACATCATTAGAAGTTCATTCTCCCGGACATGCAATGGCTCTGGGCATTAAAATAAAAAACGACAAGGAAAATAAGTTTGTTATTAATTTCTATGATCCCAATCAGACCGCGACGCATAAACGAGTATTTTTTTGCACTAATAACATTTGTGATATAATAAACCTGACAGCATATGATTTTCTTAGTGAGCAATGTCTGAAATGTTATGGGCTAAAAGAAGACACACTGTCACTTTTTGTGGATAAAACAAAATCGAATGACAACAATAATGTGTTTATAAAAAAATTACCTGATAATATTCTCCAAGGTGTTGTTATTAATTTTGCTATGGGAGCAGGACTAAGAGAGATAATAAAAAAGGTATATAACGATACTCGATTTACAGATCTTACAAAATCTCAGATGAAAATCTTGTGTGAATCAAAAAATGTTAATAATGTTCCTGGGTTGCTTTTAGCTCTACAAAATGGACATGATAATGTAATTGATGAATATGGTACTTTAATTAAAAAGTCAAATCTTAATAAAGAAGAATTAATACATATATTATCTGCAAGAACTTTGGATGGAACCATACCTGGTTTATATCAGGCCCTTCAAAATGGACATGCTCAAGCTATTAAGAGTTATGGTAACTTAGTTCTGGATACTATTAATAAAAATATAGATTTAGAGTATTTGCTTTCAGCATTTAAATATGAGGCACATAGCTCTAATAAATATACTCCTGGATTATTTTCTGCATTTCAAAATGGTCATGCAGACGCAATAAAGGCATATTGTGGCGTACTTGGCAATAGTAATTTGAAAAGAGGTGAGATAATCAGGATGCTTGAGGCGAGAAATTATGATGGTGCACCAGGATTACTTCTTGCGTATCAAAATGGAGATATTAATACGATTCAGTCTTTTTTTGACTCACTAATAATGTTAGATATATCAAAGGATTTTATCGAAGAGTTATTGACTGCAAAACATTATGATTTTACGGGGTTATCATTAGCGATCAGTCATAGACATGATCATGTTGTCAAATTATACGGAAAGTTATTTAAAAAACTTGATACCAGTCCATATAAAATGTCAATTATCCTAGCATTAGCAATTGATTGCGAGAGAAATAATGCAAACATAATTATTGATAGTGAGTACAAGTCAAATAAGGCAGTAAAGGAATATGTAGAAATTTTAAAAGAATTCAATATATGCCCAGAAAAGGTAGCAGAATACCTAAGCGAGTTCAGCGGAAAACATTTCCTCGATGTATATAATTATTATTCCAATTGAAAAAAATATAAAGTATCTATCACGGCACTCTCAGTTGAGTATCACAGGCACATGTATTTTAGCCCCCTGAGTCTACAGACAACCAATATTACTTAAATAAGTGATAATCTTAATGCTGTTTTTTAGAACAGATGATTGATATTTTTGGGCCGGAGAAACGCAGACAGGCTTTGTTGAATAAATCGAGCTTTTGCTGAGTTTAAGGATCAGATCACTCATTTTCCTGCAAAAGCTCATTGGGCGAAA</text:p>
          </table:table-cell>
        </table:table-row>
        <table:table-row table:style-name="ro1">
          <table:table-cell office:value-type="string" calcext:value-type="string">
            <text:p>nleB1</text:p>
          </table:table-cell>
          <table:table-cell office:value-type="float" office:value="3000176" calcext:value-type="float">
            <text:p>3000176</text:p>
          </table:table-cell>
          <table:table-cell office:value-type="string" calcext:value-type="string">
            <text:p>non-LEE encoded effector protein NleB; Provisional</text:p>
          </table:table-cell>
          <table:table-cell office:value-type="string" calcext:value-type="string">
            <text:p>Q8XBX8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3863465-3864750 Escherichia coli O157:H7 str. Sakai chromosome, complete genome</text:p>
          </table:table-cell>
          <table:table-cell office:value-type="string" calcext:value-type="string">
            <text:p>ACAGGGAGGGGAAAGGATGTCATCGTTAATGAGACTTTTTGTTAATGTCAACAATGCTATGAATTTATTTTAGAAAAACAATTAAGCTGACGTAGTGTTCCGTCTAAATGACGGGGCGATATTAACATGATTAGAACAAGAGGAATTTTATGTTATCTTCATTAAATGTCCTTCAATCCAGCTTCAGAGGAAAGACAGCTTTATCAAATAGTACACTTCTCCAGAAAGTTTCTTTTGCTGGAAAAGAATATCCTCTGGAACCTATTGATGAAAAAACCCCTATTCTTTTTCAGTGGTTTGAAGCAAGGCCAGAGCGATACGAAAAAGGAGAAGTACCAATATTGAATACCAAAGAACATCCGTATTTGAGCAATATTATAAATGCTGCAAAAATAGAAAATGAGCGTATAATCGGTGTGCTGGTAGATGGAAATTTTACTTATGAACAAAAAAAGGAATTTCTCAGTCTTGAAAATGAATATCAAAATATAAAAATAATCTACCGAGCAGATGTGGATTTCAGCATGTATGATAAAAAACTATCTGATATTTACCTTGAAAATATCCATAAACAAGAATCATACCCTGCCAGTGAGAGGGATAATTATCTGTTAGGCTTATTAAGAGAAGAGTTAAAAAATATCCCAGAAGGTAAGGACTCTTTGATTGAGTCATATGCAGAAAAAAGAGAACATACTTGGTTTGATTTTTTCAGGAATTTGGCCATGTTGAAGGCTGGAAGTTTGTTTACAGAGACGGGAAAAACTGGATGCCATAACATATCGCCCTGTAGCGGATGTATATATCTTGATGCCGACATGATTATTACCGATAAATTAGGAGTCCTGTATGCTCCTGATGGTATCGCTGTGCATGTAGATTGTAATGATGAGATAAAAAGTCTTGAAAATGGTGCGATAGTTGTCAATCGTAGTAATCATCCAGCATTACTTGCAGGCCTCGATATTATGAAGAGTAAAGTTGACGCTCATCCATATTATGATGGTCTAGGAAAGGGTATCAAGCGGCATTTTAACTATTCATCGTTACACGATTATAATGCTTTTTGTGATTTTATTGAATTTAAGCATGAAAATATTATACCGAATACCAGTATGTATACCTGCAGTTCATGGTAAGTCTTCCGGTTGTGGTTGAAAAATATCGTTCTTTAGGTATAGATTCAGATGATTAATCCTGTTACTAATACTCAGGGCGTGTCCCCTATAAATACTAAATATGCTGAACATGTGGTGAAAAATATTTACCCGGAAATTAAACATGAT</text:p>
          </table:table-cell>
        </table:table-row>
        <table:table-row table:style-name="ro1">
          <table:table-cell office:value-type="string" calcext:value-type="string">
            <text:p>nleE</text:p>
          </table:table-cell>
          <table:table-cell office:value-type="float" office:value="3000177" calcext:value-type="float">
            <text:p>3000177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7DBA6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3864550-3865426 Escherichia coli O157:H7 str. Sakai chromosome, complete genome</text:p>
          </table:table-cell>
          <table:table-cell office:value-type="string" calcext:value-type="string">
            <text:p>AAGCATGAAAATATTATACCGAATACCAGTATGTATACCTGCAGTTCATGGTAAGTCTTCCGGTTGTGGTTGAAAAATATCGTTCTTTAGGTATAGATTCAGATGATTAATCCTGTTACTAATACTCAGGGCGTGTCCCCTATAAATACTAAATATGCTGAACATGTGGTGAAAAATATTTACCCGGAAATTAAACATGATTACTTTAATGAATCACCCAATATATATGATAAGAAGTATATATCCGGTATAACCAGAGGAGTAGCTGAACTAAAACAGGAAGAATTTGTTAACGAGAAAGCCAGACGGTTTTCTTATATGAAGACTATGTATTCTGTATGTCCAGAAGCGTTTGAACCTATTTCCAGAAATGAAGCCAGTACACCGGAAGGAAGCTGGCTAACAGTTATATCCGGAAAACGCCCAATGGGGCAGTTTTCTGTAGATAGTTTATACAATCCTGATTTACATGCATTATGTGAGCTTCCGGACATTTGTTGTAAGATCTTCCCTAAAGAAAATAATGATTTTTTATACATAGTTGTTGTGTACAGAAATGACAGCCCTCTAGGAGAACAACGGGCAAATAGATTTATAGAATTATATAATATAAAAAGAGATATCATGCAGGAATTAAATTATGAGTTACCAGAGTTAAAGGCAGTAAAATCTGAAATGATTATCGCACGTGAAATGGGAGAAATCTTTAGCTACATGCCTGGGGAAATAGACAGTTATATGAAATACATAAATAATAAACTTTCTAAAATTGAGTAGAGAAGCTCAGCCACTTGTGTAGGGGGGCTAAAATTAATTCTATTTCATTATATGAGAACACCAATAAGAATAATAATATTTGATCACAACTGAAGATGCT</text:p>
          </table:table-cell>
        </table:table-row>
        <table:table-row table:style-name="ro1">
          <table:table-cell office:value-type="string" calcext:value-type="string">
            <text:p>espF1</text:p>
          </table:table-cell>
          <table:table-cell office:value-type="float" office:value="3000178" calcext:value-type="float">
            <text:p>3000178</text:p>
          </table:table-cell>
          <table:table-cell office:value-type="string" calcext:value-type="string">
            <text:p>protein EspF</text:p>
          </table:table-cell>
          <table:table-cell office:value-type="string" calcext:value-type="string">
            <text:p>Q7DB85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4590114-4589144 Escherichia coli O157:H7 str. Sakai chromosome, complete genome</text:p>
          </table:table-cell>
          <table:table-cell office:value-type="string" calcext:value-type="string">
            <text:p>GGTAGTGGCTGGGTACGAGGATTTTAATTTATATTGATTTAAAAATCATTTTATTATTCGTTTTGATATATATGAGAGTTAGCCAAGCTTAGATATAAAGAGGCATAAATTATGCTTAATGGAATTAGTAACGCTGCTTCTACACTAGGGCGGCAGCTTGTAGGTATCGCAAGTCGAGTGAGCTCTGCGGGGGGAACTGGATTTTCTGTAGCCCCTCAGGCCGTGCGTCTTACTCCGGTGAAAGTTCATTCCCCTTTTTCTCCAGGCTCGTCGAATGTTAATGCGAGAACGATTTTTAATGTGAGCAGCCAGGTGACTTCATTTACTCCCTCTCGTCCGGCACCGCCGCCACCGACAAGTGGACAGGCATCCGGGGCATCCCGACCTTTACCGCCCATTGCACAGGCATTAAAAGAGCACTTGGCTGCCTATGAAAAATCGAAAGGTCCTGAGGCTTTAGGTTTTAAGCCCGCCCGTCAGGCACCGCCGCCACCGACAAGTGGACAGGCATCCGGGGCATCCCGACCTTTACCGCCCATTGCACAGGCATTAAAAGAGCACTTGGCTGCCTATGAAAAATCGAAAGGTCCTGAGGCTTTAGGTTTTAAGCCCGCCCGTCAGGCACCGCCGCCACCGACAAGTGGACAGGCATCCGGGGCATCCCGACCTTTACCGCCCATTGCACAGGCATTAAAAGAGCACTTGGCTGCCTATGAAAAATCGAAAGGTCCTGAGGCTTTAGGTTTTAAGCCCGCCCGTCAGGCACCACCGCCACCGACAGGGCCTAGTGGACTACCGCCCCTTGCACAGGCATTAAAAGATCATTTAGCTGCCTATGAGCAATCGAAGAAAGGGTAACCAACTAATAAAAACCGATATCAAATTGTGTGGTAATAAATGTGATTAGTAATATCGGTTTTTATTGGAGGGGTAATAAATAATGTATTATTATACGGTGAAAGTGGAGAAAG</text:p>
          </table:table-cell>
        </table:table-row>
        <table:table-row table:style-name="ro1">
          <table:table-cell office:value-type="string" calcext:value-type="string">
            <text:p>espB</text:p>
          </table:table-cell>
          <table:table-cell office:value-type="float" office:value="3000179" calcext:value-type="float">
            <text:p>3000179</text:p>
          </table:table-cell>
          <table:table-cell office:value-type="string" calcext:value-type="string">
            <text:p>Enterobacterial EspB protein</text:p>
          </table:table-cell>
          <table:table-cell office:value-type="string" calcext:value-type="string">
            <text:p>Q8XC86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4592121-4590901 Escherichia coli O157:H7 str. Sakai chromosome, complete genome</text:p>
          </table:table-cell>
          <table:table-cell office:value-type="string" calcext:value-type="string">
            <text:p>CTCGAGCTGGATAAAGCGGCAAGCGAGTTACAAAATCAGGCGAGCTATTTACAAAGTGTTTCTCAACTGATGTCCGATTCAGCACGGGTAAATAGTCGTATTGTTAGTGGCCGAATTTAATTATTAAAGAGAATTTTATTATGAATACTATTGATAATACTCAAGTAACGATGGTTAATTCCGCTTCGGAGAGTACGACCGGCGCTTCCAGTGCAGTTGCCGCATCTGCTTTATCAATTGATTCATCTCTGCTTACTGATGGTAAGGTTGATATTTGTAAGCTGATGCTGGAAATTCAAAAACTCCTCGGCAAGATGGTGACTCTATTGCAGGATTACCAACAAAAACAATTGGCGCAAAGCTATCAGATTCAGCAGGCCGTTTTTGAGAGCCAGAATAAAGCTATTGAGGAAAAAAAAGCCGCGGCAACCGCTGCTTTGGTTGGCGGGATTATTTCATCAGCATTGGGGATCTTAGGTTCTTTTGCAGCAATGAACAACGCGGCTAAAGGGGCTGGTGAGATTGCTGAAAAAGCAAGCTCTGCATCTTCAAAGGCTGCTGGTGCGGCTTCTGAGGTTGCAAATAAAGCTCTGGTCAAGGCTACGGAAAGTGTTGCTGATGTCGCAGAGGAGGCATCCAGTGCGATGCAGAAAGCGATGGCCACAACAACGAAAGCAGCCAGCCGTGCATCTGGCGTTGCAGATGATGTTGCGAAAGCCTCTGACTTTGCTGAAGATCTTGCAGACGCCGCCGAGAAGACAAGCAGAATCAATAAGTTGTTGAATTCCGTAGATAAACTGACCAATACCACAGCATTTGTTGCCGTGACCAGTCTTGCTGAAGGTACGAAAACGTTGCCAACAACAATATCTGAGTCCGTCAAATCGACTCATGAGGTTAATGAACAACGTGCGAAGTCGCTGGAAAACTTCCAGCAGGGGAATCTGGAGCTGTATAAACAAGACGTTCGCAGAACGCAGGATGATATCACGACTCGTCTGCGTGATATAACGTCCGCTGTCCGCGATCTCCTTGAGGTCCAGAATCGTATGGGGCAATCGGGTCGCTTAGCTGGGTAATTGATCATGGTCGATACGTTTAATGATGAAGTGTTTAATTACTATCTTGAACAAAAAGGGTACACAATACAGAAGGAGTTTCTTTGTGGCAGTGCCTTTTTTATCGGATGGCGGATTGAGACACCTTTTTTTTCATTAGCGT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float" office:value="3000180" calcext:value-type="float">
            <text:p>3000180</text:p>
          </table:table-cell>
          <table:table-cell office:value-type="string" calcext:value-type="string">
            <text:p>IpaB/EvcA family</text:p>
          </table:table-cell>
          <table:table-cell office:value-type="string" calcext:value-type="string">
            <text:p>Q7DB76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4602732-4601937 Escherichia coli O157:H7 str. Sakai chromosome, complete genome</text:p>
          </table:table-cell>
          <table:table-cell office:value-type="string" calcext:value-type="string">
            <text:p>ATATAAATACAAGATAATTATTCTTTAAAGTTATTTTTTAATGGGAAGCAATTTTTTTACTGTCGAAATATAATTTATAAAGGTTTATGGTATGTTTAGTCCAATGACAATGGCAGGCAGATCGTTAGTTCAGGCGACTGCACAGACGCTTAAACCTGCGGTTACCAGAGCTGCAATGCAAGCGGGTACGGGAGCCACGGGTATGAGGTTCATGCCCGTGCAGTCGAACTTTGTGATTAATCATGGCAAACTGACTAACCAACTCCTGCAGGCTGTAGCCAAACAAACTCGTAATGGCGATACCCAACAATGGTTCCAGCAGGAGCAGACGACTTATATATCCAGAACAGTAAATAGAACTCTGGATGACTATTGCAGGAGTAATAATTCGGTCATTAGTAAGGAGACTAAAGGTCACATTTTTAGAGCTGTTGAAAATGCGTTACAGCAACCTCTTGATATGAACGGGGCACAATCATCAATTGGTCACTTCTTGCAGTCCAATAAATACTTTAATCAGAAAGTTGATGAGCAGTGCGGCAAAAGAGTGGATCCAATAACACGTTTTAACACCCAGACGAAGATGATAGAACAAGTCTCACAAGAAATATTTGAACGCAACTTTAGCGGCTTCAAAGTCAGTGAGATAAAAGCGATTACTCAGAATGCGATTTTAGAGCATGTACAGGATACCCGATTGTAGGGATAACCTTGTCAGGTATAAATTAAGCTTCCTGGTGTATAGCATGGCCTTTGTTGATGTAAGAAAAAACGCGATAAAGAAACTTAATAAACT</text:p>
          </table:table-cell>
        </table:table-row>
        <table:table-row table:style-name="ro1">
          <table:table-cell office:value-type="string" calcext:value-type="string">
            <text:p>espH</text:p>
          </table:table-cell>
          <table:table-cell office:value-type="float" office:value="3000181" calcext:value-type="float">
            <text:p>3000181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7DB74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4604069-4603411 Escherichia coli O157:H7 str. Sakai chromosome, complete genome</text:p>
          </table:table-cell>
          <table:table-cell office:value-type="string" calcext:value-type="string">
            <text:p>ATCAACGAAGATTTTTATTTTACTGTTAGCATAGTATGTGATTAATCAGGAATACGTTATATAGGGAGATGTATCATGTCGTTATCAGGAGCGGTATTCAAGACATTTCTGACAAGTGAACATGCGTCATGGAACAGGTTCAACAGAAGGCTTCATATACCCAATGAAGATATCGTAGATGAAATTCAGCTTAAAGCCCGAATGCAACAACGCCATCATCGGGTATATCCAGAAATAGGGGATTCCACCATTGTCTCTTTTAGAGGCAAAGACTATGCTGTTCACTTTATTAAAGATGGCCCAAAAGATGATTATGTGTACAAAGTACAAAGAATAACACCGGAAAATGGATGTTTCTCAACGCTATTTAGCGTGTTTTCTGGCGGTGTGACTAAGGCTTTGGAAAGAAAATTAAATGAGAGACATATAACTCCACTTTCTTCAACCTGGTTTCCTCGTACTCCCCTGGAGGGGATCTTAGCTGAAAGAGGATTATCTTCTTTGTTACGTCGTGTACAGTCTACCGAACGTCTTGATAATAGGGCTATAGCAACAAGAGCTTCCTCTTATAGCGTATTATGATTAGCATTTGAGTTTTCTTCCTGACTTAACTCCAGAATAGTTATAATTCTGGAGTTTTTCCGCTTTTTAACTGATAT</text:p>
          </table:table-cell>
        </table:table-row>
        <table:table-row table:style-name="ro1">
          <table:table-cell office:value-type="string" calcext:value-type="string">
            <text:p>espZ</text:p>
          </table:table-cell>
          <table:table-cell office:value-type="float" office:value="3000182" calcext:value-type="float">
            <text:p>3000182</text:p>
          </table:table-cell>
          <table:table-cell office:value-type="string" calcext:value-type="string">
            <text:p>SepZ; type III secretion system protein</text:p>
          </table:table-cell>
          <table:table-cell office:value-type="string" calcext:value-type="string">
            <text:p>Q7DB68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4609534-4609923 Escherichia coli O157:H7 str. Sakai chromosome, complete genome</text:p>
          </table:table-cell>
          <table:table-cell office:value-type="string" calcext:value-type="string">
            <text:p>TTTATAACCAGGTAAATGTCTAAATTAGACAAAAGGAGAAAGATCAATGGAAGCAGCAAATTTAAGTCCTTCTGGTGCAGTAATGCCGCTGGCGACCTCACTCAGTGGAAATAACTCAGTGGATGAGAAGACAGGAGTGATTAAACCAGAAAATGGAACAAATCGCACCGTTAGAGTTATAGCCGGATTAGCACTTACCACTACGGCTCTGGCAGCTCTAGGTACAGGTATTGCAGCGGCATGCTCGGAGACGAGCAGCACAGAATACTTAGCCCTGGGTATTACTTCTGGCGTACTAGGTACTCTTACTGCGGTTGGCGGTGCATTAGCGATGAAATATGCCTAACCGGCCCATCGCATAAATAAAAGATAGAGGTAATGGATGTATTA</text:p>
          </table:table-cell>
        </table:table-row>
        <table:table-row table:style-name="ro1">
          <table:table-cell office:value-type="string" calcext:value-type="string">
            <text:p>espG</text:p>
          </table:table-cell>
          <table:table-cell office:value-type="float" office:value="3000183" calcext:value-type="float">
            <text:p>3000183</text:p>
          </table:table-cell>
          <table:table-cell office:value-type="string" calcext:value-type="string">
            <text:p>EspG protein</text:p>
          </table:table-cell>
          <table:table-cell office:value-type="string" calcext:value-type="string">
            <text:p>Q7DB50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4621240-4622794 Escherichia coli O157:H7 str. Sakai chromosome, complete genome</text:p>
          </table:table-cell>
          <table:table-cell office:value-type="string" calcext:value-type="string">
            <text:p>TGTAAATAAGTACAACCTTTTCATAGACACAAAAACTATGGCTGACGCATCACTTGCAATCAATTATCCATCATTAGATTAATATTTTCACTTATTTTTCAGAAGGTAAAAATAACTTTCTATGCGTTTAAAACACCCGCTATAAATATCTTGTATATTATTGACACTATATGATGCTATATGATACTTGTTGCCAAATTGTTCATTACAAACCAGATAGGAGAATCTCTCATGATAAATGGACTTAATAATGACTCCGCATCTTTAGTTTTAGATGCTGCAATGAAAGTTAATTCTGGGTTTAAAAAAAGCTGGGATGAGATGTCATGCGCTGAAAAGTTATTTAAAGTACTTAGTTTTGGTTTATGGAATCCAACGTACAGTCGTAGTGAAAGACAATCATTTCAAGAGTTGTTAACCGTTTTAGAGCCTGTATATCCACTTCCCAATGAATTAGGCAGAGTATCTGCTCGTTTTTCAGATGGTTCATCCTTAAGAATTTCCGTCACTAACAGCGAACTTGTTGAAGCCGAGATTCGCACAGCAAATAATGAAAAGATTACTGTGCTCCTGGAGTCAAACGAACAAAATAGGTTATTACAATCTTTACCCATCGATCGCCACATGCCATACATTCAGGTTCATCGTGCCTTATCTGAGATGGACCTGACTGATACTACCTCAATGCGCAATCTACTTGGTTTTACGTCAAAACTATCAACAACCTTGATTCCTCATAATGCTCAAACAGATCCGCTTTCCGGGCCTACACCATTCAGCTCTATCTTTATGGATACATGTCGAGGACTCGGCAATGCAAAGCTTTCACTCAATGGTGTTGATATACCTGCAAATGCACAAAAATTGCTTCGCGATGCACTAGGACTTAAAGACACACATTCATCACCAACCCGGAATGTTATAGATCATGGTATTTCTCGCCATGATGCAGAGCAAATAGCAAGAGAAAGCAGCGGCAGTGATAAACAGAAAGCTGAAGTTGTGGAATTTTTATGCCATCCAGAAGCAGCAACGGCCATATGCTCGGCTTTCTATCAATCTTTCAATGTGCCAGCCTTAACGTTGACACATGAAAGGATCTCTAAAGCCAGTGAATACAATGCGGAAAGATCATTAGATACACCTAACGCTTGCATTAACATCAGTATCTCTCAATCATCAGATGGAAACATTTATGTTACCAGCCATACTGGGGTTCTGATAATGGCGCCAGAAGACCGCCCCAACGAGATGGGCATGTTGACGAACAGGACTTCTTATGAAGTGCCGCAAGGTGTGAAATGTATAATCGATGAAATGGTAAGTGCGCTACAACCAAGGTATGCCGCATCTGAAACGTACTTACAAAACACTTAAAATAAAACTTTATTAATCAAAACTAATAATAGAAACCACACCCATAATTATTAACAATTTATTCCGAAGTTAATCACAATTAAACAAAGATATTTATTCTGCAAACAATTTACAGCAAATAGAGAAAATGAAAAGAAAACCATTGATTGCATTTTTCATCGCGATATTTATTGCACTA</text:p>
          </table:table-cell>
        </table:table-row>
        <table:table-row table:style-name="ro1">
          <table:table-cell office:value-type="string" calcext:value-type="string">
            <text:p>espL3</text:p>
          </table:table-cell>
          <table:table-cell office:value-type="float" office:value="3000184" calcext:value-type="float">
            <text:p>3000184</text:p>
          </table:table-cell>
          <table:table-cell office:value-type="string" calcext:value-type="string">
            <text:p>PTS system arbutin-like IIC component; transcriptional regulator</text:p>
          </table:table-cell>
          <table:table-cell office:value-type="string" calcext:value-type="string">
            <text:p>Q7A9J9, Q8XC05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4652971-4655599 Escherichia coli O157:H7 str. Sakai chromosome, complete genome</text:p>
          </table:table-cell>
          <table:table-cell office:value-type="string" calcext:value-type="string">
            <text:p>TTATACTGCCTCCGTAATGGCAACATTTTCTGCTGATTGATGAGAATTAATTAAGCTATCGAGCTGTTCACGCAGCTGGGATACATGCAGACCAATGATCACCTGAATGGCATCGCCACTACGGAAGACGCCGTGCGCTCCCAGCTTTTTAAAGACTTCGTCATCCAGCGTTTGTGACATGTCATGCAGTGCAATGCGTAGACGCGTCGCACAATTGTTAATGCTGGAGATATTGCCGACCCCGCCCAGGGCTTGCAGGATACCGGCAGCCTGATCCAGCTCTTTTTTTGGCTCTGCCGCGGTGGTTTGGCCTCGCGAGGCTTTGTATTCGGCTTTTGAGTAGAGTTTCACTTCCGCATCTTCACGTCCCGGCGTGCACATGTTGAATTGCAGAATCAGGGTGCGGAAAACCACGAAGTACAGCAGGGTAAAGCACAACCCAATGGCGATTTGGGTCAGCATCATATCCGCGTGGTTGCTGAACATCGGGATCCAGTTTTGCGGTAAAACCTGGTCAATCAGACCTCCGCCCATGTTGCCCACCACACCAAAGAGATACATCACGGTCGACATTGAGGCCGCAAGCACAGCGTGTACCGCAAACAGCAACGGTGAAATGAACAGGAAGGTAAATTCCAGCGGTTCGGTAATTCCCACCAGCATGGCGGTTAAGGTTGCGGGAATCAGCAAACCCGCCACTTTTACCCGATTTTCCGGTGCGGCAGTGAAGTACATCGCTAAAGAAATGCCCACGGCACCAAAGATTTTTGAGTTACCGTGCAGGGCAAAACCTCCTTCCGGGAACAACGATTTCAGCGGCTCGGCGCTCAAACTGAACTCTTGCAGATGCTGCGCCCAGTACATCTGAATTCCGCCTTCAACAGCTGCCGGACCAAAGATAAACGGTCCGTAGATGAAGTGGTGTAAACCGGTTGGGATCAGAATACGTTCGAGGAAGGTGTAAACCCACACCCCAAGCGCACCCGCCGAACGCAGGAACGCTTGCAGAGATTCAATCCCCATTTGTACTTTTGGCCAGCCGAGCAATGTCAGCCAGGCACAGGGGATCATCACCAGGAAGGCGATAATCACCACATAAGACGTCCCCTGGAAAATGCCGAGAAAAACCGGCAGTTTTTTATCGAACAGACGGTTATGCAGCGCCGTCACAATGCCGGAAATGATAATTGCGCCGATAATGCTGGTATCGAGGGTTTTAATCCCGGCCATCATTGTCAGACCGCTACCTGCCACCGCGTCCTGAGTGAAATCGACGCCGAAGTAGCTTCCCCAGGTCATTCCCATCGCATTGATGAAATAGTTCCAGGTCAGGAAACTCACCATCACCGCCAGACAAGCACGCCCCTGCGCTTGCTTAGCAAGGCCAATGGGTAAACCGACAGCAAAAATCAGCGGCATATTACGGAATACCGTCCAACCGCCCTCTTCAATAATGTGTACGATTTGCGCGAATAAACTGTTCGGATCGGTCAGTGATTCCCCGACAAACATCGGGTTTTGCAGCAAGATGGCAAGACCCACCACAATCCCGGCGAAGGGAAACAGCAGCACTGGCGTGAACATCGCGCCGCCAAAGCGTTGAATTTGACTGAGCATTTCCACATCCTCTTTTCTCAATTCTGTAAGTAGGAAGCCTGATTGGTTATGCGGCAGGCCTGGAGCGAGGATAGGAAGATGCGATCGGCAGAACATGACGACCCAATGGGATTCGTGATCGCTTTCATGCTTTTCGTTGGGCGGTAGAGATCTACTTTTTCGCGAAAAAGTAGATCTCTGTGAGCACTGGTACACAGCATCGAACACATCTTTAAAAAAAAGATGTTTTTTCAATTGATTAAGCAGAACTTGTGGGCGCATTACCCGGGCTTGCAGGCAAAAAAGAGATCTAGAGATGATCTACAAAAGCATTGCGGAGCGGTTAAGAATTCGACTTAATTCCGCGGATTTCACGCTAAACAGCCTTCTTCCCGGTGAAAAAAAACTGGCGGAAGAGTTTGCGGTATCGCGGATGACCATCCGTAAAGCGATTGACCTGCTGGTAGCGTGGGGGCTGGTGGTCCGCCGCCACGGCAGCGGCACTTACCTGGTGCGCAAAGATGTGCTGCATCAAACCGCCAGCCTGACCGGGCTGGTGGAGGTGTTAAAACGGCAGGGAAAAACAGTCACCAGCCAGGTGCTGATTTTTGAAATCATGCCTGCGCCTCCGGCAATTGCCAGCCAGTTGCGGATTCAAATCAACGAGCAGATCTACTTCTCCCGTCGCGTTCGTTTTGTGGAAGGGAAACCGCTGATGCTGGAAGACAGCTATATGCCGGTAAAACTGTTCCGTAACCTTTCGCTGCAACATCTGGAAGGGTCGAAGTTTGAATATATTGAACAAGAGTGCGGGATTTTGATTGGCGGTAATTATGAAAGCCTGACGCCGGTGCTCGCCGATAGACTGCTGGCGCGGCAAATGAAGGTAGCGGAACACACGCCACTGCTGCGGATCACCTCGTTGTCATATAGCGAGAGCGGGGAGTTTTTGAATTATTCAGTGATGTTCAGAAATGCCAGCGAATACCAGGTGGAGTACCATTTACGGCGACTCCACCCGGACAAGAGTTAA</text:p>
          </table:table-cell>
        </table:table-row>
        <table:table-row table:style-name="ro1">
          <table:table-cell office:value-type="string" calcext:value-type="string">
            <text:p>espY4</text:p>
          </table:table-cell>
          <table:table-cell office:value-type="float" office:value="3000185" calcext:value-type="float">
            <text:p>300018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B17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4686286-4688694 Escherichia coli O157:H7 str. Sakai chromosome, complete genome</text:p>
          </table:table-cell>
          <table:table-cell office:value-type="string" calcext:value-type="string">
            <text:p>TTAAGCCTGGGTTATATTTTGTACAATATCGGGATACCGTTCGAACCAATCCAGAATATTACGCATCGCGTCACTGATGTTTTTATCGTCTTTATATTGATTCTCAAGTCTATTATTTCGAACAATAGTAAGCTTAGAACGTATTTTATCATCACAATCGACAATTTTCGCATTCAATGCATTTACTTCATCCTGCACTTCTATACTATTCCAATTGTCCCTTTTGTTATCAAATAAAGTCCTTTTATCCTCTAATGATTTATTACGACTTATGATTAACTCTTTAATTTCTCGCAATAAGTCATCGTAATCTTTAATGGAAGCTCTTATTTCCTGATAGTTTTTTAGTAAATCCTCCCAGTTAATTGCAAATGCACTGGAAAAATAGTAAAAATCGCGAGCATACTTATTGAGCCTTGAGTCGTAATCTGTCTTAAACGATTTTATATGTTCCAGTTGGTTTGATAGTGCTTTAATTTGTTTTTCTTCAACACCTTCAAAAATGGGTGCAAGTTCCTTATAATCAAATGTTACATTTGTAGCAGATTCTTTATGAGACTCCTTTATTTGCTTTTGGACATATTCTTTTGGATTTTCAGTAAGTATTGTTCCATCTGGCGGCGGAATCATTTTATTTATTATAGATTCAACAAACTTAATCCGGTCACTTTCTATCATATTGTTAATGATATTTTGTGCATTTTCCTGCATATCTTTAAAAATAAAAAACTCAACCCTACTATTATCAAAATGATATTTTTCCTCGTACGATTTATTTTCAACATAAAGTGTTGATAAAAACGACTCTAACTCTAAAAATGCGTTTTTATATTTTTCCTTAGTCTTTGACTCGGAATTATAAAAATTTATTACATCGATATTGATAGCACTTACCTTTTTTAAGAAATCAGGTATTTGTTCTTTACTTATAGCTCCGTCCAGATCCATATACATGTATTTTTGCGCTGTAAGACCATCTTTTGAATAATTTGTATTTGGATCAATAGCACAGTCTTTGCACCTATCTCCACTGTAATAATAGCCTAAATTTGCCCCAATCAAATTACTATTTTTAAAGAAGACATTATTGTTCTCTGTATTTTTCTTGCTAAATGAAGAATCGGTCCCTTTCTTTATACTCTCTACGCATTTCGAAAAATTATCATCTAACTTAAGATTTCTCGATCTTCTTTCAATGTAATCAGAAAAATACTCTTTGGGGTTAAACATAGTTCTATCTGAACCATCTTCACGAAGACCATCGTTTATTTTAATATGCTTCAAATTACAATTATAAAACACAGTCCCCGTATCCGGACCCCTGATTTCATCATAATTAGACTTGTTGAACGAATTTGCCAAAAAATCCATTCCATGAGCATCAAGCCCTATTATATTACAGTTATAAAAATGACTCAGAAGTATACTCGAGCCAGGACAACATCCTCCCTGGATTATACAATCCTGAACGAAAGACTGCATAAAGAGATAAGAACCTAATTTTTCTTGAATACTATCAGGTTGTGTAACGGTGTAGATTTTAGACGTCTCACATCTATAATTTTCAATTTTGCATTTAGAAATAAAACAACCTTTAAACATACCTTTTATTGGTTTTTTATTTCCTGATTCCACAGTATCATCATTAGTCTCATAAAGCTGTATGTTGTTGAATTTACAATCATCGAAATAGCAATTTTCAAAAACCGGACCTTCAAGGTTAGGGCTGTTTATCACTCCTGAAAAAATTACATTCTTAAAACTACAATATTTTAATGAATTTAAAACATCCTTAGACAACGATGATAAATTGATTGTTGTATTAATAATAGGAATTTTATTTTTAATCAGCGTCGCAAGTTTTACAGAATAATTATCAAACGTTAATCTCACCAAGGGAGAATTATCAAAATGTAAATCATCGAGATAATTATCAAGCGTTAATCTCTCTGAAGAAACCTGTTTTTTTTCGTTATCATTCGAAGTAGCCCCCGTGTAGAGATTAAAGGATCTACTCACAATAACTTCATTATTTTCATTTGTGGTAAAGTCTGTCTTAGTACTAAATCGCCATTGTTGTTCTTTTTTTGCCAGAGATTTAATCTTATCGAACACCTCGGCTTTATTATCAACTTTCGTGACAAATTCGTAAATTAAGCCTTTGACTTCTTTAATATGAGAGCCAGGAAAAAGATCGCGAACAAACTCCCACAGTGTACGTTTTTTAAATAAATCCCCTTTGCCATCAAGAATATTTTCAATATCCTTAGAGTTTACATTATATTTCTTATCATTAATACTTAAAGCAATTTTATCAGAATAGCCTTTATGACTAAGCCTCTCCTTATACATTGCTTCTAAAAAAGGATTAGTATTAACAAAAACATCTGGTTTTAATTTAGCGACCAT</text:p>
          </table:table-cell>
        </table:table-row>
        <table:table-row table:style-name="ro1">
          <table:table-cell office:value-type="string" calcext:value-type="string">
            <text:p>espX3</text:p>
          </table:table-cell>
          <table:table-cell office:value-type="float" office:value="3000186" calcext:value-type="float">
            <text:p>3000186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B16,Q7A9I2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4688995-4690182 Escherichia coli O157:H7 str. Sakai chromosome, complete genome</text:p>
          </table:table-cell>
          <table:table-cell office:value-type="string" calcext:value-type="string">
            <text:p>ATGGATAATCTTATTGGCACACCACCAAACCACGCAGTTCCCCATAACTATATAGACATGGAGCAAATGGAATATTTATGTCATCTCAATCGTTTTTCTAAATTGTCTAACGATTTTTTAATAAATGGTCCAAGAGAGGACCTTTTTACATATAAATATGTTTTAGATGGTTCATTTTCAAATTTACAGCATTTACTTCCTAAAGGACAACTACAGAAGATACAACAGAGATTAAGTTCTCTTATGCATAAAAACATGTTTCATTGTTTTCATGTTTTTTTATTAAAACTATGCTCAATTGAGAGTATTCCTCTCCCAAATGCCGATTACGCTTTCTTTGATGACGAAATGCCATTTACATTAACTGATGAACAGATCGAAAATATTTCTTTTTTAAACGCATATCACAAAGAAAAGAAAGGAAACAACGACATTGTTACATTTGATTTCATGAGCGCTGATCACCACTATAATTTTAGCACAACCATAGCTTTAACAAATGATAGCTTCCATATATCTTCAATAAACAACCATAACTCACAGGTTATATTCGATGAAAACATCCATTTACATCCCTATGAATTACCAGAATCATCACAATGGTGTTATCAGTTAATAAAAAACATGATTTCTTTACATTGCAGATATAATAACAATTTCAAGATAAACTAAACCTTTTGTTTTGATTTTAAAAATAAATCTTTTTGTAATGCCAGGTTGCAATATATAACGTTTATTGCATGTTTTTTTTCACATGAAAACATGAAATATTCGACATTTCATGATATTAACCTTGATATGTGTGAGATAAAGAATTGCAATTTTAACAATTCAGAGATGAATTTCATTTCGTGCGTCGGGACAAATTTTAGCGGTTCTACATTTAACAATGTAAAAACAACAACAGCGCAACTAATTAAGACACCAACAAAGTGGACGAATAATACTCTAAAATATTGGTTCTCCAGTTGTAATAAACGTAATATCATCTTCACTTTTAATACAATATCTGATAGAAATATGAAATTAAAAGGTATCAAGGATATATTACTGTCGTTGGTTGACCAAAAAGTCAATATTTATAGTGTAAGGCAAGAGCTTCTGAATTTTCTTAATAATGATTTATATAAAAATGATGGAGAGATTCTCTCTTATAAAGAATCAATAATGTTGTTTTGTGCTGAATAG</text:p>
          </table:table-cell>
        </table:table-row>
        <table:table-row table:style-name="ro1">
          <table:table-cell office:value-type="string" calcext:value-type="string">
            <text:p>espY5</text:p>
          </table:table-cell>
          <table:table-cell office:value-type="float" office:value="3000187" calcext:value-type="float">
            <text:p>3000187</text:p>
          </table:table-cell>
          <table:table-cell office:value-type="string" calcext:value-type="string">
            <text:p>SopD; Salmonella outer protein D</text:p>
          </table:table-cell>
          <table:table-cell office:value-type="string" calcext:value-type="string">
            <text:p>Q8XB12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4690651-4693035 Escherichia coli O157:H7 str. Sakai chromosome, complete genome</text:p>
          </table:table-cell>
          <table:table-cell office:value-type="string" calcext:value-type="string">
            <text:p>TTATTCAGTATCAATTTTCTTAATAGCTTTCACCATATTTTGATTTTCTTTTAGCCAAGTCCTGATATTTTGAACTACATCATTAAGTGTATTCTCTTGTTGATACTTTATCTTGAACCTCTCTGTTTCAGAGGAAAGATCCCGGATTGCATTATCTATTTCTTCAATTTTTTTATCTATTTTCTTTATATCATTTTCGATTTTGACTTTTTCATCATTATCATTTAAATTAAGCATCTTCTCATTAAAATAAACCTTTCTTTCTAGCTGAGCATCTCTTGTGCCAGAAAGGTTGGCTAAATCTTGAAATTTATAAGTGAAATTTTCATTAATATAATTATTATTTCTATCAATGCCCCCCAATAAATATTGTTCAATGTCAAAGAATGAAGCAATTTCATGGGCTACATTTGCTGGTTTTTCTATATATTTCTCTTGGTTTATTTTTTCTTCTGCCTTAAAGTTTTTCACCGTTAAAAAAAGATTTTGCTTTTCCAAAAATTTCTCCTTTGTAGGCTTATTCTTATTCTCATAATCGTAGTAAAGTACTTGCAAACCAGCAAAATCAAAGTAAAATCTATTACCATTTGGATTGGCAGTACGATATGTTTTTTCATTTCCATTTTCATCGTAATGTCTATACCAATAAAGGTTATTATAGATTTTATGCATGAAATTCACTTTATCAGTATCTATTTCACTAGCTATATCTTTTTTTCTATTGTACAAAACATTATCTATAATATATTTTATAGTTTCATCATTGAGTTGAAAATCTTTTACATCATAACCAGGCATAATGTTATGCAGATTAACTAATAAGGATTGTAAATCGGCTAGTGCCTTTTTGTAATTATTCTTCATATTATTGCTATATTTATAAATATCTTCTATCCGTGAATAAATATTCGTTACCTTTTCCATGAAAGGTAAAATGTCTTTTTCAGCTATAGCTCCTCTATGGTACATATAAACAGGAATTTTAACCTGAGTGTTTGCAGCAAGATTACCACTTAAGATAGTGGTATGAGTATCAATAGCACAATCATACAAGGGATTCCCACCGGTTAACTCGCCCAAACAAGCAGCATATAAACAGCAATGATTAAGATTTAAATGTTTATCTATATCGTCTTTTATATTATAATGAGTTTTAATATTTTGGAAAATATCATCGTGGATAAAATTTAAAAGAGCTTTATCCAGATTAAGTTTATTTTTATTTTCACTTTCTCCGAAATATTTTCTTGGATCATAATCTCGTAAATCTTCACGAATTCCATCTCGTTTGCATGTCATATTAACATAACGAAAATCACAATCATAAAAATTATTACTATCTCTAAAACCACCGCGAGTTTTTCCATAAAACGAAGTTTCTATGAAATCCATTCCAACACCATTAAGCTTTGCTATATTGCAAGATAATAAACTGCTTGCAATAACACTTGCTTCTTTACACACTCCATCTTGAAGATTACTTGCATATACAAATGACTGCATAAACAGATATGCACCGACTTTCTTATCCCCTCTTTGGGGATCTTGATTTATAGAGTATATTTTTGATGTCTCTATCTTGAAATTTTTCATTTCGCATTGATACAAAAAACACCCTTTAAACATACCGTAAATCGGTATTTTATTATTTGGTTTTACGTTACAAAGAACGTCATAGCTTTCACAGGTCACTTTATCAAAGCCAACAAGGGACACACTCTCGAAATTACATTCCTCAAAAAAACAATTTTCAAATACTGGGCCATTAAGATTTTCGTAAGATATATTACCTGTGAATGTCATCTTTTTAAAGCAACACTGTTTTAGCGATACCAGAACATCTTTTTTCAGTGCAGATAAATCGATTATCATATTTTCAAAGGGGATTTTATTTTTTAAATATACGCTTAGTTTTTCATTATCATTAGGGAACTGCATTTTCAATATCCCTGATTGAAAAGCCTTCTCATCAAAATGAATATCATGTTTATAACTATTATAATTGCGTTCTTCTGATAATACAGAACGCATTGTATTTTCTTCAGCATTATTATGATTATCTTTCGAGTTAATATTTATTTTAAATACTCTACTAACAATAATGTCTTTATTCTCATCTACTGTAAATTCTGTCGTCGTACTAAAGCGCCATTTTTCTTCTGGAATAGCGAGAGATTTAATTCTCTCAAATCTCTTAACTTTGTCCTCAGTTTTCGTTACAAATTCTACAATTGTTTCTTTAGCCTCCTTAATATGATACATGGGAAAGAGATCGAGTATAAATTCCCAAAGAGTTAGTTTAAGAAAAGATTGTCTATCACCAGCTATAAGGTTTGTTATATCTTTATGGGTTATTGAATACTTCTCCTCATTACCAACAGACAA</text:p>
          </table:table-cell>
        </table:table-row>
        <table:table-row table:style-name="ro1">
          <table:table-cell office:value-type="string" calcext:value-type="string">
            <text:p>espL4</text:p>
          </table:table-cell>
          <table:table-cell office:value-type="float" office:value="3000188" calcext:value-type="float">
            <text:p>3000188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336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5047138-5047680 Escherichia coli O157:H7 str. Sakai chromosome, complete genome</text:p>
          </table:table-cell>
          <table:table-cell office:value-type="string" calcext:value-type="string">
            <text:p>ATGGCATATTTTTATTTCAAATTAGACCGTGTGCAGACAAATAAATATTTCACCAAATATCAACAGACTGTTTTACCGCTACGCAACAGTATTCTTCGGGCATTACTGAAAAATACAGGCGCTGCCGGATTGCGCTTAAAGCCGTTTGCCATGGACGTAATCAGTGAGTTTTATTTTTCTGGTGCTCTGCCTGCGGGCTGGCGTAAGCGCGATGATGTGGCTTTTATCGGGGACGGACCGTGCTTTATTGCCAGACCTGATGAGTCATGCCCTGAAGGTCCGGCGATTGCCGCAATGATTGAAACCGCTGAACGTGAGTTAAGAAAGCGTCCTGATTTCCTTGTCTGGCTCTGTGAAAAGCTGGGGGTAATGAGAATCCCCTCCATGTTTAACACGGACTCCTGGTGGACCCCGTCGCTCTCCCGTGATGCCCTGTGCGTGGTGTTTAAAGTAGGCGCTTATGGCAGGGAAATAAAAGGGTGTATTCCTGAAGAATGCCAGGAAATTAAACATTCTGAATATGTGGCGCTGACGGAGGAATAA</text:p>
          </table:table-cell>
        </table:table-row>
        <table:table-row table:style-name="ro1">
          <table:table-cell office:value-type="string" calcext:value-type="string">
            <text:p>espX4</text:p>
          </table:table-cell>
          <table:table-cell office:value-type="float" office:value="3000189" calcext:value-type="float">
            <text:p>3000189</text:p>
          </table:table-cell>
          <table:table-cell office:value-type="string" calcext:value-type="string">
            <text:p>hypothetical protein; SopA-like central domain</text:p>
          </table:table-cell>
          <table:table-cell office:value-type="string" calcext:value-type="string">
            <text:p>Q8X5W5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5103885-5105465 Escherichia coli O157:H7 str. Sakai chromosome, complete genome</text:p>
          </table:table-cell>
          <table:table-cell office:value-type="string" calcext:value-type="string">
            <text:p>ATGTTAGGTCATATCTCAAAGTTTGACGGCAATAACTCTTTGATAAAACATGGTGTGGTGCAAGGAAATAATATAGTAGATTTTGATTTACTACGTAATTTTAATGGGGGGCCAGGGTTAAATCGAGAAAACTTTATTTATATCAGCAATATTTTTTTAAATATAAAACAACGGAACGAAAAAAATCATTCAATAAATATGTTTCGTGAAGTCTCAATCAGTGGTGATATTGTAAGCGTAAAATTTTATAGAAATGAAAAAATAGAATGCGCTTGTGATTTTATGATGGCTAAAGATGCGCAGGGGTATATCGACCTGTCTGAATTGGATTTAACAAGTTGTCATTTTAAAGGTGACGTTATTTCGAAGGTGTCTTTCATATCATCAAATCTACAACATGTAACATTCGAATGTAAAGAAATTGGGGATTGCAATTTTACTACTGCAATAGTTGATAATGTCATATTTAAATGTCGACGTTTACACAATGTAATTTTTATCAAAGCGAGTGGTGATTATGTCGATTTTAGCAAAAATATTCTTGATACAGTTGACTTCTCGCAGAGTCAACTTACTCATAGTAATTTTTGTGAATGTCAGATTAGAAATTCAAACTTCGATCATTGTTATCTTTATGCTTCGCACTTCACCAGAGCAGAATTTCTTACTGACAAAGAAATATCATTTATTAAATCGAATTTAACAGCTGTTATGTTTGATCATGTGCGAATATCGACAGGGAATTTTAAAGACAGCGTTACACAACTAATGGTATTATCTATTGATTACTCAGATATATTTGGAAATGAATATCTCGATGGTTATATCAATAACATTATAAAAATGATTGATTCGTTGCCAGATGATCCAGCGATATTGAAATCCGTTCTGGCAGTAAAACTGGTGATGCAATTAAAAATTCTTAATATTGTTAATAAAAACTTTATTGAGAATATGAAGAAAATATTTAGCCATGGTCCTTATATAAAAGATCCCATTATACGTAGTTATATCCATCCTGATGAAGATAACAAGTTCGATAATTTTATGCGTCAAAATCGATTCAGTAAGGTGAATTTCGATACCCAACAGATGATCGATTTTATTAACAGATTTAATATGAATAAATGGCTGATTGATCGAAATAACAATTTTTTTATCCAACTTATCGATCAGGCTCTACGATCAACGAATGATACGATCAAAGAAAATGCCTGGCATCTTTATAAAGAGTGGATTCGTAGTGATGATGTTTCACCTTTATTTATAGAAATTGAAGATAATTTAAGAACCTTTAACACGAATGAATTAACACGAAACGATAATATCTTTATCTTGTTCTCCTCTGTCGATGATGGGCCAGTTATGGTGGTAAGCTCCCAGCGCTTACATGATATGTTGAATCCTACAAAAGATACCAATTGGAATTCCACGTATATCTATAAATCCAGACATGAGATGTTGCCTGTTAATCTTACTCCGGAAACACTTTTCGGCTCCAAATCTTATGATAAACATGCGCTTTTCCCCATTTTTACTGCGAGTTGGCGAGCTAATCGTATAAAGAATAAAGGTATTTAA</text:p>
          </table:table-cell>
        </table:table-row>
        <table:table-row table:style-name="ro1">
          <table:table-cell office:value-type="string" calcext:value-type="string">
            <text:p>espX5</text:p>
          </table:table-cell>
          <table:table-cell office:value-type="float" office:value="3000190" calcext:value-type="float">
            <text:p>3000190</text:p>
          </table:table-cell>
          <table:table-cell office:value-type="string" calcext:value-type="string">
            <text:p>hypothetical protein; pentapeptide repeats</text:p>
          </table:table-cell>
          <table:table-cell office:value-type="string" calcext:value-type="string">
            <text:p>Q8X5T9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5134928-5136220 Escherichia coli O157:H7 str. Sakai chromosome, complete genome</text:p>
          </table:table-cell>
          <table:table-cell office:value-type="string" calcext:value-type="string">
            <text:p>TCAATCTGCGTGTTGCATAATATCTGCAGTAATCTTCATAGCTACTTCATGAGTATTATTCTCAGTTTGTGACATGCCAGTATGAGAGGTACAATCTTCTTCAAAGAATTTCTGTAGTGTTACCAGGGTATCACTATTAATGGGAATATTCTCCTCCCCACGGAGAATGGAAATGCCCATTCCCTGGACGCTAGCCTCATCGAAATTAACCCGATAGAGACGGGTATTAAACATCCAGGCTTTTGTTAAAACAGAACAGTTGAAATGGCAATTGTTTAAATTGGCATTATTAAAATTAACATTAGCCATATTAGAATCGGTGCATATAACCATTTCGAGGAACGTATTTGTTAGCCGTGTAAAAAAGAGTTTACTATCAATTAAGTTTATATTCTGGAGGATTGCTTTGTTCAGATTGACGCGAGACAGATCAGCATGTTTAAAGTTAATTAAATCAAGTTTAGAGAAGCTAAGGTCGGCTCTAAATAAATTAATATATGGCGCTATTACTTTATAAAGATTTACCTCAGCCATGTATGCCATATAAAAATTTGAATAATCAAGGAAGGTATTTTTAATATTGGCTCTATTCATTGTTGCATTGTAGAATTGAACATGCATAGCGGAGCATGAATTTAGAGTTCCGTCAGTCATTTTTATCTGAGCGAAATATGAGTCATCGAGAATACAATTATCAAAAAGTATTTTTTCCATTATGGCGAAATTAAAATTCGTTTTATACATATTACAGTCCTGGAAAATAGCGTTTTGTAGTCTGCAACCTGCAAAATTCGAATTGGATAAATCTTCATCTTTAATCACGATACCTTTCAGGCTAAGGTGTGAAAAATCGTAACCACCATTCACTGTCTGTGGGATTTCGATAGTATTATTATGGACGGTGACATTATTTATAAAATATACCACCTTAATTGACACTTCCTTATCTTTATTAAGGTAAACTCTTCTCGTAATTCTATCGTCACATTTATTATTTGCATATGAAGCTATATCTATAAAATATTTATGTATTTTCCTGTCCGTTTCTTTCGTGATTTTTCCTGATGGTAAACTATCATAAATTCTTTTCATTTTCTGAATCAAGTCTATCACTTTTTCATGATCATCCATTTTGAAAAGAGAGAGGGCTTTATTGTCAATTAACGTGTTTTTATGATGTTTGCTGTAATTATCTGATTTTGTTTTCTTTGTATGTGATAGACTTGTGACAGAGTGGTTATCGTTAATCAGGCAAAGAGGGAAAAACATATTATTTAAACCATTATAGCGCAT</text:p>
          </table:table-cell>
        </table:table-row>
        <table:table-row table:style-name="ro1">
          <table:table-cell office:value-type="string" calcext:value-type="string">
            <text:p>espX6</text:p>
          </table:table-cell>
          <table:table-cell office:value-type="float" office:value="3000191" calcext:value-type="float">
            <text:p>3000191</text:p>
          </table:table-cell>
          <table:table-cell office:value-type="string" calcext:value-type="string">
            <text:p>Pentapeptide repeats containing protein [Function unknown]</text:p>
          </table:table-cell>
          <table:table-cell office:value-type="string" calcext:value-type="string">
            <text:p>Q8X2I7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5424265-5426472 Escherichia coli O157:H7 str. Sakai chromosome, complete genome</text:p>
          </table:table-cell>
          <table:table-cell office:value-type="string" calcext:value-type="string">
            <text:p>CTATTCTTCAACTATATATGTTGGCTGATAAGACGTTAAACCCGGAATGGAAAATCTCCTATTCACTTCTTTCTTTAAACGGGCTTGATTAAAACTGTTACTGTCCTGTTGCTCGGTACTGTTCTTGGCTTGTTTATCGGTACTGTCATTGACCTGTTTATCGATATTGTCATTGGCTTGTTTATCGGTACTGTCATTGGCTTGTTGCACCGTACTGTCAATGGATTGTTGCACCGTACTGTCATTGGCCTGTTTATCGGTACTGTCAATGGATTGTTTCTCGGTACTGTTATTGGCTTGATTCACGATATTATCATTGTTCAGATATGCTCCCTCAAGATAGACATTTTTCGCTCTGACATTGTAAAAACAGGTATTTTTAAAAAGCGTTTTTATAAATATTGTATTGTCAAACCATGCGTAGTCAAATAGGATATTCGAACAATTTGCACCAGTACAATTAGTATTGTAGAATTTTGCATTCGAAAAGTTTGCATTAGAGATTTTACAATTTGTTAAATTAGCGTTTGAAAAGTTGGTATACATGCAGAGAATACCAGTAAGATTATATTCTGAAAGATCTTTTCCCGATAGATCGGAATAATTTAGTATTGCGCCAGTAAGAATTACTTTAGGTGTTCCCGGTATTTGAGGTGTTCCAGGTATTCCAGGTATTTTAGATGTTTCATATAGAATCACGGTTGTGAAATCTATGTGTTCAAGATACGCGTTACTAAGGTCACTTCCAGTAAAGGTTACGCCAGTGAGAACTTTTCCGTTGAAGTTACTGTTTCGTAGATTTGCGTTTTTGAAATTTACATAAGTCAAGTGGCGAACTTTACGAAAATCATTATTTTCTAATGAGGCATTTTCGAATTCTGCATTACGCAGATCACAATCGGTAAAATCCACGCCTTCACAGATCGTACCGGAGAACTTGGCATTTCTAAGAATGCTGCCATTAAAATTGACATTCCTTAGCGCCATTTTCGACAAGTCTATGTCGGTTAAATCCATCTCTGCTAAATTCAACCCTTCGATACACCGTTGACCCGTTGCATCTTCAGGAATAGCAGTGCTAATAGTATTGATGACAACATCACCTATCTTGAAGGTCATTGTAATTCCTGCATCAGAGATAGAGAGTTTTCGCGTAAGACGTTCACTCTTATCTCCAGTGATACTCTTCTGAGCAACGTAAAAGCGCTCGCATGTCTCACAAAATCTTTTCCAGCTCTCATTTGGGGTCAGATTATTGTCCGGGAGGAAATTAGCAATGCTATAAAGATCGTTCAGGACGCTACTTCTTATTTCAGGAGAGGCGCATTCAATAATTTCAGAGGTGGATATTGTATTTTTAATTTTATCTATATTATCCGTGAGATTTCGTGATCCTGCTATATTTGGCTGCTGGTGGTTTTCTTTGTAGTATTGCAGCAAATTTTCCCATTGTAAGTTTGTAAACGAGAAAGTTTCAGTCTTGTTATTGTTATCCCGTATGGTTAATTGATTTTCTACTGGGTCAAAAGAAATCATGAAGTTATTCAGGTGTTGATATTGATGAGTGGCATCTAATTTCACTTCAAATGAATTTGAACTTTTGCAGGCATGTTTTAAAAACTTTTCACAGGGAAGGTGTTGATCTTTATCTACTTGTTGTGGGTCATTGTGCAAAACAGAGAAAATACTCTCTTTCAAATTGTTCTTGTCAATATAGATTGGTAGTTGCGCTTTTTGTTCCATTATTTTAATAAACTGCTGCAGTTGCTCGGTTTTAACATTGCAGTGATGACTTATATCTTTATCTTTATCTTTATCTTTATCTTTATCTTTATCTTTATCTTTAACAGTTAATACGCTTTCATTATCATCTTGTCGATTAAATATTATTTTTAGATCGCCATCGTCAAACTCATGTAAACCATTTCTTTTGGTTCTGCCGATGATTTGTTCTGTTGTTGATGAATATCTATTTAAGGTTAATTCAAGATTGTCGGGATTAGAGATAAGGTGAATAAAAAGATTCAGTACACGCTTAATCAAACCATCATTCAAATGATTTATATCATAATTAATTTGTTTTTGTATGGTTTCAATTTCCGTGTTAATATCAAATGGTAGGTTGTTTTTTTCATGGCAAGCTTTTAGTCCCGAATACATGCCGAGTGTTGGGAAAATATCTTTGTATATGTTAAATAGGGAGCCCAT</text:p>
          </table:table-cell>
        </table:table-row>
        <table:table-row table:style-name="ro1">
          <table:table-cell office:value-type="string" calcext:value-type="string">
            <text:p>subA</text:p>
          </table:table-cell>
          <table:table-cell office:value-type="float" office:value="3000192" calcext:value-type="float">
            <text:p>3000192</text:p>
          </table:table-cell>
          <table:table-cell office:value-type="string" calcext:value-type="string">
            <text:p>Subtilase cytotoxin, subunit A, variant 1</text:p>
          </table:table-cell>
          <table:table-cell office:value-type="string" calcext:value-type="string">
            <text:p>Q3ZTX7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paton_new_2004</text:p>
          </table:table-cell>
          <table:table-cell office:value-type="string" calcext:value-type="string">
            <text:p>&gt;gi|73853177:151027-152070 Escherichia coli EH41 plasmid pO113, complete sequence</text:p>
          </table:table-cell>
          <table:table-cell office:value-type="string" calcext:value-type="string">
            <text:p>TTACAGTTCTTCACTCATCCTTCCCTGACGGACAGGAATATAATTTTTCTTGCAAAACATACTAATCGCTTTTTCTGCATTCAAAACCCTCCCTTCTGTCACTTTATCTACAAGTGAAGGGTATTTATCTGCAGACTCCAGCAGCGTTCGCTTCAGTTCTGTCGCTGTTGCCCGGGGATTACATGAGGTCATTGCTGCCAGTACGCCGGAAACTATAGCTGTTGCTTCTGACGTTCCGCTACCAGTCCCCGTTTTGCCATCAGGTCTGAGGAATGTAATATTCTGCCCTGGTGCAGCAATATCAACCCAATTGTTCCCGAACCGACTTCCGGTAATTCCTCCACCATGCAATACCGGTGTTTCTCCTTTCCGGTACTGTGCCAGGGCAGCGACTCTTATCACAGGATCTTGCTTTTTATTCACACTGCTGACAGGATGATAAGCCGCTGGCCATATTCTCTGCTGAGCACTCAGTTTGCGTATATCAGCGCCATCATTACCCACTGCCGCAACAATTAATCGATCATTATTTCTGCCCATACGGGAAAGCAGTTCTGTCCAGACCGATGCGGAAGCCACTCCCTTCTGGCCTCCCGATATATTAATGATTTTCTCTTCTCCTGGAGCAAGAAAAACATTCGACATAATGCTTTCAATTGCTCTAATCCATGAGTCCTGTACACCGTCAGGAATAACTCTTCTACTGGATATCAGAGCATGAGGATAAACACCATAAATCCCATAACGTGAGGCAATGAGGGAAGCCATAGCAGTACCATGAATATATAAAGCTTCAGACTTTTTTACCGGGAACGGTGAACCATCCTGAGTAAAACTAAATTTTGCAAATTCACTATCGCTGAGACCTCCAATAAATGCCACTCCGGAATCAACAACAGATACGACCACTGGGGTATTTTTGTCTGTAAGAGACATTGTTGTTTCTGTCAGACCAATTGCATCAAAATACCAGGGTTTTTCCGCCCTAGCTGACGCAGATATAAAAAGCAGGAATAGAATATACGTCCATAAAATCTTAAGCAT</text:p>
          </table:table-cell>
        </table:table-row>
        <table:table-row table:style-name="ro1">
          <table:table-cell office:value-type="string" calcext:value-type="string">
            <text:p>subB</text:p>
          </table:table-cell>
          <table:table-cell office:value-type="float" office:value="3000193" calcext:value-type="float">
            <text:p>3000193</text:p>
          </table:table-cell>
          <table:table-cell office:value-type="string" calcext:value-type="string">
            <text:p>Subtilase cytotoxin, subunit B, variant 1</text:p>
          </table:table-cell>
          <table:table-cell office:value-type="string" calcext:value-type="string">
            <text:p>Q3ZTX8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paton_new_2004</text:p>
          </table:table-cell>
          <table:table-cell office:value-type="string" calcext:value-type="string">
            <text:p>&gt;gi|73853177:150585-151010 Escherichia coli EH41 plasmid pO113, complete sequence</text:p>
          </table:table-cell>
          <table:table-cell office:value-type="string" calcext:value-type="string">
            <text:p>TTATGAGTTCTTTTTCCTGTCAGGACCAAAACATTCTGTCGATGTGGTGCAGGTTGATAACCCAACAAGAGCATTGGACGTTAATGCCTTCACAAAAGGAGGATACGTCCATACTCCGGGTTCATAATAAATCCTGACCGGCTGGCCTGTTGTGTAAAAATATAATGCTTGATTGTATAATGTGGAAAACGAAGCCCCCCAGACTGACGAATTCTTCATCGAGCAGGCACTTATGGAGGAGCCTGCCGATTGTTTCCCCTCAATACAAAAATAAGGTTTATTGTCTATTTGTCCTGTATGAAACTGGGTAATAACAACGCCTGAAAACATGCCATCCCGGGCATCACCAGTCCACTCAGCCATAGCTGGATTAAGGGATAGACATCCCATAATACCTGCACACACAAAAAAACGCTTAATCGTCAT</text:p>
          </table:table-cell>
        </table:table-row>
        <table:table-row table:style-name="ro1">
          <table:table-cell office:value-type="string" calcext:value-type="string">
            <text:p>gspC</text:p>
          </table:table-cell>
          <table:table-cell office:value-type="float" office:value="3000194" calcext:value-type="float">
            <text:p>3000194</text:p>
          </table:table-cell>
          <table:table-cell office:value-type="string" calcext:value-type="string">
            <text:p>Inner membrane protein; secretin interaction</text:p>
          </table:table-cell>
          <table:table-cell office:value-type="string" calcext:value-type="string">
            <text:p>B7UI38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korotkov_structural_2011</text:p>
          </table:table-cell>
          <table:table-cell office:value-type="string" calcext:value-type="string">
            <text:p>&gt;gi|215485161:3377681-3378640 Escherichia coli O127:H6 str. E2348/69 chromosome, complete genome</text:p>
          </table:table-cell>
          <table:table-cell office:value-type="string" calcext:value-type="string">
            <text:p>TTAGCGCAGTGCGATGGAAATGTCGTAGAGCGCACCCTTGCGTAAAACCGTAAGTTGAATGGAATCCATTGAAGGTAACTGCCGCATCAGAGCAATCATTGCTCGTGGATCAGTGAAATCCTGCTGATTTAGCGCAATGGCGATATCGCCTTCCCTGAAACCGCTGGCATCGAACAGAGAACGATCTGCCCCCGGCTTCACTGCATAACCGACAATTCCCTCCTTACGCACAGGCGTAAGCTGGATATAGTTAAAAATTTTCTGCGGATCTTTCGCCAGTGCCTGACGCACGGCAGCCGGGATCTCCACTGGCGCACTGACGACAGGTTCAGCAACAGCTTGCTTTGCTTCGTCGCTGGCGGCTTTTTTGCTGGTCACCGCCACAGGGGGGCGTTCCTCCTCTGCCAGACTCAGACGTTCCATTTTCCCCTGATAGCGCAGCATCACATGGTCGCGGTTGATTTCCTCAATCACTGCGTTGTGAGAGCCAAGCCGTTCACCCTGCAAATAGACCTGCTGTTTGCCGCCTTCTTCAATAACCGCGCCGGGTCTGGCACCAAAGGCGATCCCACGCAGCACCACATTAAGACGCGTTTCTGCCACAGGCGCAGATTCAGGTTGTTTTATCGGTGCGGCGACGGGTTGATATTTGCCAAACCAGTTTTGTTGGCTGACTAATTGCACGTCATTTTTATCGAACGGTTTTGCATCCGCACGGAGCGGTTTATTCGCCGATGAGGAAACCGCCGTATATTCCGCAGAAAAGGAGAAATAGCGCCAGAGTGAATACGCCATTTTTGCAGAAATAATAAGCAGCATCAGCCAGAACATCGCGCGTGCAATTTTGCGCAGATGCTCTTTGTCTGTATTAAGAGATTGTCTCTGGCTAAGAGTGTGACGAATTTTTGTCAGCAACTGAATGAGATAAATTCGTACGTCACGAAAAACAACCCGCGCCAA</text:p>
          </table:table-cell>
        </table:table-row>
        <table:table-row table:style-name="ro1">
          <table:table-cell office:value-type="string" calcext:value-type="string">
            <text:p>gspD</text:p>
          </table:table-cell>
          <table:table-cell office:value-type="float" office:value="3000195" calcext:value-type="float">
            <text:p>3000195</text:p>
          </table:table-cell>
          <table:table-cell office:value-type="string" calcext:value-type="string">
            <text:p>Outer membrane secretin</text:p>
          </table:table-cell>
          <table:table-cell office:value-type="string" calcext:value-type="string">
            <text:p>B7UI37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korotkov_structural_2011</text:p>
          </table:table-cell>
          <table:table-cell office:value-type="string" calcext:value-type="string">
            <text:p>&gt;gi|215485161:3375591-3377651 Escherichia coli O127:H6 str. E2348/69 chromosome, complete genome</text:p>
          </table:table-cell>
          <table:table-cell office:value-type="string" calcext:value-type="string">
            <text:p>TTAACGCGTTCTCCCGGCATTGAGGAACGCGCGTACTTCCGGCGGTAAGGCCTGATTTTGCGCTGGCAATATCGGCTGCGCGGTGTGCGGCATCAGGCTTAAGCCTTGCTCATCGCGGTAGATTTGCTCGGCGCGCATGTAGTTATATTTGCGCTGCGACACGCCGTCTGCCGCCATACCGTCACGCAGAATGGTCGGACGGATAAACACCATCAGGTTACGTTTTTCTTTTTTATCCGCCGTCGATTTAAACAGGTTACCAATCAATGGGATATCGCCCAGCAGCGGCACTTTCGCCACGCTTTCTCCCGCCTGGTCGTCCATCAGACCGCCAAGCACGATCAGCTCACCATCGTTAGCCAGCACGGTGGTTTTCAGTTTGCGCTCGCCAAACACGACATCGAGACTGGTCTGCCCTTCCACTTTCGAGACTTCCTGCTCAATCACCATCTGTACCGCGTTACCTTCGTTAATCTGCGGCGTGACTTTCAGCATGATGCCGACTTTTTTCCTCTCTACCGTATTGAAAGGATTGCTGTTATTGGAACCAACGGTAGAGCCGGTTAATACCGGAACGTCCTGGCCCACCATGAAGAAGGCTTCCTGGTTGTCCAGCGTGGTGATACTCGGCGTGGAAAGCACGTTCGAGCTGGAGTCGTTTTTGACCGCCTGTACCAGCGCCATCCAGTCGCCTTTCACCACGCCAACCGCCGTACCGCTAAAGCCAGAAAGAAGCTGAGCGAGCGTGGAGAGATCGCCGTTAGTATCCGGATTTATGGTGGTAGCACCGTTTTCGCTGATCACCGTGGAACCTTTCTGCGGCTTGGCTGCAGAAATCGCTGCCCCCAGCGTACCAATAGGGATTTGCGTACCGTTGGCAAACTGCATTAATCCGGCATCTTTTGACCCCCACTGCACGCCGAAGTTGATATTGCTGCCTTCGGCAACTTCCACGATTAACGCCTCGACATGCACCTGAGCACGGCGAATATCCAGTTGTTCAATCACGCTTTGCAGCGACTGCATGATGTCCTGCGGCGCGGTAACAATCAGGGCATTACTGTGTTTGCTGGCGGCGATGGAGACAACCTCACGCCCGCTACCAACCGTGCCTTCCGCCTCTTCTTTAGCCGCCGTGAGCGTACCGCTGACCTGCTTCAGCACATCGACCAGATCTTCGGCTTTGCTGTATTTGAGATAGAACACCTGGCTGTTGCCGCTGCGCTCCATTTCTGAATCCAGCCGACGGATCAGACGGCGCATTTTGTCTCGCGTGGCGGGGTCACCACTGACAATCACGCTGTTGGTGCGTTCATCGGCGACAATTTGAGATTTCAGCGTTGCTGGCTGGTTCTCGCCGCTGTTTTTGGTCAGGCTTTCCAGCACGCGGGCAATTTCCGAGGCTGAGGCGTTATCCAGCGGGATCACCTCTTCGGTGCGATTACCCGCGTGATCCACGCGCTGGATCACTTCCGTCAGGCGCTCCACAACTGAGGCGCGTCCGGTAAGCATAATCACGTTGGAGGGATCGTAATTAACAACGTTGCCTGAGCCTGCGCTGTCAATCATCTGGCGCAGAATCGGTGCCAGCTCGCGTACCGACACATTACGTACCGGCACGACTTTGGTGACCATTTCATCGCCCGCGTAGTTGTCGCTGCCTTCACCGACCAGCGGCAGCGGCTCGACTTTCGCGGCGCTTGATTTCACCACCTTCAGCACGTCGTTTTCCATCGGTACGACCGCATACCCCTGTGCTTCCAGCAGGTTAAGGAATAGCTGGTAATACTGGCGTTCATTGAGTGGGGTCATGGTACGAATACTCACTTTCCCCTGTACGCCCGGCCCCATAATGATGGTTTTATTAAGGTTAGCGCCGACGGTTTCGATGAACGATTTCAGGTCGGTATCTTTAAAATTAGCGGTGAAAGTGGCTTCTTCCGCCCAGACCGGTGAACTACACAATGCCGCTGCCAGCATCAGCGGCAGTAAACGCTTTTTTGTTTTGAGGCCAGTTGTCTTCTTACGCCAGATAGACAACGTCATATCACGCCAAAACAC</text:p>
          </table:table-cell>
        </table:table-row>
        <table:table-row table:style-name="ro1">
          <table:table-cell office:value-type="string" calcext:value-type="string">
            <text:p>bfpB</text:p>
          </table:table-cell>
          <table:table-cell office:value-type="float" office:value="3000196" calcext:value-type="float">
            <text:p>3000196</text:p>
          </table:table-cell>
          <table:table-cell office:value-type="string" calcext:value-type="string">
            <text:p>Outer membrane secretin</text:p>
          </table:table-cell>
          <table:table-cell office:value-type="string" calcext:value-type="string">
            <text:p>Q47068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3682-5340 Escherichia coli O127:H6 str. E2348/69 plasmid pMAR2, complete sequence</text:p>
          </table:table-cell>
          <table:table-cell office:value-type="string" calcext:value-type="string">
            <text:p>ATGAAACTTGGCAGGTATTCACTTTTCTTATTGTGTCCGCTCCTGGCATCTTGCTCGGGTAATGGATTTTATAAAGATAATCTTGGCGTAATCGATAAAAATATTCTGCATGCTGACACCTCATTGCTGAAGTCGAAGAATAAAGAACATTATAAAAGCAGTGATATGGTAAGCAAAACAGACAGTATTTATATAGGAAATAGCAGTTTTCAGACATATCATGGAGAGCCCCTGCCCGGTAAATTAGAAGGTGTACATGGAATTATTCTGAGATCAAGTACACCTCTGGGATTTGATGAAGTACTCTCTATGATTCAGGATTCCAGTGGTATTCCCATTGTAAAACATACCACGAAAGATGTGATCAGTGGAGGGGTGTCCAGCAAAAGTCTGGCCGCAACTGTCGCGGAAAAAATGAACAGTGCAACAGGCGGAAAAAGTACTGATCAATTTGATCATCTACTGCTTGAGGTATCATCAGAACATCAGCTTATGGATGTTAATTATCAGGGCGCGCTTTCCACGTTTCTTGATAAAGTTGCGGCAAACTACAACCTGTACTGGACATATGAGTCTGGCAGGATTGCTTTTTCAAACGAGGAAACTAAACGCTTCAGTATAAGTATATTACCGGGTGGTAAATATACATCAAAAAACTCTATCAGTTCGGACAGCAATAGCAGTTCGGGAAGTTCGGGAAGTTCGGGCAGTAGTTCCAGTGATTCTGGAGCAGAGTTGAAATTCGATTCAGATGTGGATTTCTGGAAAGATATTGAGAACTCGATAAAACTGATACTGGGCAGCGATGGTTCGTATTCAATATCGACAAGTACATCGTCTGTTATTGTCAGAACATCTTCTGCAAACATGAAGAAGATAAACGAATATATTAATACACTGAATGCACAGCTTGAAAGACAGGTTACCATTGATGTCGCGATCTATAATGTTACAACAACTGACAGCAGTGATCTGGCAATGTCTCTGGAAGCTTTGCTAAAGCATAACGGAGGTGTTCTGGGCTCTGTTTCAACCTCAAATTTTGCGGCAACAAGCGGCACCCCTTCATTTACAGGATATCTGAATGGGAACGGCGACTCAAGCAACCAGGTTTTGCTTAACTTGTTAGCCGAAAAAGGAAAAGTTAGTGTGGTGACATCTGCATCTGTAACTACGATGTCAGGTCAGCCGGTTCCTTTGAAAGTAGGAAATGACAGAACATATGTATCTGAGATAGGGACTGTATTAAGCCAGTCATCAACCAGTACAACAGCCAGTACGTCAACTGTTACCAGCGGTTTTCTGATGAACCTGTTACCGCAGGTTGCTGATGACGGGAATATATTGTTGCAGTATGGTGTAACGCTTTCAGAACTTGTTGGCTCAAATAATGGTTTCGATCAGGCAACTGTTAATGGAACCGTAATTCAATTACCTAATGTTGATTCCACAACCTTTGTGCAATCAAGCATGCTTCGCAATGGTAATACTCTGGTTCTGGCAGGATATGAGAAGAAGAGAAACGAAAGTGTGGATCAGGGTGTTGGGACAACCAGTTTTAAACTCTTGGGTGGCGCACTGAATGGAAGTGCTTCCCGAACAGTCACTGTCATTTGTATAACCCCGAGAATTATTGATCTCAAGGCTTCTGGCGAATGA</text:p>
          </table:table-cell>
        </table:table-row>
        <table:table-row table:style-name="ro1">
          <table:table-cell office:value-type="string" calcext:value-type="string">
            <text:p>lngD</text:p>
          </table:table-cell>
          <table:table-cell office:value-type="float" office:value="3000197" calcext:value-type="float">
            <text:p>3000197</text:p>
          </table:table-cell>
          <table:table-cell office:value-type="string" calcext:value-type="string">
            <text:p>Outer membrane secretin</text:p>
          </table:table-cell>
          <table:table-cell office:value-type="string" calcext:value-type="string">
            <text:p>D7GKK3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33881-35359 Escherichia coli ETEC 1392/75 plasmid p557, complete sequence</text:p>
          </table:table-cell>
          <table:table-cell office:value-type="string" calcext:value-type="string">
            <text:p>TTATGGTGCCATAACAGGTGCCCGATAATAGTCAATACCTACAACCATTGCGATGGTATTATCACTGTTTTCGCGATTATATTCGCCACCAAAGATCATGGCTCCGCGAGAGTCATTTTCTTCGCCACCTTCATATTTCGCAACCATCATCAGAGTACCGGGTTTAAGTACAGATGTATTAAACATTTCTGTTGTGCTGACATTTGGTAACTGCACCGATTCGAAATTCTCTATAGAATTCAGCGTCTTCTTAGTAAATGCGCTACTGACCTCAATTGAACCATCTGAAAGTACACGCGGTGTCAGAATAAAACTGGACCCCGTAATAACTTTATCTGTTTCAATTGTCGTGTCAGAAACAGATGTTAATGAGTTTGTAGTCTGCGTCCTTCCTGAGATATAGTTTTGAGTCTGAGTCAGGTTCACTGGCACAGGAACATTATTTCTGGTAATAAAAGTGCCACTTTGTAACACATTTTTACCTGTCAGTTGATAAATTGCCTCAATCTTTCCGGTAATGTTGAAATTTTGTGTATTTTCTACAGGAACGATAAAATCACGACCAAAGGTTGCCCCACTTAATGAAGACAATAAGCTCGTATCAATACCAATGCTGGTTCCGCCGTTCAAATAACTCAAATTTGCAGCAGCTCCCAGTTTACGGACTTTTTTCTTGTCAATAGTAAAAATCTTATACGTTAAAACAAACTGTCGGCTGTTATCTTCACGATACTTTTTCAGCACATTATCGAGCATTCGATACTCAGAAGGTCTTCCAATAAATGCCAGAACTGATGCATCTTTGATGATATTATAATTTTTACTGCTGACATACTGTTCTGCAAGTTTTTCAACATCTGACCAGAAAGTTGATTCAAACTTCAGCTCAGATTTACCCTTCACCCCTCCAGAAGTGGTTGCTTCGTTACCTGAAAGATCAATACTGGTTTCGAATTTATTATTCTCGCCATAATAATCAAGCTTTATTGCATAATTATCATAATATGAGATATTAAGAATGTTGTTTTCATCCACTTTTACACTAACATCATACAATGCTGAGATGTACCGAATGAATTCATCTACTGTTCCGCGAAAATTGACATTATGAAATTCTTCGACGAAATCATCTTTATTCTGTCCTGGATATGTCTCTTTGATTCTGTATGAGAGCCCCGCCTGTGATGCCACTGTATCCATTACAGCATCCAGTGTCATAGAATCGTAACTGGTAATTGAGATATTCTGCTCAAGTAGTCTTTTCTTTTTTTCACTGTAAGCTACTTTTTCTCCAAGATATGGGGTCTTGTAGACAATAAATGGAGAAGATTTTACATCCTCAGCCTCGATCAAACCAACTTCTGGCGACAGACTTTTCTCAATTGAAAACTTTTCATCAAATGATGAACATCCCTGCAATGCCAATAAAACTAACATCATGGATATTTTTAACTTCATATTCTTATACCTGACATTCAT</text:p>
          </table:table-cell>
        </table:table-row>
        <table:table-row table:style-name="ro1">
          <table:table-cell office:value-type="string" calcext:value-type="string">
            <text:p>hofQ</text:p>
          </table:table-cell>
          <table:table-cell office:value-type="float" office:value="3000198" calcext:value-type="float">
            <text:p>3000198</text:p>
          </table:table-cell>
          <table:table-cell office:value-type="string" calcext:value-type="string">
            <text:p>Outer membrane secretin</text:p>
          </table:table-cell>
          <table:table-cell office:value-type="string" calcext:value-type="string">
            <text:p>Q8X818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15829254:4231661-4232899 Escherichia coli O157:H7 str. Sakai chromosome, complete genome</text:p>
          </table:table-cell>
          <table:table-cell office:value-type="string" calcext:value-type="string">
            <text:p>TTACTCACTGGAAACCAGTCGTGGCGTGATAAACACCACTAACTCGCGTCGTTCATCTTCTTTTCCGTCATGACGAAATAATTGCCCGAACCAGGGAATGTCGCCAAGCAACGGCACGCTATCCTGACCCGATTTATTTTTACGGGTAAAAATGCCGCCCAGCGCCAACGTTTCTCCGCTTTTGACCTCGACCTGCGTTTCGATCTCCTGCTTATCAATCGCCAGCACTTCGCCATCGGCCTGCTGTAGCACCTGCCCCGGAACGTTCTGGCTGATGTGTAATTTCAGCCGGATGCGACCTTTTTGTAACACCGTGGGCGTGACCTCCATCCCCAGGACGGCCTCTTTAAATTCCACCGACGTCGCGCCACTTTCCCCGCTGGAAACCTGATATGGAATTTCGCTCCCCTGTTTAATGCTGGCAGGCTGAAGATGTGAGGCCAGCAGACGCGGACTGGCGATAATATCCAGCTGCTGTTTTTGTTCGAGCGCGGAAAGCTCAAGATCCAGCAAACGTCCGTTGATGCGCCCAATGTTAAAACCGACATGCGTTGTCGCCGTCGCTACGGAGAGGTCGCTACCAAGCGTGGTGACTTGCCCAACGCCACCAGCGTGTTGCGCATCGGCCAGCGTCCATTTCACGCCTAACTCACGCAAACTTTTTTCATTAATGGTGACAATATGCGCCGACAGCTCAACCTGCCCGACCGGCAGATCCATTTGCGCTACCCACTGTTCAAGGGCGCTTAACGCCGTTTTGTTATCTCGTAGCAAAAGGCGATTGGTGCGTTTATCGACGGTCATACTCCCTTTGGCACTCAGTAGCTTCTCCCCAGCTTTCGCCAGCTCTCCGGCGTCGGCGTATTGCAGAGTAATATTGCGATTTTCCAGCGGCAGATTTGCCTGCGCCCGCGCCTGCTCCGCTTCCTGACGGGCGATATTGTCATTCTGCCAGGCAATGGAATGCACTGAGAGAATGTTGCCCTCCTGGCGCGTTATCAGTCCGGCGCTTTTCACTACAGTTTGTAGTGCCTGCTTCCAGGGAACATCTGTTAGATGTAACGACACCGTACCGCTGACGTCTGGCGACACCACCAGGTTCAACTTCTCCTGTTCAGCCAGCGCCTGCAACACCTGAGCTACCGGAACGTCATCCACCATCAGCGTCACTTTTTGCGGCTTTGCCGCCTGTACGCCGGGTATCAGCATCAACAGTAGTGCGGCTATCCATTGCTTCAT</text:p>
          </table:table-cell>
        </table:table-row>
        <table:table-row table:style-name="ro1">
          <table:table-cell office:value-type="string" calcext:value-type="string">
            <text:p>gspE</text:p>
          </table:table-cell>
          <table:table-cell office:value-type="float" office:value="3000199" calcext:value-type="float">
            <text:p>3000199</text:p>
          </table:table-cell>
          <table:table-cell office:value-type="string" calcext:value-type="string">
            <text:p>Secretion ATPase</text:p>
          </table:table-cell>
          <table:table-cell office:value-type="string" calcext:value-type="string">
            <text:p>B7UI36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3374098-3375591 Escherichia coli O127:H6 str. E2348/69 chromosome, complete genome</text:p>
          </table:table-cell>
          <table:table-cell office:value-type="string" calcext:value-type="string">
            <text:p>TTACGCCTCCATGGTTACCCGCAGAACTTCATCGAGAGAGGTTTCTCCGGCGAGCACTTTCTCAATGCCGTTACTGCGGATACCTGCGGAGTGTTGCCGGACATAACGTTCCAGCTCCAGTTCCCCGGCCTGACGGTGGATCAAATCACGCAATGTGGCGTCCACCACAATCAGTTCATGGATGGCAGTACGTCCGCGAAAACCTTTGTGATTACAGGCGGGGCAGCCCTGCGGATGGTACAGCGTGACGGCATGCGCATCGGTAATCCCCAGCAGGCGTTTTTCTTCGTCAGTGGCAGGCGCGGACTGGCAGCAGTCGGGACACAGCGTGCGAACCAGTCGCTGCGCCATCACGCCCGTCAAACTGGAAGAGAGCAGGAAAGGCTCCACGCCCATATCCTGCAAACGCGTGATCGCCCCCACCGCCGTGTTGGTATGCAGCGTGGAAAGGACCAGGTGCCCTGTAAGCGATGCCTGGACGGCAATTTCTGCGGTTTCGGTATCGCGGATTTCACCGACCATCACCACATCCGGGTCCTGACGCAAAATCGCGCGCAGGCCACGGGCGAAGGTCATGCCGACGCGGGTGTTAACCTGCGTCTGACCGATCCCTTCAATCATGTATTCGATAGGGTCTTCAACCGTGAGAATGTTACACGAGTGGTTGTTCAGCTCCTGCAATCCAGCATACAGCGTGGTGCTTTTGCCGGAACCGGTCGGCCCCGTCACCAGAAAAATGCCGTGCGGTTTGTGTAACAGCTGGCGCAACTGCGCAGTCAGTTCGAGACTTAAACCCAGACGCTCCAGCGTCAGGCGAGCCTGGTTTTTGTCCAGCAGTCGCAGCACCACGCGCTCGCCCCAGGCGGAGGGCATGGTGGAGACACGCACGTCAATCGCCCGACCGCCCAGCAGCAGCGCAATACGCCCATCCTGCGGTACGCGCTTTTCGGCAATATCCAGCCGCGCCATCACCTTGATACGCGATACCAGCAGCGAGGCCAGTTTGCGCCCCGGGCGCAGCATTTCATGTAGTGTGCCGTCAACACGAAAACGGATCACCAGACTCTTTTCAAACGTCTCGATGTGGATATCCGAAGCGCCTTCTTTAATCGCCTCTGCCAACATGGCGTTGATCAGTTTGATGATTGGCGCATCGTCGTCACTTTCCAGCAGATCTTCCGTTTCCGGTAGTTCTTCTGCGAGAGTAAAAAAGTCCTCGGCAGAACCGAGATCTTCCATCAGCTGGCGGGCCTCGGAAGAGTCCCGCTGCCAGACCGCATTCAGCCGCTGTTCAAATTCGGCCTCGTCGATTTGCCGCAGCGTAAAGGGCGCGTTCAGCCCCCGCTGCAACTCCTGCAAGACAGAGAGCGACAACGGGTGGACGTGGAGGATCTCCAGCGACGCTTCGCACCATGCCACCAGGCTAAACCGACGGCTGAAACTGTAGGGCAGACGCACGGTGTTAGCGGTGGTTTCCTGTGCTACAGGCACCAT</text:p>
          </table:table-cell>
        </table:table-row>
        <table:table-row table:style-name="ro1">
          <table:table-cell office:value-type="string" calcext:value-type="string">
            <text:p>bfpD</text:p>
          </table:table-cell>
          <table:table-cell office:value-type="float" office:value="3000200" calcext:value-type="float">
            <text:p>3000200</text:p>
          </table:table-cell>
          <table:table-cell office:value-type="string" calcext:value-type="string">
            <text:p>Secretion ATPase</text:p>
          </table:table-cell>
          <table:table-cell office:value-type="string" calcext:value-type="string">
            <text:p>B7UTD6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7024-8631 Escherichia coli O127:H6 str. E2348/69 plasmid pMAR2, complete sequence</text:p>
          </table:table-cell>
          <table:table-cell office:value-type="string" calcext:value-type="string">
            <text:p>TTGATGCTAAACAAAACAGAAAAAACTTCAGATCTGATGTTTGAACGATTTAAGCGCAATGTATCTGAAATCGTCACGGGAGATGGGGGGGAGCTTGAGCTTACTGTTGAACAGAGAAAATACTTTCTGATATTCAAAAATGGTGATTTTCTTGTTTCTTCATGTCATATGAAGCATCATCTGGTACAGATGTTACGTGAAATCGCAACAAGAAAAGGGTATCCAAACCTCACTATTTATGAGGTGAACTTAAAAGATATCAGGTTATTGTATGAAGCATCTCTCAAAACCGTACAGAATAATGGACAGGATCTATTACCAGTCGAAAAAAGAGCTTCAATGCTACTTTTCGAATGCGCCGAGATGAGAGTAAGTGATTTACACATCAAAGTGTATGATGCTGAGGCTGATATTTATATACGTAAAGATGGGGATATGGAACTCTTGCGTCAGATTGAGTCTAATACGGCGCATTCTATCCTTGCATCATTATATAATAATGCAGATGATTCTGATGCAACCTATAAAATTAATGCTTATCAGGCTGCTCGTATAGTTGCTTCAAAATCGAGGCTGGCGTTACCTCCCGTAATTCAGGCGGTGCGCCTTCAGTTTAACCCTCTTGGTCAAGGTGGGCGATATTTAATCGCACGATTCCTGTATACAGACAAAAGTGAAAAACAAAAAGAAATGGATCCAACCAGATTCGGATTCCATCATTCACATGCTGAATCATTTTCAAGAATGCGGAATCTCCCAATTGGTATAAATATTATCTCCGGACCGACGGGTTCGGGTAAATCAACAACCCTGAAAAATTTACTTGAGTTATTGTATATCGAAAAAAAGAAAAAAGTTAATATTATCAGCATTGAAGATCCACCTGAGTATGAAATTGACGGCACGGCTCAGTTACCTATAACGAACGTTGAAACAGAGGCACAAAGGGGTGAAGAATATCGTAAAGCCATTACAGCCGCTTTGCGTTCTGATCCGGATATAATAATGCCAGGGGAAGCCAGGGATGCTGAAGTGATAAACCTTCTTTTCACTGCAGCAATGACAGGACATCAGGTATGGACATCATTACATGCAAATAATGCACTGGCTATATTCGATCGATTGAAAGATCAGGGCGTGGATGAATTTAAACTTACAGATCCGGAATTGATCACTGGATTGGTTGCCCAGCGATTAGTCAGAAAATTGTGCGCTCAATGTAGCATAACATTAACAGAATATATAGCAAGTGGCGGGGGGATATCTGATACGGACAGAAAAATAATCTCAGGTCATGAAACATCTGTACGATTTCCCAATCCTCGTGCTAAAAAATGTTGTCGGGATGGGTATAATGGAAGGACAATCCTCGCGGAGGTTATTGAACCGGACTCAAAATTACTAAGGTTGGTTGCTGAAGGTAAGCGAGAGGATGCTCAGCATTACTGGTTAACATCTCTTCATGGTATGGCCTTAAAAGAGCATGCATGGTTAAAAATAATTTCTGGTGAAATATGCGTTATGGATGCAGTAAATAAAATTTCAGGCATCGATAATATTACAGAAGAAAGGAAAAAATATCTTTTCAGCAGAGATAACGAGATATAG</text:p>
          </table:table-cell>
        </table:table-row>
        <table:table-row table:style-name="ro1">
          <table:table-cell office:value-type="string" calcext:value-type="string">
            <text:p>lngH</text:p>
          </table:table-cell>
          <table:table-cell office:value-type="float" office:value="3000201" calcext:value-type="float">
            <text:p>3000201</text:p>
          </table:table-cell>
          <table:table-cell office:value-type="string" calcext:value-type="string">
            <text:p>Secretion ATPase</text:p>
          </table:table-cell>
          <table:table-cell office:value-type="string" calcext:value-type="string">
            <text:p>D7GKJ9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30484-32016 Escherichia coli ETEC 1392/75 plasmid p557, complete sequence</text:p>
          </table:table-cell>
          <table:table-cell office:value-type="string" calcext:value-type="string">
            <text:p>TTATTGAATTTTTTCAAGTAATACCTCCATATCTGTATCCGGAATTGCCCCAAATTCCATCATGAACCAGTGATAACATGCACGCTTCTTCAACACATGCATAAACACTTTTTCCTTTATAGCAAATCCTTCAGAAACCCCTTCCGATGTAAAACGTTTCTCCCGCCATATAGAGTACACATTAAGCCATTGTTGATTTGCTAATGCTTCCAGCTCACGATGAGTAGGAATCAAATATTCCATTACCAGTTGTCGTGATTTCACTCCTGTAAAATTACAATCATCACATCCCTGCTCATTCACTTTACTTAATATGAATTTTCGTCCGAGAATTTCCGTTTCACAATCAAGTTTGCAATTATTACATAAAACTGGAATTAATTTTTGACATTGCAAACCAGCAATAAATCCAGGCGTTGATAATTTATCACTACTGATACCTAAAGCTGAAAGACGCTGCAATAACGTAACAATATTTCCTGCATGCACAGTTGTGAAACAATAGTGTCCACTTTCCACGGCTCCGGCAAGAGCATTTGATGATACGGGATCACGGATCTCACCAACCATCAGAACATCAGGATCACGCCGCAAAGATGATTTTATTGCTGAGTGAAAACCTCCATTTTCTCCATCCAGAACAGAGCTTTGTTTAGCGCCATAAATTTGATATTCAACAGGATCTTCAACTGTTAAAAAACACCCTTTATCATCGTAGCGATTAATCTGCATCCATTCCATCATGTTTTTCAACGTCGTTGATTTTCCTGAACCAGTTGTTCCTGCTATGAAATAAACACCGTAAGGATTACTTAGTATTCTTTGTATATCTCTTACTTCGGCATCAGATACACCTAACTTAGCAAGATCAGGATTTATCACTGTAGATAGCCCTGAAGGGATAATACGCAGAACACAATGATAACATCCATCACCTTCACCAAAGATAGGATAATGCTCATATCTGAAACGATAACTTCGTTCGTTTAATGTATATAATATATTTGCACTCTGCGCAATTGCTCTGTTCCAGGTTGTATCACGCGTTGAAGCCTGAACGTTATACAATACAAATATTAGTTCATCGCATTTTGATGATAATAACTGATGATCGAGAACAAGGACTCCATTTATACGTAGTTCTATTTTGGCCATAACATCACCACGAGTAATATGGAGGTCACTGGCTCCGCGATTAACAGCATGTAGCAAAAGTGCTTCCAGTTCCTGCTGAATTGAACTGGAATTAATGTCACGACGCTTTACATTCTCTAATGAGATATCTTCCAGAAGCTGATAGTATAAATCAGAATCAACGACTGCAAGGCCCGTCATTTTAACTTTATGTACAAGATTCAGGTATGTAAGGTCAGCCTGTACTTTCCCGGGAAGTATCTCATCTGTATTTTTTTGTATTAAATAATAATTTTCATTATTTTTTCCTAAAAGGAGGTCCTCCTCTAAAATAAAGAAATGCCACTGTTCATTTCTGTAAGTATGGCTGCTCAGTTCTCTGAGTAAAATATTACCCAC</text:p>
          </table:table-cell>
        </table:table-row>
        <table:table-row table:style-name="ro1">
          <table:table-cell office:value-type="string" calcext:value-type="string">
            <text:p>hcpB</text:p>
          </table:table-cell>
          <table:table-cell office:value-type="float" office:value="3000202" calcext:value-type="float">
            <text:p>3000202</text:p>
          </table:table-cell>
          <table:table-cell office:value-type="string" calcext:value-type="string">
            <text:p>Secretion ATPase</text:p>
          </table:table-cell>
          <table:table-cell office:value-type="string" calcext:value-type="string">
            <text:p>C6UVU1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254791136:120184-121569 Escherichia coli O157:H7 str. TW14359 chromosome, complete genome</text:p>
          </table:table-cell>
          <table:table-cell office:value-type="string" calcext:value-type="string">
            <text:p>TTACTCGCCATGCGGCATCCCCAATACGCGGATTAACTCTTCAAAGGTGGTTAAGCCTTGCTCCACGGCCAGGCAGCCGTTTTCAAAAAGCGTTCGCATACCCGCCTGTCGGGCGTGCGTTTCCAGCGATTCAACGTCGGTATTAGCGGAAATAAGCTGACGTATGACCGGTGTTATGGGCAGAACTTCAAATAAGGCAGTGCGACCATAAAAACCGTGGTAGCAATGTACACAACCGGGTGCTTGCCAGTGGGGCAGCGGCGACGGCCATACATTGACTGGAATGTGGATGGGCTCCCCTTGCTGCCGGCGACAATGTGGGCAAAGTTTGCGTACCAGACGCTGGGCTATTACCAGCGTAAGCGCCGATGATAGCATCCAGCGGGCGACCCCCATTTGCTGTAAACGTACCAGCGTTTCGCAGGTGGAATTAGTGTGTAGGGTAGACAACACCAGGTGACCGGTTTGCGCGGCTTTAATGGCAATTTCTGCCGTTTCGCCATCGCGGATCTCTCCGATCATGATGACGTCAGGATCCTGGCGCAATAACGCACGCAAAACGCCCTGAAAGGTGAGTCCGGCACGCGGATGGATTTGCGTCTGGTTTAGTCCGGCTATGGGGATCTCAACCGGATCTTCGACGCTACAAATATTAATGTCAGCGGTATTCAGCTTTTGCAGGGCACTATAAAGCGTGACCGTTTTGCCGCTGCCGGTAGGGCCAGTTACCAGCACCAGTCCCTGTGGTTGTTGCAAGGCATGAGCAAAGCCCGCCAGTTGTAACGGCTGCATTCCCAGCGTGTTAACATCCAGTGCCTGGCTCACCTGCTGTAACAACCTTAATACCACCTTTTCACCACCCCGACATGGTAAGGTCGCAATACGAAATGAGACGGCGTTTCCTGCCAGTTCGACAGTGAATTGCCCGTCCTGCGGCAGGCGATGTTCCGCAATATCCAGGTTTCCCAGCACTTTTAATCTGGCGGTTAATGCGACTCCGGCATCCGGTGAAACATCCGGTAAAGGATGCAATACGCCGTCGATACGCAAGCGGATGCGGTAGGCATTGTCCGCTGGTTCGATATGAATATCAGACGCGCGTTGTTCCAGCGCAGATTGTAACGTTCGAGTCAGCAACTCTGCTTTGGGCTGATGCTTCTCCTGAACAGCTACGGGCAATGTCTGTTGTGTGCGACTGGCGTGACCTTCCATTTGTTGGCGCGTCCAGCAGGTGATCTCAATACGTTTGGTGGTAGCGAAATGCAATGCGTCCAGCAACTCATGTGAGGGGGCATCGACCACCGCAACATGAACCACTTCTTCGCTGGCATCCAGCAAGACTCCCTGATAACGCAGGCACAGGGCCGTGAGCTGTGGAATATTCAT</text:p>
          </table:table-cell>
        </table:table-row>
        <table:table-row table:style-name="ro1">
          <table:table-cell office:value-type="string" calcext:value-type="string">
            <text:p>gspF</text:p>
          </table:table-cell>
          <table:table-cell office:value-type="float" office:value="3000203" calcext:value-type="float">
            <text:p>3000203</text:p>
          </table:table-cell>
          <table:table-cell office:value-type="string" calcext:value-type="string">
            <text:p>Polytopic inner membrane <text:s/>platform protein</text:p>
          </table:table-cell>
          <table:table-cell office:value-type="string" calcext:value-type="string">
            <text:p>B7UI35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3372875-3374098 Escherichia coli O127:H6 str. E2348/69 chromosome, complete genome</text:p>
          </table:table-cell>
          <table:table-cell office:value-type="string" calcext:value-type="string">
            <text:p>TTACATTCCAACCATATTGTTCAGTTGCAGCATCGGCTCGAGGATGGCGATGACGATAAACAGCACCACGCCCGCCATCATCACCACCAGCGCCGGCTCAAACAGCCCTAACGCCAGCCCCACCTGGGTATCAAATTCCCGTTCCTGGTTGACCGCGGCCTGTTCAAGCATGGTTTCCAGCTCGCCGCTCTGTTCGCCGGAGGCGATCATGTACAGCATCATCGGCGGGAACAGGCGCAGATCCGCCAGCGCGGCGCGCAGGCTGCTTCCTTCGCGGACGCGATCTGCCGCCAGCAGCAGTTGTTGCTCGACATAACGATTTGCCGACACGGCGGCGGCGGTCTGAATGCCTTCCAGCAGCGGAACACTGCTGGCGGTGAGGATGCTTAATGTGCGGGAAAAACGCGCCGTATTCAGTCCGCGCGCAACACGCCCCGTCACGGGCAAACGCAGCAAGGTTTTATCCCAGCGCAGGCGCATCGCAGGATTTTTGAGTAGCCGTTGCCCCAGCACCAGAAGCCCCAGCAAACCCGCCAGCCAGTACACGCCGCTGGTCTGTAACGTGTCGCTCATGGCGATGAGCATTCGGGTGGAGGCAGGCAGCGCGTGTCCGAGATGATCAAACTGTTCGATAATTTTCGGCACTACTGCCGTCAGCAAAATAGTGACCACGCCCGTTGCCACCACCAGCAGTACCAGCGGGTAGAGCATGGCCTGCAGCAGGCGTGATTTCAGACGCTGCCGCTGTTCGGTGTAATCCGCCAGGCGATTGAGCACCACATCGAGATGCCCGGATTTTTCTCCGGCGGCGACCATCGAACAAAACAGGGAGTCAAAGACGCGGGGATGTTCGCGCAGGCTGTCCGACAGGGTATAACCTTCCTGAATCCGGCTGCGCAGCGCCATTCCGAGGCTTTTTACATGCAGTTTTTCACTTTGCTCACTGACCGCCTGTAAGCAGGTTTCCAGCGGCATTGCTGCCTGCACCAGCGTTGCCAGTTGGCGCGTGAACAGCGCCAGATCTGCCGCCGCCACGCGACGATGTGCGTGCCGCCGACGCTGCAACATTCCCCCTGCAGAAGCATTCATCCGGGCTTCAATGTGCACGGGAATGAGGTCTTTACCGCGCAACAACTGGCGGGCATGACGCGCTGAATCCGCCTCAATCATGCCTTTGGTTTTGCGACCATTACGCTCCAGCGCCTGATAGTAAAACAGTGCCAT</text:p>
          </table:table-cell>
        </table:table-row>
        <table:table-row table:style-name="ro1">
          <table:table-cell office:value-type="string" calcext:value-type="string">
            <text:p>bfpE</text:p>
          </table:table-cell>
          <table:table-cell office:value-type="float" office:value="3000204" calcext:value-type="float">
            <text:p>3000204</text:p>
          </table:table-cell>
          <table:table-cell office:value-type="string" calcext:value-type="string">
            <text:p>Polytopic inner membrane <text:s/>platform protein</text:p>
          </table:table-cell>
          <table:table-cell office:value-type="string" calcext:value-type="string">
            <text:p>B7UTD7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8638-9696 Escherichia coli O127:H6 str. E2348/69 plasmid pMAR2, complete sequence</text:p>
          </table:table-cell>
          <table:table-cell office:value-type="string" calcext:value-type="string">
            <text:p>ATGAAAGAGAAATTAAACAGACTGCTATTCACGTCGAAAACGAGAATGCGTGTTTTTAGCAAATTATCCAGGTATCTAAGTAATGGTGTTCCAGTAACGTTTGCCCTAGCTGAGCTTTATAAGTTTACGTCTGATGAGGGAAGAAAAAAAGATAATCCGGATGCATTTGCCCTGCAAAGATGGTTAATTGCTGTAAGAAACGGGAAAACATTGGCTGAAGCGATGAGGGGGTGGGTACCTTTTGACGAACTGTCAATAATTTCCGCCGGGGAAATCTCAGGTAATGTTCACCAGGCGTTGGATGATATCATTTATATGAATGATACAAAAAAGAAAGTAAAAGGCGCACTGGCAGGGATTATTTATCCTGTAGTCCTGCTTCTGACGACATGTCTGTATTTGCATATATTTGGAACTCAGGTTGTTCCGGCATTTTCAGGCATCCTGCCTGTAGAGAAATGGCAGGGCGCAGGCAGGACTATGTATTATCTTGCTGTATTCGTTCAGGATTATCTTGTCATTACACTGCTGTCTTTTATGATGGTGATATTATTAATACTGGCAACTCTGTCAAGATGGACCGGAAGGTTGCGTCTCTTCTTTGACAGATTTATTCCCTGGTCGATATACAAAACCATTATAGGATGTGGTTTCTTGTTATCACTGGCATCGCTTATTAATGCAGGTATCCCTGTACCGGAAGCCTTACGAATAATAATGAAAACGGCAAGTCCGTGGTATAAGGAAAGATTAGTTGCTATAAGATACAGATTATTAAATGGAGAGAGAAATCTTGGGGAGGCCCTTAATTCATCTGGTTACATTTTCCCATCCAAACAGATGATAATGGATCTCCGTTCTTATGCTGCACTTGGAGGCTTTGATGAAATGCTTAATAAACTTTCAGTTCAATGGCAGGATGACAGTGTTGCTTATATAACGAAACAAATGACTGTTCTGAAAAATGTTGCTATCATTATTATGGGGCTTGTATTTATGTGGATAGTATCAGGAATGTTTTCATTACAACAACAAATTAGTGATGCAGCAAGATTCTGA</text:p>
          </table:table-cell>
        </table:table-row>
        <table:table-row table:style-name="ro1">
          <table:table-cell office:value-type="string" calcext:value-type="string">
            <text:p>lngI</text:p>
          </table:table-cell>
          <table:table-cell office:value-type="float" office:value="3000205" calcext:value-type="float">
            <text:p>3000205</text:p>
          </table:table-cell>
          <table:table-cell office:value-type="string" calcext:value-type="string">
            <text:p>Polytopic inner membrane <text:s/>platform protein</text:p>
          </table:table-cell>
          <table:table-cell office:value-type="string" calcext:value-type="string">
            <text:p>D7GKJ8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29475-30446 Escherichia coli ETEC 1392/75 plasmid p557, complete sequence</text:p>
          </table:table-cell>
          <table:table-cell office:value-type="string" calcext:value-type="string">
            <text:p>TCAACCAGTCATTTTTGACAGTTCGTCAGAAAGCGCAAACAGCGCGATAAAAACCCATACGACACACCCCCCCAGAACTAAAGTGGACAGGGATTTTAACATTCCTGCAAGGACGTTAATGTTCTGCTCAATTTTAATTTTTGCCTTATCAGATACCGTTCCAAGAACCTGATCAAAAGATGGCAAACTGGCATAAAGACTGATATTCAGTAATTCATCACCACCAAGAAGTCCTGTTTTAAATGCATCACCATATCCCAGACCTTTGGCCATATTATCCTGCATTTTTCTGATATGAGATTTAAGCCATCGATTCGCATTTTTCTCAATAATAATGAGGCAATTCGCCAGAGGAATCCTGTTTTTAATCATTAATGACAAATCATTAATCAGTACTGATGCCACAAGTTTTTTATAGATAGAAAAAGGCACGATTCGGTCAAGAAATTTATCCCTTAACTCTCCATGAAAATTAAACATGATGAAACGAATTGTAAATACAGATACAACAAAAGAGATAAGGATTGTGATCCATAACCCATTATATAAAGCCGTGCCAAAATAGTAAAGACTTTGAGTTACTCCTGGCCATCGGGAAACAGCAACAACCTTTTCGAAAGCAGGAAATACTTTTACAGCATAACCGGCTATAACAATTAGAGCCAGCACCATCATTATTGCTGGGAAAGTAACAGATTTTATTAGCTGGCTTTTTAGTTTTTCCTGATAATTTATGGTCAACACCATACTGTTAAAACCTTCAGCCAGGCTACCACTATTCTCCGCAGCAGTAATTGCACTTAACTCTTCTGTCGGAATCAGGGTGTCAAAGGATGCAGATACTGAGGGACTGTTTTTCATACGTTCCATTAAATAATCAAGACGTTTTGCAAACGATTTCCCCAGTAATGCTTCACCTTCAGATCGCAATTTTACAATAGAGTCATAGATCGGTAATCCTGAATGCAACAT</text:p>
          </table:table-cell>
        </table:table-row>
        <table:table-row table:style-name="ro1">
          <table:table-cell office:value-type="string" calcext:value-type="string">
            <text:p>hcpC</text:p>
          </table:table-cell>
          <table:table-cell office:value-type="float" office:value="3000206" calcext:value-type="float">
            <text:p>3000206</text:p>
          </table:table-cell>
          <table:table-cell office:value-type="string" calcext:value-type="string">
            <text:p>Polytopic inner membrane <text:s/>platform protein</text:p>
          </table:table-cell>
          <table:table-cell office:value-type="string" calcext:value-type="string">
            <text:p>C6UVU0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254791136:118992-120194 Escherichia coli O157:H7 str. TW14359 chromosome, complete genome</text:p>
          </table:table-cell>
          <table:table-cell office:value-type="string" calcext:value-type="string">
            <text:p>TTATCCCATCCCACTCATCGCATCGCCTAAATGGAAAATTGGCAGATACATCGCCACCACCAGCGTACCGATAATTCCTCCCGTTATGATCAGCAACGCCGGTTCCAGTAAGGCTGCTAGGTTATCCGCCAGCGCCATTGTGTTATCCCGATGATGATGGGCGATGTTGTCTAACATGAGATCCAGCGAGCCGGAGGCCTCTCCCGTTCTCACTAATTGCAAACAGAGCGGGCTAAACTCACCGGCATTTTTTAACGCCAGCCAGATGGGATGACCGTTACTGATATCGTGCTGGATTTGTGTCAGAAGTTGCACCCAGTACGGGCAGCGCATTGTTTCTCTGACGCTCTCTACGCCCTGTAAAAAAGTAATGCCTGCACTTTGAGTCAGCGCCAGAATCGTAAAGATCTGCGTGAGTTTTTGTCCCCGCATCAGTGACCCCATAATCGGGATGCGTAACAGCAATTTCTGCCGCGCGATAAGCCAGGTCGGGCGGCGCATCAGCAACTTATTGGCTATCGTCAGCATAATGCCGAACAACACCAGCAGCCAGCCCCATTCGCCACTAAAGTCTGCCAGCGTCATGATCCCCTGCGTTAGTGCCGGTAGTGGGGTGTTGAAGGTCTTATAGATAGCGGCAAACTCCGGCAGAACAAAATGCAGCATTGCCACAACCACCATGATTGCCATCGCTAAAATGATGATGGGATAACGTAACGCTGATTTTACTTTGTCGGTCAACTGACGCTGGGCTCTTTGCTGACGCGCCAGTTCAAAGCAGCATTCATCCAGCTTACCGGTCAGTTCACCCGTGCGGATCATCGCCTGATAGAGCGGCGGAAATACCTCTGACCAGGGTAATAAGGCATTGGAAAAGGCAATGCCCTGTTCGAGATCGTGTGCCAGAGATTGCAGCAACGCTTGCCATTGCTTACTGGGATGCTGTTCCGCCAGCAGTGCCAGCCCTTCAGAAAGCGTTAACCCGGCTTTAAGTAGCGTCGCCAGTTGATGAATGACTTCCGCGCTTTTATCTCCTCGCCACTGCGCAGAATTGATAGCAATTCGCTTCAGGCTTAGTGGGGTAACCATCTGTTGCTGTAGTGCCATAAGCAGTAAAGTACGGCTCTCTGCCCATAGCATCCCATCTTGCGCATTGCCGTCGCCGGTTATGCCATGCCAGCGCCAGAGTTGCTTACTCGCCAT</text:p>
          </table:table-cell>
        </table:table-row>
        <table:table-row table:style-name="ro1">
          <table:table-cell office:value-type="string" calcext:value-type="string">
            <text:p>gspG</text:p>
          </table:table-cell>
          <table:table-cell office:value-type="float" office:value="3000207" calcext:value-type="float">
            <text:p>3000207</text:p>
          </table:table-cell>
          <table:table-cell office:value-type="string" calcext:value-type="string">
            <text:p>Major pilin or pseudopilin</text:p>
          </table:table-cell>
          <table:table-cell office:value-type="string" calcext:value-type="string">
            <text:p>B7UI34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3372403-3372858 Escherichia coli O127:H6 str. E2348/69 chromosome, complete genome</text:p>
          </table:table-cell>
          <table:table-cell office:value-type="string" calcext:value-type="string">
            <text:p>TTACTGAAACTCCTGCAAATTCCAGTTACCGATATCTGCGCCAGCGCCCTCCCCGTTTTCCTGACCATCTGCCCCCAGGGTATAAACATCAAACAGCCCTTTTTCACCCGGGCTGAGATACTGATAATCATTGCCCCACGGATCCTTTGGCAGTCGTTTGATGTATCCACCGGTACGGTAGTTGCGGGCGTCCGCCATATTGGCCGGTTGCTGGATCAGCGCCTCAAGCCCCTGCTCGGTGGTTGGATAACGCCCGTTATCCAGTCGGTACATGTCCAGCGCGTTTTCCAGCGCCACGATATCGCTGATGGCTTTTTGCCGATCGGCTTTCTCTTTGTTGCCCAGCAGGTTAGGCACCACCAGACTTGCCAGGACGCCAAGAATAACAATCACCACCATCACTTCCAGCAGGGTAAAACCTGCCCGTGGTTTTTGTGTGCGGGATAACGAATTCAT</text:p>
          </table:table-cell>
        </table:table-row>
        <table:table-row table:style-name="ro1">
          <table:table-cell office:value-type="string" calcext:value-type="string">
            <text:p>bfpA</text:p>
          </table:table-cell>
          <table:table-cell office:value-type="float" office:value="3000208" calcext:value-type="float">
            <text:p>3000208</text:p>
          </table:table-cell>
          <table:table-cell office:value-type="string" calcext:value-type="string">
            <text:p>Major pilin or pseudopilin</text:p>
          </table:table-cell>
          <table:table-cell office:value-type="string" calcext:value-type="string">
            <text:p>P33553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2646-3227 Escherichia coli O127:H6 str. E2348/69 plasmid pMAR2, complete sequence</text:p>
          </table:table-cell>
          <table:table-cell office:value-type="string" calcext:value-type="string">
            <text:p>ATGGTTTCTAAAATCATGAATAAGAAATACGAAAAAGGTCTGTCTTTGATTGAATCTGCAATGGTGCTTGCGCTTGCTGCCACCGTTACCGCAGGTGTGATGTTTTACTACCAGTCTGCGTCTGATTCCAATAAGTCGCAGAATGCTATTTCAGAAGTAATGAGCGCAACGTCTGCAATTAATGGTCTGTATATTGGGCAGACCAGTTATAGTGGATTGGACTCAACGATTTTACTTAACACATCTGCAATTCCGGATAATTACAAAGATACAACAAACAAAAAAATAACCAACCCATTTGGGGGGGAATTAAATGTAGGTCCAGCAAACAATAACACCGCATTTGGTTACTATCTGACGCTTACCAGGTTGGATAAAGCGGCATGTGTTAGTCTTGCAACCTTGAACTTAGGTACTTCAGCGAAAGGCTACGGTGTTAATATCTCTGGCGAAAATAACATTACATCATTTGGTAATAGCGCTGATCAGGCTGCTAAATCGACTGCTATTACTCCTGCTGAAGCGGCAACTGCATGTAAAAATACTGATTCAACCAATAAAGTTACATATTTTATGAAGTAA</text:p>
          </table:table-cell>
        </table:table-row>
        <table:table-row table:style-name="ro1">
          <table:table-cell office:value-type="string" calcext:value-type="string">
            <text:p>lngA</text:p>
          </table:table-cell>
          <table:table-cell office:value-type="float" office:value="3000209" calcext:value-type="float">
            <text:p>3000209</text:p>
          </table:table-cell>
          <table:table-cell office:value-type="string" calcext:value-type="string">
            <text:p>Major pilin or pseudopilin</text:p>
          </table:table-cell>
          <table:table-cell office:value-type="string" calcext:value-type="string">
            <text:p>D7GKK6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37421-38131 Escherichia coli ETEC 1392/75 plasmid p557, complete sequence</text:p>
          </table:table-cell>
          <table:table-cell office:value-type="string" calcext:value-type="string">
            <text:p>TTAACGGCTACCTAAAGTAATTGAGTTTACCTGAGCAGTACAGGTACTTAGAATTTTGTCTGCAGTCAAGGTTGTTTGTCCATTGTTACCTAAAGAGCGTAAAACAGTTGTAGAGGCGGCCACAGACATATCTACACCAGTTGCTGTCATGGCATATGAACCAGACGCAGAAGTACCAATAGCAACATATTCCCAGTTATTCCCAACTTGCCCAAGAATAGAACGGCACTGCTCTTGGCTTAATCCATTAAGTTCGATAGCAAAACCTTTTTTAACTTGAGCACCATTCGAAGTTAAAGCACCGCCAATAGCGATAAAGTCGCCAGAAATGTTATTACGCACTTCGTCTGGTGTAATTTTCCCAAGCTGAACTAACTGTGCTGCAGGTATTCCGTTTGTATCAGTTTTAATTGTATTTGCAGTAAGGCTTAATGGGTCCACAAAATCTGGATATTTACCATCACGTTGATAAGCATCTTTCATTGCTACGCGGACTGTATTTGTATTAGTTACTAAATCAGTCACAGCACGTGAATCAAACGCACGCTGAGCCAGAATCACGACACCGGCTGCAATCGTACCGATAATGCCAAGAACAATGATAACTTCCAGCAGGCTCATACCACGTTGTTTACGTAATTCATGGTATTTGGCGATTTTTTTTCTTGCCTCTTCTTTAAATTTCTGTGTCCGGTTATACACGGATAGCAT</text:p>
          </table:table-cell>
        </table:table-row>
        <table:table-row table:style-name="ro1">
          <table:table-cell office:value-type="string" calcext:value-type="string">
            <text:p>hcpA</text:p>
          </table:table-cell>
          <table:table-cell office:value-type="float" office:value="3000210" calcext:value-type="float">
            <text:p>3000210</text:p>
          </table:table-cell>
          <table:table-cell office:value-type="string" calcext:value-type="string">
            <text:p>Major pilin or pseudopilin</text:p>
          </table:table-cell>
          <table:table-cell office:value-type="string" calcext:value-type="string">
            <text:p>C6UVU2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254791136:121579-122019 Escherichia coli O157:H7 str. TW14359 chromosome, complete genome</text:p>
          </table:table-cell>
          <table:table-cell office:value-type="string" calcext:value-type="string">
            <text:p>TTAGTTGGCGTCATCAAAGCGGAAGACATCTTCGCAGGCTTGCTGCAATGCGCTGTCACTTTGAATATTGCAGTTGCGCGCCCAGCCGGTGACGCCGTTTGCGTTATCCCAACCTGGCGTCATGACGACGCTTAGCCCATTGAGACTTTCTTGCCCGGTCAGCGACACCACGCCCTTTGCCACACTCATGGCTGAAACATAGCGGGTGGTGGTAGGCGAGGGAATGCCATTGCTGCCACCGTCGCAGGTATCTAATCCACCATGTTCCAGCGCGCACAACTCTACGGCGGTACGGTAAGGCACAAAGGTTTGTAGCATGTCGGTGAGTGCGGCTTTGCGCAGGTAGTTTTGATAAGCGGGAATACCAATGGCGCTTAAAATGGCAATGATGCCAATAACCACCATCAGTTCGATAAGTGTAAAACCGCGTTGCTTGTCCAT</text:p>
          </table:table-cell>
        </table:table-row>
        <table:table-row table:style-name="ro1">
          <table:table-cell office:value-type="string" calcext:value-type="string">
            <text:p>gspH</text:p>
          </table:table-cell>
          <table:table-cell office:value-type="float" office:value="3000211" calcext:value-type="float">
            <text:p>3000211</text:p>
          </table:table-cell>
          <table:table-cell office:value-type="string" calcext:value-type="string">
            <text:p>Pilin-like protein, minor pilin or pseudopilin</text:p>
          </table:table-cell>
          <table:table-cell office:value-type="string" calcext:value-type="string">
            <text:p>B7UI33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3371836-3372399 Escherichia coli O127:H6 str. E2348/69 chromosome, complete genome</text:p>
          </table:table-cell>
          <table:table-cell office:value-type="string" calcext:value-type="string">
            <text:p>TCATGGCATCCCCTCATCACATTGATTGAGAGATAACGCGCCATCGTGCGCCAGCTTTACCGCCCAACACGCGTTTTGTGCCGACGAGTAAAAACGTAGTGTAAACGGCGTGACAGGTTCAAAAGGCGAAAAACGGATCTGCGGTGTCTTCTTTTTCGCCTCTTTTTGCAGCTCCAGTTCAATATCGTGCAGCGTCAGGCGACGACGCTGCAGCTCCAGCGCATACTCCTTCTGCCAGATATCACTGCCGGGTTGTAACAGCATCTGCACCTGTTTTGGCACCGTAACCTGTGCCGATAACCGGGTCGCAGAAACGGGCAACCATTGCCCGTGACGACGCTGCATAAACTGGTAACCTGGCGGGTCGATTAGCACACCGAGTGTTTGCCCTTCGATCACTGCCCTGTCCTTAAACTGCGCAAAGCGAGTCAGAAAATCCTGCGCCGCTTTTTTCGCAGGCGGCTCTGAAGCGGTCGCAAACGTCTGTACCACGCCCGCACTGGCAAGGCCGATAAGGAAAATCACCAGCATGATTTCCAGAAGTGTGAATCCGCGTTCAGGCAC</text:p>
          </table:table-cell>
        </table:table-row>
        <table:table-row table:style-name="ro1">
          <table:table-cell office:value-type="string" calcext:value-type="string">
            <text:p>bfpI</text:p>
          </table:table-cell>
          <table:table-cell office:value-type="float" office:value="3000212" calcext:value-type="float">
            <text:p>3000212</text:p>
          </table:table-cell>
          <table:table-cell office:value-type="string" calcext:value-type="string">
            <text:p>Pilin-like protein, minor pilin or pseudopilin</text:p>
          </table:table-cell>
          <table:table-cell office:value-type="string" calcext:value-type="string">
            <text:p>B7UTE1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11880-12425 Escherichia coli O127:H6 str. E2348/69 plasmid pMAR2, complete sequence</text:p>
          </table:table-cell>
          <table:table-cell office:value-type="string" calcext:value-type="string">
            <text:p>ATGTTTATATTGAGAAATAAAAGAAAAGAGTCAGGTTTGTCACTGATTGAAGCGTCATTAGTGATTATTTTATCTGGCCTGGTTATTGTGCTTGTTCAGTCAGCAATTTCAAAAATTATTAAGTATGCTGTTCATGAAAATGCACTGCATGATGTTTCGTATGTAATGTCTTACATTCAGGATACATTACAGACATCATGCTATGGAAAAGAAAATATTGTTTGTGATGGAGTGATAAGTTCAGTAAAATCAAACGTTAACTCTGGTAATAAAATAAAGGTTGATGTTAAAAAAGACGGAAAATATGTATCTGTGTATATTTTATACACCCTGTCAGGGAACGAATATTTTGGCAGAAATGAAGATTTCGGTAGCATGTTATTTACGCATGTAAGCGCTTATTCTGGGAGAATGGATAGCAGTACAGGAGTTGTAAGTTCGGTTCTGGGATGGTGGAAAGTAAATTCTGATGACACAATTTTTTTAGGTGGGGATAATAATAAAAATCTTTTCTTTTACAATAATTTCCGGGTGGATGTTTTATGA</text:p>
          </table:table-cell>
        </table:table-row>
        <table:table-row table:style-name="ro1">
          <table:table-cell office:value-type="string" calcext:value-type="string">
            <text:p>lngB</text:p>
          </table:table-cell>
          <table:table-cell office:value-type="float" office:value="3000213" calcext:value-type="float">
            <text:p>3000213</text:p>
          </table:table-cell>
          <table:table-cell office:value-type="string" calcext:value-type="string">
            <text:p>Pilin-like protein, minor pilin or pseudopilin</text:p>
          </table:table-cell>
          <table:table-cell office:value-type="string" calcext:value-type="string">
            <text:p>D7GKK5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35788-37359 Escherichia coli ETEC 1392/75 plasmid p557, complete sequence</text:p>
          </table:table-cell>
          <table:table-cell office:value-type="string" calcext:value-type="string">
            <text:p>TTAGGTTTGTGGTTCTGTACTGCACCAGGTTGTGATATTTACTGAAAGAAATTTAGGGTTCAGGTACACCGATGTTGTGTTATTTACTGGGTCGAATACGCCCATTGTTGCAGTGATGTACCATTTTCCTCCAGACTGGTTAACCTGGATAGCCGAACCAGACCAATATCCCAGCTGTCCTCCACTATTTCTGTTTGTGCTAAGATGACTAAAATCTGCCTGATAATTTCCTGTATTATCTTTTGTATCAGCTACAACAGAAGCAATTGAAGCACTGAGTCTTGGATATAATTTCTGTCCATTTGGAGATACTGGACACTCTTGCACATTCAGTTCAATTCGGCCCTTTTCAGTTGTTACGTTACCCTTATACGTATCAGGGTTATTAATGACAATATCACTGTCAGTGCTGTTTCCAAAAGAAGCATATGTAGTGTTTGGTATTGTACGGTATACTTTTTTCGTTGGATCCGTTATTGACTTCTCTTCAACCAAAACATTCGCGAGCATTGTCGCTGGATTCCCATTATCATCTTTTAATTGAATAAGAGAGGCATCCTTATCATTTTCATCTTTACCTTCGACTTGTGTCAAACATAGTTTACTCGTACCTGTATTCAAATCCCAGCATAAACCAGGTTCATTATTTGATGATGCTTTTCCTTTGGTTAAAACCAGATTATTACCATCGTTAGCAGCAGTCAGACATGGTCCGGACATCTTACTATCGATGTTCCAGCAAAGTTTATCGGCTCCGACACGCCCGTCAGCACGTAAATATTTACCAGTATTTGGATCGATACTTATACGTAAACCATAGTTCTTATTCTTGCTTAATGAACCTATATTTTTAGACAAATCAGATATAGTTAAAGCCTGTCCCGAGACTTTAGTAAGTGCCCAACTTGAAACACCAGACTGACCTTTTTCAACCACATAAATATCTTTAAATGATATAGAATGTTTCTCAGCAGCCTTCTCTAAAGCGTTTAAATAGTTTGCAAAGTGAAATGCTCCTTCGGGACTCACCTTTTCAAATCCAAGAATAAAGTCCACGCGCTCTATCGCACTGGCAACTGTTGCATCAGCACCCACAAAATCTATACGTTCTATTTTTAAATCACTGTTTGCCAGAACTGCGGGTTCATTGCATGGAATATAATCCTTACTGAATTCATACTTTCCCTGTGTTCCCGTACTTATACAATATTTTCTTGTAAAATGGATTCTTGTATTGTTTCCTGCGCTCCAGTCGATTAATTCAGTGGCATTAGCAGACATGGCTGCATTTAAATCTTTATTATTAGTTCGATTTATGTAAGGAACTCCAGCTGTCTGATCATAAAGTGGATTTGTAATTTCTTTTTCTTTGTTGTTTTCAACGACTGATATCTGTTCTTCAGCAACAAAATCCACAATTCCTGCCACTTCTGAAATCAATGCATCTGATATAATTTGTCGACGTGCCTCATCAGCTTCTTTTTCTTTATATTTAATAACTGATATCATCCCCACTCCCATTATAGCGAGAGTGATAATCATCTCCAGAAGTGTGAAGCCTCTCATTTTCAT</text:p>
          </table:table-cell>
        </table:table-row>
        <table:table-row table:style-name="ro1">
          <table:table-cell office:value-type="string" calcext:value-type="string">
            <text:p>ppdC</text:p>
          </table:table-cell>
          <table:table-cell office:value-type="float" office:value="3000214" calcext:value-type="float">
            <text:p>3000214</text:p>
          </table:table-cell>
          <table:table-cell office:value-type="string" calcext:value-type="string">
            <text:p>Pilin-like protein, minor pilin or pseudopilin</text:p>
          </table:table-cell>
          <table:table-cell office:value-type="string" calcext:value-type="string">
            <text:p>C6USD6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254791136:3743964-3744287 Escherichia coli O157:H7 str. TW14359 chromosome, complete genome</text:p>
          </table:table-cell>
          <table:table-cell office:value-type="string" calcext:value-type="string">
            <text:p>CTACTGACGATTCGGGCAATGCAGGCGGGTCATCTCGCCTGCTCTGCCCCCGGGTGAAACTAGCGTAACGCTGATGCTGACACATCCCGCCTGCGATGTCTGCATTCGGTTGACCTGCCAGTTGGCAGGTGGCGAAATCGCGCGCAATTGCGTTTGCTGCCAACCATGCCGCCAGAGCTGTTGGTACTGGTTTCTGCTGGTAAGACTGTTCATTAATGTTCGCTGGAAACCCGATAACGCAGTGACAATCATCACCATCAACACCATCGCCAACATTACCTCCGGCAGGCTAAAGCCTTGTTGATTCTTCAGGGAAGCTGACAT</text:p>
          </table:table-cell>
        </table:table-row>
        <table:table-row table:style-name="ro1">
          <table:table-cell office:value-type="string" calcext:value-type="string">
            <text:p>gspI</text:p>
          </table:table-cell>
          <table:table-cell office:value-type="float" office:value="3000215" calcext:value-type="float">
            <text:p>3000215</text:p>
          </table:table-cell>
          <table:table-cell office:value-type="string" calcext:value-type="string">
            <text:p>Pilin-like protein, minor pilin or pseudo pilin</text:p>
          </table:table-cell>
          <table:table-cell office:value-type="string" calcext:value-type="string">
            <text:p>B7UI32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c3371839-3371468 Escherichia coli O127:H6 str. E2348/69 chromosome, complete genome</text:p>
          </table:table-cell>
          <table:table-cell office:value-type="string" calcext:value-type="string">
            <text:p>ATGAAGCGTGGATTTACCTTGCTGGAAGTAATACTCGCGCTGGCGATTTTTGCGCTGGCTGCCACGGCGGTGTTACAGATTGCCAGCGGTGCGCTGAGTAATCAGCAAATCCTTGAGGAGAAAACGGTAGCGGGCTGGGTAGCTGAAAACCAGACTGCGCTGCTTTACCTGATGACCCGTGAACAACGAGCGGTCAGGCACCAGGGCGAGAGTGATATGGCAGGAAGCCGCTGGTACTGGCGAACGATCCCTCTGAATACCGGTAACGTGCTGCTCCAGGCGGTGGATATTGAAGTCAGTCTTCATGACGACTTTTCGCCAGTGATTCAGTCACGACGCGCCTGGTTTAGCGCCGTGGGAGGCCAACAGTGA</text:p>
          </table:table-cell>
        </table:table-row>
        <table:table-row table:style-name="ro1">
          <table:table-cell office:value-type="string" calcext:value-type="string">
            <text:p>bfpJ</text:p>
          </table:table-cell>
          <table:table-cell office:value-type="float" office:value="3000216" calcext:value-type="float">
            <text:p>3000216</text:p>
          </table:table-cell>
          <table:table-cell office:value-type="string" calcext:value-type="string">
            <text:p>Pilin-like protein, minor pilin or pseudo pilin</text:p>
          </table:table-cell>
          <table:table-cell office:value-type="string" calcext:value-type="string">
            <text:p>B7UTE2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12422-12973 Escherichia coli O127:H6 str. E2348/69 plasmid pMAR2, complete sequence</text:p>
          </table:table-cell>
          <table:table-cell office:value-type="string" calcext:value-type="string">
            <text:p>ATGATAAGAAAAGAAAGCGGCCTTTCATTAATTGAAGTAATGATTGGCGTCCTTTTTTTTTCGATTGTTTCTCTTTCTGTATATAACTATTACAACAGGAGCGCAGAACAACATTATATGAATAATGTCTCTGTCGTTATGTGCAGATATGCTGATGCTCTTAGCTACTATTTACAGGATAGCACAGCAACCAATGGTAACGGTAGTGTATCATTATCTACTCTGGTTGCTTCTGGATATTTGCCACCAATGCAAGAAACGTCTGGTGTTGGAGAATATGAAATAAAAATGTATGTCGATAAGAATAAGAATGGTCTGATAGCATTATATGGTGGAGAGTATTATTCACTTACCTCTGAGAACATAAAAAAATTTCTGGGGATTCGTGGTGCATCTGCTAAAGATAATAAAATCATATCTGCAGGTGGGTATTATTCATTGCCTGTATCTGACTTTACAGGTTTTCGCACTGTTAATTTAAGAGGATTAATGCTCATTCCTTCCATTCAGACATCAGGGCAAAATTGTGACAGAGGTGGATATGATTTTTGA</text:p>
          </table:table-cell>
        </table:table-row>
        <table:table-row table:style-name="ro1">
          <table:table-cell office:value-type="string" calcext:value-type="string">
            <text:p>ygdB</text:p>
          </table:table-cell>
          <table:table-cell office:value-type="float" office:value="3000217" calcext:value-type="float">
            <text:p>3000217</text:p>
          </table:table-cell>
          <table:table-cell office:value-type="string" calcext:value-type="string">
            <text:p>Pilin-like protein, minor pilin or pseudo pilin</text:p>
          </table:table-cell>
          <table:table-cell office:value-type="string" calcext:value-type="string">
            <text:p>C6USD7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254791136:c3744679-3744272 Escherichia coli O157:H7 str. TW14359 chromosome, complete genome</text:p>
          </table:table-cell>
          <table:table-cell office:value-type="string" calcext:value-type="string">
            <text:p>GTGAACCGCGAAAAGGGTGTTTCGTCACTGGCTCTGGTCCTGATGCTGCTGGTTTTGGGTAGCTTGCTATTACAAGGAATGAGCCAGCAGGATCGCAGTTTTGCCTCTCGCGTGAGCATGGAAAGTCAGTCACTGCGCCGCCAGGCCATCGTTCAGTCGGCGTTGGCGTGGGGGAAAATGCACTCCTGGCAGACGCAGCCCGCAGTTCAGTGCTTACTGTACGCTGCCACTGGTGCCCGGGTTTGTTTGCGTTTACTGGAAGATAATGAAGCCTTATTAATTGCCGGTTATGAAGGCGTTTCGTTGTGGCGAACAGGCGAAGTCATTGATGGAAAAATTGTTTTTTCGCCACGCGGCTGGAGCGATTTTTGTCCGCTGAAAGAGGGGGCGTTATGTCAGCTTCCCTGA</text:p>
          </table:table-cell>
        </table:table-row>
        <table:table-row table:style-name="ro1">
          <table:table-cell office:value-type="string" calcext:value-type="string">
            <text:p>gspJ</text:p>
          </table:table-cell>
          <table:table-cell office:value-type="float" office:value="3000218" calcext:value-type="float">
            <text:p>3000218</text:p>
          </table:table-cell>
          <table:table-cell office:value-type="string" calcext:value-type="string">
            <text:p>Pilin-like protein, minor pilin or pseudo pilin</text:p>
          </table:table-cell>
          <table:table-cell office:value-type="string" calcext:value-type="string">
            <text:p>B7UI31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c3371471-3370866 Escherichia coli O127:H6 str. E2348/69 chromosome, complete genome</text:p>
          </table:table-cell>
          <table:table-cell office:value-type="string" calcext:value-type="string">
            <text:p>GTGAGAAGGGCTCGCGCTGGTTTCACATTACTGGAAATGCTGGTGGCGATAGCCATTTTTGCCTCACTGGCACTGATGGCGCAGCAGGTGACAAACGGCGTTACACGCGTGAATAGCGCCGTCGCCGGACACGATCAAAAACTAAACCTCATGCAGCAAACGATGAGTTTTTTGAACCACGATCTGACACAAATGATGCCGCGTCCGGTAAGAGGCGATCAGGGCCAGCGTGAACCAGCGTTACTGGCGGGCGCTGGCGTGCTGGCGTCTGAGAGTGAAGGAATACGCTTTGTGCGCGGCGGCGTGGTCAATCCGTTGATGCGTCTGCCGCGCAGTAATCTGCTCACCGTCGGTTACCGCATTCATGGTGGTTATCTCGAACGGTTAGCCTGGCCACTGACTGATGCGGCAGGCAGCGTGAAGCCAACAACGCAAAAATTAATCCCGGCGGATTCGCTCCGTTTGCAGTTCCACGACGGCACGTGCTGGCAGGAGAGCTGGTCATCAGTGCAGGCGATTCCTGTGGCAGTACGCATAACCCTGCATTCGCCGCAATGGGGCGAAATTGAACGCATCTGGTTGTTACGCGGGCCGCAATTATCATGA</text:p>
          </table:table-cell>
        </table:table-row>
        <table:table-row table:style-name="ro1">
          <table:table-cell office:value-type="string" calcext:value-type="string">
            <text:p>bfpK</text:p>
          </table:table-cell>
          <table:table-cell office:value-type="float" office:value="3000219" calcext:value-type="float">
            <text:p>3000219</text:p>
          </table:table-cell>
          <table:table-cell office:value-type="string" calcext:value-type="string">
            <text:p>Pilin-like protein, minor pilin or pseudo pilin</text:p>
          </table:table-cell>
          <table:table-cell office:value-type="string" calcext:value-type="string">
            <text:p>B7UTE3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12963-13451 Escherichia coli O127:H6 str. E2348/69 plasmid pMAR2, complete sequence</text:p>
          </table:table-cell>
          <table:table-cell office:value-type="string" calcext:value-type="string">
            <text:p>ATGATTTTTGAAGGACGTCAGCAAAAGGGACTGTCGCTTATTGAAATAGCGATGGTAATTATTTTGTCTGTGGTATTTATTTCTGGCGGGAGTTATATTATATCTCTTTTCAAGGTTTTTGCTCAATCTTGTGTTGTAGCAACAGATATGAATTCTGTCAGAAATATAATCATCAGTTCGGATGTTGAATATAAAACTGGAAAATATGATGTATCATCCATAACAAATGACAATCGATTTAATAAATATCAGGTGTATTTTGGAAATGATGGTTATACTTTAATATCAGGAAGTTCTCCTGTTAGTGTGGATGTGTTTTTTATTACCTGCTATTTGGCAAAATATAACTGTGTATGGATTCTCAATACCAACAATAAAATATACGCGAAACATATGTCTGCTGTTCTCCCGTTAGAGTTATTAAGTGCATATGGCCTTAATTATTCAGGAGAGAGTGGTGTCACAGGGCTTCTGTTTAAACGGTACTAG</text:p>
          </table:table-cell>
        </table:table-row>
        <table:table-row table:style-name="ro1">
          <table:table-cell office:value-type="string" calcext:value-type="string">
            <text:p>ppdB</text:p>
          </table:table-cell>
          <table:table-cell office:value-type="float" office:value="3000220" calcext:value-type="float">
            <text:p>3000220</text:p>
          </table:table-cell>
          <table:table-cell office:value-type="string" calcext:value-type="string">
            <text:p>Pilin-like protein, minor pilin or pseudo pilin</text:p>
          </table:table-cell>
          <table:table-cell office:value-type="string" calcext:value-type="string">
            <text:p>C6USD8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254791136:c3745239-3744676 Escherichia coli O157:H7 str. TW14359 chromosome, complete genome</text:p>
          </table:table-cell>
          <table:table-cell office:value-type="string" calcext:value-type="string">
            <text:p>ATGCCTGTAAAAGAGCAAGGTTTTTCTCTGCTGGAAGTGTTGATTGCTATGGCGATCAGTAGCGTATTGTTGTTGGGGGCTGCACGCTTTCTGCCTGCGTTACAGCGTGAAAGTTTAACGAGCACCCGTAAGCTGGCACTGGAAGATGAAATCTGGCTGCGGGTATTTACCGTCGCGAAGCATCTCCAGAGGGCGGGTTATTGTCATGGCATCTGTACCGGCGAAGGGCTGGAAATTGTCGGACAGGGTGACTGTATCATTGTGCAGTGGGATGCGAACAGTAACGGTATCTGGGATCGCGAACCGGTAAAAGAGTCCGACCAGATTGGATTTCGTCTGAAGGAGCAAGTGTTGGAAACGCTACGCGGTGCGACATCCTGTGAAGGTAAGGGCTGGGATAAAGTCACTAATCCGGATGCCATCATTATCGACACTTTTCAGGTCGTACGTCAGGATGTCAGCGGCTTCTCGCTGGTGTTGACGGTTAATATGCGTGCTGCCAGTAAGTCTGAACCGCAAACCGTGGTGGATGCCAGCTATAGCGTGACAGGATTCAACCTGTGA</text:p>
          </table:table-cell>
        </table:table-row>
        <table:table-row table:style-name="ro1">
          <table:table-cell office:value-type="string" calcext:value-type="string">
            <text:p>gspK</text:p>
          </table:table-cell>
          <table:table-cell office:value-type="float" office:value="3000221" calcext:value-type="float">
            <text:p>3000221</text:p>
          </table:table-cell>
          <table:table-cell office:value-type="string" calcext:value-type="string">
            <text:p>Pilin-like protein, minor pilin or pseudo pilin</text:p>
          </table:table-cell>
          <table:table-cell office:value-type="string" calcext:value-type="string">
            <text:p>B7UI30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c3370869-3369892 Escherichia coli O127:H6 str. E2348/69 chromosome, complete genome</text:p>
          </table:table-cell>
          <table:table-cell office:value-type="string" calcext:value-type="string">
            <text:p>ATGATCACCTCACCACCAAAACGCGGAATGGCACTGGTCGTGGTGCTGGTATTGCTGGCGGTTATGATGCTGGTGACCATCACGCTTTCCAGTCGGATGCAGCAGCAACTTGGGCGAACGCGCAGCCAGCAGGAGTACCAGCAGGCGCTGTGGTACAGCGCCAGTGCAGAAAGCCTGGCGCTGAGCGCACTCAGTCTGAGCCTGAAAAATGAAAAGCGTGTGCATCTGGCACAACCGTGGGCTTCTGGCCCGCGTTTTTTCCCACTGCCGCAGGGGCAAATCGCCGTCACTCTGCGTGACGCACAGGCCTGCTTTAACCTGAATGCCCTCGCTCAGCCGACGACGGCGTCGCGTCCGCTCGCGGTACAACAACTGATTGCCCTGATCTCGCGCCTTGATGTACCTGCTTATCGGGCCGAACTGATAGCCGAAAGCCTGTGGGAGTTTATTGACGAAGACCGCAGCGTGCAGACGCGTCTGGGTCGTGAAGACAGCGAGTATCTCGCCCGCTCGGTGCCGTTCTACGCCGCTAATCAACCGCTGGCTGATATCAGCGAGATGCGCGTGGTGCAGGGAATGGACGCCGGGCTTTATCAAAAACTGAAACCGTTGGTCTGTGCGCTGCCGATGGCCCGCCAGCAAATCAACATCAATACATTAGATGTCACGCAAAGTGTGATTCTTGAGGCGCTGTTTGACCCGTGGTTAAGCCCTGTTCAGGCGCGGGCGTTATTACAACAACGTCCGGCGAAGGGCTGGGAAGATGTCGATCAGTTTCTTGCTCAGCCGCTACTTGCAGACGTCGATGAGCGTACTAAAAAACAGCTAAAAACCATCCTGAGCGTGGACAGCAATTACTTCTGGCTGCGTTCAGATATCACCGTGAATGAGATTGAACTGACGATGAATTCGTTAATTGTCCGCATGGGCCCACAACACTTTTCTGTTCTCTGGCATCAGACAGGAGAAAGTGAGTGA</text:p>
          </table:table-cell>
        </table:table-row>
        <table:table-row table:style-name="ro1">
          <table:table-cell office:value-type="string" calcext:value-type="string">
            <text:p>ppdA</text:p>
          </table:table-cell>
          <table:table-cell office:value-type="float" office:value="3000222" calcext:value-type="float">
            <text:p>3000222</text:p>
          </table:table-cell>
          <table:table-cell office:value-type="string" calcext:value-type="string">
            <text:p>Pilin-like protein, minor pilin or pseudo pilin</text:p>
          </table:table-cell>
          <table:table-cell office:value-type="string" calcext:value-type="string">
            <text:p>C6USD9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254791136:c3745700-3745230 Escherichia coli O157:H7 str. TW14359 chromosome, complete genome</text:p>
          </table:table-cell>
          <table:table-cell office:value-type="string" calcext:value-type="string">
            <text:p>ATGAAAACACAACGTGGTTATACGCTGATTGAAACGCTGGTCGCGATGCTGATTTTGGTCATGCTAAGCGCAAGTGGACTCTATGGCTGGCAATACTGGCAGCAGTCGCAACGGCTTTGGCAAACCGCCAGCCAGGCGCGGGACTATTTGCTCTATTTACGTGAAGATGCCAACTGGCATAACCGCGACCACAGTATCAGTTTTATCAGGGAGGGGACGTTATGGTGCCTTGTGAGTTCCGTTGCTGGGGCGAATACCTGTCATGGCAGTTCACCATTGGTCTTTGTGCCACGCTGGCCCGAAGTCGAAATGAGCGACCTGACACCTTCGCTTGCTTTCTTTGGCCTGCGCAATACCGCATGGGCCGGGCATATTGGCTTCAAAAACTCAACGGGCGAGTGGTGGCTGGTGGTTTCGCCGTGGGGAAGACTCCGGCTTTGTCAGCAAGGAGAAACAGAAGGATGCCTGTAA</text:p>
          </table:table-cell>
        </table:table-row>
        <table:table-row table:style-name="ro1">
          <table:table-cell office:value-type="string" calcext:value-type="string">
            <text:p>gspL</text:p>
          </table:table-cell>
          <table:table-cell office:value-type="float" office:value="3000223" calcext:value-type="float">
            <text:p>3000223</text:p>
          </table:table-cell>
          <table:table-cell office:value-type="string" calcext:value-type="string">
            <text:p>Bitopic inner-membrane protein</text:p>
          </table:table-cell>
          <table:table-cell office:value-type="string" calcext:value-type="string">
            <text:p>B7UI29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c3369886-3368717 Escherichia coli O127:H6 str. E2348/69 chromosome, complete genome</text:p>
          </table:table-cell>
          <table:table-cell office:value-type="string" calcext:value-type="string">
            <text:p>ATGCTTGAGATTTTTTTCCCGCTTTGCGCCGCTGATCCCATCCGTTGGCAGCGCCATACACCCGACGTGGAGCACGGTATCTGGCCTGACGTTGCTGACGAACGTCTCCAGCAATGGCTGCAAACTGATGCGATTCGACTCTACATTCCCGGCGAATGGATCAGCGTCTGGCAGGTTGAACTGCCTGATGTGCCCCGCAAGCAGATACCGACGATTCTGCCCGCCTTGCTGGAAGAAGAGCTGAACCAGGATATCGATGAACTGCATTTCGCCCCGTTGAAAATCGACCAGCAACTGGCAACCGTAGCTGTGATTCACCAGCAGCATATGCGCAACATTGCGCAGTGGTTGCAGGCAAACGGCATCACCCGCGCTACTGTCGCGCCGGACTGGATGTCTATTCCTTGTGGGTTTATGGCTGGCGATGCGCAACGGGTTATCTGCCGCATCGATGAATGCCGGGGATGGAGCGCCGGGCGGGCGCTGGCTCCGGTCATGTTCCGCGCACAGCTCAATGAGCAGGATATACCGCTTTCACTAACCGTGGTCGGCATTGCACCGGAAGAACTGTCTGCATGGGCTGGTGCGGACGCCGAACGCCTGACCGTTACGGCTCTGCCAGCCATTACCACTTATGGCGAACCGGAAGGGAACCTGCTAACAGGGCCGTGGCAGCCTCGTGTCAGCTACCGAAAACAGTGGGCGCGCTGGCGGGTGATGATTCTGCCGATATTGCTGATTCTGGTTGCGCTGGTAGTGGAACGGGGCGTGACGTTATGGAGCGTCAGCGAACAGGTGGCGCAAAGCCGCACCCAGTCGGAGAAACAGTTCTTAACGCTATTCCCGGAGCAGAAGCGGATTGTGAATTTACGCTCTCAGGTGACGATGGCGCTGAAAAAATATCGCCCACAGGCCGACGATACCCGGCTGCTCGCAGAATTGTCAGCGATCGCCAGTACCCTGAAATCAGCGTCACTTACCGACATCGAAATGCGTGGTTTCACCTTTGATCAAAAACGCCAGACGCTTCACCTCCAGCTACGGGCTGCGAACTTTGCCAGCTTCGACAAACTGCGTAGCGCACTGGCGGCAGATTATGTTGTGCAACAGGACGCGTTACAGAAAGAGGGTGATGCGGTTTCCGGCGGAGTAACGTTGCGGAGGAAATAA</text:p>
          </table:table-cell>
        </table:table-row>
        <table:table-row table:style-name="ro1">
          <table:table-cell office:value-type="string" calcext:value-type="string">
            <text:p>bfpC</text:p>
          </table:table-cell>
          <table:table-cell office:value-type="float" office:value="3000224" calcext:value-type="float">
            <text:p>3000224</text:p>
          </table:table-cell>
          <table:table-cell office:value-type="string" calcext:value-type="string">
            <text:p>Bitopic inner-membrane protein</text:p>
          </table:table-cell>
          <table:table-cell office:value-type="string" calcext:value-type="string">
            <text:p>B7UTD4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5337-6545 Escherichia coli O127:H6 str. E2348/69 plasmid pMAR2, complete sequence</text:p>
          </table:table-cell>
          <table:table-cell office:value-type="string" calcext:value-type="string">
            <text:p>ATGATAAAGAATAATCTTGGCGTAGCGGTAATTGGTTCGAAACAATATGCCGTGAATTTATTATGGGGAAGTTCTCAGGATACAGAAACAACAAATCAGGCTCTGAATAAGAGCCTGACGTTGATGTCCTCAAAGCTATATTCCGTTATTGGACGATTTCAGGGTGAACAGTTTGCCGTAGGAGATAAAAATATTGGCCACAAAAGAGGCCAGGTGACCTTACTGTCTGCAATTGATTTCGATGGCAGTTCTTTTTGTGGGCTGTTTCCTGCTGATAATGAATTATGGCTTGTCATCGGTGTTGATAAAGATGGAATGGTTCACTTTGACAAGTCCTTTCACAGTAAGGATGATGCAAAAAAATTCTTTTTCGACCATGTGGCATATGGATACCCGTGGGACAGAACATACAGTCCTTCAGATGTTGGAGTCGGTGAAAGCAGGAGTATTTCTGAGCTTTCACTAATCAAAGGGAAGAAATTAAAGGAAAAAGGTGCCGGTCAACTAATGCCATTGCTGTTATCTGGCGTTGGAATTATAATATTCTTTGTCATCATATATAATTTTATGAACTTATGGTTAAGTGGCAGAGATAAGGATATTCTTAACGAAGAACCATCTCCGGCCGTCAGTGAGGAAGTCAGAAATATCCCGTGGGAAGGGAAAAGCAAACCGGGCTCATTGTTTTCTAAATGTATAAAAGAAATGGATTCATTCCGGTTCCAAGCAGCATCCGTTCCAGGCTGGATGCCTGAAAATAAAGTAACCTGTAATGACTCTGATATAAACTTTAGTGTTTATCGTTCTGGCGGACTTAATATATGGTATGAAAATCCGGGCCTGTTTTTTCACAGTGGAGACATCCCAGACATTACCAGAAATGATAATGATAAAATAACATTTACATGGCCTCTTGAAACGGTCAGGTATGACAGTTCGATACTCGACGTGCATACCTTGAATAAGACTCAAGAAATAATAAGGTATCTTTCACGTCAGTTTGAGAATAGCTGGATAGAGATAAAATTTGAACCGTCCGTGCCGGACGGCAATACAGAACGAGTGGGTTTTTCTTTTTCATTTAACCATGATCCGAGAATCTTACTCCCAATTCTTTCTGAAGTAAATGGACTGATTATCACTAATATCGATTATGATTTTTCAGGAAGTAACTGGAACGTGAAAGGTGTTTTTTGGGGGAGAGCTTAG</text:p>
          </table:table-cell>
        </table:table-row>
        <table:table-row table:style-name="ro1">
          <table:table-cell office:value-type="string" calcext:value-type="string">
            <text:p>lngE</text:p>
          </table:table-cell>
          <table:table-cell office:value-type="float" office:value="3000225" calcext:value-type="float">
            <text:p>3000225</text:p>
          </table:table-cell>
          <table:table-cell office:value-type="string" calcext:value-type="string">
            <text:p>Bitopic inner-membrane protein</text:p>
          </table:table-cell>
          <table:table-cell office:value-type="string" calcext:value-type="string">
            <text:p>D7GKK2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c33878-33318 Escherichia coli ETEC 1392/75 plasmid p557, complete sequence</text:p>
          </table:table-cell>
          <table:table-cell office:value-type="string" calcext:value-type="string">
            <text:p>ATGAATCTTGAACAGATTTCAGATGAAAAAATTGCGCTGGAGGTTTTATGGATATCCTCAGAGAACGTATCAAAAAAGATCACAGACACAAGGGAAAGAAGTTGGCGAAGATTCGTAGACAGACATTACAGGAAAATTGAATATACAAATTCAGAAAAAAAACTATGTCTTGGATACAGTCCTGATACATCTTCCCAGGCTCAACCTTTTGCTCTTTATATTCGCAATATTTTTGGAGATGGCATTTACTATACAAATGAAGAAAGTGATAAAAATTACTTATTAGTTATAAACAACGGTGAAGTCATGGAAGGAACAGATGCCTATCTTAACAATGCGTTGTTTGAGAGGTATAGGAAACAATTACAATGTGAAGAATACGCATCTCTACAATGGAACTGTCTGACAATTACACATATAGATGAGGTAATTGAAGCAAATAATTTGTATAAGAGAAAAAATAAAAAAAAGAAAATCACATATCTTTCAGTTATGTTAGGCGCAGGAGTGATTTTTCTTTTATTATTTTCCTTTACGCTTAAGATGTTCTTGGTGAACTGA</text:p>
          </table:table-cell>
        </table:table-row>
        <table:table-row table:style-name="ro1">
          <table:table-cell office:value-type="string" calcext:value-type="string">
            <text:p>gspM</text:p>
          </table:table-cell>
          <table:table-cell office:value-type="float" office:value="3000226" calcext:value-type="float">
            <text:p>3000226</text:p>
          </table:table-cell>
          <table:table-cell office:value-type="string" calcext:value-type="string">
            <text:p>Bitopic inner-membrane protein</text:p>
          </table:table-cell>
          <table:table-cell office:value-type="string" calcext:value-type="string">
            <text:p>B7UI28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c3368715-3368164 Escherichia coli O127:H6 str. E2348/69 chromosome, complete genome</text:p>
          </table:table-cell>
          <table:table-cell office:value-type="string" calcext:value-type="string">
            <text:p>ATGTTACGCGATAAATTTATTCACTATTTTCAGCAATGGCGTGAACGCCAGTTAAGCCGTGGCGAACACTGGCTGACACAACACCTGGCGGGGCGTTCTCCGCGTGAAAAAGGCATGTTACTGGCAGCGGTAGTGTTCCTGTTTAGCGCCGGATATTACGTTCTCATCTGGCAGCCGTTGAGCGAACGGATTGAGCAACAGGAGACGATGTTGCAGCAGCTCGTGGCGATGAACGCGCGACTGAAGAGCGCCGCGCCGGATATTATTGCGGCGCGAAAATCCGCCACGACAACGCCAGCACAGGTATCGCGGGTCATCAGTGACAGCGCTTCCGCGCACTCGGTGGTCATCAAACGGATTGCCGAGCGTGGGGAGAATATTCAAGTCTGGATAGAACCTGTGGTGTTTAATGACCTGCTGAACTGGTTAAACGCGCTGGATGAAAAATATGCGCTGCGAGTGACACAAATTGATGTCAGCGCAGGTGAGAAGCCTGGGATGGTGAATGTGCAGCGGCTGGAGTTTGGGCGGGGTAAAGTATCAGGAGATTAA</text:p>
          </table:table-cell>
        </table:table-row>
        <table:table-row table:style-name="ro1">
          <table:table-cell office:value-type="string" calcext:value-type="string">
            <text:p>gspO</text:p>
          </table:table-cell>
          <table:table-cell office:value-type="float" office:value="3000227" calcext:value-type="float">
            <text:p>3000227</text:p>
          </table:table-cell>
          <table:table-cell office:value-type="string" calcext:value-type="string">
            <text:p>Prepilin peptidase</text:p>
          </table:table-cell>
          <table:table-cell office:value-type="string" calcext:value-type="string">
            <text:p>A8A5E0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157159467:3509886-3510563 Escherichia coli HS, complete genome</text:p>
          </table:table-cell>
          <table:table-cell office:value-type="string" calcext:value-type="string">
            <text:p>ATGACAATGCTACTGCCGCTCTTCATTCTGGTTGGTTTTATTGCAGGTTATTTTGTTAATGCCATCGCCTATCACCTCTCGCCGTTGGAGGATAAAACGGCGTTAACGTTTCACCAGGTATTGGTTCATTTCAGGCAAAAAAAATATGCCTGGCATGATACAGTGCCCCTGATACTTTGTGTTGCTGCTGCTATCGCCTGCGCCCTGGCACCTTTCACGCCCATCGTGACTGGCGCACTCTTTCTCTATTTCTGTTTCGTACTCACGCTCAGTGTTATTGATTTTCGCACTCAGCTCCTGCCCGACAAACTCACCTTACCGCTGCTCTGGCTTGGCTTGGTATTTAATGCGCAGTATGGATTAATTGATTTACATGATGCGGTTTACGGCGCGGTAGCGGGCTATGGGGTGCTGTGGTGTGTTTACTGGGGCGTCTGGTTAGTTTGTCACAAAGAGGGATTGGGCTACGGTGATTTCAAGCTACTGGCCGCTGCAGGCGCATGGTGTGGCTGGCAAACGTTGCCAATGATACTGCTGATTGCCTCGCTGGGTGGCATTGGTTACGCCATCGTTTCACAACTTCTGCAACGCCGGACTATAACCACTATCGCATTCGGCCCGTGGCTTGCGCTCGGCAGCATGATAAACCTGGGGTATCTGGCCTGGATCTCTTATTAA</text:p>
          </table:table-cell>
        </table:table-row>
        <table:table-row table:style-name="ro1">
          <table:table-cell office:value-type="string" calcext:value-type="string">
            <text:p>bfpP</text:p>
          </table:table-cell>
          <table:table-cell office:value-type="float" office:value="3000228" calcext:value-type="float">
            <text:p>3000228</text:p>
          </table:table-cell>
          <table:table-cell office:value-type="string" calcext:value-type="string">
            <text:p>Prepilin peptidase</text:p>
          </table:table-cell>
          <table:table-cell office:value-type="string" calcext:value-type="string">
            <text:p>B7UTD9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10682-11431 Escherichia coli O127:H6 str. E2348/69 plasmid pMAR2, complete sequence</text:p>
          </table:table-cell>
          <table:table-cell office:value-type="string" calcext:value-type="string">
            <text:p>ATGCAAGAAAGTATATTTCTATTATTGGTTTTTATATATGCGGCCACAATTACCAGTTTTATATGGCTCGCTGTGGAACGTCTTCCCCATCAGTTAAAATGGGTAGACAATCCTGTTTCTGATATAACAATATGGTCTCCGGGAAGTAAATGTAATAATTGTGGTAAAAAAATTCGTTGGTATTATCTTATTCCTGTTTTGGGGTATTTTTTGTGTCGGGGGGAATGTGGCTATTGTCATGCTAAAGTTCCCGTCCGGTATCCACTTACAGAGTTTATCTGTGGTGTTTGCAGTGTTATTATATTTGTATTTTTGGGAGACAGACTGTATGATGCAGTAATAGTTTCGCTACTTTTTCTTTGCCTTGTTTTTCTTGCTCTGATTGATTTAAGAGAGAACTGGCTACCAGCTTGTGTTACGTACCCTCTATTTTGGGCAGGTATGATTACTCCAGGGTTTGCATCCAGCGATGATAAGATTTTCGGTGCATTTACCGGTTTTTTAATAATGTATATTTCAATGAAACTAGTTAGCGCCTTAAGAAAGGAGGATGTTTTTGCAGGCGGAGACATTGCTCTGGCTACAGCGGCCGGTGCATGGTTAGGAATAGATAAAATGCCTTTTTTTCTTATTTTGTCTTCATTTATATTTATTCTTTACTCTCTTCCAGCAAGGTTAAGAGGTCAGGTTTTTGTTCCTATGGGACCAGCTCTTTCCGCGTCATTTTTTATATGTTTAGTTTATCATTAA</text:p>
          </table:table-cell>
        </table:table-row>
        <table:table-row table:style-name="ro1">
          <table:table-cell office:value-type="string" calcext:value-type="string">
            <text:p>lngP</text:p>
          </table:table-cell>
          <table:table-cell office:value-type="float" office:value="3000229" calcext:value-type="float">
            <text:p>3000229</text:p>
          </table:table-cell>
          <table:table-cell office:value-type="string" calcext:value-type="string">
            <text:p>Prepilin peptidase</text:p>
          </table:table-cell>
          <table:table-cell office:value-type="string" calcext:value-type="string">
            <text:p>D7GKJ6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c28336-27482 Escherichia coli ETEC 1392/75 plasmid p557, complete sequence</text:p>
          </table:table-cell>
          <table:table-cell office:value-type="string" calcext:value-type="string">
            <text:p>ATGTATGTTGAAATCGGCGTTTTCTTTTTTTTATTCATTACAGGTTTGTGCATTGGTAGTTTTTTAAATGTGGTCATCTATCGCATTCCTTTGTCGCTCATAAAGCCTCAGGACGATATTTTTAATATAGCATGGCCACCTTCACATTGTACTAACTGTAAAAATAAAATTCTCAAAAGAGACAATATACCTTTATTAAGCTGGTTATTATTGAAAGGTCAATGCCGATTTTGTGGTGGCGTGATATCTTCACGCTACCCAATTATAGAATTAATCACAGGTCTGTGTTTTTCTGTAATTGGATTATGGATGTTTGATTTCTTAAATCAGCAGCCATTGGTAGTAATTTCTGTTCTGTTTCTGTTCTCAGTTTTACTTTGTCTGACAGTTATTGATCTTGACCATTTGTTATTGCCTGATAGCTTAGTTTTTACTTTATTATGGACAGGGCTACTGGCAGCAACATTTGAAATTTCACCTGTTCATCTTAAAGATGCCGTTATTGGAGTTTGTGGAACGTGGTTATTTCTTACTGTAATTACATATCTTTTTACCGTCATCAGAAATAAAGAAGGCCTCGGTGGTGGTGATGTTAAATTAATCAGCGCGCTATCCGCATGGGTTGGCTGGTACTATATTCCAGCGTTGCTAGTCTTTTCATCTGTAATTGGTTTTATTTTATTCTTTATTGCAAAAAGAAAAATGGAATTCAGTTCCGATACAGAGAGGACCCTATATTATGTAGTTCCATTCGGTCCAGCTATATCGTTAACTGCATTTTTCATATATTTATCTAGTATCAACAAAGTGAATTTTATTGATGGTGTTTATGAATACTTTCTCTTATTTCTATGA</text:p>
          </table:table-cell>
        </table:table-row>
        <table:table-row table:style-name="ro1">
          <table:table-cell office:value-type="string" calcext:value-type="string">
            <text:p>b2972</text:p>
          </table:table-cell>
          <table:table-cell office:value-type="float" office:value="3000230" calcext:value-type="float">
            <text:p>3000230</text:p>
          </table:table-cell>
          <table:table-cell office:value-type="string" calcext:value-type="string">
            <text:p>Prepilin peptidase</text:p>
          </table:table-cell>
          <table:table-cell office:value-type="string" calcext:value-type="string">
            <text:p>Q46836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francetic_second_1998</text:p>
          </table:table-cell>
          <table:table-cell office:value-type="string" calcext:value-type="string">
            <text:p>&gt;gi|556503834:c3114352-3113543 Escherichia coli str. K-12 substr. MG1655, complete genome</text:p>
          </table:table-cell>
          <table:table-cell office:value-type="string" calcext:value-type="string">
            <text:p>ATGCTTTTTGATGTTTTTCAGCAATACCCCACGGCGATGCCCGTCCTGGCAACCGTCGGAGGATTGATCATCGGCAGTTTTTTGAATGTGGTGATTTGGCGTTACCCAATCATGCTGCGCCAACAAATGGCGGAGTTTCACGGTGAAATGTCGAGTGCGCAGTCAAAAATAAGCCTTGCGCTACCGCGTTCGCACTGCCCACATTGTCAGCAGACCATCCGGATACGTGACAATATTCCGCTGTTCTCCTGGCTGATGCTCAAAGGGCGCTGCCGCGACTGTCAGGCGAAAATCAGCAAGCGTTATCCGCTGGTGGAGTTATTGACAGCACTTGCTTTTTTGCTGGCGAGTCTGGTCTGGCCAGAAAGTGGATGGGGGCTGGCGGTGATGATATTATCCGCCTGGCTGATTGCCGCGAGTGTCATCGACCTCGATCACCAATGGCTGCCCGATGTTTTTACTCAGGGCGTATTGTGGACAGGACTGATTGCGGCATGGGCGCAGCAGAGTCCGCTCACGCTACAAGATGCAGTCACCGGCGTCCTGGTGGGATTTATCACTTTTTACTCTCTGCGTTGGATAGCCGGAATAGTTCTGCGTAAAGAAGCATTAGGCATGGGCGATGTATTACTTTTCGCCGCGTTAGGTGGCTGGGTGGGGGCATTGTCGCTGCCCAATGTTGCTTTAATCGCCTCATGCTGCGGCCTGATATATGCCGTTATTACAAAAAGAGGATCAACCACACTGCCTTTTGGACCGTGTTTAAGTCTGGGCGGTATAGCAACACTTTATCTACAGGCATTGTTTTAA</text:p>
          </table:table-cell>
        </table:table-row>
        <table:table-row table:style-name="ro1">
          <table:table-cell office:value-type="string" calcext:value-type="string">
            <text:p>yghG</text:p>
          </table:table-cell>
          <table:table-cell office:value-type="float" office:value="3000231" calcext:value-type="float">
            <text:p>3000231</text:p>
          </table:table-cell>
          <table:table-cell office:value-type="string" calcext:value-type="string">
            <text:p>Pilotin</text:p>
          </table:table-cell>
          <table:table-cell office:value-type="string" calcext:value-type="string">
            <text:p>B7UI39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c3379068-3378658 Escherichia coli O127:H6 str. E2348/69 chromosome, complete genome</text:p>
          </table:table-cell>
          <table:table-cell office:value-type="string" calcext:value-type="string">
            <text:p>ATGTCGATAAAACAAATGCCAGGGAGGGTATTAATATCGCTATTGTTGAGCGTTACAGGATTATTAAGTGGCTGTGCCAGCCATAATGAAAATGCCAGTTTACTGGCGAAAAAACAGGCGCAAAATATCAGCCAAAACCTGCCGATTAAATCTGCGGGATATACCTTAGTGCTGGCGCAAAGTAGCGGCACGACGGTAAAAATGACCATTATCAGCGAAGCGGGTGCTCAGACCACGCAGACGCCTGATGCCTTTTTAACCAGCTATCAACGACAAATGTGCGCTGACCCAACGGTGAAATTAATGATCACCGAGGGAATTAATTACAGCATAACGATTAATGATACACGTACAGGTAACCAGTATCAGCGGAAACTGGATCGTACCACCTGTGGAATAGTCAAAGCATAA</text:p>
          </table:table-cell>
        </table:table-row>
        <table:table-row table:style-name="ro1">
          <table:table-cell office:value-type="string" calcext:value-type="string">
            <text:p>perA</text:p>
          </table:table-cell>
          <table:table-cell office:value-type="float" office:value="3000232" calcext:value-type="float">
            <text:p>3000232</text:p>
          </table:table-cell>
          <table:table-cell office:value-type="string" calcext:value-type="string">
            <text:p>Gene regulation</text:p>
          </table:table-cell>
          <table:table-cell office:value-type="string" calcext:value-type="string">
            <text:p>P43459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17176-18000 Escherichia coli O127:H6 str. E2348/69 plasmid pMAR2, complete sequence</text:p>
          </table:table-cell>
          <table:table-cell office:value-type="string" calcext:value-type="string">
            <text:p>ATGCTTACATCTAAAAAAGAAATGCAGAGTTCTGAAAATAAACAAGAGGAGAATTTAGCGTTATTGTTAACTAATTACATTTCATATCAGAATATAGTTATATTTACGGGGGGGAATCAGTTTAAGATAAGAAACAAGAAAGAATTCACCGAATACACAATAGAATCCAACTCCTTGTTTTTTTTAGCAAAAAACACTCATTGGGACATGGAAATTGTCGGAATCGATAATAGTAATCCGTACAGAAAAATTATAATTGATGATGCATTAATTAAGTTGCTGCATTCAATATCATCTGATGACTCTTGTTATGTAAAAAAAAAAATATTTACTGCGAACCTCAATGAAATGCAATTGAATATAGTTTCCAATATAATTACAGACATAAAATACTCAGGCAACAACAAAAAAATATTTAAAATATTGTATTTATTATCTTTTTTTAATGATTATAATGATATAGTTAATGTCATCCTTAGTGCTTCATCTAAGAGCATCGTAGACAGGGTTATAAAAGTAATTGAGTTGGATATATCCAAAAACTGGAAACTAGGCGATGTCAGTAGTTCAATGTTTATGAGTGATTCTTGTCTGAGAAAACAATTAAACAAAGAGAACTTAACCTTTAAAAAAATCATGTTAGATATAAAAATGAAACATGCTTCTTTATTTTTAAGAACTACTGATAAAAACATAGATGAAATATCTTGTTTGGTTGGGTTTAATTCCACATCATATTTTATTAAGGTATTTAAGGAATATTACAACACAACACCAAAAAAATATAATGGCGTTTATTCTATTACACAAGGAACATTGCCATAA</text:p>
          </table:table-cell>
        </table:table-row>
        <table:table-row table:style-name="ro1">
          <table:table-cell office:value-type="string" calcext:value-type="string">
            <text:p>lngS</text:p>
          </table:table-cell>
          <table:table-cell office:value-type="float" office:value="3000233" calcext:value-type="float">
            <text:p>3000233</text:p>
          </table:table-cell>
          <table:table-cell office:value-type="string" calcext:value-type="string">
            <text:p>Gene regulation</text:p>
          </table:table-cell>
          <table:table-cell office:value-type="string" calcext:value-type="string">
            <text:p>D7GKK8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c39783-38887 Escherichia coli ETEC 1392/75 plasmid p557, complete sequence</text:p>
          </table:table-cell>
          <table:table-cell office:value-type="string" calcext:value-type="string">
            <text:p>ATGAGTGGTTATTCGTTAAAAACGATTAATGGAAATAGCATCATAAAAAAAACGGATGGACAGAACATCCGTATTTCATTTTTTAATGGCGAGGGTATTCCGGAAGATGTTAACGTTTCCAACGTTTATGTTGCCGCTTTCACACTTGTCTGCCTGCATCACGGGCATGTAACCATCACTGATGAGCGAGGGCGAACAATACATTGTGTTGCACCGGGGTTGATGGTGCTTGAACGAAATCAGTTGATAAATATCACGATGCAGGAAGTGGATGGTCATCTTTCCTTTGATGTACTGGATATCCCTCATGAGTTATTAACCATCGCACATGAATTGCTTATTGAAAAACTCCAGACAGAGCATCAGCCTGGAGAACATCCTTTCAGGATTGTTTACAGCAATGATTTCGCAGCAAGAAAAGAAGTGTTTGATTTGCTTAGATTTACATTGTCGCAGGAAAAAAAAGGCATCTTCGAAAATGAGGAAAAAGAAAATATAGCGACATATGCTTTATTGCTGTTGCTCTCAGGCTTTATTCATGACACCGCTTTTGCAGGTATAATCTCCCGTTCAGCAAAACTGAGCGTGAAATACAAAGTCTATAATCTGCTTTACACAGAGCCGGATAAACAGTGGAAACTGGATGATGTGTCCTCAGCTATTTTTATGAGTGCCTCCACTCTCAAAAGAAAACTGGCTACAGAAGGGACGACATTCAGTGAGCTTTATATCACCGCGAGAATGAACCTTGCCAGTAAGTTGCTCAGAACCGGTAAATACAGCGTTACCAATGTGGCAGTGTTATGTGGCTATGACAGCGTTTCGTATTTCATTGCCTGTTTTAAGAGGCAGTTTAACATTACCCCCTCCGCCTTTATGAAATCAGTGAATCACTGA</text:p>
          </table:table-cell>
        </table:table-row>
        <table:table-row table:style-name="ro1">
          <table:table-cell office:value-type="string" calcext:value-type="string">
            <text:p>lngR</text:p>
          </table:table-cell>
          <table:table-cell office:value-type="float" office:value="3000234" calcext:value-type="float">
            <text:p>3000234</text:p>
          </table:table-cell>
          <table:table-cell office:value-type="string" calcext:value-type="string">
            <text:p>Gene regulation</text:p>
          </table:table-cell>
          <table:table-cell office:value-type="string" calcext:value-type="string">
            <text:p>D7GKK9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c40340-40035 Escherichia coli ETEC 1392/75 plasmid p557, complete sequence</text:p>
          </table:table-cell>
          <table:table-cell office:value-type="string" calcext:value-type="string">
            <text:p>ATGTGTCAAAATAATGCAAATTCTGTTTCAGAATACGTACGTTTAAATATCATGGTGAAAAAAGGCGAAGTATTACCCGGAACCATAGAAGGAGAGCATTTCTGGCTTCTTATGGAAATATTGCCAATTCACAGTAAAAAAATCATTAATGCCATGCGTGATCATCTCGTTTTCGGTATATCACGTAAAGAAGTCTGTGAAAAATACAGTGTCAATAATGGTTACCTGAGTATCAGTATTGCAAAGCTAAATTACACCCATCAGATTGTCAGAAACATGATTCATTATTACAAGGACAGGCAATGA</text:p>
          </table:table-cell>
        </table:table-row>
        <table:table-row table:style-name="ro1">
          <table:table-cell office:value-type="string" calcext:value-type="string">
            <text:p>bfpF</text:p>
          </table:table-cell>
          <table:table-cell office:value-type="float" office:value="3000235" calcext:value-type="float">
            <text:p>3000235</text:p>
          </table:table-cell>
          <table:table-cell office:value-type="string" calcext:value-type="string">
            <text:p>Retraction ATPase</text:p>
          </table:table-cell>
          <table:table-cell office:value-type="string" calcext:value-type="string">
            <text:p>B7UTD8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9680-10675 Escherichia coli O127:H6 str. E2348/69 plasmid pMAR2, complete sequence</text:p>
          </table:table-cell>
          <table:table-cell office:value-type="string" calcext:value-type="string">
            <text:p>ATGCAGCAAGATTCTGATTTTTTTCTTCGGTGTGATATCATGAATATTATTAATGAGCTCAACTTTGCAGATTTACTGATCTCAAAGGATTCATATAATTTCCGTTTTCTAGAAGGGCAACCATATCCAATATGTAATGTGCCGGATAATTATAATGCAGAAGTGCAGGAGATGGTGCAAGAACTTGAGTGTATCCGGGAAGCAAAGGGAAATGAATTTTTTTATCTTCATCTTGGGGTACCTTATCGAGTTGCGGTTGTGCAAACAATCACTGGTTCAGGTTTTTTCTTACGTAAACTGAAACTGCCGGTACCATCACTCGATAGCCTCGGGTTTTCCGAACCATTCCTGAATACATTAAAATTGATGGGGAAGAAAAGAGGTTTGCTTTTAGTTAGTGGAGCTACAGGCTCTGGCAAGTCCACAACAATCTATGCTTTGCTGACATATTATGTTCAGAAATACGGTGATATTGCTATTTCAATTGAAGATCCACCGGAAGTTCCTGTTCAGGGAAATTATGGTGATAATCAGGAAGGCGTCTGGTTTCAGATGGATGCACGTGAGCTTGGGGGATATGAAAATGCAATGATTTCAGCGATGCGTTATAATCCAAGATATATTTTCCTGGGTGAGATTCGTAGCGCTAAAACAGCGAAAGAGGCCATTCGGGCTGCAGTCAATGGGCATCTTGTAGTTTCAACAATACACGGAAGCTCTGTTCAGGGGGCTATTTATGCCTTACAGCAGATAGCTTCTGCTGAGGGAGAAGCAGATCTTGTTCGCAGCATCATTGCTGACGGGCTGTTAGGTATAGTTCATCAGGAGTTACGTTTTACAGAAAACGGACAGCGGTCACTCAGTGCAAACATTTTATGCAACGATGGCTCTGCATCTATTTCTTCAAAAATAAGAAGCGGTAAACTGGAGCTTTTGAGTAGTGAAATTGAGCAACAACGAATTATGTTGAGCCATGGAAAAAACCTGATTAGCTAA</text:p>
          </table:table-cell>
        </table:table-row>
        <table:table-row table:style-name="ro1">
          <table:table-cell office:value-type="string" calcext:value-type="string">
            <text:p>yggR</text:p>
          </table:table-cell>
          <table:table-cell office:value-type="float" office:value="3000236" calcext:value-type="float">
            <text:p>3000236</text:p>
          </table:table-cell>
          <table:table-cell office:value-type="string" calcext:value-type="string">
            <text:p>Retraction ATPase</text:p>
          </table:table-cell>
          <table:table-cell office:value-type="string" calcext:value-type="string">
            <text:p>C6UT57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254791136:c3895709-3894729 Escherichia coli O157:H7 str. TW14359 chromosome, complete genome</text:p>
          </table:table-cell>
          <table:table-cell office:value-type="string" calcext:value-type="string">
            <text:p>ATGAATATGGAAGAAATTGTGGCCCTTAGTGTAAAGCATAACGTCTCGGATCTACACCTGTGCAGCGCCTGGCCCGCACGATGGCGCATTCGCGGGCTAATGGAAGCTGCGCCGTTTGATGCGCCGGACGTCGAAGAGCTACTGCGGGAGTGGCTGGATGACGATCAGCGGGCAATATTGCTGGAGAATGGTCAGCTGGATTTTGCCGTGTCGCTGACGGAAAACCAGCGATTGCGTGGCAGCGCATTCGCGCAACGGCATGGCATTTCGCTGGCGTTACGGCTGTTACCTTCGCACTGCCCGCAGCTCGAACAGCTTGGCACACCACCGATATTGCCGGAGTTACTCAAGAGCGAGAATGGCTTGATTCTGGTGACGGGGGCGACGGGGAGTGGCAAATCTACCACGCTGGCGGCGATGGTTGGTTATCTCAATCAACATGCTGATGCGCATATTCTGACGCTGGAAGATCCTGTGGAATATCTCTATGCCAGCCAGCGATGTTTGATCCAGCAGCGGGAAATCGGTTTGCATTGTATGACGTTCGCATCGGGATTGCGGGCCGCATTGCGGGAAGATCCTGATGTGATTTTGCTCGGAGAGCTGCGTGACAGCGAGACAATCCGTCTGGCGCTGACGGCGGCAGAAACCGGGCATCTGGTGCTGGCAACCTTACATACACGTGGTGCCGCGCAGGCAGTTGAGCGACTTGTGGATTCATTTCCGGCGCAGGAAAAAGACCCCGTGCGTAATCAACTGGCAGGTAGTTTACGGGCAGTGCTGTCACAAAAGCTGGAAGTGGATAAACAGGAAGGACGCGTGGCGCTATTTGAATTGCTGATTAACACACCTGCGGTGGGGAATTTGATTCGCGAAGGGAAAACCCACCAGTTACCGCATGTTATTCAAACTGGGCAACAGGTGGGGATGATAACGTTTCAGCAGAGTTATCAGCAGCGGGTGGGGGAAGGGCGTTTGTGA</text:p>
          </table:table-cell>
        </table:table-row>
        <table:table-row table:style-name="ro1">
          <table:table-cell office:value-type="string" calcext:value-type="string">
            <text:p>bfpG</text:p>
          </table:table-cell>
          <table:table-cell office:value-type="float" office:value="3000237" calcext:value-type="float">
            <text:p>3000237</text:p>
          </table:table-cell>
          <table:table-cell office:value-type="string" calcext:value-type="string">
            <text:p>Outer membrane protein, forms complex with secretin</text:p>
          </table:table-cell>
          <table:table-cell office:value-type="string" calcext:value-type="string">
            <text:p>B7UTD2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3274-3675 Escherichia coli O127:H6 str. E2348/69 plasmid pMAR2, complete sequence</text:p>
          </table:table-cell>
          <table:table-cell office:value-type="string" calcext:value-type="string">
            <text:p>GTGAGGACAGTAATCCTTTTTTTTTGTCTTTTGGTATCCTGTTTTACTCAGGCACAGGAAAGTGCAAATAAAAACGAGAAACTTTTTTCAGGGGACACAACGTCTGTTGCACTGCAGGCAAGTGAAAGAACAATTAAAAATGCCAAAGCTGACTGGTCTGTAATAAAAGGACAGACTTTATATGGCGTTCTTTCCGACTGGGCGCAACAGAGCGGATGGACTGTATTATGGCATGCAAATTATAACTATACTTTAAATGCATCTGCAGTGTTTAAGGATATGTCGCTGGATGATGCAGTAAAGAAACTACTAGAATCGATGGGAAATGTGTCACCCAGGGTCTTTATTAAATTTTATAACGGGAATCATGTCATTCTCGTTACACAATCACCCGAAGGATAA</text:p>
          </table:table-cell>
        </table:table-row>
        <table:table-row table:style-name="ro1">
          <table:table-cell office:value-type="string" calcext:value-type="string">
            <text:p>lngC</text:p>
          </table:table-cell>
          <table:table-cell office:value-type="float" office:value="3000238" calcext:value-type="float">
            <text:p>3000238</text:p>
          </table:table-cell>
          <table:table-cell office:value-type="string" calcext:value-type="string">
            <text:p>Outer membrane protein, forms complex with secretin</text:p>
          </table:table-cell>
          <table:table-cell office:value-type="string" calcext:value-type="string">
            <text:p>D7GKK4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c35769-35356 Escherichia coli ETEC 1392/75 plasmid p557, complete sequence</text:p>
          </table:table-cell>
          <table:table-cell office:value-type="string" calcext:value-type="string">
            <text:p>ATGAGAGCAAAATGGGGTGTTTTTTTCTTCCTTAGTATTCTTTCTTCGAGTGCACTGGCATCTCCTGTAGCAAGCACTGATAAACCCAGGAGTCCATTCAGTGTTGATCGTCAACCAGCAGCCGATAGTGTGGAAGAACGAGCTAATATTAGTACCAATAGAATTTTATATTCGCTTACTCTTAATGAAAGCTCGCTTCTCAGTCAGGAAGTAAAAAACTGGGCTCAGAAGCAGGGTTATAAGCTTCTGTGGAAAAGTGATAAAGATTATATTATATATAAAAATGTAAACTTAAGCGGACAGTCCAATGAAGATATTTTAAGGTCTTTGGGGGAGCTGTTTTCTTCAGAACAATATGGGTTAGTTGTTAAATTATACGCCGGAAACAACGTACTGGTTATCGACTCTCAATGA</text:p>
          </table:table-cell>
        </table:table-row>
        <table:table-row table:style-name="ro1">
          <table:table-cell office:value-type="string" calcext:value-type="string">
            <text:p>bfpU</text:p>
          </table:table-cell>
          <table:table-cell office:value-type="float" office:value="3000239" calcext:value-type="float">
            <text:p>3000239</text:p>
          </table:table-cell>
          <table:table-cell office:value-type="string" calcext:value-type="string">
            <text:p>Soluble protein essential for pilus biogenesis</text:p>
          </table:table-cell>
          <table:table-cell office:value-type="string" calcext:value-type="string">
            <text:p>B7UTD5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6523-7017 Escherichia coli O127:H6 str. E2348/69 plasmid pMAR2, complete sequence</text:p>
          </table:table-cell>
          <table:table-cell office:value-type="string" calcext:value-type="string">
            <text:p>GTGTTTTTTGGGGGAGAGCTTAGTTTGAAAAAAATATTGTTTACTTTTTTGTTTGTCGTTTCTTCAGTCGTGAATGCTGAGGTCAATACAAGTGTTGATGTTTCCGGTAAGAATGACTCTAGAAAAGAAGAAAATAAATTGCCTGATGTTGATTTAGAAAAGTATAAAGATGAATTGCTTTCCTATCAGGAACTTCAGCGTAAGAATATGATGCTTAAATTACAGTCTGAAAATCAGAAACTGGAGAGTGAAATAAAAAAAAGTGGATCATTTATCTCATATGATACAAATGAAAACACGATATACTTAATGTCTATAATGACAACTCCTAAAAAAGGATTATGTGCAACCATATTTAATGGGGCTATAAGCAGAGTCTGTAAGGGCGATATCATTAACGAACATTCTGTGGTGAGTGACATTACCGGTAATTATGTGGAGATCAGGAGTATTAATAACATATCCGATCCCGTGCAGAAAATTTTTCTGAGATAG</text:p>
          </table:table-cell>
        </table:table-row>
        <table:table-row table:style-name="ro1">
          <table:table-cell office:value-type="string" calcext:value-type="string">
            <text:p>lngG</text:p>
          </table:table-cell>
          <table:table-cell office:value-type="float" office:value="3000240" calcext:value-type="float">
            <text:p>3000240</text:p>
          </table:table-cell>
          <table:table-cell office:value-type="string" calcext:value-type="string">
            <text:p>Soluble protein essential for pilus biogenesis</text:p>
          </table:table-cell>
          <table:table-cell office:value-type="string" calcext:value-type="string">
            <text:p>D7GKK0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c32501-32016 Escherichia coli ETEC 1392/75 plasmid p557, complete sequence</text:p>
          </table:table-cell>
          <table:table-cell office:value-type="string" calcext:value-type="string">
            <text:p>ATGTGCAATTTAAAGTTATGCTCAGTATTTTGTTTTGCAATTTCAGGTGTAATAATTTGCAGTAATGCATCGGCCCAGGAGTCGCAGGATAAGTCCGAAAAGGTAACTCCGGCTCAGGAACAGATTGTGCGTATGCTTGAAGAAGATTTAAATTTTGAATCTCAGCGGAAGCAATTGAGCAATGAACTGGCACTGGAAAAGTTACGTCTTGAATTAAATAAACTCAAGGCAGAAAATCAGCCTGTAGTTCAGTTTACACCATCTCCCGCTGATGAAAAGAAGAGTGAGTTATCATCAGTAAAGCTGGCCTCACCTCCGGCTATTGTACTTGTGTCCGAAGTGGCTGGTTTGTCCCGAATCCTCGTAAAGGACGGGGAAAGTATAAAATTGCGTAAGCCCTCAGAGATTTTTACCGCGATTAATGGAAACAAATACAGATTAGTTTCTCTGGGTAATCAGAAATACACGCTGAAGGATGTGCAATAG</text:p>
          </table:table-cell>
        </table:table-row>
        <table:table-row table:style-name="ro1">
          <table:table-cell office:value-type="string" calcext:value-type="string">
            <text:p>bfpH</text:p>
          </table:table-cell>
          <table:table-cell office:value-type="float" office:value="3000241" calcext:value-type="float">
            <text:p>3000241</text:p>
          </table:table-cell>
          <table:table-cell office:value-type="string" calcext:value-type="string">
            <text:p>Putative lytic transglycosylase</text:p>
          </table:table-cell>
          <table:table-cell office:value-type="string" calcext:value-type="string">
            <text:p>B7UTE0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11413-11859 Escherichia coli O127:H6 str. E2348/69 plasmid pMAR2, complete sequence</text:p>
          </table:table-cell>
          <table:table-cell office:value-type="string" calcext:value-type="string">
            <text:p>ATGTTTAGTTTATCATTAATTACAGGTGTTGCAGCATGTGTTCTCAATGCCAGTTCTGTGAATAATATTGAGCCTGCACTATTACTGTCAGTTATGACCGTCGAAGGTGGTAAACCTGGTAGTATATCCATTAATAAGAATGGAAGCCATGATTTAGGTATTATGCAGATAAATACCCATGCATGGTTAAAACTTATCAGTAAGAGTTTTTTTAACGGAGATGAGAGGTCTGCTTATGCCAAACTTAAGGATGATGCATGTTTTAACATATCAGTAGGGGCCTGGATCCTCCGCAGATCTATTATATTCGAGGGTGGTAATTTATGGGAAGGTGTGGGCCGATATCATTCGGCCACACCAGAGTATAAATATAGATATATAGATAAAGTAAAGAATGTCTATGGTCAAATAACATACAGCCAATCAATACATCAAAGGAATATGTAA</text:p>
          </table:table-cell>
        </table:table-row>
        <table:table-row table:style-name="ro1">
          <table:table-cell office:value-type="string" calcext:value-type="string">
            <text:p>lngT</text:p>
          </table:table-cell>
          <table:table-cell office:value-type="float" office:value="3000242" calcext:value-type="float">
            <text:p>3000242</text:p>
          </table:table-cell>
          <table:table-cell office:value-type="string" calcext:value-type="string">
            <text:p>Putative lytic transglycosylase</text:p>
          </table:table-cell>
          <table:table-cell office:value-type="string" calcext:value-type="string">
            <text:p>D7GKK7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c38873-38430 Escherichia coli ETEC 1392/75 plasmid p557, complete sequence</text:p>
          </table:table-cell>
          <table:table-cell office:value-type="string" calcext:value-type="string">
            <text:p>ATGCGTATAAAAATTATTATTCCTCTGTTTTTTTTATTTGTCTGCAGAACCGTTTCTGCAGACTGTTTTGAGCAGGCCGGGTATGACAGTAATATAGACCCCGATTTGTTAAGAGCCATTGCAAAAGTGGAGTCAAATTTTAATCATCTGGCAATCGGTAAAAATCCGGTAAGAGGATTTGGTGTGGGACTTATGCAGATAGACTCGCAGAACTTTGCTCATTTGAGAAAGTTTAATATTTCGCCAGAAATGCTGCTGGATGCCTGCATCAATGTTTATGCCGGTGCCTATTTTCTCCGACTGGCCGTAAACAGAATGGGCAATAACTGGGATGCTGTGGGAGCCTACAATGCCGGCTTTTCCAGAAAGCCACAACAGATAAAACGACGCTATCAGTATGCGTCAAAAGTTCGTCTGCATTACCGTGATCTGAAGAAAAAGTAA</text:p>
          </table:table-cell>
        </table:table-row>
        <table:table-row table:style-name="ro1">
          <table:table-cell office:value-type="string" calcext:value-type="string">
            <text:p>b2854</text:p>
          </table:table-cell>
          <table:table-cell office:value-type="float" office:value="3000243" calcext:value-type="float">
            <text:p>3000243</text:p>
          </table:table-cell>
          <table:table-cell office:value-type="string" calcext:value-type="string">
            <text:p>Putative lytic transglycosylase</text:p>
          </table:table-cell>
          <table:table-cell office:value-type="string" calcext:value-type="string">
            <text:p>C9QZQ7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556503834:2993939-2994441 Escherichia coli str. K-12 substr. MG1655, complete genome</text:p>
          </table:table-cell>
          <table:table-cell office:value-type="string" calcext:value-type="string">
            <text:p>ATGCGCTCACCAAAAGTTAAATTCTTAACCATCTTCACGTTTTGTATATTTATTACAAAAATGTCTTTCGCCAGCAACTCTTGCTCTAATGAAGCAGGAACAATGTTCAGAATCGAACCAAATTTAATTAAAGCTATCGCTCTTGTTGAAAGCAATCTAAAAAAGGATAGCATAGGCAAGAACAGAGATAAGAATAACAATATAAAGAGTTTAGATTATTGGTTAATGCAGATAAACCAGATGCATATTCCCCTGTTAAAAAAACGTGGAATAATAAAAGATGAACGAGATTTGTTAGATAACCCTTGTCTGAACATTAAAATAGGAACCGAGATTTTATATAACCATTTTTCACGTTGTGGAGTAACGTGGCAATGCCTGGGGACTTATAATGCGGGTTTTGCAATGGATAACCAAAAAAAGAGACAGCAATATGCCCCAAAATATATATTGTATATACCAGGCTTAATGAACTAGACAATCGTAAGGCTTCAGCAAAATGA</text:p>
          </table:table-cell>
        </table:table-row>
        <table:table-row table:style-name="ro1">
          <table:table-cell office:value-type="string" calcext:value-type="string">
            <text:p>bfpL</text:p>
          </table:table-cell>
          <table:table-cell office:value-type="float" office:value="3000244" calcext:value-type="float">
            <text:p>3000244</text:p>
          </table:table-cell>
          <table:table-cell office:value-type="string" calcext:value-type="string">
            <text:p>Bitopic inner-membrane protein</text:p>
          </table:table-cell>
          <table:table-cell office:value-type="string" calcext:value-type="string">
            <text:p>B7UTE4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13454-13903 Escherichia coli O127:H6 str. E2348/69 plasmid pMAR2, complete sequence</text:p>
          </table:table-cell>
          <table:table-cell office:value-type="string" calcext:value-type="string">
            <text:p>ATGTTATTCTTCTGGTGTGGTTTTTTTTCATTAATTGTATCCATTTTAAATATTTCCATGGGTTATAATGATCGCCTATTCCTCGATGAACAAAACCGAATTATTAAAGAAAATATATATGTGGATTATCTTACTGTTAATGCTGCTGTCTTGTCTGAAATTTGCACAACAGATGCAGGCAAGTGCAAGGATAAAACGAGTATTCTGTCGGACGAGCTTTCAGAATCGCTGAAAGATAAATTGTCTGGATATGATAATAGCATTACACCTGAATTTTGTATTAACCATGGGAAGGTTATAGTCTATACAACTTATCATTTTAATATTAGCCGTTATAAAGACAGCTCATTGTTCAACCTTTCAGACGTGCCGAATAGCGACAGATTAGCTTGTTCAATAAATGATAATTCTGGTATTGCTATTATCAAAACATTCAACAAAACGGGATAG</text:p>
          </table:table-cell>
        </table:table-row>
        <table:table-row table:style-name="ro1">
          <table:table-cell office:value-type="string" calcext:value-type="string">
            <text:p>lngF</text:p>
          </table:table-cell>
          <table:table-cell office:value-type="float" office:value="3000245" calcext:value-type="float">
            <text:p>3000245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D7GKK1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c33316-32489 Escherichia coli ETEC 1392/75 plasmid p557, complete sequence</text:p>
          </table:table-cell>
          <table:table-cell office:value-type="string" calcext:value-type="string">
            <text:p>ATGAATTTATCTAATTTTGACTGGAAAACCTATCTTGCAAAAATACAGAGACAGTCATACCTTGCTATTGGGGGGGCAATATTTGTATTCTTTTGTATTTGTGCAGGAGGCGTTTGGTACTTTTATGAACAAAAGGAGTCTGCTAAGGAAGTTGAGAAGAAGCGGCAAGAGCAGGAACTGGCAAATAAAATAAAAAGTATTAATGATTATTATGCTGACATTTTAAGTGGTTCTTCAACAACTAAAGCAATAGATATTTTTTTGGCTATTAACCAGAGTAGTGTACCTCTCTCATTATCTGGTTTTAATCTTGATTTATATTCTTGTGATGTGAACAGTTGTACTTTTAGCTACAGCACAACAAATGAGAAAATATTCAATATCCAGGAAGTTAATTTTTTAGGTGAATACTATAAAGCTAATATTTCAGAGAAAGGGCTAGAATATCAGATAAGTCAATCATCACTGGCAGATAATGATTTACGAGAAAAATATAATTCCATGGAAGATATCCCTGTTGCTGATTGTAGTGAGTTGGTCAACTATGTACATTCCTTTAACTCTCTTACATCCGATAGTAAAGGAAAAATTGTACTTTCCGGTTATCCCGACTCAAGCATCAGTTCTGTAGAAGATGTGCTTCCAGAGATAAAAAAGAAATATGGGTTTAAAAATGTACAATGGAGTACAACATTACCTAATGATATTCTTAGTGTAACATCTTTCCTGAGTCGTCAGGCTTATAAAGAGTCTTTTCGTGTAAATAAAATTGAAAAAAAACAGTCTTCCGAAATTGAAATTTCAGGGAATTTATTATGTGCAATTTAA</text:p>
          </table:table-cell>
        </table:table-row>
        <table:table-row table:style-name="ro1">
          <table:table-cell office:value-type="string" calcext:value-type="string">
            <text:p>lngJ</text:p>
          </table:table-cell>
          <table:table-cell office:value-type="float" office:value="3000246" calcext:value-type="float">
            <text:p>3000246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D7GKJ7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c29460-28339 Escherichia coli ETEC 1392/75 plasmid p557, complete sequence</text:p>
          </table:table-cell>
          <table:table-cell office:value-type="string" calcext:value-type="string">
            <text:p>ATGAAAACTAGATTCAAATATGGACTATTAGCTGCAGCTATATTCTATTCACTACCGGGGATGGCATCTACAACCTCCTCTGAAGGAGGTGCATTTACAGTTAAGATGGCAAAATCTTCTACTGTAGATGATATCAAGGGATGCCCGACACTGGAAACCCCGCTGAAGCTGACTTTTACCGAAGATATGATTCCAATTAAAGCAGAGAATTCTAGCATCTATTCTTATTATGATGGGTGGCTTGGTGTCGGTGTCGGTAATAATAGAGACACCCCGTATCCATGGCAGGATCTATTAGGTAATACCCGATATACAGCTAAAAATCATGAAATCCATATTTATGTAGAGTTTTTTAAGGAGCCTGTAAACCGTTTTTCTGATAAAGGGGGTATTTTTACATATACAGATCCAAACGGAATAATGTATTCTAATGGCGAATATCCTTGGCAGCAGGTACCTGAATTAGGAAAGAATGTTTATAAAGCTGTTATCACTCAATGGAATAAAGGTGAAACCAAGAATATTTATTTGCCTGGCCGTGATTTTAAAAATGTAGAGGTTTTTTACTTCCAGGATAATGTTCCTTACTGGGATGACAGAAACAATTATAAAAAAATGAAAGAAAGGCTTTCGAAGCTGAAATCAGAATATACTCAATCTGAAATTCAAACAAAGTTGCCGTCCCAAGAAGAGTCTACCACTGGTGATTACGCACCTAAACCTGGTGACACTGTTCGCACGGCAGAGGCTCTATATCTGTATCAAAAACTAACTCGAGCCAGTGTGAATGAGTCGAAAATTAACTTCGAACAGATAAGAGGACAGTTTAACAATTTAAGAAATACCTGGTGGACACAAGAACTAATTTTATTTGGAGGTCAAGGCAAAGAAAATTTACGAAATAAAATAGAACTTAATCAGAATAATTACGTGATGAAAGATACAGGTGTTTTTGATAAGGCTTTAAAAATTGAAAGTATTGATTTGAAACTGATGGAGAATAAAAGAGTTGGCTCGAGATTTAGTGGGCCTAATGGACTTAAAGGCACTTATATTGCGAGTTATGACAGAACGGATTTTTCTATGACACCAGAAAATATCAAAGCTTGCGGTCTTGATTAA</text:p>
          </table:table-cell>
        </table:table-row>
        <table:table-row table:style-name="ro1">
          <table:table-cell office:value-type="string" calcext:value-type="string">
            <text:p>orf16</text:p>
          </table:table-cell>
          <table:table-cell office:value-type="float" office:value="3000247" calcext:value-type="float">
            <text:p>3000247</text:p>
          </table:table-cell>
          <table:table-cell office:value-type="string" calcext:value-type="string">
            <text:p>Basal body ruler</text:p>
          </table:table-cell>
          <table:table-cell office:value-type="string" calcext:value-type="string">
            <text:p>C6UYM3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office:value-type="string" calcext:value-type="string">
            <text:p>kulasekara_analysis_2009</text:p>
          </table:table-cell>
          <table:table-cell office:value-type="string" calcext:value-type="string">
            <text:p>&gt;gi|254791136:c4664466-4664050 Escherichia coli O157:H7 str. TW14359 chromosome, complete genome</text:p>
          </table:table-cell>
          <table:table-cell office:value-type="string" calcext:value-type="string">
            <text:p>TTGACTAGAGTTTCTCTAAAAAGAAATTTGATAGAGCCTGTTTCTTTTCGGCCATCAGATGATTGGCCGCAAGGAGAAGAAAGTTTTAATGATATTTTTTATCATATAAAAAAAAGATCGCCTGATACGTTGTTCATACGAATGGCTTCTTTATGGAAGAGATTGTTTTACTCCTCGGGCCGAAGACGACGCTACTTTGAAGAAGGGGAGCACTCGTTTAGTATTCTTTGTGGAAGATTACGAGGAATTGTTTTAACAATTAAATGTAGTAACGGAATCATTTATCTGTCTATTAAAGTAAGCCCAAATAATAGAAATCATGTTTTTTTATATCATAAAAAAGACTATGTTTTCGATAAGTTAAAAGAAATCTTTCCTGATGAAGCCATTGAGTTCACAATTGAATATGAAAATTAA</text:p>
          </table:table-cell>
        </table:table-row>
        <table:table-row table:style-name="ro1">
          <table:table-cell office:value-type="string" calcext:value-type="string">
            <text:p>orf15</text:p>
          </table:table-cell>
          <table:table-cell office:value-type="float" office:value="3000248" calcext:value-type="float">
            <text:p>3000248</text:p>
          </table:table-cell>
          <table:table-cell office:value-type="string" calcext:value-type="string">
            <text:p>Export aparatus central stalk</text:p>
          </table:table-cell>
          <table:table-cell office:value-type="string" calcext:value-type="string">
            <text:p>C6UYM4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office:value-type="string" calcext:value-type="string">
            <text:p>kulasekara_analysis_2009</text:p>
          </table:table-cell>
          <table:table-cell office:value-type="string" calcext:value-type="string">
            <text:p>&gt;gi|254791136:c4664836-4664459 Escherichia coli O157:H7 str. TW14359 chromosome, complete genome</text:p>
          </table:table-cell>
          <table:table-cell office:value-type="string" calcext:value-type="string">
            <text:p>ATGTTGGACAGAATTTTATCTATTCGTAAAAGCAGAGCGAACCGATTGAGAGAATCAATGGCTAAGATTAACTCTCAGATAAAAGAGGTGGATGGTAAACTCGATGACTGCGAGCAATCCATTAAAGAGTCGATTGCCTCTAAGCAGGCATATTGTGCATCGCTGGTGAATTTGGATAAAGTGTCGTTGTATAAATATCAGATTAAAAACAATGCATTTGATGAGCAAAAGCAGCGATTGTATGAGAAAAAATCTTCACTTTCGAAGGAAAAGCGTTCATTGCTAGATTCACAAAAACGAACAAAAGAGAATCTGCAACATGTTAATAAATCAGTAGAAAAATTATCTTTTGCCATAAAGGAACATTACTTTGACTAG</text:p>
          </table:table-cell>
        </table:table-row>
        <table:table-row table:style-name="ro1">
          <table:table-cell office:value-type="string" calcext:value-type="string">
            <text:p>escL</text:p>
          </table:table-cell>
          <table:table-cell office:value-type="float" office:value="3000249" calcext:value-type="float">
            <text:p>3000249</text:p>
          </table:table-cell>
          <table:table-cell office:value-type="string" calcext:value-type="string">
            <text:p>Export aparatus peripheral stalk</text:p>
          </table:table-cell>
          <table:table-cell office:value-type="string" calcext:value-type="string">
            <text:p>C6UYP1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office:value-type="string" calcext:value-type="string">
            <text:p>kulasekara_analysis_2009</text:p>
          </table:table-cell>
          <table:table-cell office:value-type="string" calcext:value-type="string">
            <text:p>&gt;gi|254791136:c4677749-4677135 Escherichia coli O157:H7 str. TW14359 chromosome, complete genome</text:p>
          </table:table-cell>
          <table:table-cell office:value-type="string" calcext:value-type="string">
            <text:p>GTGCTTACAGAAGATATCATACCAGAGGATAAGTTACAGGAAATTATTCAATCTGATGATATTATCAAACTGGCTCGAAAAAAAACATATGAACATTTACTGAGGGCGAGGAGGAAATCGAAAGAATTAAAGACAGAATCCAGAAAAAAAATTGCCAGAAAAATGATTCTAATGAGAGAAAGGATTCGAAAAAATAATAAAATAAAATTAGATAAAGAGGTTAACCAATCGATAAAATGGGTTAAAGATATCCAGGCTATCGAGTTGGTCTTAATGCAGGACATAATGAATAAGATTCATTTGTCACTGACTAATGCATTACATTCTTTAGATACATCATCAAGAATTAATTGGGATGATTTACTTAATGAAGTTGTAAGGGAAACTCTATCTAATAACAATATTGTCGGAGCTATTAAGATCACTAAAAACCCAGACATTAAACTTGATCCTGGCGAGGCCAACAATATACAGCTTATTAATGATGCAAACACACCGCATAATAAAATTATAATAGAAAATGAATATATTAGAATAACTTTAGACCCATTAGAGCAAATAAGTATTTTATTGAATTCATTTAAAGATAATTATCTTAGCATTATTCAGGAATGA</text:p>
          </table:table-cell>
        </table:table-row>
        <table:table-row table:style-name="ro1">
          <table:table-cell office:value-type="string" calcext:value-type="string">
            <text:p>orf4</text:p>
          </table:table-cell>
          <table:table-cell office:value-type="float" office:value="3000250" calcext:value-type="float">
            <text:p>3000250</text:p>
          </table:table-cell>
          <table:table-cell office:value-type="string" calcext:value-type="string">
            <text:p>Export aparatus C-ring</text:p>
          </table:table-cell>
          <table:table-cell office:value-type="string" calcext:value-type="string">
            <text:p>C6UYP2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office:value-type="string" calcext:value-type="string">
            <text:p>kulasekara_analysis_2009</text:p>
          </table:table-cell>
          <table:table-cell office:value-type="string" calcext:value-type="string">
            <text:p>&gt;gi|254791136:c4678374-4677775 Escherichia coli O157:H7 str. TW14359 chromosome, complete genome</text:p>
          </table:table-cell>
          <table:table-cell office:value-type="string" calcext:value-type="string">
            <text:p>ATGACAATTTTTAATAAAATAGACTATAACTATTATAAATTAATTAATTATCCAATCATGATGGTTCATGATGAATGGCTAGGTGATTTAACCGGTGTCAATCAGGTCAGTTTTCGGCGTTTAAGAGAAACTAGTTCTACTCGTAATCAACTCAATAAGATATTGCGTCAGGAAATACATGATAAAATTTCTGGTGTGGAATTATCTGACATAAATAAGGAAGGTTTTTTATATCAGTCAATTGGGAAAATAAGATTGCTTGCTCTAAGTAGTGCATTATTTGACATTCAATGCCCTGATTATATTTTCTCACGATTATATCGAGAAACTCTGATTAGAGAGATAGGATATCAAAATGTGAAGCAGTTATCATTCTATTGGCAGGGAGGGCAATGTAAACCAGAATATGGTGAAGAACGGTTTTGTGCTGAGTTAATAAAATACGGTGCAGGAAATTTGGAGTGGCTATTTGCTGATAATCCTTTATGGACCATAGTCAAATATCTTTTGCCGAAAAGTGGAGAAATAAAACCAACTCATATTAATGATTTATTTCTTAACAGACTTAATAAAATTTTATTGCCTTATGAAACTTTATGA</text:p>
          </table:table-cell>
        </table:table-row>
        <table:table-row table:style-name="ro1">
          <table:table-cell office:value-type="string" calcext:value-type="string">
            <text:p>eprI</text:p>
          </table:table-cell>
          <table:table-cell office:value-type="float" office:value="3000251" calcext:value-type="float">
            <text:p>3000251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Q8X2T4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15829254:c3720526-3720287 Escherichia coli O157:H7 str. Sakai chromosome, complete genome</text:p>
          </table:table-cell>
          <table:table-cell office:value-type="string" calcext:value-type="string">
            <text:p>ATGGCAGATTGGAATGGTTATATTATGGACATCAGCAAACAATTTGATCAGGGCGTTGATGATCTGAACCAGCAAGTTGAAAAAGCGTTGGAGGATTTAGCAACCAATCCTTCCGACCCGAAATTCCTTGCCGAATATCAAAGTGCATTAGCTGAGTATACATTATATCGAAATGCGCAATCTAACGTTGTAAAAGCGTATAAAGATCTTGATTCGGCAATCATACAAAACTTCCGCTAA</text:p>
          </table:table-cell>
        </table:table-row>
        <table:table-row table:style-name="ro1">
          <table:table-cell office:value-type="string" calcext:value-type="string">
            <text:p>eivJ</text:p>
          </table:table-cell>
          <table:table-cell office:value-type="float" office:value="3000252" calcext:value-type="float">
            <text:p>3000252</text:p>
          </table:table-cell>
          <table:table-cell office:value-type="string" calcext:value-type="string">
            <text:p>Basal body ruler</text:p>
          </table:table-cell>
          <table:table-cell office:value-type="string" calcext:value-type="string">
            <text:p>Q7AB23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15829254:c3727223-3726606 Escherichia coli O157:H7 str. Sakai chromosome, complete genome</text:p>
          </table:table-cell>
          <table:table-cell office:value-type="string" calcext:value-type="string">
            <text:p>TTGCAAACAAAAGGAGCCGAGCAATTTTCTACAAAGAAACTTCTCAATATGACTTCACGAGATCAGGGTATTAATTCTGAACTATCTAATCGAACGATACAATTTAAGGAAAAAATCCATAATGGTATCCATACAGAATACATCACAGATCAAAAACACAGTAATAATAAAGATCGTGAAAAAAAATACCGCGATGGAGACAAAATAAATGGACCGCAGGCCCATTCATTAGACATTACTAACGAAAGAAGGTTTGCTGATAACAGAACCATGTTTACTCAACATATCGAAAAGCAAAGGAATGTTAATACGCTCAATCAGAATGATATAAATAATTCTGCTAATAATGCCAATGTGCGCGAAAATGAATTGACATATCAGTTTCAGCGTTGGGGACAAAATCATACGGTCCGGATTCTGGAAAGTAGTGAAGGGATACGACTAAAACCATCAGACACACTTGTCTCCGACAGACTCCATGAAGCCCAACACAATGATGTTACAGCACAACGTTGGGTATTGACTGAGCAAGATGAACGACAAGGACAACGACATCAGCCTCATGAGGAGCAAGAAAATGAAGGCAAATTCGAAAACGATCAGAAGGATGAAAGTTAA</text:p>
          </table:table-cell>
        </table:table-row>
        <table:table-row table:style-name="ro1">
          <table:table-cell office:value-type="string" calcext:value-type="string">
            <text:p>eivG</text:p>
          </table:table-cell>
          <table:table-cell office:value-type="float" office:value="3000253" calcext:value-type="float">
            <text:p>3000253</text:p>
          </table:table-cell>
          <table:table-cell office:value-type="string" calcext:value-type="string">
            <text:p>Basal body outer membrane</text:p>
          </table:table-cell>
          <table:table-cell office:value-type="string" calcext:value-type="string">
            <text:p>Q8X6D6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15829254:c3734137-3732434 Escherichia coli O157:H7 str. Sakai chromosome, complete genome</text:p>
          </table:table-cell>
          <table:table-cell office:value-type="string" calcext:value-type="string">
            <text:p>ATGAAAATAAAATTACGCATTACTATTATATTAATTTCAGTCTTATGCATTTTTAATGGATTATTGACTCCTGGTGCATATGCCGCAGCAGCGAATGGATACGTAGCAAATAAAGAAAATCTACGTAGTTTTTTTGAAACGGTTTCATCATATGCGGGTAAGCCTACAATAGTTAGTAAGCTTGCCATGAAGAAACAGATCAGCGGAAATTTTGATTTAACAGAACCCTATGCCTTGATTGAACGCCTGTCGGCACAGATGGGGCTTATTTGGTATGATGATGGCAAAGCTATTTATATCTATGACTCATCAGAGATGCGTAATGCATTGATTAATCTGAGAAAGGTATCGACGAATGAGTTTAATAATTTCTTAAAAAAATCGGGTCTGTATAACTCTCGTTATGAAATTAAAGGGGACGGCAATGGTACTTTCTATGTATCGGGGCCACCGGTTTATGTTGACCTGGTCGTTAATGCTGCGAAATTAATGGAGCAAAACAGCGATGGCATTGAGATCGGTCGAAATAAAGTAGGAATAATTCATCTGGTCAACACATTCGTTAATGACCGGACTTATGAGTTACGTGGCGAAAAGATAGTTATTCCTGGCATGGCAAAAGTACTATCGACGTTGTTAAATAATAACATTAAGCAAAGCACAGGGGTGAACGTACTTTCTGAAATTTCAAGTCGTCAACAACTAAAAAACGTATCACGTATGCCTCCTTTTCCTGGGGCTGAAGAAGATGATGACCTACAAGTAGAGAAAATAATATCGACAGCAGGAGCGCCAGAGACTGACGATATACAAATTATTGCATATCCTGATACCAACAGTTTACTTGTTAAAGGAACAGTATCTCAGGTTGATTTTATCGAGAAGTTAGTAGCTACGCTTGATATTCCAAAGCGACACATTGAATTATCTTTATGGATAATAGATATTGATAAGACTGATCTAGAACAGCTAGGTGCTGACTGGTCGGGCACGATAAAAATTGGATCCAGCTTAAGTGCATCATTTAATAATTCAGGTTCAATTAGTACCCTTGATGGGACACAGTTTATTGCAACAATACAGGCACTTGCACAAAAAAGAAGAGCCGCCGTTGTTGCTCGTCCCGTCGTTTTAACACAAGAGAATATTCCTGCTATATTTGATAATAACCGCACTTTCTATACTAAATTAGTCGGCGAGCGTACTGCGGAATTGGATGAAGTAACCTATGGTACGATGATTAGCGTGCTACCACGATTTGCTGCGCGAAATCAAATTGAATTACTCTTGAATATTGAAGATGGAAATGAAATCAATTCCGACAAGACCAATGTTGATGATCTGCCTCAGGTTGGTAGAACACTTATAAGTACTATTGCACGCGTGCCCCAAGGGAAAAGTCTTTTGATTGGGGGATATACACGCGATACGAATACCTATGAAAGTCGCAAGATCCCAATATTAGGCAGCATTCCATTTATTGGTAAATTATTTGGTTATGAAGGAACAAATGCGAATAACATCGTTCGTGTCTTTCTTATTGAGCCAAGAGAGATCGATGAACGCATGATGAATAATGCGAATGAGGCTGCGGTTGATGCCAGAGCGATTACACAGCAAATGGCAAAAAATAAAGAAATCAACGATGAATTACTGCAGAAATGGATAAAAACTTACCTGAATCGTGAAGTCGTCGGAGGATAG</text:p>
          </table:table-cell>
        </table:table-row>
        <table:table-row table:style-name="ro1">
          <table:table-cell office:value-type="string" calcext:value-type="string">
            <text:p>eprH</text:p>
          </table:table-cell>
          <table:table-cell office:value-type="float" office:value="3000254" calcext:value-type="float">
            <text:p>3000254</text:p>
          </table:table-cell>
          <table:table-cell office:value-type="string" calcext:value-type="string">
            <text:p>Basal body inner membrane</text:p>
          </table:table-cell>
          <table:table-cell office:value-type="string" calcext:value-type="string">
            <text:p>Q8X2T3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15829254:c3721274-3720540 Escherichia coli O157:H7 str. Sakai chromosome, complete genome</text:p>
          </table:table-cell>
          <table:table-cell office:value-type="string" calcext:value-type="string">
            <text:p>ATGCTTTTTTTTCTTTTTGTTATCATTTTCATTGCTTTTTATATTGTTAATGCCAGTAATGATCCGCAGCTGAGACATATCGATAAGATTCTTGTAAACAAAAACAGGAATTATGAAATTTTATATGGTAGAGATCATGTCATCTATATCAATACCAATAGTTTGGATGAAGCAGTCTGGGTCAAACAAGCACTGGAAAAAAATCAACCAGGAAAGCCAGTACGGGTGATAAATCCTGATGATGAATCGATACGAATTTTTTCATGGCTTGCTGATAATTTCCCTGATTTACAATATTTTAAACTTCAGCTATTAGATGCCAGTAATCCCAGACTGACCGTGAGTAAGCAACGGAATGCTATCACACAGCAACTAATCGACAATCTTATTAAAGGGTTACTACAAACTATGCCATATGCCAGCAATATAAGTATTGCGGTATTAGATGATAATGTATTGGAAAGTCAGGCTATTGAAACATTGTCTGCAATAGGTCTTTCTTATGAAAAATATAAAACAGCTAACAATGTGTATTTCAATATCATTGGTACGTTAAGCGACAGTGAATTAAACAAAATAAATAACTATGTTGACGAATATTATAAACAATGGGGTAAACAATATGTAAGATTTAATGTGAATTTGAAAAATCAGGACACAAATAATAGTTCATTTAGCTACGGAGATAACCGATTCGAGAAGTCTCAAGGTAGCAAGTGGACATTTCAGGAATAA</text:p>
          </table:table-cell>
        </table:table-row>
        <table:table-row table:style-name="ro1">
          <table:table-cell office:value-type="string" calcext:value-type="string">
            <text:p>eprK</text:p>
          </table:table-cell>
          <table:table-cell office:value-type="float" office:value="3000255" calcext:value-type="float">
            <text:p>3000255</text:p>
          </table:table-cell>
          <table:table-cell office:value-type="string" calcext:value-type="string">
            <text:p>Basal body inner membrane</text:p>
          </table:table-cell>
          <table:table-cell office:value-type="string" calcext:value-type="string">
            <text:p>Q8X6G6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15829254:c3719938-3719204 Escherichia coli O157:H7 str. Sakai chromosome, complete genome</text:p>
          </table:table-cell>
          <table:table-cell office:value-type="string" calcext:value-type="string">
            <text:p>ATGAAATATATATCATTATTATTGTTTATCCTGCTGTTGTGCGGCTGCAAGCAGCAGGAATTACTGAACCATCTTGATCAACAGCAAGCTAATGATGTCCTTGCTGTTTTACAAAGACATAATATTAATGCTGAAAAGAAGGATCAAGGCAAAACTGGATTCTCAATCTATGTTGAACCAACGGATTTTGCTTCTGCGGTGGATTGGCTAAAAATCTACAATCTCCCGGGTAAGCCTGATATTCAAATATCGCAGATGTTCCCTGCAGATGCACTCGTTTCATCTCCACGAGCGGAAAAAGCAAGGCTATATTCTGCTATTGAGCAGCGGTTAGAGCAATCTCTCAAAATTATGGATGGTATTGTTTCTTCGAGAGTACATGTTAGTTACGATGTTGATACTGGCGATAGTGGTAAAACTGCTTTACCAATTCATATTTCTGTACTTGCAGTATATGAAAAAGATATCAATCCAGAAATAAAAATAAATGACATAAAGAGATTTATTGTTAATAGTTTTGCAAGCGTACAATATGAGAATATTTCTGTTGTATTGTCAAAACGAAGAGACATTATTGAGCAAGCACCAACATATGAAATTAGCGAACCTGTTTTTGCTTATGATAAGGCTATGCCGGTTTCTATCTTACTTGCATTAATATCCGTAGCGACTTGCTGGCTGTTATGGAAGTATAGGGCCATTCTAACTAATTTAGTCAGGTTGAAAATTAAGTAG</text:p>
          </table:table-cell>
        </table:table-row>
        <table:table-row table:style-name="ro1">
          <table:table-cell office:value-type="string" calcext:value-type="string">
            <text:p>eprJ</text:p>
          </table:table-cell>
          <table:table-cell office:value-type="float" office:value="3000256" calcext:value-type="float">
            <text:p>3000256</text:p>
          </table:table-cell>
          <table:table-cell office:value-type="string" calcext:value-type="string">
            <text:p>Basal body rod</text:p>
          </table:table-cell>
          <table:table-cell office:value-type="string" calcext:value-type="string">
            <text:p>Q8X6G5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15829254:c3720267-3719935 Escherichia coli O157:H7 str. Sakai chromosome, complete genome</text:p>
          </table:table-cell>
          <table:table-cell office:value-type="string" calcext:value-type="string">
            <text:p>ATGTCAGTAAGCAATATGCCACCTATTGATAGAGCTGAGCAATCAACTGCTCATGAAATACAGCAAGCGAAAGTGATTGATTTAAATGACCGGGTTCTCAATCTTGACAACCCGGATGATAAAATGATCTCCGCTTTTGCTAACTATGCTGTACAAACTGAAAATTGGCAGCAAAATGCGTTACAAGCATTAACGTCTGATAAAAAAGGATTAACTCCTGAAAAATTATTAGTCTTGCAGGATCATGTGCTTAATTATAATGTCGAGGTTTCATTGGTGGGAACATTAGCAAGAAAAATTGTCGCTGCAGTTGAGACGTTGACCCGCTCATGA</text:p>
          </table:table-cell>
        </table:table-row>
        <table:table-row table:style-name="ro1">
          <table:table-cell office:value-type="string" calcext:value-type="string">
            <text:p>eivE</text:p>
          </table:table-cell>
          <table:table-cell office:value-type="float" office:value="3000257" calcext:value-type="float">
            <text:p>3000257</text:p>
          </table:table-cell>
          <table:table-cell office:value-type="string" calcext:value-type="string">
            <text:p>Export apparatus gatekeeper</text:p>
          </table:table-cell>
          <table:table-cell office:value-type="string" calcext:value-type="string">
            <text:p>Q8X6D8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15829254:c3732429-3731284 Escherichia coli O157:H7 str. Sakai chromosome, complete genome</text:p>
          </table:table-cell>
          <table:table-cell office:value-type="string" calcext:value-type="string">
            <text:p>ATGGCGATTCATGTAGAGCATGTCGGTGTATTAGAAAGAGCCAGGGAAGTTTCTCGCTTAGAGGACATTATCACAGAAGATAATGAAGACATTGAAGCTGAAATGCCTAAAATGAGGGATGATCCCGCAGGTAAAGAAGCTCGGTTCTTACAAGCTACTGACGAGATGTCAGCAGCGTTAACGCAGTTTATGAAGAAAAAAATTTACGAAGAACAACTGGCCAATTTTCTGGACGGAGAAGAATATGTCCTGGAAGACCAGCCAATAGAAAAAACCGACAAAGTTATGGAGGCGCTTAAGGCTGCAACTACCCATGACTATGAAGTGTATAGCTTTGCTAAAAAATTATTCCCAGATGAAAGCGATCTGGTAGTTGTGTTACGTGCAATTTTACGTAAAAAACAAATATCAGAAAATGTCCGGCTAAACGCTGAAGCATTACTTAGAAAAGTTAATCAAGAGACTACTAAAAAATTCATTAATAGCGGAATTAACTCGGCATTAAAAGCAAAGTTATTTGGCCAGGCGCTGTCATTAAATCCAAAATTACTAAGGGCGAGTTATCGGCAATTTTTAATGGCAGAAGACGATGCTGTAGATACTTATGTCGAATGGATTGGTAGTTATGGCTATCAAAATAGAATGTTGGTGACAAAATTTATCAAAGAGACGCTTTTCTCAGATATAAATGCACTTGATGCGAGTTGTTCATCATTGGAATTTGGTATGTTTCTCAATAAGTTGTCACAACTATTGTCTCTTCAGTCGGCAGAGGCTTTATTTCTGAAAACTTTAATGAATAACCCAATAATTAAAAAATTTATCAGCGCAGAAGATTACTGGATATTTTTTCTGATATCGTTAATAAAATTTCCTGAGACTGCAGAGGAACTCCTGAACAATGCACTGGTGACCCTTCCCGCAGATGCTAATTATAAAGACAAAACGTTACTCCTGAAGGCGATTTACAGTGGATGTACAAATCTTCCATTTTCACTTTTTATTAATAATGAACAATTATTAGAGATTAGGGAGTGTTGTAAACAGGCAATAAAAGTAACATTTGCAGCAGAGCTCTTTGATACACAAAACTGTAACAAAAAACAAAATAAAAAACCATGGAAGAAGGTGATGTTCAATGTTTAA</text:p>
          </table:table-cell>
        </table:table-row>
        <table:table-row table:style-name="ro1">
          <table:table-cell office:value-type="string" calcext:value-type="string">
            <text:p>eivI</text:p>
          </table:table-cell>
          <table:table-cell office:value-type="float" office:value="3000258" calcext:value-type="float">
            <text:p>3000258</text:p>
          </table:table-cell>
          <table:table-cell office:value-type="string" calcext:value-type="string">
            <text:p>Export aparatus central stalk</text:p>
          </table:table-cell>
          <table:table-cell office:value-type="string" calcext:value-type="string">
            <text:p>Q8X6E4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15829254:c3727794-3727459 Escherichia coli O157:H7 str. Sakai chromosome, complete genome</text:p>
          </table:table-cell>
          <table:table-cell office:value-type="string" calcext:value-type="string">
            <text:p>ATGCAACTTAAAAACCTGCAGTCACTGTTAGATATGAAGGAGTTACTCGGCGAAGTTGTATTTCGCCAGGATATATTTTACTCGTTACGTAAAGTTACAGTCATTCAGCAGCAGATCGCTGAGATAAATCTTGAAAAGCAAAAAATAGCCGAGCGGCGAAAAATACTTAACAAGGAAATAGTTCAACAGCAAGCACAAAGAAAACACTGGTGGCTAAAAGGAGAAAAATACGACCGACTAAAAAAGCGCATCAAAAAACAACTTTTAAATCAGATGCTTTATCAAGACGAGCTTGAACAGGAGGAAAAATATAATGGACGAAGTCAAGAAAATTGA</text:p>
          </table:table-cell>
        </table:table-row>
        <table:table-row table:style-name="ro1">
          <table:table-cell office:value-type="string" calcext:value-type="string">
            <text:p>eivC</text:p>
          </table:table-cell>
          <table:table-cell office:value-type="float" office:value="3000259" calcext:value-type="float">
            <text:p>3000259</text:p>
          </table:table-cell>
          <table:table-cell office:value-type="string" calcext:value-type="string">
            <text:p>Export aparatus ATPase</text:p>
          </table:table-cell>
          <table:table-cell office:value-type="string" calcext:value-type="string">
            <text:p>C6USW6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kulasekara_analysis_2009</text:p>
          </table:table-cell>
          <table:table-cell office:value-type="string" calcext:value-type="string">
            <text:p>&gt;gi|254791136:c3788349-3787030 Escherichia coli O157:H7 str. TW14359 chromosome, complete genome</text:p>
          </table:table-cell>
          <table:table-cell office:value-type="string" calcext:value-type="string">
            <text:p>ATGTCTTGCGATATGGAGCATGCTGGTATGAAAAAATTAAAATTATTAAATAAATACAGCTACTTACATAGCATAAACGGCTCTCTGATTGAAGCAGAACTTGACGACGTTTCTGTGGGTGAAGTATGCGAAATTTATGCGAGCAGGCAAGCAAATGAACGTATAGCCAGGGCTCAGGTCGTTGGCTTTCGCAATGGGAAGACATTATTAAACCTTATAGGCAGCTCTGTGGGGCTTACACGTACTGCAGTTTTGAAACCAACGGGAGAGCAGTTAACCATACAGATCAGTGATGCCTTTCTTGGTTCGGTTTTGAATGCCTCTGGTCAAATTATGGAAAGGTTTGTCCCGGACACTCCAGGCGATAGGGGAAATTTACGCCTGATTGATGAACTGCCACCGTCGTATCAGGAACGTCGAGTTATTAATACACCACTTGAGACACGGATAAGAGTCATTGATGGCGTACTGACATGTGGCATTGGTCAACGTGTTGGGATTTTCGCCTCGGCTGGCTGTGGCAAAACGGTTTTAATGCATATGCTCGTAAACAATACTGAAGCTGATGTGTTTGTTATTGGCTTGATTGGCGAACGTGGTAGGGAAGTTACGGAATGCGCGGAATCGCTCAAAAAATCAGTAAATGCAGCGAAATGCGTATTGGTCTATGCCACCTCTGATTTTTCGTCAGTAGACCGGTGTAATGCCGCCCTGATGGCGACAACCGTGGCAGAGTATTTTCGAGATCGAGGAAAGAGAGTTGTACTTTTTATCGACTCAATGACGCGGTATGCACGAGCACTACGTGATATGAAACTGGCAGCGGGTGAACCACCTGCCAGACGTGGTTATCCTGCTTCTGTTTTTGACAGTTTGCCTCGCTTACTGGAGAGGCCGGGACCAACACTAAAAGGAAGTATTACCGAGTTTTATACCGTGTTACTGGAAGGGGAAGATGAATCAGACCCACTGGGTGACGAAATTCGCTCAATCCTTGATGGCCATATCTATCTAAGTCGCAAACTCGCGGGTCAAGGTCACTATCCGGCAATAGATGTTCTAAAAAGTGTGAGTCGAGTATTTGGTCAGGTCACTGATGAAAAACACAGAGATAATGCTGCACGGGTAAGGAAGAACCTCACAACTTTGGAAGATCTACAGGTGTTTATTGACTTAGGGGAATATCGCGCAGGGCAAAATGCTGAAAATGATTTTGCTATGAATGCCCGGCCTAAACTCACAAATTGGTTGAAACAGTCAGTTAATGAAAAAATGCCAATGAGTGAAACGCTAAAAGAGCTTGAACGAATTGTTAAGTAA</text:p>
          </table:table-cell>
        </table:table-row>
        <table:table-row table:style-name="ro1">
          <table:table-cell office:value-type="string" calcext:value-type="string">
            <text:p>eivA</text:p>
          </table:table-cell>
          <table:table-cell office:value-type="float" office:value="3000260" calcext:value-type="float">
            <text:p>3000260</text:p>
          </table:table-cell>
          <table:table-cell office:value-type="string" calcext:value-type="string">
            <text:p>Export aparatus gate</text:p>
          </table:table-cell>
          <table:table-cell office:value-type="string" calcext:value-type="string">
            <text:p>C6USW7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kulasekara_analysis_2009</text:p>
          </table:table-cell>
          <table:table-cell office:value-type="string" calcext:value-type="string">
            <text:p>&gt;gi|254791136:c3790414-3788354 Escherichia coli O157:H7 str. TW14359 chromosome, complete genome</text:p>
          </table:table-cell>
          <table:table-cell office:value-type="string" calcext:value-type="string">
            <text:p>ATGTTTAACAAAGTTTTGGTAGGGTTAAGGAGTCATCCAGAATTAATAATTCTTGGATTAATGGTGATGATTATCGCCATGCTCATAATTCCATTGCCCACCTATTTAATCGACTTTTTGATTGGGCTTAACTTAACATTGGCAATACTTGTATTTTTAGGATCATTCTATGTTGATAGGATCTTAAGCTTTTCTTCATTTCCATCAATCCTCCTTATCACAACGTTATTTCGTTTGGCGCTGGCGATCAGTACCAGTCGACTTATACTTCTTGAGGCGGATGCTGGAGAAATTATAACGAGTTTTGGTGAGTTCGTTATTGGAGATAGCCTGGTAGTTGGTTTTGTTATTTTCTCCATTGTTACTATTGTTCAGTTTATCGTGATTACTAAAGGTTCGGAACGTGTGGCTGAAGTTGCTGCCCGCTTTTCGCTTGACGGTATGCCAGGTAAACAAATGAGCATTGACGCCGATCTACGCGCCGGGATCATTGATGCAGATTTAGCAAAAGAACGTCGTAGTGTATTAGAACGAGAGAGCCAGTTGTATGGTTCCTTTGATGGTGCGATGAAATTTATCAAAGGTGATGCTATTGCAAACATTATTATTATCTTTGTTAATATTATCGGTGGGCTATCAGTAGGAGTAGGCCAAAATGGAATGGATTTCTCAACAGCGTTGACTGTCTACACAATTCTTACTGTCGGTGATGGTCTTGTTTCTCAAATTCCAGCTTTATTAATTGCTATTAGCGCAGGATTTATCGTTACGCGCGTAAATGGCGATAGTGATAATATGGGGCAAAATATAATGTCCCAGTTATTAAGTAATTCTTTTGTCATTGTTGTGACATGTGTCCTCGCGCTAAGTATTGGGTTGCTTCCAGGTTTTCCCCTTCTAGTGTTTTTATGTTTGGCAGTAATCTTAGGAATTTACTTTTACTTTAAATTCAAAAAGAAAGGGACTGAAGAAACGGTTGTTGAGGGAGATATTACCGTTGGGTTGGAACCCTATAATCAAGATGATGATATCTCATTAGGTATCATTAATAAACTTGATCAGGTTATTACCGAAACGGTACCCTTGGTCTTGATTATGAATAGTGTACAGGCTAAAAAATACACTGAAATCAATCTTGCTGATAGGATTCGTAGTCAGTTTTTTATTGAGTATGGTATCCGCATTCCCGGTATTGTCATTCGTGAGGGGGAAGGTCTTAATGATGAAGATGTCATATTAATGCTAAATGAAGTCAGAGCTTCACAATTTAAAATTTATCATGATCTTGTCTTGTTGGTTGAATATTCAGATGAAGTGGTTTCGACTTTGATCAAGAAACCTGTCATTGTAAATAGTAATGGTGAACAATATTATTGGGTTACGAAAAGTGATGCTCAAAAATTAACAAAAATTGGCTGTTATACTCGCACGGCCATGGATGAAATGTATAATCATTTATCTGTCTGTCTGGCTCATAATATTAATGAGTACTTTGGTATACAAGAAACAAAATATATTCTTGATCAATTAGAGATGAAGTATTCTGATCTATTAAAAGAAATATTAAGATATATAACCGTGCAGCGCATTTCAGAGGTAATTCAGCGTCTGATCCAGGAGCGAATTTCAGTGCGCAATATGCGGTTAGTTATGGAGGCCTTAGCATTATGGAGCCCACGAGAGAAAGATATAATCACACTCGTCGAGCATGTACGAGGTGCATTAGGTCGCTACATTTGCCATAAGTTTTCATATTCTGGAGAAATTAAAGCAATTGTGATTTCGCCTGAAATAGAGGACAGAATCAGAGATGGTGTCAGGCCTACCGCTGGCGGTACTTTTCTTAATCTCGATGCATCCGAAGCTGAGATGATTCTGGATAATTTTAAACTGGCACTTTCTGGAATCAATATTCCTATTAAAGACATTATTTTACTGGGATCTGTGGATATTCGTCGTTTTATCAAAAAACTTATTGAATCTAGTTATCGAGACCTCGAAGTACTTTCGTACGGGGAACTAACGGAAAATGTTCCCGTTAATATTCTGAAAACTATTTAG</text:p>
          </table:table-cell>
        </table:table-row>
        <table:table-row table:style-name="ro1">
          <table:table-cell office:value-type="string" calcext:value-type="string">
            <text:p>epaS</text:p>
          </table:table-cell>
          <table:table-cell office:value-type="float" office:value="3000261" calcext:value-type="float">
            <text:p>3000261</text:p>
          </table:table-cell>
          <table:table-cell office:value-type="string" calcext:value-type="string">
            <text:p>Export aparatus autoprotease</text:p>
          </table:table-cell>
          <table:table-cell office:value-type="string" calcext:value-type="string">
            <text:p>C6USH9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kulasekara_analysis_2009</text:p>
          </table:table-cell>
          <table:table-cell office:value-type="string" calcext:value-type="string">
            <text:p>&gt;gi|254791136:c3783079-3781958 Escherichia coli O157:H7 str. TW14359 chromosome, complete genome</text:p>
          </table:table-cell>
          <table:table-cell office:value-type="string" calcext:value-type="string">
            <text:p>ATGGCAAATAAAACTGAAAAGCCAACACAAAAGAAACTGCAGGATGCTTCTAAAAAAGGGCAAATTCTAAAAAGTAGAGACTTAACCGTTTCTGTAATAATGCTTGTGGGTACTTTATATCTCGGATATGTTTTTGATGTGCATCACATTATGTCGATTCTTGAATATATCCTTGATCATAACGCTAAACCGGATATTTGGGACTATTTTAAAGCTATGGGGATTGGTTGGTTGAAAACGATCATTCCTTTTTTGCTGGTTTGCATGTTCACAACAATACTTGTCTCCTGGTTTCAAAGTAAAATGCAATTAGCAACTGAAGCTGTAAAATTAAAGTTTGATTCATTGAATCCAGTAAATGGTTTAAAGCGTATATTTGGCTTAAAAACCGTAAAAGAATTTGTTAAAGCAATTCTTTATATTATTTTTTTTGCATTGGAGATCAAAGTATTTTGGAGTAATCATAAATCACTGCTTTTTAAAACTCTTGATGGAGATATCATATCTTTATTATCAGATTGGGGAGAGATGCTATTCCTTCTCATACTGTATTGTCTCGGCAGTATGATAATTGTCTTAATTTTTGATTTTATCGCTGAATATTTTTTATTTATGAAAGATATGAAAATGGATAAACAAGAAGTTAAAAGAGAATACAAGGAACAAGAAGGAAATCCTGAAATTAAGTCTAAACGCAGAGAGCGCCATCAGGAAATTCTTTCTGAGCAATTGAAATCTGATGTCAGTAATAGCCGTTTGATGATTGCCAACCCTACTCACATTGCAATAGGGATATACTTTAAGCCACATCTGTCACCTATTCCATTGATTTCTGTAAGAGAAACTAATGAGGTAGCATTAGCTGTAAGGAAATATGCAAAGGAAATCGGGATACCAATTATTACAGATAAAAAATTAGCACGAAAAATTTATGCTACCCATCGTCGCTACGATTATGTTAGCTTCGAAAATATAGATGAAATATTACGTCTTCTGCTGTGGCTTGAAGATGTGGAGAATGCTGGACAACCTGTTCCAGATGAACAGCTCTCTTCAGAAGATAAATATATTGAGGGTGAAGACACAAAAAGCGAGAATAATGACAATAATTTAAAAAATTAA</text:p>
          </table:table-cell>
        </table:table-row>
        <table:table-row table:style-name="ro1">
          <table:table-cell office:value-type="string" calcext:value-type="string">
            <text:p>epaP</text:p>
          </table:table-cell>
          <table:table-cell office:value-type="float" office:value="3000262" calcext:value-type="float">
            <text:p>3000262</text:p>
          </table:table-cell>
          <table:table-cell office:value-type="string" calcext:value-type="string">
            <text:p>Export aparatus autoprotease</text:p>
          </table:table-cell>
          <table:table-cell office:value-type="string" calcext:value-type="string">
            <text:p>B5YX55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eppinger_genomic_2011</text:p>
          </table:table-cell>
          <table:table-cell office:value-type="string" calcext:value-type="string">
            <text:p>&gt;gi|209395693:c4721089-4720436 Escherichia coli O157:H7 str. EC4115 chromosome, complete genome</text:p>
          </table:table-cell>
          <table:table-cell office:value-type="string" calcext:value-type="string">
            <text:p>ATGTCTCAATTAATGACCATTGGCTCACAGCCAATATTTTTAATTATTGTATTTTTTCTGTTATCATTACTGCCAATATTTGTTGTTATTGGTACTTCATTCCTGAAAATTTCTATTGTACTGGGGATATTGAAGAACGCATTAGGCATTCAACAGGTACCACCAAACATGGCGCTAACATCAGTGTCTTTGATACTGACAATGTTTATTATGTCTCCGATAATATTACAGATAAATGATAATATTTCTCAGGAACCAATCAATTATACCGACTCTGATTTTTTTCAAAAAGTTGATGAGAAAATATTATCACCATATCGCGGTTTTTTAGAAAAAAATACAGAGAAAGACAATGTAGAGTTTTTTGAACGTGCAGCTCAAAAAAAATTGGGTAATGAAACTATCTTAAAAAAAGACTCTCTATTTATACTGTTACCGGCTTTCACGATGGGGCAGCTTGAAGCTGCATTCAAGATAGGTTTTTTGCTCTATTTACCCTTTATTGCGATAGATTTGATCATTTCCAATATCTTATTGGCCTTGGGTATGATGATGGTATCGCCAGTAACAATTTCGATTCCTTTTAAGATCTTATTATTCATTCTTGTTGGAGGCTGGCAAAAATTATTCGAATTTCTGTTGGTGGTGAATTGA</text:p>
          </table:table-cell>
        </table:table-row>
        <table:table-row table:style-name="ro1">
          <table:table-cell office:value-type="string" calcext:value-type="string">
            <text:p>epaR</text:p>
          </table:table-cell>
          <table:table-cell office:value-type="float" office:value="3000263" calcext:value-type="float">
            <text:p>3000263</text:p>
          </table:table-cell>
          <table:table-cell office:value-type="string" calcext:value-type="string">
            <text:p>Export aparatus autoprotease</text:p>
          </table:table-cell>
          <table:table-cell office:value-type="string" calcext:value-type="string">
            <text:p>B5YX53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eppinger_genomic_2011</text:p>
          </table:table-cell>
          <table:table-cell office:value-type="string" calcext:value-type="string">
            <text:p>&gt;gi|209395693:c4720167-4719391 Escherichia coli O157:H7 str. EC4115 chromosome, complete genome</text:p>
          </table:table-cell>
          <table:table-cell office:value-type="string" calcext:value-type="string">
            <text:p>ATGAATGAGATAATGACGGTCATAGTATCATCATTTTATTGTATACTCAGGCCGCTGGGGATGTTTATTATCCTACCAATATTTTCAACAGGTGTTTTACTCAGTAACTTTATTCGCAACTCAATTATGATTGCGTTTACGCTTCCGATCATAGTAGAGAACTATACATTTTCGGAAAAATTGCCATCTGGAATCTTTCAGTTGACAGGAATAGCGCTAAAAGAAATAAGTATTGGTTTTTTCATTGGGTTATCATTTACTATTCTTTTTTGGGCAATAGATGCGGCTGGACAGATTATTGATACTCTAAGAGGCTCAACAATATCTTCAATTTTTAACCCGTCCATAAGTGATTCATCTTCTATCACTGGCGTTATCTTGTACCAATTTATCTCTGTGATCTTTGTTATTCATGGTGGGATACAAAGCATCCTAGATAAGCTATATTTATCCTACGAGATATTACCATTACAAGCCGATATTGCATTCAATCGTGCTTTAATAGATTTTTTGTTTTCTCTATGGGATTCATTTATTAAACTGATGTTATCATTTTCAGTTCCCATGATTATCGGTATATTCTTATGTGATATGGGGTTTGGGTTTCTTAACAAAACAGCACCTCAGCTAAACGTATTCACATTATCACTGCCAGTAAAAAGTTTGATAGCAATCTTTATATTGCTATTAGTTATTCATGTTTTTCCTGATTTTATTACGGCAAATATTCATTCTGACATAATTGATAGATCGTTACCGAGCATGATTAATGAGTGA</text:p>
          </table:table-cell>
        </table:table-row>
        <table:table-row table:style-name="ro1">
          <table:table-cell office:value-type="string" calcext:value-type="string">
            <text:p>epaQ</text:p>
          </table:table-cell>
          <table:table-cell office:value-type="float" office:value="3000264" calcext:value-type="float">
            <text:p>3000264</text:p>
          </table:table-cell>
          <table:table-cell office:value-type="string" calcext:value-type="string">
            <text:p>Export aparatus autoprotease</text:p>
          </table:table-cell>
          <table:table-cell office:value-type="string" calcext:value-type="string">
            <text:p>Q8X6F2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15829254:c3724994-3724734 Escherichia coli O157:H7 str. Sakai chromosome, complete genome</text:p>
          </table:table-cell>
          <table:table-cell office:value-type="string" calcext:value-type="string">
            <text:p>ATGGATGACATTGTTTTTGCAGGGAATAGGGCGCTGTATCTGATTTTAGTTATGTCTGCAGGACCTATTGCAGTAGCGACATTTGTTGGTTTATTGGTAGGGCTTTTTCAAACGGTAACGCAGTTGCAAGAACAGACGTTGCCATTTGGCGTGAAATTATTGTGCGTAAGTATTTGCTTTTTTTTAATGAGCGGATGGTATGGTGAAAAATTATATTCTTTTGGTATTGAAATGCTGAATTTAGCATTTGCGAGAGGATAG</text:p>
          </table:table-cell>
        </table:table-row>
        <table:table-row table:style-name="ro1">
          <table:table-cell office:value-type="string" calcext:value-type="string">
            <text:p>epaO</text:p>
          </table:table-cell>
          <table:table-cell office:value-type="float" office:value="3000265" calcext:value-type="float">
            <text:p>3000265</text:p>
          </table:table-cell>
          <table:table-cell office:value-type="string" calcext:value-type="string">
            <text:p>Export aparatus C-ring</text:p>
          </table:table-cell>
          <table:table-cell office:value-type="string" calcext:value-type="string">
            <text:p>C6USI2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254791136:c3785769-3784783 Escherichia coli O157:H7 str. TW14359 chromosome, complete genome</text:p>
          </table:table-cell>
          <table:table-cell office:value-type="string" calcext:value-type="string">
            <text:p>ATGAAGGCAAATTCGAAAACGATCAGAAGGATGAAAGTTAATGTTCGGTCTGAGGAAAGTAAATCGAAACACTCTACGTTTGAAACCACTTTTCAAAATTGGAAAGAAAATGGCGAAGATGTTGCATTATTAATGCCCGAATTTAGTGCTAAATGGCTACCGATAGCAGAAGAGAGTGGCAGCTGGTCTGGATGGGTGTTGCTTCGAGAAATATTTCCCTTAATTTCTGCCGAGCTCGCTGGGATGGCTTTAATGCCAGAAACGGAAAGGTTAATAGGGGAATGGCTCAGTTTATCCAGTTCCCCGTTAAATCTAAAGTATCCTGAACTAAAATATAATCGTTTGTGCGTAGGTAAAGTATTTGATGGAGTATTGAGTCCAGCTCAACCACTGATAAGAATATGGACAGGGGAATTGAATCTTTGGTTAGATAAAGTCACAGTCTGCCAATACGAAAACGCTCCAACTTTAGACAAAAAATCATTATATTGGCCCATTCATTTTGTAATTGGATTTAGTAAAACATGTTATAGAACTATTGTTGATATTGAAGTCGGTGATGTTTTATTAATCTCAAATAATATGGCTTATGCGGTTATTTATAATACAAAGATTTGTGATTTAATTTATCCAGAGGAGTTAAAAATGGCTGATCATTTTCAGTACGAGGAAGATTTTGAAACAGATGACTTTGATATCAAAAAAAGCGAGAGTGAGATTTATGATGAAAATGACGAACAGATGATTAATAGTTTTGAAGAGTTGCCTGTAAAAATTGAGTTTGTTCTTGGTAAGAAAATAATGAATCTATATGAAATAGACGAGCTCTGTGCAAAAAGAATAATATCTCTGCTTCCTGAATCTGAGAAAAATATAGAGATACGTGTAAATGGCGCGCTAACTGGCTATGGCGAACTTGTTGAAGTGGATGATAAATTGGGCGTAGAGATTCATTCTTGGTTATCAGGGCATAATAATGTCAAATAG</text:p>
          </table:table-cell>
        </table:table-row>
        <table:table-row table:style-name="ro1">
          <table:table-cell office:value-type="string" calcext:value-type="string">
            <text:p>aafA</text:p>
          </table:table-cell>
          <table:table-cell office:value-type="float" office:value="3000355" calcext:value-type="float">
            <text:p>3000355</text:p>
          </table:table-cell>
          <table:table-cell office:value-type="string" calcext:value-type="string">
            <text:p>Aggregative adherence fimbriae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AAF/I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p</text:p>
          </table:table-cell>
          <table:table-cell office:value-type="float" office:value="3000457" calcext:value-type="float">
            <text:p>3000457</text:p>
          </table:table-cell>
          <table:table-cell office:value-type="string" calcext:value-type="string">
            <text:p>Anti-aggregation prote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Dispersin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tA</text:p>
          </table:table-cell>
          <table:table-cell office:value-type="float" office:value="3000482" calcext:value-type="float">
            <text:p>3000482</text:p>
          </table:table-cell>
          <table:table-cell office:value-type="string" calcext:value-type="string">
            <text:p>ABC transporter</text:p>
          </table:table-cell>
          <table:table-cell/>
          <table:table-cell office:value-type="string" calcext:value-type="string">
            <text:p>Autotransporter</text:p>
          </table:table-cell>
          <table:table-cell office:value-type="string" calcext:value-type="string">
            <text:p>AatA, AIDA-I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aD8</text:p>
          </table:table-cell>
          <table:table-cell office:value-type="float" office:value="3000288" calcext:value-type="float">
            <text:p>3000288</text:p>
          </table:table-cell>
          <table:table-cell office:value-type="string" calcext:value-type="string">
            <text:p>Adhes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A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aE1</text:p>
          </table:table-cell>
          <table:table-cell office:value-type="float" office:value="3000385" calcext:value-type="float">
            <text:p>3000385</text:p>
          </table:table-cell>
          <table:table-cell office:value-type="string" calcext:value-type="string">
            <text:p>Adhes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A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aE2</text:p>
          </table:table-cell>
          <table:table-cell office:value-type="float" office:value="3000326" calcext:value-type="float">
            <text:p>3000326</text:p>
          </table:table-cell>
          <table:table-cell office:value-type="string" calcext:value-type="string">
            <text:p>Adhes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A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aE3</text:p>
          </table:table-cell>
          <table:table-cell office:value-type="float" office:value="3000357" calcext:value-type="float">
            <text:p>3000357</text:p>
          </table:table-cell>
          <table:table-cell office:value-type="string" calcext:value-type="string">
            <text:p>Adhes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A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aE5</text:p>
          </table:table-cell>
          <table:table-cell office:value-type="float" office:value="3000442" calcext:value-type="float">
            <text:p>3000442</text:p>
          </table:table-cell>
          <table:table-cell office:value-type="string" calcext:value-type="string">
            <text:p>Adhes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A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aE7</text:p>
          </table:table-cell>
          <table:table-cell office:value-type="float" office:value="3000463" calcext:value-type="float">
            <text:p>3000463</text:p>
          </table:table-cell>
          <table:table-cell office:value-type="string" calcext:value-type="string">
            <text:p>Adhes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A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r2G</text:p>
          </table:table-cell>
          <table:table-cell office:value-type="float" office:value="3000368" calcext:value-type="float">
            <text:p>3000368</text:p>
          </table:table-cell>
          <table:table-cell office:value-type="string" calcext:value-type="string">
            <text:p>Adhes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rA</text:p>
          </table:table-cell>
          <table:table-cell office:value-type="float" office:value="3000361" calcext:value-type="float">
            <text:p>3000361</text:p>
          </table:table-cell>
          <table:table-cell office:value-type="string" calcext:value-type="string">
            <text:p>Adhes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J</text:p>
          </table:table-cell>
          <table:table-cell office:value-type="float" office:value="3000277" calcext:value-type="float">
            <text:p>3000277</text:p>
          </table:table-cell>
          <table:table-cell office:value-type="string" calcext:value-type="string">
            <text:p>ABC transporter arginine-binding protein 1</text:p>
          </table:table-cell>
          <table:table-cell/>
          <table:table-cell office:value-type="string" calcext:value-type="string">
            <text:p>Autotransporter</text:p>
          </table:table-cell>
          <table:table-cell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maE</text:p>
          </table:table-cell>
          <table:table-cell office:value-type="float" office:value="3000327" calcext:value-type="float">
            <text:p>3000327</text:p>
          </table:table-cell>
          <table:table-cell office:value-type="string" calcext:value-type="string">
            <text:p>M-agglutinin</text:p>
          </table:table-cell>
          <table:table-cell/>
          <table:table-cell office:value-type="string" calcext:value-type="string">
            <text:p>Iron uptake</text:p>
          </table:table-cell>
          <table:table-cell office:value-type="string" calcext:value-type="string">
            <text:p>Hemagglutin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office:value-type="float" office:value="3000412" calcext:value-type="float">
            <text:p>3000412</text:p>
          </table:table-cell>
          <table:table-cell office:value-type="string" calcext:value-type="string">
            <text:p>Colicin-A</text:p>
          </table:table-cell>
          <table:table-cell/>
          <table:table-cell office:value-type="string" calcext:value-type="string">
            <text:p>Toxins</text:p>
          </table:table-cell>
          <table:table-cell office:value-type="string" calcext:value-type="string">
            <text:p>Channel-forming colic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dA</text:p>
          </table:table-cell>
          <table:table-cell office:value-type="float" office:value="3000376" calcext:value-type="float">
            <text:p>3000376</text:p>
          </table:table-cell>
          <table:table-cell office:value-type="string" calcext:value-type="string">
            <text:p>Lysine decarboxylase 1</text:p>
          </table:table-cell>
          <table:table-cell/>
          <table:table-cell office:value-type="string" calcext:value-type="string">
            <text:p>Substrate utilization</text:p>
          </table:table-cell>
          <table:table-cell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na</text:p>
          </table:table-cell>
          <table:table-cell office:value-type="float" office:value="3000471" calcext:value-type="float">
            <text:p>3000471</text:p>
          </table:table-cell>
          <table:table-cell office:value-type="string" calcext:value-type="string">
            <text:p>Colicin-N</text:p>
          </table:table-cell>
          <table:table-cell/>
          <table:table-cell office:value-type="string" calcext:value-type="string">
            <text:p>Toxins</text:p>
          </table:table-cell>
          <table:table-cell office:value-type="string" calcext:value-type="string">
            <text:p>Channel-forming colic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a</text:p>
          </table:table-cell>
          <table:table-cell office:value-type="float" office:value="3000456" calcext:value-type="float">
            <text:p>3000456</text:p>
          </table:table-cell>
          <table:table-cell office:value-type="string" calcext:value-type="string">
            <text:p>Colicin-B</text:p>
          </table:table-cell>
          <table:table-cell/>
          <table:table-cell office:value-type="string" calcext:value-type="string">
            <text:p>Toxins</text:p>
          </table:table-cell>
          <table:table-cell office:value-type="string" calcext:value-type="string">
            <text:p>Channel-forming colic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dB</text:p>
          </table:table-cell>
          <table:table-cell office:value-type="float" office:value="3000268" calcext:value-type="float">
            <text:p>3000268</text:p>
          </table:table-cell>
          <table:table-cell office:value-type="string" calcext:value-type="string">
            <text:p>Ccd toxin</text:p>
          </table:table-cell>
          <table:table-cell/>
          <table:table-cell office:value-type="string" calcext:value-type="string">
            <text:p>Toxins</text:p>
          </table:table-cell>
          <table:table-cell office:value-type="string" calcext:value-type="string">
            <text:p>Type II Toxin-antitoxin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a</text:p>
          </table:table-cell>
          <table:table-cell office:value-type="float" office:value="3000296" calcext:value-type="float">
            <text:p>3000296</text:p>
          </table:table-cell>
          <table:table-cell office:value-type="string" calcext:value-type="string">
            <text:p>Colicin-D</text:p>
          </table:table-cell>
          <table:table-cell/>
          <table:table-cell office:value-type="string" calcext:value-type="string">
            <text:p>Toxins</text:p>
          </table:table-cell>
          <table:table-cell office:value-type="string" calcext:value-type="string">
            <text:p>Protein synthesis inhibi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tB-1</text:p>
          </table:table-cell>
          <table:table-cell office:value-type="float" office:value="3000480" calcext:value-type="float">
            <text:p>3000480</text:p>
          </table:table-cell>
          <table:table-cell office:value-type="string" calcext:value-type="string">
            <text:p>Cytolethal distending toxin B-1</text:p>
          </table:table-cell>
          <table:table-cell/>
          <table:table-cell office:value-type="string" calcext:value-type="string">
            <text:p>Toxins</text:p>
          </table:table-cell>
          <table:table-cell office:value-type="string" calcext:value-type="string">
            <text:p>Cytolethal distending 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1a</text:p>
          </table:table-cell>
          <table:table-cell office:value-type="float" office:value="3000409" calcext:value-type="float">
            <text:p>3000409</text:p>
          </table:table-cell>
          <table:table-cell office:value-type="string" calcext:value-type="string">
            <text:p>6-phospho-beta-glucosidase</text:p>
          </table:table-cell>
          <table:table-cell/>
          <table:table-cell office:value-type="string" calcext:value-type="string">
            <text:p>Substrate utilization</text:p>
          </table:table-cell>
          <table:table-cell office:value-type="string" calcext:value-type="string">
            <text:p>Glycosyl hydrolase 1 fa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i</text:p>
          </table:table-cell>
          <table:table-cell office:value-type="float" office:value="3000394" calcext:value-type="float">
            <text:p>3000394</text:p>
          </table:table-cell>
          <table:table-cell office:value-type="string" calcext:value-type="string">
            <text:p>Colicin-E9</text:p>
          </table:table-cell>
          <table:table-cell/>
          <table:table-cell office:value-type="string" calcext:value-type="string">
            <text:p>Toxins</text:p>
          </table:table-cell>
          <table:table-cell office:value-type="string" calcext:value-type="string">
            <text:p>Endonucle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a</text:p>
          </table:table-cell>
          <table:table-cell office:value-type="float" office:value="3000347" calcext:value-type="float">
            <text:p>3000347</text:p>
          </table:table-cell>
          <table:table-cell office:value-type="string" calcext:value-type="string">
            <text:p>Colicin-Ia</text:p>
          </table:table-cell>
          <table:table-cell/>
          <table:table-cell office:value-type="string" calcext:value-type="string">
            <text:p>Toxins</text:p>
          </table:table-cell>
          <table:table-cell office:value-type="string" calcext:value-type="string">
            <text:p>Channel-forming colic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b</text:p>
          </table:table-cell>
          <table:table-cell office:value-type="float" office:value="3000276" calcext:value-type="float">
            <text:p>3000276</text:p>
          </table:table-cell>
          <table:table-cell office:value-type="string" calcext:value-type="string">
            <text:p>Colicin-Ib</text:p>
          </table:table-cell>
          <table:table-cell/>
          <table:table-cell office:value-type="string" calcext:value-type="string">
            <text:p>Toxins</text:p>
          </table:table-cell>
          <table:table-cell office:value-type="string" calcext:value-type="string">
            <text:p>Cytoly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ka</text:p>
          </table:table-cell>
          <table:table-cell office:value-type="float" office:value="3000473" calcext:value-type="float">
            <text:p>3000473</text:p>
          </table:table-cell>
          <table:table-cell office:value-type="string" calcext:value-type="string">
            <text:p>Colicin-K</text:p>
          </table:table-cell>
          <table:table-cell office:value-type="string" calcext:value-type="string">
            <text:p>Q47502</text:p>
          </table:table-cell>
          <table:table-cell office:value-type="string" calcext:value-type="string">
            <text:p>Toxins</text:p>
          </table:table-cell>
          <table:table-cell office:value-type="string" calcext:value-type="string">
            <text:p>Channel-forming colic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pG</text:p>
          </table:table-cell>
          <table:table-cell office:value-type="float" office:value="3000422" calcext:value-type="float">
            <text:p>3000422</text:p>
          </table:table-cell>
          <table:table-cell office:value-type="string" calcext:value-type="string">
            <text:p>Surface antige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Surface antig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a</text:p>
          </table:table-cell>
          <table:table-cell office:value-type="float" office:value="3000387" calcext:value-type="float">
            <text:p>3000387</text:p>
          </table:table-cell>
          <table:table-cell office:value-type="string" calcext:value-type="string">
            <text:p>Colicin-M</text:p>
          </table:table-cell>
          <table:table-cell office:value-type="string" calcext:value-type="string">
            <text:p>P05820</text:p>
          </table:table-cell>
          <table:table-cell office:value-type="string" calcext:value-type="string">
            <text:p>Toxins</text:p>
          </table:table-cell>
          <table:table-cell office:value-type="string" calcext:value-type="string">
            <text:p>Calcium-requiring inhibitor for murein biosyn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A</text:p>
          </table:table-cell>
          <table:table-cell office:value-type="float" office:value="3000364" calcext:value-type="float">
            <text:p>3000364</text:p>
          </table:table-cell>
          <table:table-cell office:value-type="string" calcext:value-type="string">
            <text:p>CofA</text:p>
          </table:table-cell>
          <table:table-cell office:value-type="string" calcext:value-type="string">
            <text:p>A0A0F7TB61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Type IVb pil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5</text:p>
          </table:table-cell>
          <table:table-cell office:value-type="float" office:value="3000479" calcext:value-type="float">
            <text:p>3000479</text:p>
          </table:table-cell>
          <table:table-cell office:value-type="string" calcext:value-type="string">
            <text:p>Colicin-5</text:p>
          </table:table-cell>
          <table:table-cell office:value-type="string" calcext:value-type="string">
            <text:p>Q47500</text:p>
          </table:table-cell>
          <table:table-cell office:value-type="string" calcext:value-type="string">
            <text:p>Toxins</text:p>
          </table:table-cell>
          <table:table-cell office:value-type="string" calcext:value-type="string">
            <text:p>Channel-forming colic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Y</text:p>
          </table:table-cell>
          <table:table-cell office:value-type="float" office:value="3000462" calcext:value-type="float">
            <text:p>3000462</text:p>
          </table:table-cell>
          <table:table-cell office:value-type="string" calcext:value-type="string">
            <text:p>Colicin-Y</text:p>
          </table:table-cell>
          <table:table-cell office:value-type="string" calcext:value-type="string">
            <text:p>Q9KJ98</text:p>
          </table:table-cell>
          <table:table-cell office:value-type="string" calcext:value-type="string">
            <text:p>Toxins</text:p>
          </table:table-cell>
          <table:table-cell office:value-type="string" calcext:value-type="string">
            <text:p>Channel-forming colic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A</text:p>
          </table:table-cell>
          <table:table-cell office:value-type="float" office:value="3000378" calcext:value-type="float">
            <text:p>3000378</text:p>
          </table:table-cell>
          <table:table-cell office:value-type="string" calcext:value-type="string">
            <text:p>CS1 fimbrial subunit A</text:p>
          </table:table-cell>
          <table:table-cell office:value-type="string" calcext:value-type="string">
            <text:p>Q6JAY9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tA</text:p>
          </table:table-cell>
          <table:table-cell office:value-type="float" office:value="3000367" calcext:value-type="float">
            <text:p>3000367</text:p>
          </table:table-cell>
          <table:table-cell office:value-type="string" calcext:value-type="string">
            <text:p>CotA</text:p>
          </table:table-cell>
          <table:table-cell office:value-type="string" calcext:value-type="string">
            <text:p>Q47117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5</text:p>
          </table:table-cell>
          <table:table-cell office:value-type="float" office:value="3000407" calcext:value-type="float">
            <text:p>3000407</text:p>
          </table:table-cell>
          <table:table-cell office:value-type="string" calcext:value-type="string">
            <text:p>CS15 (nfaA)</text:p>
          </table:table-cell>
          <table:table-cell office:value-type="string" calcext:value-type="string">
            <text:p>P46739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A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3</text:p>
          </table:table-cell>
          <table:table-cell office:value-type="float" office:value="3000405" calcext:value-type="float">
            <text:p>3000405</text:p>
          </table:table-cell>
          <table:table-cell office:value-type="string" calcext:value-type="string">
            <text:p>CS3 fimbrial subunit A</text:p>
          </table:table-cell>
          <table:table-cell office:value-type="string" calcext:value-type="string">
            <text:p>P15488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5</text:p>
          </table:table-cell>
          <table:table-cell office:value-type="float" office:value="3000271" calcext:value-type="float">
            <text:p>3000271</text:p>
          </table:table-cell>
          <table:table-cell office:value-type="string" calcext:value-type="string">
            <text:p>CS5 fimbrial subunit</text:p>
          </table:table-cell>
          <table:table-cell office:value-type="string" calcext:value-type="string">
            <text:p>P33781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a</text:p>
          </table:table-cell>
          <table:table-cell office:value-type="float" office:value="3000483" calcext:value-type="float">
            <text:p>3000483</text:p>
          </table:table-cell>
          <table:table-cell office:value-type="string" calcext:value-type="string">
            <text:p>Colicin-S4</text:p>
          </table:table-cell>
          <table:table-cell office:value-type="string" calcext:value-type="string">
            <text:p>Q9XB47</text:p>
          </table:table-cell>
          <table:table-cell office:value-type="string" calcext:value-type="string">
            <text:p>Toxins</text:p>
          </table:table-cell>
          <table:table-cell office:value-type="string" calcext:value-type="string">
            <text:p>Cytoly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bA</text:p>
          </table:table-cell>
          <table:table-cell office:value-type="float" office:value="3000299" calcext:value-type="float">
            <text:p>3000299</text:p>
          </table:table-cell>
          <table:table-cell office:value-type="string" calcext:value-type="string">
            <text:p>CsbA protein</text:p>
          </table:table-cell>
          <table:table-cell office:value-type="string" calcext:value-type="string">
            <text:p>Q47120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dA</text:p>
          </table:table-cell>
          <table:table-cell office:value-type="float" office:value="3000466" calcext:value-type="float">
            <text:p>3000466</text:p>
          </table:table-cell>
          <table:table-cell office:value-type="string" calcext:value-type="string">
            <text:p>Cysteine desulfurase</text:p>
          </table:table-cell>
          <table:table-cell office:value-type="string" calcext:value-type="string">
            <text:p>Q46925</text:p>
          </table:table-cell>
          <table:table-cell office:value-type="string" calcext:value-type="string">
            <text:p>Iron uptake</text:p>
          </table:table-cell>
          <table:table-cell office:value-type="string" calcext:value-type="string">
            <text:p>Iron-sulfur cluster assemb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eA</text:p>
          </table:table-cell>
          <table:table-cell office:value-type="float" office:value="3000333" calcext:value-type="float">
            <text:p>3000333</text:p>
          </table:table-cell>
          <table:table-cell office:value-type="string" calcext:value-type="string">
            <text:p>CS22 adhesin protein</text:p>
          </table:table-cell>
          <table:table-cell office:value-type="string" calcext:value-type="string">
            <text:p>Q9X6U1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A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fA</text:p>
          </table:table-cell>
          <table:table-cell office:value-type="float" office:value="3000374" calcext:value-type="float">
            <text:p>3000374</text:p>
          </table:table-cell>
          <table:table-cell office:value-type="string" calcext:value-type="string">
            <text:p>CsfA</text:p>
          </table:table-cell>
          <table:table-cell office:value-type="string" calcext:value-type="string">
            <text:p>Q47122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gE</text:p>
          </table:table-cell>
          <table:table-cell office:value-type="float" office:value="3000281" calcext:value-type="float">
            <text:p>3000281</text:p>
          </table:table-cell>
          <table:table-cell office:value-type="string" calcext:value-type="string">
            <text:p>Curli production assembly/transport component CsgE</text:p>
          </table:table-cell>
          <table:table-cell office:value-type="string" calcext:value-type="string">
            <text:p>P0AE95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Cur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nA</text:p>
          </table:table-cell>
          <table:table-cell office:value-type="float" office:value="3000419" calcext:value-type="float">
            <text:p>3000419</text:p>
          </table:table-cell>
          <table:table-cell office:value-type="string" calcext:value-type="string">
            <text:p>CS20 fimbria major subunit protein</text:p>
          </table:table-cell>
          <table:table-cell office:value-type="string" calcext:value-type="string">
            <text:p>Q8VL73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sA</text:p>
          </table:table-cell>
          <table:table-cell office:value-type="float" office:value="3000472" calcext:value-type="float">
            <text:p>3000472</text:p>
          </table:table-cell>
          <table:table-cell office:value-type="string" calcext:value-type="string">
            <text:p>CS6 fimbrial subunit A</text:p>
          </table:table-cell>
          <table:table-cell office:value-type="string" calcext:value-type="string">
            <text:p>P53508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uA</text:p>
          </table:table-cell>
          <table:table-cell office:value-type="float" office:value="3000446" calcext:value-type="float">
            <text:p>3000446</text:p>
          </table:table-cell>
          <table:table-cell office:value-type="string" calcext:value-type="string">
            <text:p>CS14 major fimbrial subunit</text:p>
          </table:table-cell>
          <table:table-cell office:value-type="string" calcext:value-type="string">
            <text:p>A0A0H5SCE9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vA</text:p>
          </table:table-cell>
          <table:table-cell office:value-type="float" office:value="3000316" calcext:value-type="float">
            <text:p>3000316</text:p>
          </table:table-cell>
          <table:table-cell office:value-type="string" calcext:value-type="string">
            <text:p>CS7 fimbria major subunit CsvA</text:p>
          </table:table-cell>
          <table:table-cell office:value-type="string" calcext:value-type="string">
            <text:p>Q9ALL6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wA</text:p>
          </table:table-cell>
          <table:table-cell office:value-type="float" office:value="3000303" calcext:value-type="float">
            <text:p>3000303</text:p>
          </table:table-cell>
          <table:table-cell office:value-type="string" calcext:value-type="string">
            <text:p>CS12 fimbria major subunit protein</text:p>
          </table:table-cell>
          <table:table-cell office:value-type="string" calcext:value-type="string">
            <text:p>Q9ALL1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vaC</text:p>
          </table:table-cell>
          <table:table-cell office:value-type="float" office:value="3000305" calcext:value-type="float">
            <text:p>3000305</text:p>
          </table:table-cell>
          <table:table-cell office:value-type="string" calcext:value-type="string">
            <text:p>Colicin-V</text:p>
          </table:table-cell>
          <table:table-cell office:value-type="string" calcext:value-type="string">
            <text:p>P22522</text:p>
          </table:table-cell>
          <table:table-cell office:value-type="string" calcext:value-type="string">
            <text:p>Toxins</text:p>
          </table:table-cell>
          <table:table-cell office:value-type="string" calcext:value-type="string">
            <text:p>Cytoly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aE</text:p>
          </table:table-cell>
          <table:table-cell office:value-type="float" office:value="3000379" calcext:value-type="float">
            <text:p>3000379</text:p>
          </table:table-cell>
          <table:table-cell office:value-type="string" calcext:value-type="string">
            <text:p>F1845 fimbrial protein</text:p>
          </table:table-cell>
          <table:table-cell office:value-type="string" calcext:value-type="string">
            <text:p>P13719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bE_121</text:p>
          </table:table-cell>
          <table:table-cell office:value-type="float" office:value="3000342" calcext:value-type="float">
            <text:p>3000342</text:p>
          </table:table-cell>
          <table:table-cell office:value-type="string" calcext:value-type="string">
            <text:p>Dr-family adhesin DrbE-121</text:p>
          </table:table-cell>
          <table:table-cell office:value-type="string" calcext:value-type="string">
            <text:p>P94779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Dr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bE_122</text:p>
          </table:table-cell>
          <table:table-cell office:value-type="float" office:value="3000427" calcext:value-type="float">
            <text:p>3000427</text:p>
          </table:table-cell>
          <table:table-cell office:value-type="string" calcext:value-type="string">
            <text:p>Dr-family adhesin DrbE-122</text:p>
          </table:table-cell>
          <table:table-cell office:value-type="string" calcext:value-type="string">
            <text:p>P94780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Dr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tA</text:p>
          </table:table-cell>
          <table:table-cell office:value-type="float" office:value="3000380" calcext:value-type="float">
            <text:p>3000380</text:p>
          </table:table-cell>
          <table:table-cell office:value-type="string" calcext:value-type="string">
            <text:p>Serine protease EatA</text:p>
          </table:table-cell>
          <table:table-cell office:value-type="string" calcext:value-type="string">
            <text:p>Q84GK0</text:p>
          </table:table-cell>
          <table:table-cell office:value-type="string" calcext:value-type="string">
            <text:p>Protease</text:p>
          </table:table-cell>
          <table:table-cell office:value-type="string" calcext:value-type="string">
            <text:p>Serine prote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eA</text:p>
          </table:table-cell>
          <table:table-cell office:value-type="float" office:value="3000293" calcext:value-type="float">
            <text:p>3000293</text:p>
          </table:table-cell>
          <table:table-cell office:value-type="string" calcext:value-type="string">
            <text:p>Autotransporter protease</text:p>
          </table:table-cell>
          <table:table-cell office:value-type="string" calcext:value-type="string">
            <text:p>Q79JW1</text:p>
          </table:table-cell>
          <table:table-cell office:value-type="string" calcext:value-type="string">
            <text:p>Autotransporter</text:p>
          </table:table-cell>
          <table:table-cell office:value-type="string" calcext:value-type="string">
            <text:p>Serine-type endopeptid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pD</text:p>
          </table:table-cell>
          <table:table-cell office:value-type="float" office:value="3000338" calcext:value-type="float">
            <text:p>3000338</text:p>
          </table:table-cell>
          <table:table-cell office:value-type="string" calcext:value-type="string">
            <text:p>EtpD</text:p>
          </table:table-cell>
          <table:table-cell office:value-type="string" calcext:value-type="string">
            <text:p>O32566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7a-A</text:p>
          </table:table-cell>
          <table:table-cell office:value-type="float" office:value="3000352" calcext:value-type="float">
            <text:p>3000352</text:p>
          </table:table-cell>
          <table:table-cell office:value-type="string" calcext:value-type="string">
            <text:p>F17 fimbrial protein</text:p>
          </table:table-cell>
          <table:table-cell office:value-type="string" calcext:value-type="string">
            <text:p>P11312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7b-A</text:p>
          </table:table-cell>
          <table:table-cell office:value-type="float" office:value="3000392" calcext:value-type="float">
            <text:p>3000392</text:p>
          </table:table-cell>
          <table:table-cell office:value-type="string" calcext:value-type="string">
            <text:p>F17 fimbrial protein</text:p>
          </table:table-cell>
          <table:table-cell office:value-type="string" calcext:value-type="string">
            <text:p>Q47201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7c-A</text:p>
          </table:table-cell>
          <table:table-cell office:value-type="float" office:value="3000388" calcext:value-type="float">
            <text:p>3000388</text:p>
          </table:table-cell>
          <table:table-cell office:value-type="string" calcext:value-type="string">
            <text:p>F17 fimbrial prote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7d-A</text:p>
          </table:table-cell>
          <table:table-cell office:value-type="float" office:value="3000384" calcext:value-type="float">
            <text:p>3000384</text:p>
          </table:table-cell>
          <table:table-cell office:value-type="string" calcext:value-type="string">
            <text:p>F17 fimbrial protein</text:p>
          </table:table-cell>
          <table:table-cell office:value-type="string" calcext:value-type="string">
            <text:p>Q47196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nC</text:p>
          </table:table-cell>
          <table:table-cell office:value-type="float" office:value="3000465" calcext:value-type="float">
            <text:p>3000465</text:p>
          </table:table-cell>
          <table:table-cell office:value-type="string" calcext:value-type="string">
            <text:p>K99 fimbrial protein</text:p>
          </table:table-cell>
          <table:table-cell office:value-type="string" calcext:value-type="string">
            <text:p>P18103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A</text:p>
          </table:table-cell>
          <table:table-cell office:value-type="float" office:value="3000459" calcext:value-type="float">
            <text:p>3000459</text:p>
          </table:table-cell>
          <table:table-cell office:value-type="string" calcext:value-type="string">
            <text:p>Fimbrial protein 987P</text:p>
          </table:table-cell>
          <table:table-cell office:value-type="string" calcext:value-type="string">
            <text:p>P21413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dA</text:p>
          </table:table-cell>
          <table:table-cell office:value-type="float" office:value="3000351" calcext:value-type="float">
            <text:p>3000351</text:p>
          </table:table-cell>
          <table:table-cell office:value-type="string" calcext:value-type="string">
            <text:p>F107 fimbrial protein</text:p>
          </table:table-cell>
          <table:table-cell office:value-type="string" calcext:value-type="string">
            <text:p>P25394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pC</text:p>
          </table:table-cell>
          <table:table-cell office:value-type="float" office:value="3000425" calcext:value-type="float">
            <text:p>3000425</text:p>
          </table:table-cell>
          <table:table-cell office:value-type="string" calcext:value-type="string">
            <text:p>Ferric enterobactin transport ATP-binding protein FepC</text:p>
          </table:table-cell>
          <table:table-cell office:value-type="string" calcext:value-type="string">
            <text:p>P23878</text:p>
          </table:table-cell>
          <table:table-cell office:value-type="string" calcext:value-type="string">
            <text:p>Iron uptake</text:p>
          </table:table-cell>
          <table:table-cell office:value-type="string" calcext:value-type="string">
            <text:p>Ferric enterobactin trans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iC</text:p>
          </table:table-cell>
          <table:table-cell office:value-type="float" office:value="3000484" calcext:value-type="float">
            <text:p>3000484</text:p>
          </table:table-cell>
          <table:table-cell office:value-type="string" calcext:value-type="string">
            <text:p>Flagellin</text:p>
          </table:table-cell>
          <table:table-cell office:value-type="string" calcext:value-type="string">
            <text:p>P04949</text:p>
          </table:table-cell>
          <table:table-cell office:value-type="string" calcext:value-type="string">
            <text:p>Motility</text:p>
          </table:table-cell>
          <table:table-cell office:value-type="string" calcext:value-type="string">
            <text:p>Flage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mA54</text:p>
          </table:table-cell>
          <table:table-cell office:value-type="float" office:value="3000298" calcext:value-type="float">
            <text:p>3000298</text:p>
          </table:table-cell>
          <table:table-cell office:value-type="string" calcext:value-type="string">
            <text:p>Flagellin</text:p>
          </table:table-cell>
          <table:table-cell office:value-type="string" calcext:value-type="string">
            <text:p>Q75SX0</text:p>
          </table:table-cell>
          <table:table-cell office:value-type="string" calcext:value-type="string">
            <text:p>Motility</text:p>
          </table:table-cell>
          <table:table-cell office:value-type="string" calcext:value-type="string">
            <text:p>Flage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tA</text:p>
          </table:table-cell>
          <table:table-cell office:value-type="float" office:value="3000330" calcext:value-type="float">
            <text:p>3000330</text:p>
          </table:table-cell>
          <table:table-cell office:value-type="string" calcext:value-type="string">
            <text:p>FotA</text:p>
          </table:table-cell>
          <table:table-cell office:value-type="string" calcext:value-type="string">
            <text:p>Q46945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dA</text:p>
          </table:table-cell>
          <table:table-cell office:value-type="float" office:value="3000469" calcext:value-type="float">
            <text:p>3000469</text:p>
          </table:table-cell>
          <table:table-cell office:value-type="string" calcext:value-type="string">
            <text:p>Glutamate decarboxylase alpha</text:p>
          </table:table-cell>
          <table:table-cell office:value-type="string" calcext:value-type="string">
            <text:p>P69908</text:p>
          </table:table-cell>
          <table:table-cell office:value-type="string" calcext:value-type="string">
            <text:p>Substrate utilization</text:p>
          </table:table-cell>
          <table:table-cell office:value-type="string" calcext:value-type="string">
            <text:p>Glutamate decarboxyl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fD</text:p>
          </table:table-cell>
          <table:table-cell office:value-type="float" office:value="3000411" calcext:value-type="float">
            <text:p>3000411</text:p>
          </table:table-cell>
          <table:table-cell office:value-type="string" calcext:value-type="string">
            <text:p>F17g-G fimbrial adhesin</text:p>
          </table:table-cell>
          <table:table-cell office:value-type="string" calcext:value-type="string">
            <text:p>Q47341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ra1-3</text:p>
          </table:table-cell>
          <table:table-cell office:value-type="float" office:value="3000304" calcext:value-type="float">
            <text:p>3000304</text:p>
          </table:table-cell>
          <table:table-cell office:value-type="string" calcext:value-type="string">
            <text:p>Heat resistant agglutinin 1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Agglutin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sB</text:p>
          </table:table-cell>
          <table:table-cell office:value-type="float" office:value="3000329" calcext:value-type="float">
            <text:p>3000329</text:p>
          </table:table-cell>
          <table:table-cell office:value-type="string" calcext:value-type="string">
            <text:p>Virulence protein IcsB</text:p>
          </table:table-cell>
          <table:table-cell office:value-type="string" calcext:value-type="string">
            <text:p>P33546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Inva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</text:p>
          </table:table-cell>
          <table:table-cell office:value-type="float" office:value="3000354" calcext:value-type="float">
            <text:p>3000354</text:p>
          </table:table-cell>
          <table:table-cell office:value-type="string" calcext:value-type="string">
            <text:p>Integrase/recombinase</text:p>
          </table:table-cell>
          <table:table-cell office:value-type="string" calcext:value-type="string">
            <text:p>P62590</text:p>
          </table:table-cell>
          <table:table-cell office:value-type="string" calcext:value-type="string">
            <text:p>Integrase</text:p>
          </table:table-cell>
          <table:table-cell office:value-type="string" calcext:value-type="string">
            <text:p>Insertion of antibiotic resistance gen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X</text:p>
          </table:table-cell>
          <table:table-cell office:value-type="float" office:value="3000311" calcext:value-type="float">
            <text:p>3000311</text:p>
          </table:table-cell>
          <table:table-cell office:value-type="string" calcext:value-type="string">
            <text:p>InvX</text:p>
          </table:table-cell>
          <table:table-cell office:value-type="string" calcext:value-type="string">
            <text:p>Q47304</text:p>
          </table:table-cell>
          <table:table-cell office:value-type="string" calcext:value-type="string">
            <text:p>Non-LEE encoded TTSS effectors</text:p>
          </table:table-cell>
          <table:table-cell office:value-type="string" calcext:value-type="string">
            <text:p>Spa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aB</text:p>
          </table:table-cell>
          <table:table-cell office:value-type="float" office:value="3000431" calcext:value-type="float">
            <text:p>3000431</text:p>
          </table:table-cell>
          <table:table-cell office:value-type="string" calcext:value-type="string">
            <text:p>Invasin IpaB</text:p>
          </table:table-cell>
          <table:table-cell office:value-type="string" calcext:value-type="string">
            <text:p>P18011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Inva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aC</text:p>
          </table:table-cell>
          <table:table-cell office:value-type="float" office:value="3000430" calcext:value-type="float">
            <text:p>3000430</text:p>
          </table:table-cell>
          <table:table-cell office:value-type="string" calcext:value-type="string">
            <text:p>Invasin IpaC</text:p>
          </table:table-cell>
          <table:table-cell office:value-type="string" calcext:value-type="string">
            <text:p>P18012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Inva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aD</text:p>
          </table:table-cell>
          <table:table-cell office:value-type="float" office:value="3000307" calcext:value-type="float">
            <text:p>3000307</text:p>
          </table:table-cell>
          <table:table-cell office:value-type="string" calcext:value-type="string">
            <text:p>Invasin IpaD</text:p>
          </table:table-cell>
          <table:table-cell office:value-type="string" calcext:value-type="string">
            <text:p>P18013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Inva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aH</text:p>
          </table:table-cell>
          <table:table-cell office:value-type="float" office:value="3000336" calcext:value-type="float">
            <text:p>3000336</text:p>
          </table:table-cell>
          <table:table-cell office:value-type="string" calcext:value-type="string">
            <text:p>Invasion plasmid antigen</text:p>
          </table:table-cell>
          <table:table-cell office:value-type="string" calcext:value-type="string">
            <text:p>Q83R64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Inva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gB1</text:p>
          </table:table-cell>
          <table:table-cell office:value-type="float" office:value="3000455" calcext:value-type="float">
            <text:p>3000455</text:p>
          </table:table-cell>
          <table:table-cell office:value-type="string" calcext:value-type="string">
            <text:p>Surface presentation of antigens protein SpaK</text:p>
          </table:table-cell>
          <table:table-cell office:value-type="string" calcext:value-type="string">
            <text:p>P35530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Invasion chaper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gB2</text:p>
          </table:table-cell>
          <table:table-cell office:value-type="float" office:value="3000451" calcext:value-type="float">
            <text:p>3000451</text:p>
          </table:table-cell>
          <table:table-cell office:value-type="string" calcext:value-type="string">
            <text:p>IpgB2</text:p>
          </table:table-cell>
          <table:table-cell office:value-type="string" calcext:value-type="string">
            <text:p>Q9AJW7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Mxi-Spa secretion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gD</text:p>
          </table:table-cell>
          <table:table-cell office:value-type="float" office:value="3000441" calcext:value-type="float">
            <text:p>3000441</text:p>
          </table:table-cell>
          <table:table-cell office:value-type="string" calcext:value-type="string">
            <text:p>Secreted protein IpgD</text:p>
          </table:table-cell>
          <table:table-cell office:value-type="string" calcext:value-type="string">
            <text:p>Q68QP8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Phosphat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s2</text:p>
          </table:table-cell>
          <table:table-cell office:value-type="float" office:value="3000383" calcext:value-type="float">
            <text:p>3000383</text:p>
          </table:table-cell>
          <table:table-cell office:value-type="string" calcext:value-type="string">
            <text:p>Increased serum survival</text:p>
          </table:table-cell>
          <table:table-cell office:value-type="string" calcext:value-type="string">
            <text:p>Q9XDL2</text:p>
          </table:table-cell>
          <table:table-cell office:value-type="string" calcext:value-type="string">
            <text:p>Stress response</text:p>
          </table:table-cell>
          <table:table-cell office:value-type="string" calcext:value-type="string">
            <text:p>Outer Membrane Prote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P</text:p>
          </table:table-cell>
          <table:table-cell office:value-type="float" office:value="3000428" calcext:value-type="float">
            <text:p>3000428</text:p>
          </table:table-cell>
          <table:table-cell office:value-type="string" calcext:value-type="string">
            <text:p>Catalase-peroxidase</text:p>
          </table:table-cell>
          <table:table-cell office:value-type="string" calcext:value-type="string">
            <text:p>C1J8U2</text:p>
          </table:table-cell>
          <table:table-cell office:value-type="string" calcext:value-type="string">
            <text:p>Stress response</text:p>
          </table:table-cell>
          <table:table-cell office:value-type="string" calcext:value-type="string">
            <text:p>Catalase / Peroxid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psM-II</text:p>
          </table:table-cell>
          <table:table-cell office:value-type="float" office:value="3000289" calcext:value-type="float">
            <text:p>3000289</text:p>
          </table:table-cell>
          <table:table-cell office:value-type="string" calcext:value-type="string">
            <text:p>Transport permease protein</text:p>
          </table:table-cell>
          <table:table-cell office:value-type="string" calcext:value-type="string">
            <text:p>T6A1R5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ABC-2 integral membrane protein fa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psM-III</text:p>
          </table:table-cell>
          <table:table-cell office:value-type="float" office:value="3000323" calcext:value-type="float">
            <text:p>3000323</text:p>
          </table:table-cell>
          <table:table-cell office:value-type="string" calcext:value-type="string">
            <text:p>Transport permease protein</text:p>
          </table:table-cell>
          <table:table-cell office:value-type="string" calcext:value-type="string">
            <text:p>U9Y253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ABC-2 integral membrane protein fa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A</text:p>
          </table:table-cell>
          <table:table-cell office:value-type="float" office:value="3000423" calcext:value-type="float">
            <text:p>3000423</text:p>
          </table:table-cell>
          <table:table-cell office:value-type="string" calcext:value-type="string">
            <text:p>LeoA</text:p>
          </table:table-cell>
          <table:table-cell office:value-type="string" calcext:value-type="string">
            <text:p>Q9RFR9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Outer Membrane Prote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pfAO113</text:p>
          </table:table-cell>
          <table:table-cell office:value-type="float" office:value="3000371" calcext:value-type="float">
            <text:p>3000371</text:p>
          </table:table-cell>
          <table:table-cell office:value-type="string" calcext:value-type="string">
            <text:p>Long-polar fimbrial protein</text:p>
          </table:table-cell>
          <table:table-cell office:value-type="string" calcext:value-type="string">
            <text:p>A0A0E2AFN3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pfAR141</text:p>
          </table:table-cell>
          <table:table-cell office:value-type="float" office:value="3000444" calcext:value-type="float">
            <text:p>3000444</text:p>
          </table:table-cell>
          <table:table-cell office:value-type="string" calcext:value-type="string">
            <text:p>Long-polar fimbrial protein</text:p>
          </table:table-cell>
          <table:table-cell office:value-type="string" calcext:value-type="string">
            <text:p>A0A0E1ZXF1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T-IIaB</text:p>
          </table:table-cell>
          <table:table-cell office:value-type="float" office:value="3000417" calcext:value-type="float">
            <text:p>3000417</text:p>
          </table:table-cell>
          <table:table-cell office:value-type="string" calcext:value-type="string">
            <text:p>Heat-labile enterotoxin IIA</text:p>
          </table:table-cell>
          <table:table-cell office:value-type="string" calcext:value-type="string">
            <text:p>P13810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Heat-labile entero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X</text:p>
          </table:table-cell>
          <table:table-cell office:value-type="float" office:value="3000269" calcext:value-type="float">
            <text:p>3000269</text:p>
          </table:table-cell>
          <table:table-cell office:value-type="string" calcext:value-type="string">
            <text:p>PTS system maltose- and glucose-specific EIICB component</text:p>
          </table:table-cell>
          <table:table-cell office:value-type="string" calcext:value-type="string">
            <text:p>P19642</text:p>
          </table:table-cell>
          <table:table-cell office:value-type="string" calcext:value-type="string">
            <text:p>Substrate utilization</text:p>
          </table:table-cell>
          <table:table-cell office:value-type="string" calcext:value-type="string">
            <text:p>Phosphotransfer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bA</text:p>
          </table:table-cell>
          <table:table-cell office:value-type="float" office:value="3000321" calcext:value-type="float">
            <text:p>3000321</text:p>
          </table:table-cell>
          <table:table-cell office:value-type="string" calcext:value-type="string">
            <text:p>Bacteriocin microcin B17</text:p>
          </table:table-cell>
          <table:table-cell office:value-type="string" calcext:value-type="string">
            <text:p>P05834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Cytoly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cB</text:p>
          </table:table-cell>
          <table:table-cell office:value-type="float" office:value="3000274" calcext:value-type="float">
            <text:p>3000274</text:p>
          </table:table-cell>
          <table:table-cell office:value-type="string" calcext:value-type="string">
            <text:p>Microcin C7 protein MccB</text:p>
          </table:table-cell>
          <table:table-cell office:value-type="string" calcext:value-type="string">
            <text:p>H9AXU7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Cytoly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eA</text:p>
          </table:table-cell>
          <table:table-cell office:value-type="float" office:value="3000314" calcext:value-type="float">
            <text:p>3000314</text:p>
          </table:table-cell>
          <table:table-cell office:value-type="string" calcext:value-type="string">
            <text:p>Microcin E492</text:p>
          </table:table-cell>
          <table:table-cell office:value-type="string" calcext:value-type="string">
            <text:p>Q9Z4N4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Cytoly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hB</text:p>
          </table:table-cell>
          <table:table-cell office:value-type="float" office:value="3000477" calcext:value-type="float">
            <text:p>3000477</text:p>
          </table:table-cell>
          <table:table-cell office:value-type="string" calcext:value-type="string">
            <text:p>Microcin H47</text:p>
          </table:table-cell>
          <table:table-cell office:value-type="string" calcext:value-type="string">
            <text:p>P62530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Cytoly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hF</text:p>
          </table:table-cell>
          <table:table-cell office:value-type="float" office:value="3000306" calcext:value-type="float">
            <text:p>3000306</text:p>
          </table:table-cell>
          <table:table-cell office:value-type="string" calcext:value-type="string">
            <text:p>Microcin-H47 secretion/processing ATP-binding protein MchF</text:p>
          </table:table-cell>
          <table:table-cell office:value-type="string" calcext:value-type="string">
            <text:p>Q9EXN5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Bacteriocin trans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jA</text:p>
          </table:table-cell>
          <table:table-cell office:value-type="float" office:value="3000399" calcext:value-type="float">
            <text:p>3000399</text:p>
          </table:table-cell>
          <table:table-cell office:value-type="string" calcext:value-type="string">
            <text:p>Microcin J25</text:p>
          </table:table-cell>
          <table:table-cell office:value-type="string" calcext:value-type="string">
            <text:p>Q9X2V7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Cytoly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lC</text:p>
          </table:table-cell>
          <table:table-cell office:value-type="float" office:value="3000406" calcext:value-type="float">
            <text:p>3000406</text:p>
          </table:table-cell>
          <table:table-cell office:value-type="string" calcext:value-type="string">
            <text:p>Microcin L</text:p>
          </table:table-cell>
          <table:table-cell office:value-type="string" calcext:value-type="string">
            <text:p>Q841V4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Channel-forming colic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fA</text:p>
          </table:table-cell>
          <table:table-cell office:value-type="float" office:value="3000315" calcext:value-type="float">
            <text:p>3000315</text:p>
          </table:table-cell>
          <table:table-cell office:value-type="string" calcext:value-type="string">
            <text:p>Mlc titration factor</text:p>
          </table:table-cell>
          <table:table-cell office:value-type="string" calcext:value-type="string">
            <text:p>P76346</text:p>
          </table:table-cell>
          <table:table-cell office:value-type="string" calcext:value-type="string">
            <text:p>Substrate utilization</text:p>
          </table:table-cell>
          <table:table-cell office:value-type="string" calcext:value-type="string">
            <text:p>Aminopeptid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fS</text:p>
          </table:table-cell>
          <table:table-cell office:value-type="float" office:value="3000447" calcext:value-type="float">
            <text:p>3000447</text:p>
          </table:table-cell>
          <table:table-cell office:value-type="string" calcext:value-type="string">
            <text:p>Microcin-24</text:p>
          </table:table-cell>
          <table:table-cell office:value-type="string" calcext:value-type="string">
            <text:p>Q46971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Cytoly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dA</text:p>
          </table:table-cell>
          <table:table-cell office:value-type="float" office:value="3000365" calcext:value-type="float">
            <text:p>3000365</text:p>
          </table:table-cell>
          <table:table-cell office:value-type="string" calcext:value-type="string">
            <text:p>Quinolinate synthase</text:p>
          </table:table-cell>
          <table:table-cell office:value-type="string" calcext:value-type="string">
            <text:p>P11458</text:p>
          </table:table-cell>
          <table:table-cell office:value-type="string" calcext:value-type="string">
            <text:p>Substrate utilization</text:p>
          </table:table-cell>
          <table:table-cell office:value-type="string" calcext:value-type="string">
            <text:p>Quinolinate synth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dB</text:p>
          </table:table-cell>
          <table:table-cell office:value-type="float" office:value="3000485" calcext:value-type="float">
            <text:p>3000485</text:p>
          </table:table-cell>
          <table:table-cell office:value-type="string" calcext:value-type="string">
            <text:p>L-aspartate oxidase</text:p>
          </table:table-cell>
          <table:table-cell office:value-type="string" calcext:value-type="string">
            <text:p>P10902</text:p>
          </table:table-cell>
          <table:table-cell office:value-type="string" calcext:value-type="string">
            <text:p>Substrate utilization</text:p>
          </table:table-cell>
          <table:table-cell office:value-type="string" calcext:value-type="string">
            <text:p>L-aspartate oxid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A</text:p>
          </table:table-cell>
          <table:table-cell office:value-type="float" office:value="3000401" calcext:value-type="float">
            <text:p>3000401</text:p>
          </table:table-cell>
          <table:table-cell office:value-type="string" calcext:value-type="string">
            <text:p>N-acylneuraminate cytidylyltransferase</text:p>
          </table:table-cell>
          <table:table-cell office:value-type="string" calcext:value-type="string">
            <text:p>P13266</text:p>
          </table:table-cell>
          <table:table-cell office:value-type="string" calcext:value-type="string">
            <text:p>Capsule formation</text:p>
          </table:table-cell>
          <table:table-cell office:value-type="string" calcext:value-type="string">
            <text:p>N-acylneuraminate cytidylyltransfer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C</text:p>
          </table:table-cell>
          <table:table-cell office:value-type="float" office:value="3000313" calcext:value-type="float">
            <text:p>3000313</text:p>
          </table:table-cell>
          <table:table-cell office:value-type="string" calcext:value-type="string">
            <text:p>UDP N-Acetylglucosamine 2-Epimerase</text:p>
          </table:table-cell>
          <table:table-cell office:value-type="string" calcext:value-type="string">
            <text:p>D8BSA3</text:p>
          </table:table-cell>
          <table:table-cell office:value-type="string" calcext:value-type="string">
            <text:p>Capsule formation</text:p>
          </table:table-cell>
          <table:table-cell office:value-type="string" calcext:value-type="string">
            <text:p>Hydrol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faA</text:p>
          </table:table-cell>
          <table:table-cell office:value-type="float" office:value="3000410" calcext:value-type="float">
            <text:p>3000410</text:p>
          </table:table-cell>
          <table:table-cell office:value-type="string" calcext:value-type="string">
            <text:p>Non-fimbrial adhesin 1</text:p>
          </table:table-cell>
          <table:table-cell office:value-type="string" calcext:value-type="string">
            <text:p>P46739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A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faE111</text:p>
          </table:table-cell>
          <table:table-cell office:value-type="float" office:value="3000426" calcext:value-type="float">
            <text:p>3000426</text:p>
          </table:table-cell>
          <table:table-cell office:value-type="string" calcext:value-type="string">
            <text:p>Dr-family adhesin NFAE-111</text:p>
          </table:table-cell>
          <table:table-cell office:value-type="string" calcext:value-type="string">
            <text:p>P94782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Dr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lpI</text:p>
          </table:table-cell>
          <table:table-cell office:value-type="float" office:value="3000414" calcext:value-type="float">
            <text:p>3000414</text:p>
          </table:table-cell>
          <table:table-cell office:value-type="string" calcext:value-type="string">
            <text:p>Lipoprotein NlpI</text:p>
          </table:table-cell>
          <table:table-cell office:value-type="string" calcext:value-type="string">
            <text:p>P0AFB1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Lipoprote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pB</text:p>
          </table:table-cell>
          <table:table-cell office:value-type="float" office:value="3000429" calcext:value-type="float">
            <text:p>3000429</text:p>
          </table:table-cell>
          <table:table-cell office:value-type="string" calcext:value-type="string">
            <text:p>OspB</text:p>
          </table:table-cell>
          <table:table-cell office:value-type="string" calcext:value-type="string">
            <text:p>Q7AY55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Apyrase inte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pE</text:p>
          </table:table-cell>
          <table:table-cell office:value-type="float" office:value="3000362" calcext:value-type="float">
            <text:p>3000362</text:p>
          </table:table-cell>
          <table:table-cell office:value-type="string" calcext:value-type="string">
            <text:p>OspE-related lipoprotein</text:p>
          </table:table-cell>
          <table:table-cell office:value-type="string" calcext:value-type="string">
            <text:p>O68300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Lipoprote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pF</text:p>
          </table:table-cell>
          <table:table-cell office:value-type="float" office:value="3000450" calcext:value-type="float">
            <text:p>3000450</text:p>
          </table:table-cell>
          <table:table-cell office:value-type="string" calcext:value-type="string">
            <text:p>Phosphothreonine lyase OspF</text:p>
          </table:table-cell>
          <table:table-cell office:value-type="string" calcext:value-type="string">
            <text:p>Q8VSP9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Phosphothreonine ly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xA</text:p>
          </table:table-cell>
          <table:table-cell office:value-type="float" office:value="3000474" calcext:value-type="float">
            <text:p>3000474</text:p>
          </table:table-cell>
          <table:table-cell office:value-type="string" calcext:value-type="string">
            <text:p>PixA</text:p>
          </table:table-cell>
          <table:table-cell office:value-type="string" calcext:value-type="string">
            <text:p>Q83XC6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lG</text:p>
          </table:table-cell>
          <table:table-cell office:value-type="float" office:value="3000295" calcext:value-type="float">
            <text:p>3000295</text:p>
          </table:table-cell>
          <table:table-cell office:value-type="string" calcext:value-type="string">
            <text:p>Major fimbrial subunit</text:p>
          </table:table-cell>
          <table:table-cell office:value-type="string" calcext:value-type="string">
            <text:p>P96326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fbE</text:p>
          </table:table-cell>
          <table:table-cell office:value-type="float" office:value="3000328" calcext:value-type="float">
            <text:p>3000328</text:p>
          </table:table-cell>
          <table:table-cell office:value-type="string" calcext:value-type="string">
            <text:p>O-antigen transporter</text:p>
          </table:table-cell>
          <table:table-cell office:value-type="string" calcext:value-type="string">
            <text:p>P37781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Lipopolysaccharide biosyn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fc</text:p>
          </table:table-cell>
          <table:table-cell office:value-type="float" office:value="3000266" calcext:value-type="float">
            <text:p>3000266</text:p>
          </table:table-cell>
          <table:table-cell office:value-type="string" calcext:value-type="string">
            <text:p>O-antigen polymerase</text:p>
          </table:table-cell>
          <table:table-cell office:value-type="string" calcext:value-type="string">
            <text:p>P37748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Lipopolysaccharide biosyn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a</text:p>
          </table:table-cell>
          <table:table-cell office:value-type="float" office:value="3000292" calcext:value-type="float">
            <text:p>3000292</text:p>
          </table:table-cell>
          <table:table-cell office:value-type="string" calcext:value-type="string">
            <text:p>STEC autoagglutinating adhesin</text:p>
          </table:table-cell>
          <table:table-cell office:value-type="string" calcext:value-type="string">
            <text:p>Q93F81</text:p>
          </table:table-cell>
          <table:table-cell office:value-type="string" calcext:value-type="string">
            <text:p>Adherence</text:p>
          </table:table-cell>
          <table:table-cell table:style-name="ce1" office:value-type="string" calcext:value-type="string">
            <text:p>Autoagglutinating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B</text:p>
          </table:table-cell>
          <table:table-cell office:value-type="float" office:value="3000391" calcext:value-type="float">
            <text:p>3000391</text:p>
          </table:table-cell>
          <table:table-cell office:value-type="string" calcext:value-type="string">
            <text:p>Enterotoxin SenB/TieB protein</text:p>
          </table:table-cell>
          <table:table-cell office:value-type="string" calcext:value-type="string">
            <text:p>A0A0E0VF89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A</text:p>
          </table:table-cell>
          <table:table-cell office:value-type="float" office:value="3000390" calcext:value-type="float">
            <text:p>3000390</text:p>
          </table:table-cell>
          <table:table-cell office:value-type="string" calcext:value-type="string">
            <text:p>Serine protease sepA autotransporter</text:p>
          </table:table-cell>
          <table:table-cell office:value-type="string" calcext:value-type="string">
            <text:p>H4UKU3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Endopeptid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A</text:p>
          </table:table-cell>
          <table:table-cell office:value-type="float" office:value="3000424" calcext:value-type="float">
            <text:p>3000424</text:p>
          </table:table-cell>
          <table:table-cell office:value-type="string" calcext:value-type="string">
            <text:p>Serine protease</text:p>
          </table:table-cell>
          <table:table-cell office:value-type="string" calcext:value-type="string">
            <text:p>Q31TN1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Serine prote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pA</text:p>
          </table:table-cell>
          <table:table-cell office:value-type="float" office:value="3000286" calcext:value-type="float">
            <text:p>3000286</text:p>
          </table:table-cell>
          <table:table-cell office:value-type="string" calcext:value-type="string">
            <text:p><text:s/>IcsP (SopA)</text:p>
          </table:table-cell>
          <table:table-cell office:value-type="string" calcext:value-type="string">
            <text:p>Q31SD7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Endopeptid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3000470" calcext:value-type="float">
            <text:p>3000470</text:p>
          </table:table-cell>
          <table:table-cell office:value-type="string" calcext:value-type="string">
            <text:p>Heat-stable enterotoxin ST-IA/ST-P</text:p>
          </table:table-cell>
          <table:table-cell office:value-type="string" calcext:value-type="string">
            <text:p>P01559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Entero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b</text:p>
          </table:table-cell>
          <table:table-cell office:value-type="float" office:value="3000278" calcext:value-type="float">
            <text:p>3000278</text:p>
          </table:table-cell>
          <table:table-cell office:value-type="string" calcext:value-type="string">
            <text:p>Heat-stable enterotoxin Stb</text:p>
          </table:table-cell>
          <table:table-cell office:value-type="string" calcext:value-type="string">
            <text:p>G7QEH8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Entero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V-IIvB</text:p>
          </table:table-cell>
          <table:table-cell office:value-type="float" office:value="3000283" calcext:value-type="float">
            <text:p>3000283</text:p>
          </table:table-cell>
          <table:table-cell office:value-type="string" calcext:value-type="string">
            <text:p>Shiga toxin 2e subunit A</text:p>
          </table:table-cell>
          <table:table-cell office:value-type="string" calcext:value-type="string">
            <text:p>Q57478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Shiga-like 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lrA</text:p>
          </table:table-cell>
          <table:table-cell office:value-type="float" office:value="3000282" calcext:value-type="float">
            <text:p>3000282</text:p>
          </table:table-cell>
          <table:table-cell office:value-type="string" calcext:value-type="string">
            <text:p>Partial putative phage inhibition, colicin resistance and tellurite resistance protein</text:p>
          </table:table-cell>
          <table:table-cell office:value-type="string" calcext:value-type="string">
            <text:p>Q9LAP0</text:p>
          </table:table-cell>
          <table:table-cell office:value-type="string" calcext:value-type="string">
            <text:p>Stress response</text:p>
          </table:table-cell>
          <table:table-cell office:value-type="string" calcext:value-type="string">
            <text:p>Colicin resista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T</text:p>
          </table:table-cell>
          <table:table-cell office:value-type="float" office:value="3000285" calcext:value-type="float">
            <text:p>3000285</text:p>
          </table:table-cell>
          <table:table-cell office:value-type="string" calcext:value-type="string">
            <text:p>TraT complement resistance protein</text:p>
          </table:table-cell>
          <table:table-cell office:value-type="string" calcext:value-type="string">
            <text:p>P13979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Conjugation resista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A</text:p>
          </table:table-cell>
          <table:table-cell office:value-type="float" office:value="3000415" calcext:value-type="float">
            <text:p>3000415</text:p>
          </table:table-cell>
          <table:table-cell office:value-type="string" calcext:value-type="string">
            <text:p>Cysteine protease-like VirA</text:p>
          </table:table-cell>
          <table:table-cell office:value-type="string" calcext:value-type="string">
            <text:p>Q7BU69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Endopeptid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G</text:p>
          </table:table-cell>
          <table:table-cell office:value-type="float" office:value="3000395" calcext:value-type="float">
            <text:p>3000395</text:p>
          </table:table-cell>
          <table:table-cell office:value-type="string" calcext:value-type="string">
            <text:p>Outer membrane protein IcsA autotransporter</text:p>
          </table:table-cell>
          <table:table-cell office:value-type="string" calcext:value-type="string">
            <text:p>Q7BCK4</text:p>
          </table:table-cell>
          <table:table-cell office:value-type="string" calcext:value-type="string">
            <text:p>Invasion</text:p>
          </table:table-cell>
          <table:table-cell office:value-type="string" calcext:value-type="string">
            <text:p>Actin polymeriz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K</text:p>
          </table:table-cell>
          <table:table-cell office:value-type="float" office:value="3000301" calcext:value-type="float">
            <text:p>3000301</text:p>
          </table:table-cell>
          <table:table-cell office:value-type="string" calcext:value-type="string">
            <text:p>Protein YbjX</text:p>
          </table:table-cell>
          <table:table-cell office:value-type="string" calcext:value-type="string">
            <text:p>J7QP09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bdI</text:p>
          </table:table-cell>
          <table:table-cell office:value-type="float" office:value="3000348" calcext:value-type="float">
            <text:p>3000348</text:p>
          </table:table-cell>
          <table:table-cell office:value-type="string" calcext:value-type="string">
            <text:p>Predicted GDP-mannose mannosylhydrolase</text:p>
          </table:table-cell>
          <table:table-cell office:value-type="string" calcext:value-type="string">
            <text:p>C8UCY8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Mannosylhydrol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zx_O6</text:p>
          </table:table-cell>
          <table:table-cell office:value-type="float" office:value="3000358" calcext:value-type="float">
            <text:p>3000358</text:p>
          </table:table-cell>
          <table:table-cell office:value-type="string" calcext:value-type="string">
            <text:p>Flippase</text:p>
          </table:table-cell>
          <table:table-cell office:value-type="string" calcext:value-type="string">
            <text:p>Q7DBF2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O-antigen biosyn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zy</text:p>
          </table:table-cell>
          <table:table-cell office:value-type="float" office:value="3000458" calcext:value-type="float">
            <text:p>3000458</text:p>
          </table:table-cell>
          <table:table-cell office:value-type="string" calcext:value-type="string">
            <text:p>O-antigen polymerase</text:p>
          </table:table-cell>
          <table:table-cell/>
          <table:table-cell office:value-type="string" calcext:value-type="string">
            <text:p>Effector</text:p>
          </table:table-cell>
          <table:table-cell office:value-type="string" calcext:value-type="string">
            <text:p>O-antigen biosyn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zy_O103</text:p>
          </table:table-cell>
          <table:table-cell office:value-type="float" office:value="3000297" calcext:value-type="float">
            <text:p>3000297</text:p>
          </table:table-cell>
          <table:table-cell office:value-type="string" calcext:value-type="string">
            <text:p>O-antigen polymerase</text:p>
          </table:table-cell>
          <table:table-cell/>
          <table:table-cell office:value-type="string" calcext:value-type="string">
            <text:p>Effector</text:p>
          </table:table-cell>
          <table:table-cell office:value-type="string" calcext:value-type="string">
            <text:p>O-antigen biosyn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zy_O104</text:p>
          </table:table-cell>
          <table:table-cell office:value-type="float" office:value="3000435" calcext:value-type="float">
            <text:p>3000435</text:p>
          </table:table-cell>
          <table:table-cell office:value-type="string" calcext:value-type="string">
            <text:p>O-antigen polymerase</text:p>
          </table:table-cell>
          <table:table-cell/>
          <table:table-cell office:value-type="string" calcext:value-type="string">
            <text:p>Effector</text:p>
          </table:table-cell>
          <table:table-cell office:value-type="string" calcext:value-type="string">
            <text:p>O-antigen biosyn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zy_O113</text:p>
          </table:table-cell>
          <table:table-cell office:value-type="float" office:value="3000464" calcext:value-type="float">
            <text:p>3000464</text:p>
          </table:table-cell>
          <table:table-cell office:value-type="string" calcext:value-type="string">
            <text:p>O-antigen polymerase</text:p>
          </table:table-cell>
          <table:table-cell/>
          <table:table-cell office:value-type="string" calcext:value-type="string">
            <text:p>Effector</text:p>
          </table:table-cell>
          <table:table-cell office:value-type="string" calcext:value-type="string">
            <text:p>O-antigen biosyn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zy_O121</text:p>
          </table:table-cell>
          <table:table-cell office:value-type="float" office:value="3000270" calcext:value-type="float">
            <text:p>3000270</text:p>
          </table:table-cell>
          <table:table-cell office:value-type="string" calcext:value-type="string">
            <text:p>O-antigen polymerase</text:p>
          </table:table-cell>
          <table:table-cell/>
          <table:table-cell office:value-type="string" calcext:value-type="string">
            <text:p>Effector</text:p>
          </table:table-cell>
          <table:table-cell office:value-type="string" calcext:value-type="string">
            <text:p>O-antigen biosyn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zy_O26</text:p>
          </table:table-cell>
          <table:table-cell office:value-type="float" office:value="3000433" calcext:value-type="float">
            <text:p>3000433</text:p>
          </table:table-cell>
          <table:table-cell office:value-type="string" calcext:value-type="string">
            <text:p>O-antigen polymerase</text:p>
          </table:table-cell>
          <table:table-cell/>
          <table:table-cell office:value-type="string" calcext:value-type="string">
            <text:p>Effector</text:p>
          </table:table-cell>
          <table:table-cell office:value-type="string" calcext:value-type="string">
            <text:p>O-antigen biosyn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zy_O55</text:p>
          </table:table-cell>
          <table:table-cell office:value-type="float" office:value="3000359" calcext:value-type="float">
            <text:p>3000359</text:p>
          </table:table-cell>
          <table:table-cell office:value-type="string" calcext:value-type="string">
            <text:p>O-antigen polymerase</text:p>
          </table:table-cell>
          <table:table-cell/>
          <table:table-cell office:value-type="string" calcext:value-type="string">
            <text:p>Effector</text:p>
          </table:table-cell>
          <table:table-cell office:value-type="string" calcext:value-type="string">
            <text:p>O-antigen biosyn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zy_O7</text:p>
          </table:table-cell>
          <table:table-cell office:value-type="float" office:value="3000267" calcext:value-type="float">
            <text:p>3000267</text:p>
          </table:table-cell>
          <table:table-cell office:value-type="string" calcext:value-type="string">
            <text:p>O-antigen polymerase</text:p>
          </table:table-cell>
          <table:table-cell/>
          <table:table-cell office:value-type="string" calcext:value-type="string">
            <text:p>Effector</text:p>
          </table:table-cell>
          <table:table-cell office:value-type="string" calcext:value-type="string">
            <text:p>O-antigen biosyn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cfZ</text:p>
          </table:table-cell>
          <table:table-cell office:value-type="float" office:value="3000324" calcext:value-type="float">
            <text:p>3000324</text:p>
          </table:table-cell>
          <table:table-cell office:value-type="string" calcext:value-type="string">
            <text:p>Inner membrane protein YcfZ</text:p>
          </table:table-cell>
          <table:table-cell office:value-type="string" calcext:value-type="string">
            <text:p>P75961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Inner membrane prote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dcM</text:p>
          </table:table-cell>
          <table:table-cell office:value-type="float" office:value="3000350" calcext:value-type="float">
            <text:p>3000350</text:p>
          </table:table-cell>
          <table:table-cell office:value-type="string" calcext:value-type="string">
            <text:p>Putative transposase InsQ for insertion sequence element IS609</text:p>
          </table:table-cell>
          <table:table-cell office:value-type="string" calcext:value-type="string">
            <text:p>P76102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Transpos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jaA</text:p>
          </table:table-cell>
          <table:table-cell office:value-type="float" office:value="3000381" calcext:value-type="float">
            <text:p>3000381</text:p>
          </table:table-cell>
          <table:table-cell office:value-type="string" calcext:value-type="string">
            <text:p>YjaA</text:p>
          </table:table-cell>
          <table:table-cell office:value-type="string" calcext:value-type="string">
            <text:p>P09162</text:p>
          </table:table-cell>
          <table:table-cell office:value-type="string" calcext:value-type="string">
            <text:p>Stress response</text:p>
          </table:table-cell>
          <table:table-cell office:value-type="string" calcext:value-type="string">
            <text:p>pH respo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tA_2</text:p>
          </table:table-cell>
          <table:table-cell office:value-type="float" office:value="3000439" calcext:value-type="float">
            <text:p>3000439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Heat-stable enterotoxin 1 (EAST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ian-hlyE</text:p>
          </table:table-cell>
          <table:table-cell office:value-type="float" office:value="3000320" calcext:value-type="float">
            <text:p>3000320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Hemolysin/cytolysin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tB-2</text:p>
          </table:table-cell>
          <table:table-cell office:value-type="float" office:value="3000366" calcext:value-type="float">
            <text:p>3000366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Cytolethal distending 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tB-2/3</text:p>
          </table:table-cell>
          <table:table-cell office:value-type="float" office:value="3000418" calcext:value-type="float">
            <text:p>3000418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Cytolethal distending 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tB-3</text:p>
          </table:table-cell>
          <table:table-cell office:value-type="float" office:value="3000331" calcext:value-type="float">
            <text:p>3000331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Cytolethal distending 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nf2</text:p>
          </table:table-cell>
          <table:table-cell office:value-type="float" office:value="3000476" calcext:value-type="float">
            <text:p>3000476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Cytotoxic necrotizing fa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tA</text:p>
          </table:table-cell>
          <table:table-cell office:value-type="float" office:value="3000334" calcext:value-type="float">
            <text:p>3000334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Heat-labile entero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tB</text:p>
          </table:table-cell>
          <table:table-cell office:value-type="float" office:value="3000284" calcext:value-type="float">
            <text:p>3000284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Heat-labile entero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yE</text:p>
          </table:table-cell>
          <table:table-cell office:value-type="float" office:value="3000294" calcext:value-type="float">
            <text:p>3000294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Hemolysin/cytolysin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T1_set1</text:p>
          </table:table-cell>
          <table:table-cell office:value-type="float" office:value="3000461" calcext:value-type="float">
            <text:p>3000461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3000403" calcext:value-type="float">
            <text:p>3000403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Heat-stable enterotoxin 1 (EAST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x2B-2</text:p>
          </table:table-cell>
          <table:table-cell office:value-type="float" office:value="3000375" calcext:value-type="float">
            <text:p>3000375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Shiga-like 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x2fB</text:p>
          </table:table-cell>
          <table:table-cell office:value-type="float" office:value="3000349" calcext:value-type="float">
            <text:p>3000349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Shiga-like 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</text:p>
          </table:table-cell>
          <table:table-cell office:value-type="float" office:value="3000291" calcext:value-type="float">
            <text:p>3000291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Colicin-like U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s4566</text:p>
          </table:table-cell>
          <table:table-cell office:value-type="float" office:value="3000382" calcext:value-type="float">
            <text:p>3000382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s4584</text:p>
          </table:table-cell>
          <table:table-cell office:value-type="float" office:value="3000275" calcext:value-type="float">
            <text:p>3000275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A-1</text:p>
          </table:table-cell>
          <table:table-cell office:value-type="float" office:value="3000475" calcext:value-type="float">
            <text:p>3000475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A-3</text:p>
          </table:table-cell>
          <table:table-cell office:value-type="float" office:value="3000396" calcext:value-type="float">
            <text:p>3000396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5102</text:p>
          </table:table-cell>
          <table:table-cell office:value-type="float" office:value="3000369" calcext:value-type="float">
            <text:p>3000369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5118</text:p>
          </table:table-cell>
          <table:table-cell office:value-type="float" office:value="3000337" calcext:value-type="float">
            <text:p>3000337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5121</text:p>
          </table:table-cell>
          <table:table-cell office:value-type="float" office:value="3000443" calcext:value-type="float">
            <text:p>3000443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5123</text:p>
          </table:table-cell>
          <table:table-cell office:value-type="float" office:value="3000386" calcext:value-type="float">
            <text:p>3000386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5125</text:p>
          </table:table-cell>
          <table:table-cell office:value-type="float" office:value="3000377" calcext:value-type="float">
            <text:p>3000377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5131</text:p>
          </table:table-cell>
          <table:table-cell office:value-type="float" office:value="3000279" calcext:value-type="float">
            <text:p>3000279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5137</text:p>
          </table:table-cell>
          <table:table-cell office:value-type="float" office:value="3000421" calcext:value-type="float">
            <text:p>3000421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5138</text:p>
          </table:table-cell>
          <table:table-cell office:value-type="float" office:value="3000309" calcext:value-type="float">
            <text:p>3000309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5139</text:p>
          </table:table-cell>
          <table:table-cell office:value-type="float" office:value="3000420" calcext:value-type="float">
            <text:p>3000420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5143</text:p>
          </table:table-cell>
          <table:table-cell office:value-type="float" office:value="3000372" calcext:value-type="float">
            <text:p>3000372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cE</text:p>
          </table:table-cell>
          <table:table-cell office:value-type="float" office:value="3000452" calcext:value-type="float">
            <text:p>3000452</text:p>
          </table:table-cell>
          <table:table-cell table:number-columns-repeated="2"/>
          <table:table-cell office:value-type="string" calcext:value-type="string">
            <text:p>Protease</text:p>
          </table:table-cell>
          <table:table-cell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a1/lifA</text:p>
          </table:table-cell>
          <table:table-cell office:value-type="float" office:value="3000432" calcext:value-type="float">
            <text:p>3000432</text:p>
          </table:table-cell>
          <table:table-cell table:number-columns-repeated="2"/>
          <table:table-cell office:value-type="string" calcext:value-type="string">
            <text:p>Non-LEE encoded TTSS effectors</text:p>
          </table:table-cell>
          <table:table-cell office:value-type="string" calcext:value-type="string">
            <text:p>LifA/Efa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leA_EPEC</text:p>
          </table:table-cell>
          <table:table-cell office:value-type="float" office:value="3000460" calcext:value-type="float">
            <text:p>3000460</text:p>
          </table:table-cell>
          <table:table-cell table:number-columns-repeated="2"/>
          <table:table-cell office:value-type="string" calcext:value-type="string">
            <text:p>Non-LEE encoded TTSS effectors</text:p>
          </table:table-cell>
          <table:table-cell office:value-type="string" calcext:value-type="string">
            <text:p>NleA/Esp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r-1</text:p>
          </table:table-cell>
          <table:table-cell office:value-type="float" office:value="3000363" calcext:value-type="float">
            <text:p>3000363</text:p>
          </table:table-cell>
          <table:table-cell table:number-columns-repeated="2"/>
          <table:table-cell office:value-type="string" calcext:value-type="string">
            <text:p>LEE-encoded TTSS effectors</text:p>
          </table:table-cell>
          <table:table-cell office:value-type="string" calcext:value-type="string">
            <text:p>T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r-3</text:p>
          </table:table-cell>
          <table:table-cell office:value-type="float" office:value="3000319" calcext:value-type="float">
            <text:p>3000319</text:p>
          </table:table-cell>
          <table:table-cell table:number-columns-repeated="2"/>
          <table:table-cell office:value-type="string" calcext:value-type="string">
            <text:p>LEE-encoded TTSS effectors</text:p>
          </table:table-cell>
          <table:table-cell office:value-type="string" calcext:value-type="string">
            <text:p>T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eB</text:p>
          </table:table-cell>
          <table:table-cell office:value-type="float" office:value="3000273" calcext:value-type="float">
            <text:p>3000273</text:p>
          </table:table-cell>
          <table:table-cell table:number-columns-repeated="2"/>
          <table:table-cell office:value-type="string" calcext:value-type="string">
            <text:p>Invasion</text:p>
          </table:table-cell>
          <table:table-cell office:value-type="string" calcext:value-type="string">
            <text:p>Invasion of brain endothelial cel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pA</text:p>
          </table:table-cell>
          <table:table-cell office:value-type="float" office:value="3000438" calcext:value-type="float">
            <text:p>3000438</text:p>
          </table:table-cell>
          <table:table-cell table:number-columns-repeated="2"/>
          <table:table-cell office:value-type="string" calcext:value-type="string">
            <text:p>Invasion</text:p>
          </table:table-cell>
          <table:table-cell office:value-type="string" calcext:value-type="string">
            <text:p>Outer Membrane Prote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pT</text:p>
          </table:table-cell>
          <table:table-cell office:value-type="float" office:value="3000272" calcext:value-type="float">
            <text:p>3000272</text:p>
          </table:table-cell>
          <table:table-cell table:number-columns-repeated="2"/>
          <table:table-cell office:value-type="string" calcext:value-type="string">
            <text:p>Invasion</text:p>
          </table:table-cell>
          <table:table-cell office:value-type="string" calcext:value-type="string">
            <text:p>Outer Membrane Prote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B-2</text:p>
          </table:table-cell>
          <table:table-cell office:value-type="float" office:value="3000353" calcext:value-type="float">
            <text:p>3000353</text:p>
          </table:table-cell>
          <table:table-cell table:number-columns-repeated="2"/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B-3</text:p>
          </table:table-cell>
          <table:table-cell office:value-type="float" office:value="3000449" calcext:value-type="float">
            <text:p>3000449</text:p>
          </table:table-cell>
          <table:table-cell table:number-columns-repeated="2"/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M</text:p>
          </table:table-cell>
          <table:table-cell office:value-type="float" office:value="3000468" calcext:value-type="float">
            <text:p>3000468</text:p>
          </table:table-cell>
          <table:table-cell table:number-columns-repeated="2"/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O</text:p>
          </table:table-cell>
          <table:table-cell office:value-type="float" office:value="3000437" calcext:value-type="float">
            <text:p>3000437</text:p>
          </table:table-cell>
          <table:table-cell table:number-columns-repeated="2"/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daI</text:p>
          </table:table-cell>
          <table:table-cell office:value-type="float" office:value="3000436" calcext:value-type="float">
            <text:p>3000436</text:p>
          </table:table-cell>
          <table:table-cell table:number-columns-repeated="2"/>
          <table:table-cell office:value-type="string" calcext:value-type="string">
            <text:p>Autotransporter</text:p>
          </table:table-cell>
          <table:table-cell office:value-type="string" calcext:value-type="string">
            <text:p>AIDA-I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iA</text:p>
          </table:table-cell>
          <table:table-cell office:value-type="float" office:value="3000280" calcext:value-type="float">
            <text:p>3000280</text:p>
          </table:table-cell>
          <table:table-cell table:number-columns-repeated="2"/>
          <table:table-cell office:value-type="string" calcext:value-type="string">
            <text:p>Autotransporter</text:p>
          </table:table-cell>
          <table:table-cell office:value-type="string" calcext:value-type="string">
            <text:p>Contact-dependent inhibition CDI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C</text:p>
          </table:table-cell>
          <table:table-cell office:value-type="float" office:value="3000360" calcext:value-type="float">
            <text:p>3000360</text:p>
          </table:table-cell>
          <table:table-cell table:number-columns-repeated="2"/>
          <table:table-cell office:value-type="string" calcext:value-type="string">
            <text:p>Autotransporter</text:p>
          </table:table-cell>
          <table:table-cell office:value-type="string" calcext:value-type="string">
            <text:p>EspC, SP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</text:p>
          </table:table-cell>
          <table:table-cell office:value-type="float" office:value="3000448" calcext:value-type="float">
            <text:p>3000448</text:p>
          </table:table-cell>
          <table:table-cell table:number-columns-repeated="2"/>
          <table:table-cell office:value-type="string" calcext:value-type="string">
            <text:p>Autotransporter</text:p>
          </table:table-cell>
          <table:table-cell office:value-type="string" calcext:value-type="string">
            <text:p>Pet, SP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bA</text:p>
          </table:table-cell>
          <table:table-cell office:value-type="float" office:value="3000340" calcext:value-type="float">
            <text:p>3000340</text:p>
          </table:table-cell>
          <table:table-cell table:number-columns-repeated="2"/>
          <table:table-cell office:value-type="string" calcext:value-type="string">
            <text:p>Autotransporter</text:p>
          </table:table-cell>
          <table:table-cell office:value-type="string" calcext:value-type="string">
            <text:p>AIDA-I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g-3A</text:p>
          </table:table-cell>
          <table:table-cell office:value-type="float" office:value="3000373" calcext:value-type="float">
            <text:p>3000373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AAF/II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gA</text:p>
          </table:table-cell>
          <table:table-cell office:value-type="float" office:value="3000356" calcext:value-type="float">
            <text:p>3000356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AAF/II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fpA_beta</text:p>
          </table:table-cell>
          <table:table-cell office:value-type="float" office:value="3000389" calcext:value-type="float">
            <text:p>3000389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faB</text:p>
          </table:table-cell>
          <table:table-cell office:value-type="float" office:value="3000440" calcext:value-type="float">
            <text:p>3000440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CFA/I fimbriae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alpha</text:p>
          </table:table-cell>
          <table:table-cell office:value-type="float" office:value="3000397" calcext:value-type="float">
            <text:p>3000397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alpha2</text:p>
          </table:table-cell>
          <table:table-cell office:value-type="float" office:value="3000454" calcext:value-type="float">
            <text:p>3000454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beta</text:p>
          </table:table-cell>
          <table:table-cell office:value-type="float" office:value="3000343" calcext:value-type="float">
            <text:p>3000343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beta2</text:p>
          </table:table-cell>
          <table:table-cell office:value-type="float" office:value="3000400" calcext:value-type="float">
            <text:p>3000400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delta</text:p>
          </table:table-cell>
          <table:table-cell office:value-type="float" office:value="3000332" calcext:value-type="float">
            <text:p>3000332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epsilon</text:p>
          </table:table-cell>
          <table:table-cell office:value-type="float" office:value="3000300" calcext:value-type="float">
            <text:p>3000300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epsilon2</text:p>
          </table:table-cell>
          <table:table-cell office:value-type="float" office:value="3000467" calcext:value-type="float">
            <text:p>3000467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eta</text:p>
          </table:table-cell>
          <table:table-cell office:value-type="float" office:value="3000317" calcext:value-type="float">
            <text:p>3000317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gamma</text:p>
          </table:table-cell>
          <table:table-cell office:value-type="float" office:value="3000478" calcext:value-type="float">
            <text:p>3000478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iota</text:p>
          </table:table-cell>
          <table:table-cell office:value-type="float" office:value="3000445" calcext:value-type="float">
            <text:p>3000445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iota2</text:p>
          </table:table-cell>
          <table:table-cell office:value-type="float" office:value="3000345" calcext:value-type="float">
            <text:p>3000345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lambda</text:p>
          </table:table-cell>
          <table:table-cell office:value-type="float" office:value="3000402" calcext:value-type="float">
            <text:p>3000402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mu</text:p>
          </table:table-cell>
          <table:table-cell office:value-type="float" office:value="3000393" calcext:value-type="float">
            <text:p>3000393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nu</text:p>
          </table:table-cell>
          <table:table-cell office:value-type="float" office:value="3000416" calcext:value-type="float">
            <text:p>3000416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pi</text:p>
          </table:table-cell>
          <table:table-cell office:value-type="float" office:value="3000290" calcext:value-type="float">
            <text:p>3000290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zeta</text:p>
          </table:table-cell>
          <table:table-cell office:value-type="float" office:value="3000370" calcext:value-type="float">
            <text:p>3000370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pA</text:p>
          </table:table-cell>
          <table:table-cell office:value-type="float" office:value="3000341" calcext:value-type="float">
            <text:p>3000341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Et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eGab</text:p>
          </table:table-cell>
          <table:table-cell office:value-type="float" office:value="3000312" calcext:value-type="float">
            <text:p>3000312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k88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eGac</text:p>
          </table:table-cell>
          <table:table-cell office:value-type="float" office:value="3000413" calcext:value-type="float">
            <text:p>3000413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K88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eGad</text:p>
          </table:table-cell>
          <table:table-cell office:value-type="float" office:value="3000308" calcext:value-type="float">
            <text:p>3000308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K88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mF41A</text:p>
          </table:table-cell>
          <table:table-cell office:value-type="float" office:value="3000434" calcext:value-type="float">
            <text:p>3000434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Type 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a_ETEC</text:p>
          </table:table-cell>
          <table:table-cell office:value-type="float" office:value="3000453" calcext:value-type="float">
            <text:p>3000453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orcine attaching-effacing associated prote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A_10</text:p>
          </table:table-cell>
          <table:table-cell office:value-type="float" office:value="3000398" calcext:value-type="float">
            <text:p>3000398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A_12</text:p>
          </table:table-cell>
          <table:table-cell office:value-type="float" office:value="3000287" calcext:value-type="float">
            <text:p>3000287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A_14</text:p>
          </table:table-cell>
          <table:table-cell office:value-type="float" office:value="3000339" calcext:value-type="float">
            <text:p>3000339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A_15</text:p>
          </table:table-cell>
          <table:table-cell office:value-type="float" office:value="3000322" calcext:value-type="float">
            <text:p>3000322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A_16</text:p>
          </table:table-cell>
          <table:table-cell office:value-type="float" office:value="3000346" calcext:value-type="float">
            <text:p>3000346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A_40</text:p>
          </table:table-cell>
          <table:table-cell office:value-type="float" office:value="3000408" calcext:value-type="float">
            <text:p>3000408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A_48</text:p>
          </table:table-cell>
          <table:table-cell office:value-type="float" office:value="3000404" calcext:value-type="float">
            <text:p>3000404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A_8</text:p>
          </table:table-cell>
          <table:table-cell office:value-type="float" office:value="3000310" calcext:value-type="float">
            <text:p>3000310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A_9</text:p>
          </table:table-cell>
          <table:table-cell office:value-type="float" office:value="3000335" calcext:value-type="float">
            <text:p>3000335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GI</text:p>
          </table:table-cell>
          <table:table-cell office:value-type="float" office:value="3000318" calcext:value-type="float">
            <text:p>3000318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GI2</text:p>
          </table:table-cell>
          <table:table-cell office:value-type="float" office:value="3000325" calcext:value-type="float">
            <text:p>3000325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GIV</text:p>
          </table:table-cell>
          <table:table-cell office:value-type="float" office:value="3000302" calcext:value-type="float">
            <text:p>3000302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276:Sheet1.AMJ484" table:contains-header="false">
          <table:sort>
            <table:sort-by table:field-number="4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 style:data-style-name="N2" text:time-value="09:04:19.5118371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dc:date>2016-03-16T11:35:40.987969000</dc:date>
    <meta:editing-duration>PT7H52M25S</meta:editing-duration>
    <meta:editing-cycles>48</meta:editing-cycles>
    <meta:document-statistic meta:table-count="1" meta:cell-count="2898" meta:object-count="0"/>
  </office:meta>
</office:document-meta>
</file>